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791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8429in"/>
    </style:style>
    <style:style style:name="co8" style:family="table-column">
      <style:table-column-properties fo:break-before="auto" style:column-width="1.0283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1.4327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4965in"/>
    </style:style>
    <style:style style:name="co14" style:family="table-column">
      <style:table-column-properties fo:break-before="auto" style:column-width="1.33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ull_Ent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barCode</text:p>
          </table:table-cell>
          <table:table-cell office:value-type="string">
            <text:p>landingPriceCoded</text:p>
          </table:table-cell>
          <table:table-cell office:value-type="string">
            <text:p>sellingPrice</text:p>
          </table:table-cell>
          <table:table-cell office:value-type="string">
            <text:p>quantity</text:p>
          </table:table-cell>
          <table:table-cell office:value-type="string">
            <text:p>partyName</text:p>
          </table:table-cell>
          <table:table-cell office:value-type="string">
            <text:p>withBox</text:p>
          </table:table-cell>
          <table:table-cell office:value-type="string">
            <text:p>landingPrice</text:p>
          </table:table-cell>
          <table:table-cell office:value-type="string">
            <text:p>Selling Price Exp</text:p>
          </table:table-cell>
          <table:table-cell office:value-type="string">
            <text:p>Selling Price Diff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23">
            <text:p>223</text:p>
          </table:table-cell>
          <table:table-cell office:value-type="string">
            <text:p>RSS</text:p>
          </table:table-cell>
          <table:table-cell office:value-type="float" office:value="1695">
            <text:p>169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66">
            <text:p>966</text:p>
          </table:table-cell>
          <table:table-cell table:formula="of:=[.J2]*1.35" office:value-type="float" office:value="1304.1">
            <text:p>1304.1</text:p>
          </table:table-cell>
          <table:table-cell table:formula="of:=[.F2]-[.K2]" office:value-type="float" office:value="390.9">
            <text:p>390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1">
            <text:p>1001</text:p>
          </table:table-cell>
          <table:table-cell office:value-type="string">
            <text:p>VISE</text:p>
          </table:table-cell>
          <table:table-cell office:value-type="float" office:value="2145">
            <text:p>214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1260">
            <text:p>1260</text:p>
          </table:table-cell>
          <table:table-cell table:formula="of:=[.J3]*1.35" office:value-type="float" office:value="1701">
            <text:p>1701</text:p>
          </table:table-cell>
          <table:table-cell table:formula="of:=[.F3]-[.K3]" office:value-type="float" office:value="444">
            <text:p>44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2">
            <text:p>1002</text:p>
          </table:table-cell>
          <table:table-cell office:value-type="string">
            <text:p>AAV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J4]*1.35" office:value-type="float" office:value="595.35">
            <text:p>595.35</text:p>
          </table:table-cell>
          <table:table-cell table:formula="of:=[.F4]-[.K4]" office:value-type="float" office:value="154.65">
            <text:p>15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3">
            <text:p>1003</text:p>
          </table:table-cell>
          <table:table-cell office:value-type="string">
            <text:p>MRS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table:formula="of:=[.J5]*1.35" office:value-type="float" office:value="534.6">
            <text:p>534.6</text:p>
          </table:table-cell>
          <table:table-cell table:formula="of:=[.F5]-[.K5]" office:value-type="float" office:value="105.4">
            <text:p>10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4">
            <text:p>1004</text:p>
          </table:table-cell>
          <table:table-cell office:value-type="string">
            <text:p>LOL</text:p>
          </table:table-cell>
          <table:table-cell office:value-type="float" office:value="995">
            <text:p>99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J6]*1.35" office:value-type="float" office:value="789.75">
            <text:p>789.75</text:p>
          </table:table-cell>
          <table:table-cell table:formula="of:=[.F6]-[.K6]" office:value-type="float" office:value="205.25">
            <text:p>20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5">
            <text:p>1005</text:p>
          </table:table-cell>
          <table:table-cell office:value-type="string">
            <text:p>AVL</text:p>
          </table:table-cell>
          <table:table-cell office:value-type="float" office:value="725">
            <text:p>725</text:p>
          </table:table-cell>
          <table:table-cell office:value-type="float" office:value="6">
            <text:p>6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J7]*1.35" office:value-type="float" office:value="560.25">
            <text:p>560.25</text:p>
          </table:table-cell>
          <table:table-cell table:formula="of:=[.F7]-[.K7]" office:value-type="float" office:value="164.75">
            <text:p>16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6">
            <text:p>1006</text:p>
          </table:table-cell>
          <table:table-cell office:value-type="string">
            <text:p>SLL</text:p>
          </table:table-cell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table:formula="of:=[.J8]*1.35" office:value-type="float" office:value="884.25">
            <text:p>884.25</text:p>
          </table:table-cell>
          <table:table-cell table:formula="of:=[.F8]-[.K8]" office:value-type="float" office:value="235.75">
            <text:p>23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7">
            <text:p>1007</text:p>
          </table:table-cell>
          <table:table-cell office:value-type="string">
            <text:p>LML</text:p>
          </table:table-cell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J9]*1.35" office:value-type="float" office:value="722.25">
            <text:p>722.25</text:p>
          </table:table-cell>
          <table:table-cell table:formula="of:=[.F9]-[.K9]" office:value-type="float" office:value="187.75">
            <text:p>18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7">
            <text:p>1007</text:p>
          </table:table-cell>
          <table:table-cell office:value-type="string">
            <text:p>MT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table:formula="of:=[.J10]*1.35" office:value-type="float" office:value="502.2">
            <text:p>502.2</text:p>
          </table:table-cell>
          <table:table-cell table:formula="of:=[.F10]-[.K10]" office:value-type="float" office:value="97.8">
            <text:p>9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09">
            <text:p>1009</text:p>
          </table:table-cell>
          <table:table-cell office:value-type="string">
            <text:p>MTO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table:formula="of:=[.J11]*1.35" office:value-type="float" office:value="510.3">
            <text:p>510.3</text:p>
          </table:table-cell>
          <table:table-cell table:formula="of:=[.F11]-[.K11]" office:value-type="float" office:value="89.7">
            <text:p>89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11">
            <text:p>1011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table:formula="of:=[.J12]*1.35" office:value-type="float" office:value="529.2">
            <text:p>529.2</text:p>
          </table:table-cell>
          <table:table-cell table:formula="of:=[.F12]-[.K12]" office:value-type="float" office:value="135.8">
            <text:p>13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13">
            <text:p>1013</text:p>
          </table:table-cell>
          <table:table-cell office:value-type="string">
            <text:p>SAM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table:formula="of:=[.J13]*1.35" office:value-type="float" office:value="868.05">
            <text:p>868.05</text:p>
          </table:table-cell>
          <table:table-cell table:formula="of:=[.F13]-[.K13]" office:value-type="float" office:value="226.95">
            <text:p>22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15">
            <text:p>1015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J14]*1.35" office:value-type="float" office:value="722.25">
            <text:p>722.25</text:p>
          </table:table-cell>
          <table:table-cell table:formula="of:=[.F14]-[.K14]" office:value-type="float" office:value="177.75">
            <text:p>1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18">
            <text:p>1018</text:p>
          </table:table-cell>
          <table:table-cell office:value-type="string">
            <text:p>AAV</text:p>
          </table:table-cell>
          <table:table-cell office:value-type="float" office:value="765">
            <text:p>765</text:p>
          </table:table-cell>
          <table:table-cell office:value-type="float" office:value="14">
            <text:p>14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  <table:table-cell table:formula="of:=[.J15]*1.35" office:value-type="float" office:value="595.35">
            <text:p>595.35</text:p>
          </table:table-cell>
          <table:table-cell table:formula="of:=[.F15]-[.K15]" office:value-type="float" office:value="169.65">
            <text:p>169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19">
            <text:p>1019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J16]*1.35" office:value-type="float" office:value="934.2">
            <text:p>934.2</text:p>
          </table:table-cell>
          <table:table-cell table:formula="of:=[.F16]-[.K16]" office:value-type="float" office:value="245.8">
            <text:p>24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0">
            <text:p>1020</text:p>
          </table:table-cell>
          <table:table-cell office:value-type="string">
            <text:p>STM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table:formula="of:=[.J17]*1.35" office:value-type="float" office:value="908.55">
            <text:p>908.55</text:p>
          </table:table-cell>
          <table:table-cell table:formula="of:=[.F17]-[.K17]" office:value-type="float" office:value="241.45">
            <text:p>24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1">
            <text:p>1021</text:p>
          </table:table-cell>
          <table:table-cell office:value-type="string">
            <text:p>SVI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J18]*1.35" office:value-type="float" office:value="826.2">
            <text:p>826.2</text:p>
          </table:table-cell>
          <table:table-cell table:formula="of:=[.F18]-[.K18]" office:value-type="float" office:value="223.8">
            <text:p>22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2">
            <text:p>1022</text:p>
          </table:table-cell>
          <table:table-cell office:value-type="string">
            <text:p>SII</text:p>
          </table:table-cell>
          <table:table-cell office:value-type="float" office:value="1050">
            <text:p>105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J19]*1.35" office:value-type="float" office:value="839.7">
            <text:p>839.7</text:p>
          </table:table-cell>
          <table:table-cell table:formula="of:=[.F19]-[.K19]" office:value-type="float" office:value="210.3">
            <text:p>21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4">
            <text:p>1024</text:p>
          </table:table-cell>
          <table:table-cell office:value-type="string">
            <text:p>RVI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12">
            <text:p>912</text:p>
          </table:table-cell>
          <table:table-cell table:formula="of:=[.J20]*1.35" office:value-type="float" office:value="1231.2">
            <text:p>1231.2</text:p>
          </table:table-cell>
          <table:table-cell table:formula="of:=[.F20]-[.K20]" office:value-type="float" office:value="228.8">
            <text:p>22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5">
            <text:p>1025</text:p>
          </table:table-cell>
          <table:table-cell office:value-type="string">
            <text:p>OLO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  <table:table-cell table:formula="of:=[.J21]*1.35" office:value-type="float" office:value="1158.3">
            <text:p>1158.3</text:p>
          </table:table-cell>
          <table:table-cell table:formula="of:=[.F21]-[.K21]" office:value-type="float" office:value="191.7">
            <text:p>19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6">
            <text:p>1026</text:p>
          </table:table-cell>
          <table:table-cell office:value-type="string">
            <text:p>OA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J22]*1.35" office:value-type="float" office:value="1138.05">
            <text:p>1138.05</text:p>
          </table:table-cell>
          <table:table-cell table:formula="of:=[.F22]-[.K22]" office:value-type="float" office:value="211.95">
            <text:p>21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27">
            <text:p>1027</text:p>
          </table:table-cell>
          <table:table-cell office:value-type="string">
            <text:p>RSR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69">
            <text:p>969</text:p>
          </table:table-cell>
          <table:table-cell table:formula="of:=[.J23]*1.35" office:value-type="float" office:value="1308.15">
            <text:p>1308.15</text:p>
          </table:table-cell>
          <table:table-cell table:formula="of:=[.F23]-[.K23]" office:value-type="float" office:value="241.85">
            <text:p>24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30">
            <text:p>1030</text:p>
          </table:table-cell>
          <table:table-cell office:value-type="string">
            <text:p>VETS</text:p>
          </table:table-cell>
          <table:table-cell office:value-type="float" office:value="1730">
            <text:p>173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table:formula="of:=[.J24]*1.35" office:value-type="float" office:value="1452.6">
            <text:p>1452.6</text:p>
          </table:table-cell>
          <table:table-cell table:formula="of:=[.F24]-[.K24]" office:value-type="float" office:value="277.4">
            <text:p>27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31">
            <text:p>1031</text:p>
          </table:table-cell>
          <table:table-cell office:value-type="string">
            <text:p>SVI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J25]*1.35" office:value-type="float" office:value="826.2">
            <text:p>826.2</text:p>
          </table:table-cell>
          <table:table-cell table:formula="of:=[.F25]-[.K25]" office:value-type="float" office:value="153.8">
            <text:p>15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32">
            <text:p>1032</text:p>
          </table:table-cell>
          <table:table-cell office:value-type="string">
            <text:p>LSS</text:p>
          </table:table-cell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J26]*1.35" office:value-type="float" office:value="764.1">
            <text:p>764.1</text:p>
          </table:table-cell>
          <table:table-cell table:formula="of:=[.F26]-[.K26]" office:value-type="float" office:value="195.9">
            <text:p>19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37">
            <text:p>1037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J27]*1.35" office:value-type="float" office:value="729">
            <text:p>729</text:p>
          </table:table-cell>
          <table:table-cell table:formula="of:=[.F27]-[.K27]" office:value-type="float" office:value="191">
            <text:p>19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39">
            <text:p>1039</text:p>
          </table:table-cell>
          <table:table-cell office:value-type="string">
            <text:p>LAV</text:p>
          </table:table-cell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J28]*1.35" office:value-type="float" office:value="730.35">
            <text:p>730.35</text:p>
          </table:table-cell>
          <table:table-cell table:formula="of:=[.F28]-[.K28]" office:value-type="float" office:value="144.65">
            <text:p>14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40">
            <text:p>1040</text:p>
          </table:table-cell>
          <table:table-cell office:value-type="string">
            <text:p>LVS</text:p>
          </table:table-cell>
          <table:table-cell office:value-type="float" office:value="830">
            <text:p>830</text:p>
          </table:table-cell>
          <table:table-cell office:value-type="float" office:value="8">
            <text:p>8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table:formula="of:=[.J29]*1.35" office:value-type="float" office:value="696.6">
            <text:p>696.6</text:p>
          </table:table-cell>
          <table:table-cell table:formula="of:=[.F29]-[.K29]" office:value-type="float" office:value="133.4">
            <text:p>133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48">
            <text:p>1048</text:p>
          </table:table-cell>
          <table:table-cell office:value-type="string">
            <text:p>LIR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  <table:table-cell table:formula="of:=[.J30]*1.35" office:value-type="float" office:value="714.15">
            <text:p>714.15</text:p>
          </table:table-cell>
          <table:table-cell table:formula="of:=[.F30]-[.K30]" office:value-type="float" office:value="135.85">
            <text:p>13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49">
            <text:p>1049</text:p>
          </table:table-cell>
          <table:table-cell office:value-type="string">
            <text:p>LAT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J31]*1.35" office:value-type="float" office:value="738.45">
            <text:p>738.45</text:p>
          </table:table-cell>
          <table:table-cell table:formula="of:=[.F31]-[.K31]" office:value-type="float" office:value="136.55">
            <text:p>136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50">
            <text:p>1050</text:p>
          </table:table-cell>
          <table:table-cell office:value-type="string">
            <text:p>RSM</text:p>
          </table:table-cell>
          <table:table-cell office:value-type="float" office:value="1640">
            <text:p>164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63">
            <text:p>963</text:p>
          </table:table-cell>
          <table:table-cell table:formula="of:=[.J32]*1.35" office:value-type="float" office:value="1300.05">
            <text:p>1300.05</text:p>
          </table:table-cell>
          <table:table-cell table:formula="of:=[.F32]-[.K32]" office:value-type="float" office:value="339.95">
            <text:p>339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60">
            <text:p>1060</text:p>
          </table:table-cell>
          <table:table-cell office:value-type="string">
            <text:p>VESO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1068">
            <text:p>1068</text:p>
          </table:table-cell>
          <table:table-cell table:formula="of:=[.J33]*1.35" office:value-type="float" office:value="1441.8">
            <text:p>1441.8</text:p>
          </table:table-cell>
          <table:table-cell table:formula="of:=[.F33]-[.K33]" office:value-type="float" office:value="368.2">
            <text:p>36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61">
            <text:p>1061</text:p>
          </table:table-cell>
          <table:table-cell office:value-type="string">
            <text:p>VEAA</text:p>
          </table:table-cell>
          <table:table-cell office:value-type="float" office:value="1770">
            <text:p>177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table:formula="of:=[.J34]*1.35" office:value-type="float" office:value="1409.4">
            <text:p>1409.4</text:p>
          </table:table-cell>
          <table:table-cell table:formula="of:=[.F34]-[.K34]" office:value-type="float" office:value="360.6">
            <text:p>36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78">
            <text:p>1078</text:p>
          </table:table-cell>
          <table:table-cell office:value-type="string">
            <text:p>RRS</text:p>
          </table:table-cell>
          <table:table-cell office:value-type="float" office:value="1600">
            <text:p>16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96">
            <text:p>996</text:p>
          </table:table-cell>
          <table:table-cell table:formula="of:=[.J35]*1.35" office:value-type="float" office:value="1344.6">
            <text:p>1344.6</text:p>
          </table:table-cell>
          <table:table-cell table:formula="of:=[.F35]-[.K35]" office:value-type="float" office:value="255.4">
            <text:p>25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79">
            <text:p>1079</text:p>
          </table:table-cell>
          <table:table-cell office:value-type="string">
            <text:p>RSE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table:formula="of:=[.J36]*1.35" office:value-type="float" office:value="1296">
            <text:p>1296</text:p>
          </table:table-cell>
          <table:table-cell table:formula="of:=[.F36]-[.K36]" office:value-type="float" office:value="244">
            <text:p>24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081">
            <text:p>1081</text:p>
          </table:table-cell>
          <table:table-cell office:value-type="string">
            <text:p>RLA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J37]*1.35" office:value-type="float" office:value="1287.9">
            <text:p>1287.9</text:p>
          </table:table-cell>
          <table:table-cell table:formula="of:=[.F37]-[.K37]" office:value-type="float" office:value="262.1">
            <text:p>262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00">
            <text:p>1100</text:p>
          </table:table-cell>
          <table:table-cell office:value-type="string">
            <text:p>LAE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J38]*1.35" office:value-type="float" office:value="729">
            <text:p>729</text:p>
          </table:table-cell>
          <table:table-cell table:formula="of:=[.F38]-[.K38]" office:value-type="float" office:value="141">
            <text:p>14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01">
            <text:p>1101</text:p>
          </table:table-cell>
          <table:table-cell office:value-type="string">
            <text:p>ATV</text:p>
          </table:table-cell>
          <table:table-cell office:value-type="float" office:value="760">
            <text:p>76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J39]*1.35" office:value-type="float" office:value="635.85">
            <text:p>635.85</text:p>
          </table:table-cell>
          <table:table-cell table:formula="of:=[.F39]-[.K39]" office:value-type="float" office:value="124.15">
            <text:p>124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02">
            <text:p>1102</text:p>
          </table:table-cell>
          <table:table-cell office:value-type="string">
            <text:p>TTL</text:p>
          </table:table-cell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  <table:table-cell table:formula="of:=[.J40]*1.35" office:value-type="float" office:value="1046.25">
            <text:p>1046.25</text:p>
          </table:table-cell>
          <table:table-cell table:formula="of:=[.F40]-[.K40]" office:value-type="float" office:value="273.75">
            <text:p>27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07">
            <text:p>1107</text:p>
          </table:table-cell>
          <table:table-cell office:value-type="string">
            <text:p>REE</text:p>
          </table:table-cell>
          <table:table-cell office:value-type="float" office:value="1440">
            <text:p>144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900">
            <text:p>900</text:p>
          </table:table-cell>
          <table:table-cell table:formula="of:=[.J41]*1.35" office:value-type="float" office:value="1215">
            <text:p>1215</text:p>
          </table:table-cell>
          <table:table-cell table:formula="of:=[.F41]-[.K41]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08">
            <text:p>1108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J42]*1.35" office:value-type="float" office:value="1053">
            <text:p>1053</text:p>
          </table:table-cell>
          <table:table-cell table:formula="of:=[.F42]-[.K42]" office:value-type="float" office:value="197">
            <text:p>1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11">
            <text:p>1111</text:p>
          </table:table-cell>
          <table:table-cell office:value-type="string">
            <text:p>OVS</text:p>
          </table:table-cell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J43]*1.35" office:value-type="float" office:value="1101.6">
            <text:p>1101.6</text:p>
          </table:table-cell>
          <table:table-cell table:formula="of:=[.F43]-[.K43]" office:value-type="float" office:value="278.4">
            <text:p>27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12">
            <text:p>1112</text:p>
          </table:table-cell>
          <table:table-cell office:value-type="string">
            <text:p>SMS</text:p>
          </table:table-cell>
          <table:table-cell office:value-type="float" office:value="1020">
            <text:p>10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J44]*1.35" office:value-type="float" office:value="858.6">
            <text:p>858.6</text:p>
          </table:table-cell>
          <table:table-cell table:formula="of:=[.F44]-[.K44]" office:value-type="float" office:value="161.4">
            <text:p>16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13">
            <text:p>1113</text:p>
          </table:table-cell>
          <table:table-cell office:value-type="string">
            <text:p>OVE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810">
            <text:p>810</text:p>
          </table:table-cell>
          <table:table-cell table:formula="of:=[.J45]*1.35" office:value-type="float" office:value="1093.5">
            <text:p>1093.5</text:p>
          </table:table-cell>
          <table:table-cell table:formula="of:=[.F45]-[.K45]" office:value-type="float" office:value="206.5">
            <text:p>206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2">
            <text:p>1122</text:p>
          </table:table-cell>
          <table:table-cell office:value-type="string">
            <text:p>TMO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J46]*1.35" office:value-type="float" office:value="996.3">
            <text:p>996.3</text:p>
          </table:table-cell>
          <table:table-cell table:formula="of:=[.F46]-[.K46]" office:value-type="float" office:value="183.7">
            <text:p>18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3">
            <text:p>1123</text:p>
          </table:table-cell>
          <table:table-cell office:value-type="string">
            <text:p>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J47]*1.35" office:value-type="float" office:value="900.45">
            <text:p>900.45</text:p>
          </table:table-cell>
          <table:table-cell table:formula="of:=[.F47]-[.K47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4">
            <text:p>1124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J48]*1.35" office:value-type="float" office:value="858.6">
            <text:p>858.6</text:p>
          </table:table-cell>
          <table:table-cell table:formula="of:=[.F48]-[.K48]" office:value-type="float" office:value="221.4">
            <text:p>22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4">
            <text:p>1124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J49]*1.35" office:value-type="float" office:value="891">
            <text:p>891</text:p>
          </table:table-cell>
          <table:table-cell table:formula="of:=[.F49]-[.K49]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5">
            <text:p>1125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formula="of:=[.J50]*1.35" office:value-type="float" office:value="1012.5">
            <text:p>1012.5</text:p>
          </table:table-cell>
          <table:table-cell table:formula="of:=[.F50]-[.K50]" office:value-type="float" office:value="187.5">
            <text:p>18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5">
            <text:p>1125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J51]*1.35" office:value-type="float" office:value="653.4">
            <text:p>653.4</text:p>
          </table:table-cell>
          <table:table-cell table:formula="of:=[.F51]-[.K51]" office:value-type="float" office:value="166.6">
            <text:p>166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6">
            <text:p>1126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J52]*1.35" office:value-type="float" office:value="918">
            <text:p>918</text:p>
          </table:table-cell>
          <table:table-cell table:formula="of:=[.F52]-[.K52]" office:value-type="float" office:value="232">
            <text:p>23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7">
            <text:p>1127</text:p>
          </table:table-cell>
          <table:table-cell office:value-type="string">
            <text:p>TRM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J53]*1.35" office:value-type="float" office:value="1070.55">
            <text:p>1070.55</text:p>
          </table:table-cell>
          <table:table-cell table:formula="of:=[.F53]-[.K53]" office:value-type="float" office:value="279.45">
            <text:p>27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29">
            <text:p>1129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J54]*1.35" office:value-type="float" office:value="934.2">
            <text:p>934.2</text:p>
          </table:table-cell>
          <table:table-cell table:formula="of:=[.F54]-[.K54]" office:value-type="float" office:value="235.8">
            <text:p>23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1">
            <text:p>1131</text:p>
          </table:table-cell>
          <table:table-cell office:value-type="string">
            <text:p>SMS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J55]*1.35" office:value-type="float" office:value="858.6">
            <text:p>858.6</text:p>
          </table:table-cell>
          <table:table-cell table:formula="of:=[.F55]-[.K55]" office:value-type="float" office:value="221.4">
            <text:p>22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2">
            <text:p>1132</text:p>
          </table:table-cell>
          <table:table-cell office:value-type="string">
            <text:p>TIS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table:formula="of:=[.J56]*1.35" office:value-type="float" office:value="980.1">
            <text:p>980.1</text:p>
          </table:table-cell>
          <table:table-cell table:formula="of:=[.F56]-[.K56]" office:value-type="float" office:value="254.9">
            <text:p>254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4">
            <text:p>1134</text:p>
          </table:table-cell>
          <table:table-cell office:value-type="string">
            <text:p>SAM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table:formula="of:=[.J57]*1.35" office:value-type="float" office:value="868.05">
            <text:p>868.05</text:p>
          </table:table-cell>
          <table:table-cell table:formula="of:=[.F57]-[.K57]" office:value-type="float" office:value="226.95">
            <text:p>22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5">
            <text:p>1135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table:formula="of:=[.J58]*1.35" office:value-type="float" office:value="842.4">
            <text:p>842.4</text:p>
          </table:table-cell>
          <table:table-cell table:formula="of:=[.F58]-[.K58]" office:value-type="float" office:value="157.6">
            <text:p>1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6">
            <text:p>1136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.J59]*1.35" office:value-type="float" office:value="510.3">
            <text:p>510.3</text:p>
          </table:table-cell>
          <table:table-cell table:formula="of:=[.F59]-[.K59]" office:value-type="float" office:value="139.7">
            <text:p>139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9">
            <text:p>1139</text:p>
          </table:table-cell>
          <table:table-cell office:value-type="string">
            <text:p>MTO</text:p>
          </table:table-cell>
          <table:table-cell office:value-type="float" office:value="650">
            <text:p>65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.J60]*1.35" office:value-type="float" office:value="510.3">
            <text:p>510.3</text:p>
          </table:table-cell>
          <table:table-cell table:formula="of:=[.F60]-[.K60]" office:value-type="float" office:value="139.7">
            <text:p>139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39">
            <text:p>1139</text:p>
          </table:table-cell>
          <table:table-cell office:value-type="string">
            <text:p>ITT</text:p>
          </table:table-cell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.J61]*1.35" office:value-type="float" office:value="373.95">
            <text:p>373.95</text:p>
          </table:table-cell>
          <table:table-cell table:formula="of:=[.F61]-[.K61]" office:value-type="float" office:value="76.05">
            <text:p>7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42">
            <text:p>1142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.J62]*1.35" office:value-type="float" office:value="425.25">
            <text:p>425.25</text:p>
          </table:table-cell>
          <table:table-cell table:formula="of:=[.F62]-[.K62]" office:value-type="float" office:value="109.75">
            <text:p>10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43">
            <text:p>1143</text:p>
          </table:table-cell>
          <table:table-cell office:value-type="string">
            <text:p>IIS</text:p>
          </table:table-cell>
          <table:table-cell office:value-type="float" office:value="360">
            <text:p>360</text:p>
          </table:table-cell>
          <table:table-cell office:value-type="float" office:value="86">
            <text:p>8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63]*1.35" office:value-type="float" office:value="305.1">
            <text:p>305.1</text:p>
          </table:table-cell>
          <table:table-cell table:formula="of:=[.F63]-[.K63]" office:value-type="float" office:value="54.9">
            <text:p>54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44">
            <text:p>1144</text:p>
          </table:table-cell>
          <table:table-cell office:value-type="string">
            <text:p>VVA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.J64]*1.35" office:value-type="float" office:value="153.9">
            <text:p>153.9</text:p>
          </table:table-cell>
          <table:table-cell table:formula="of:=[.F64]-[.K64]" office:value-type="float" office:value="41.1">
            <text:p>4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45">
            <text:p>1145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65]*1.35" office:value-type="float" office:value="356.4">
            <text:p>356.4</text:p>
          </table:table-cell>
          <table:table-cell table:formula="of:=[.F65]-[.K65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55">
            <text:p>1155</text:p>
          </table:table-cell>
          <table:table-cell office:value-type="string">
            <text:p>TOE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.J66]*1.35" office:value-type="float" office:value="1053">
            <text:p>1053</text:p>
          </table:table-cell>
          <table:table-cell table:formula="of:=[.F66]-[.K66]" office:value-type="float" office:value="-253">
            <text:p>-25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56">
            <text:p>1156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.J67]*1.35" office:value-type="float" office:value="594">
            <text:p>594</text:p>
          </table:table-cell>
          <table:table-cell table:formula="of:=[.F67]-[.K67]" office:value-type="float" office:value="156">
            <text:p>15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59">
            <text:p>1159</text:p>
          </table:table-cell>
          <table:table-cell office:value-type="string">
            <text:p>LML</text:p>
          </table:table-cell>
          <table:table-cell office:value-type="float" office:value="895">
            <text:p>895</text:p>
          </table:table-cell>
          <table:table-cell office:value-type="float" office:value="17">
            <text:p>17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.J68]*1.35" office:value-type="float" office:value="722.25">
            <text:p>722.25</text:p>
          </table:table-cell>
          <table:table-cell table:formula="of:=[.F68]-[.K68]" office:value-type="float" office:value="172.75">
            <text:p>17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59">
            <text:p>1159</text:p>
          </table:table-cell>
          <table:table-cell office:value-type="string">
            <text:p>LME</text:p>
          </table:table-cell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formula="of:=[.J69]*1.35" office:value-type="float" office:value="715.5">
            <text:p>715.5</text:p>
          </table:table-cell>
          <table:table-cell table:formula="of:=[.F69]-[.K69]" office:value-type="float" office:value="179.5">
            <text:p>17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60">
            <text:p>1160</text:p>
          </table:table-cell>
          <table:table-cell office:value-type="string">
            <text:p>SSV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.J70]*1.35" office:value-type="float" office:value="892.35">
            <text:p>892.35</text:p>
          </table:table-cell>
          <table:table-cell table:formula="of:=[.F70]-[.K70]" office:value-type="float" office:value="227.65">
            <text:p>22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69">
            <text:p>1169</text:p>
          </table:table-cell>
          <table:table-cell office:value-type="string">
            <text:p>TME</text:p>
          </table:table-cell>
          <table:table-cell office:value-type="float" office:value="1175">
            <text:p>117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.J71]*1.35" office:value-type="float" office:value="985.5">
            <text:p>985.5</text:p>
          </table:table-cell>
          <table:table-cell table:formula="of:=[.F71]-[.K71]" office:value-type="float" office:value="189.5">
            <text:p>18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70">
            <text:p>1170</text:p>
          </table:table-cell>
          <table:table-cell office:value-type="string">
            <text:p>SME</text:p>
          </table:table-cell>
          <table:table-cell office:value-type="float" office:value="1070">
            <text:p>10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72]*1.35" office:value-type="float" office:value="850.5">
            <text:p>850.5</text:p>
          </table:table-cell>
          <table:table-cell table:formula="of:=[.F72]-[.K72]" office:value-type="float" office:value="219.5">
            <text:p>2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71">
            <text:p>1171</text:p>
          </table:table-cell>
          <table:table-cell office:value-type="string">
            <text:p>TOV</text:p>
          </table:table-cell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781">
            <text:p>781</text:p>
          </table:table-cell>
          <table:table-cell table:formula="of:=[.J73]*1.35" office:value-type="float" office:value="1054.35">
            <text:p>1054.35</text:p>
          </table:table-cell>
          <table:table-cell table:formula="of:=[.F73]-[.K73]" office:value-type="float" office:value="270.65">
            <text:p>27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80">
            <text:p>1180</text:p>
          </table:table-cell>
          <table:table-cell office:value-type="string">
            <text:p>ALM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table:formula="of:=[.J74]*1.35" office:value-type="float" office:value="611.55">
            <text:p>611.55</text:p>
          </table:table-cell>
          <table:table-cell table:formula="of:=[.F74]-[.K74]" office:value-type="float" office:value="158.45">
            <text:p>15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00">
            <text:p>1200</text:p>
          </table:table-cell>
          <table:table-cell office:value-type="string">
            <text:p>SSA</text:p>
          </table:table-cell>
          <table:table-cell office:value-type="float" office:value="1125">
            <text:p>1125</text:p>
          </table:table-cell>
          <table:table-cell office:value-type="float" office:value="7">
            <text:p>7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.J75]*1.35" office:value-type="float" office:value="896.4">
            <text:p>896.4</text:p>
          </table:table-cell>
          <table:table-cell table:formula="of:=[.F75]-[.K75]" office:value-type="float" office:value="228.6">
            <text:p>22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01">
            <text:p>1201</text:p>
          </table:table-cell>
          <table:table-cell office:value-type="string">
            <text:p>VVAT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1147">
            <text:p>1147</text:p>
          </table:table-cell>
          <table:table-cell table:formula="of:=[.J76]*1.35" office:value-type="float" office:value="1548.45">
            <text:p>1548.45</text:p>
          </table:table-cell>
          <table:table-cell table:formula="of:=[.F76]-[.K76]" office:value-type="float" office:value="446.55">
            <text:p>446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02">
            <text:p>1202</text:p>
          </table:table-cell>
          <table:table-cell office:value-type="string">
            <text:p>VVIS</text:p>
          </table:table-cell>
          <table:table-cell office:value-type="float" office:value="1900">
            <text:p>19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1126">
            <text:p>1126</text:p>
          </table:table-cell>
          <table:table-cell table:formula="of:=[.J77]*1.35" office:value-type="float" office:value="1520.1">
            <text:p>1520.1</text:p>
          </table:table-cell>
          <table:table-cell table:formula="of:=[.F77]-[.K77]" office:value-type="float" office:value="379.9">
            <text:p>37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11">
            <text:p>1211</text:p>
          </table:table-cell>
          <table:table-cell office:value-type="string">
            <text:p>VMOS</text:p>
          </table:table-cell>
          <table:table-cell office:value-type="float" office:value="2350">
            <text:p>23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1386">
            <text:p>1386</text:p>
          </table:table-cell>
          <table:table-cell table:formula="of:=[.J78]*1.35" office:value-type="float" office:value="1871.1">
            <text:p>1871.1</text:p>
          </table:table-cell>
          <table:table-cell table:formula="of:=[.F78]-[.K78]" office:value-type="float" office:value="478.9">
            <text:p>478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16">
            <text:p>1216</text:p>
          </table:table-cell>
          <table:table-cell office:value-type="string">
            <text:p>TLO</text:p>
          </table:table-cell>
          <table:table-cell office:value-type="float" office:value="1225">
            <text:p>1225</text:p>
          </table:table-cell>
          <table:table-cell office:value-type="float" office:value="8">
            <text:p>8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table:formula="of:=[.J79]*1.35" office:value-type="float" office:value="1023.3">
            <text:p>1023.3</text:p>
          </table:table-cell>
          <table:table-cell table:formula="of:=[.F79]-[.K79]" office:value-type="float" office:value="201.7">
            <text:p>20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19">
            <text:p>1219</text:p>
          </table:table-cell>
          <table:table-cell office:value-type="string">
            <text:p>VTEI</text:p>
          </table:table-cell>
          <table:table-cell office:value-type="float" office:value="2895">
            <text:p>289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1702">
            <text:p>1702</text:p>
          </table:table-cell>
          <table:table-cell table:formula="of:=[.J80]*1.35" office:value-type="float" office:value="2297.7">
            <text:p>2297.7</text:p>
          </table:table-cell>
          <table:table-cell table:formula="of:=[.F80]-[.K80]" office:value-type="float" office:value="597.3">
            <text:p>59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24">
            <text:p>1224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81]*1.35" office:value-type="float" office:value="850.5">
            <text:p>850.5</text:p>
          </table:table-cell>
          <table:table-cell table:formula="of:=[.F81]-[.K81]" office:value-type="float" office:value="149.5">
            <text:p>14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27">
            <text:p>1227</text:p>
          </table:table-cell>
          <table:table-cell office:value-type="string">
            <text:p>VVRS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1196">
            <text:p>1196</text:p>
          </table:table-cell>
          <table:table-cell table:formula="of:=[.J82]*1.35" office:value-type="float" office:value="1614.6">
            <text:p>1614.6</text:p>
          </table:table-cell>
          <table:table-cell table:formula="of:=[.F82]-[.K82]" office:value-type="float" office:value="385.4">
            <text:p>38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31">
            <text:p>1231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[.J83]*1.35" office:value-type="float" office:value="544.05">
            <text:p>544.05</text:p>
          </table:table-cell>
          <table:table-cell table:formula="of:=[.F83]-[.K83]" office:value-type="float" office:value="140.95">
            <text:p>14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33">
            <text:p>1233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.J84]*1.35" office:value-type="float" office:value="722.25">
            <text:p>722.25</text:p>
          </table:table-cell>
          <table:table-cell table:formula="of:=[.F84]-[.K84]" office:value-type="float" office:value="177.75">
            <text:p>1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36">
            <text:p>1236</text:p>
          </table:table-cell>
          <table:table-cell office:value-type="string">
            <text:p>SEM</text:p>
          </table:table-cell>
          <table:table-cell office:value-type="float" office:value="1075">
            <text:p>1075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table:formula="of:=[.J85]*1.35" office:value-type="float" office:value="814.05">
            <text:p>814.05</text:p>
          </table:table-cell>
          <table:table-cell table:formula="of:=[.F85]-[.K85]" office:value-type="float" office:value="260.95">
            <text:p>26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40">
            <text:p>1240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[.J86]*1.35" office:value-type="float" office:value="494.1">
            <text:p>494.1</text:p>
          </table:table-cell>
          <table:table-cell table:formula="of:=[.F86]-[.K86]" office:value-type="float" office:value="130.9">
            <text:p>130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47">
            <text:p>1247</text:p>
          </table:table-cell>
          <table:table-cell office:value-type="string">
            <text:p>OAT</text:p>
          </table:table-cell>
          <table:table-cell office:value-type="float" office:value="1445">
            <text:p>1445</text:p>
          </table:table-cell>
          <table:table-cell office:value-type="float" office:value="8">
            <text:p>8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847">
            <text:p>847</text:p>
          </table:table-cell>
          <table:table-cell table:formula="of:=[.J87]*1.35" office:value-type="float" office:value="1143.45">
            <text:p>1143.45</text:p>
          </table:table-cell>
          <table:table-cell table:formula="of:=[.F87]-[.K87]" office:value-type="float" office:value="301.55">
            <text:p>30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50">
            <text:p>1250</text:p>
          </table:table-cell>
          <table:table-cell office:value-type="string">
            <text:p>TOE</text:p>
          </table:table-cell>
          <table:table-cell office:value-type="float" office:value="1250">
            <text:p>125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.J88]*1.35" office:value-type="float" office:value="1053">
            <text:p>1053</text:p>
          </table:table-cell>
          <table:table-cell table:formula="of:=[.F88]-[.K88]" office:value-type="float" office:value="197">
            <text:p>1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59">
            <text:p>1259</text:p>
          </table:table-cell>
          <table:table-cell office:value-type="string">
            <text:p>RVM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J89]*1.35" office:value-type="float" office:value="1232.55">
            <text:p>1232.55</text:p>
          </table:table-cell>
          <table:table-cell table:formula="of:=[.F89]-[.K89]" office:value-type="float" office:value="227.45">
            <text:p>22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60">
            <text:p>1260</text:p>
          </table:table-cell>
          <table:table-cell office:value-type="string">
            <text:p>LRO</text:p>
          </table:table-cell>
          <table:table-cell office:value-type="float" office:value="1015">
            <text:p>101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.J90]*1.35" office:value-type="float" office:value="807.3">
            <text:p>807.3</text:p>
          </table:table-cell>
          <table:table-cell table:formula="of:=[.F90]-[.K90]" office:value-type="float" office:value="207.7">
            <text:p>207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62">
            <text:p>1262</text:p>
          </table:table-cell>
          <table:table-cell office:value-type="string">
            <text:p>VETA</text:p>
          </table:table-cell>
          <table:table-cell office:value-type="float" office:value="1700">
            <text:p>17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table:formula="of:=[.J91]*1.35" office:value-type="float" office:value="1449.9">
            <text:p>1449.9</text:p>
          </table:table-cell>
          <table:table-cell table:formula="of:=[.F91]-[.K91]" office:value-type="float" office:value="250.1">
            <text:p>25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71">
            <text:p>1271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.J92]*1.35" office:value-type="float" office:value="441.45">
            <text:p>441.45</text:p>
          </table:table-cell>
          <table:table-cell table:formula="of:=[.F92]-[.K92]" office:value-type="float" office:value="113.55">
            <text:p>11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76">
            <text:p>1276</text:p>
          </table:table-cell>
          <table:table-cell office:value-type="string">
            <text:p>MEM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table:formula="of:=[.J93]*1.35" office:value-type="float" office:value="409.05">
            <text:p>409.05</text:p>
          </table:table-cell>
          <table:table-cell table:formula="of:=[.F93]-[.K93]" office:value-type="float" office:value="280.95">
            <text:p>28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82">
            <text:p>1282</text:p>
          </table:table-cell>
          <table:table-cell office:value-type="string">
            <text:p>RAO</text:p>
          </table:table-cell>
          <table:table-cell office:value-type="float" office:value="1520">
            <text:p>152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948">
            <text:p>948</text:p>
          </table:table-cell>
          <table:table-cell table:formula="of:=[.J94]*1.35" office:value-type="float" office:value="1279.8">
            <text:p>1279.8</text:p>
          </table:table-cell>
          <table:table-cell table:formula="of:=[.F94]-[.K94]" office:value-type="float" office:value="240.2">
            <text:p>24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90">
            <text:p>129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95]*1.35" office:value-type="float" office:value="421.2">
            <text:p>421.2</text:p>
          </table:table-cell>
          <table:table-cell table:formula="of:=[.F95]-[.K95]" office:value-type="float" office:value="78.8">
            <text:p>7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92">
            <text:p>1292</text:p>
          </table:table-cell>
          <table:table-cell office:value-type="string">
            <text:p>AVE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.J96]*1.35" office:value-type="float" office:value="553.5">
            <text:p>553.5</text:p>
          </table:table-cell>
          <table:table-cell table:formula="of:=[.F96]-[.K96]" office:value-type="float" office:value="131.5">
            <text:p>131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95">
            <text:p>1295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.J97]*1.35" office:value-type="float" office:value="891">
            <text:p>891</text:p>
          </table:table-cell>
          <table:table-cell table:formula="of:=[.F97]-[.K97]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99">
            <text:p>1299</text:p>
          </table:table-cell>
          <table:table-cell office:value-type="string">
            <text:p>AIO</text:p>
          </table:table-cell>
          <table:table-cell office:value-type="float" office:value="680">
            <text:p>680</text:p>
          </table:table-cell>
          <table:table-cell office:value-type="float" office:value="6">
            <text:p>6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98]*1.35" office:value-type="float" office:value="577.8">
            <text:p>577.8</text:p>
          </table:table-cell>
          <table:table-cell table:formula="of:=[.F98]-[.K98]" office:value-type="float" office:value="102.2">
            <text:p>10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01">
            <text:p>1301</text:p>
          </table:table-cell>
          <table:table-cell office:value-type="string">
            <text:p>SIA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24">
            <text:p>624</text:p>
          </table:table-cell>
          <table:table-cell table:formula="of:=[.J99]*1.35" office:value-type="float" office:value="842.4">
            <text:p>842.4</text:p>
          </table:table-cell>
          <table:table-cell table:formula="of:=[.F99]-[.K99]" office:value-type="float" office:value="157.6">
            <text:p>1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10">
            <text:p>1310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.J100]*1.35" office:value-type="float" office:value="934.2">
            <text:p>934.2</text:p>
          </table:table-cell>
          <table:table-cell table:formula="of:=[.F100]-[.K100]" office:value-type="float" office:value="235.8">
            <text:p>23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14">
            <text:p>1314</text:p>
          </table:table-cell>
          <table:table-cell office:value-type="string">
            <text:p>SME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101]*1.35" office:value-type="float" office:value="850.5">
            <text:p>850.5</text:p>
          </table:table-cell>
          <table:table-cell table:formula="of:=[.F101]-[.K101]" office:value-type="float" office:value="149.5">
            <text:p>14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16">
            <text:p>1316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.J102]*1.35" office:value-type="float" office:value="805.95">
            <text:p>805.95</text:p>
          </table:table-cell>
          <table:table-cell table:formula="of:=[.F102]-[.K102]" office:value-type="float" office:value="204.05">
            <text:p>20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18">
            <text:p>1318</text:p>
          </table:table-cell>
          <table:table-cell office:value-type="string">
            <text:p>SRI</text:p>
          </table:table-cell>
          <table:table-cell office:value-type="float" office:value="1170">
            <text:p>117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92">
            <text:p>692</text:p>
          </table:table-cell>
          <table:table-cell table:formula="of:=[.J103]*1.35" office:value-type="float" office:value="934.2">
            <text:p>934.2</text:p>
          </table:table-cell>
          <table:table-cell table:formula="of:=[.F103]-[.K103]" office:value-type="float" office:value="235.8">
            <text:p>23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0">
            <text:p>1330</text:p>
          </table:table-cell>
          <table:table-cell office:value-type="string">
            <text:p>SII</text:p>
          </table:table-cell>
          <table:table-cell office:value-type="float" office:value="1060">
            <text:p>106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.J104]*1.35" office:value-type="float" office:value="839.7">
            <text:p>839.7</text:p>
          </table:table-cell>
          <table:table-cell table:formula="of:=[.F104]-[.K104]" office:value-type="float" office:value="220.3">
            <text:p>22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1">
            <text:p>1331</text:p>
          </table:table-cell>
          <table:table-cell office:value-type="string">
            <text:p>TIM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table:formula="of:=[.J105]*1.35" office:value-type="float" office:value="976.05">
            <text:p>976.05</text:p>
          </table:table-cell>
          <table:table-cell table:formula="of:=[.F105]-[.K105]" office:value-type="float" office:value="243.95">
            <text:p>243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2">
            <text:p>1332</text:p>
          </table:table-cell>
          <table:table-cell office:value-type="string">
            <text:p>LLA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[.J106]*1.35" office:value-type="float" office:value="747.9">
            <text:p>747.9</text:p>
          </table:table-cell>
          <table:table-cell table:formula="of:=[.F106]-[.K106]" office:value-type="float" office:value="192.1">
            <text:p>192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3">
            <text:p>1333</text:p>
          </table:table-cell>
          <table:table-cell office:value-type="string">
            <text:p>LTR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79">
            <text:p>579</text:p>
          </table:table-cell>
          <table:table-cell table:formula="of:=[.J107]*1.35" office:value-type="float" office:value="781.65">
            <text:p>781.65</text:p>
          </table:table-cell>
          <table:table-cell table:formula="of:=[.F107]-[.K107]" office:value-type="float" office:value="198.35">
            <text:p>19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4">
            <text:p>1334</text:p>
          </table:table-cell>
          <table:table-cell office:value-type="string">
            <text:p>SAO</text:p>
          </table:table-cell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.J108]*1.35" office:value-type="float" office:value="874.8">
            <text:p>874.8</text:p>
          </table:table-cell>
          <table:table-cell table:formula="of:=[.F108]-[.K108]" office:value-type="float" office:value="225.2">
            <text:p>2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5">
            <text:p>1335</text:p>
          </table:table-cell>
          <table:table-cell office:value-type="string">
            <text:p>AAV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table:formula="of:=[.J109]*1.35" office:value-type="float" office:value="595.35">
            <text:p>595.35</text:p>
          </table:table-cell>
          <table:table-cell table:formula="of:=[.F109]-[.K109]" office:value-type="float" office:value="104.65">
            <text:p>10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6">
            <text:p>1336</text:p>
          </table:table-cell>
          <table:table-cell office:value-type="string">
            <text:p>LRT</text:p>
          </table:table-cell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table:formula="of:=[.J110]*1.35" office:value-type="float" office:value="805.95">
            <text:p>805.95</text:p>
          </table:table-cell>
          <table:table-cell table:formula="of:=[.F110]-[.K110]" office:value-type="float" office:value="204.05">
            <text:p>20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337">
            <text:p>1337</text:p>
          </table:table-cell>
          <table:table-cell office:value-type="string">
            <text:p>IRS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[.J111]*1.35" office:value-type="float" office:value="399.6">
            <text:p>399.6</text:p>
          </table:table-cell>
          <table:table-cell table:formula="of:=[.F111]-[.K111]" office:value-type="float" office:value="105.4">
            <text:p>10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37">
            <text:p>1337</text:p>
          </table:table-cell>
          <table:table-cell office:value-type="string">
            <text:p>SES</text:p>
          </table:table-cell>
          <table:table-cell office:value-type="float" office:value="1030">
            <text:p>1030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table:formula="of:=[.J112]*1.35" office:value-type="float" office:value="818.1">
            <text:p>818.1</text:p>
          </table:table-cell>
          <table:table-cell table:formula="of:=[.F112]-[.K112]" office:value-type="float" office:value="211.9">
            <text:p>21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38">
            <text:p>1338</text:p>
          </table:table-cell>
          <table:table-cell office:value-type="string">
            <text:p>STL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.J113]*1.35" office:value-type="float" office:value="911.25">
            <text:p>911.25</text:p>
          </table:table-cell>
          <table:table-cell table:formula="of:=[.F113]-[.K113]" office:value-type="float" office:value="233.75">
            <text:p>23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48">
            <text:p>1348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6">
            <text:p>6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.J114]*1.35" office:value-type="float" office:value="1158.3">
            <text:p>1158.3</text:p>
          </table:table-cell>
          <table:table-cell table:formula="of:=[.F114]-[.K114]" office:value-type="float" office:value="301.7">
            <text:p>30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51">
            <text:p>1351</text:p>
          </table:table-cell>
          <table:table-cell office:value-type="string">
            <text:p>TAA</text:p>
          </table:table-cell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table:formula="of:=[.J115]*1.35" office:value-type="float" office:value="1004.4">
            <text:p>1004.4</text:p>
          </table:table-cell>
          <table:table-cell table:formula="of:=[.F115]-[.K115]" office:value-type="float" office:value="240.6">
            <text:p>24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52">
            <text:p>1352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.J116]*1.35" office:value-type="float" office:value="761.4">
            <text:p>761.4</text:p>
          </table:table-cell>
          <table:table-cell table:formula="of:=[.F116]-[.K116]" office:value-type="float" office:value="198.6">
            <text:p>19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53">
            <text:p>1353</text:p>
          </table:table-cell>
          <table:table-cell office:value-type="string">
            <text:p>MIE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[.J117]*1.35" office:value-type="float" office:value="432">
            <text:p>432</text:p>
          </table:table-cell>
          <table:table-cell table:formula="of:=[.F117]-[.K117]"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54">
            <text:p>1354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118]*1.35" office:value-type="float" office:value="445.5">
            <text:p>445.5</text:p>
          </table:table-cell>
          <table:table-cell table:formula="of:=[.F118]-[.K118]" office:value-type="float" office:value="119.5">
            <text:p>1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55">
            <text:p>1355</text:p>
          </table:table-cell>
          <table:table-cell office:value-type="string">
            <text:p>STL</text:p>
          </table:table-cell>
          <table:table-cell office:value-type="float" office:value="1145">
            <text:p>1145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675">
            <text:p>675</text:p>
          </table:table-cell>
          <table:table-cell table:formula="of:=[.J119]*1.35" office:value-type="float" office:value="911.25">
            <text:p>911.25</text:p>
          </table:table-cell>
          <table:table-cell table:formula="of:=[.F119]-[.K119]" office:value-type="float" office:value="233.75">
            <text:p>23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67">
            <text:p>1367</text:p>
          </table:table-cell>
          <table:table-cell office:value-type="string">
            <text:p>IRL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120]*1.35" office:value-type="float" office:value="398.25">
            <text:p>398.25</text:p>
          </table:table-cell>
          <table:table-cell table:formula="of:=[.F120]-[.K120]" office:value-type="float" office:value="46.75">
            <text:p>4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0">
            <text:p>1370</text:p>
          </table:table-cell>
          <table:table-cell office:value-type="string">
            <text:p>ESAM</text:p>
          </table:table-cell>
          <table:table-cell office:value-type="float" office:value="1095">
            <text:p>109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table:formula="of:=[.J121]*1.35" office:value-type="float" office:value="868.05">
            <text:p>868.05</text:p>
          </table:table-cell>
          <table:table-cell table:formula="of:=[.F121]-[.K121]" office:value-type="float" office:value="226.95">
            <text:p>22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0">
            <text:p>1370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.J122]*1.35" office:value-type="float" office:value="909.9">
            <text:p>909.9</text:p>
          </table:table-cell>
          <table:table-cell table:formula="of:=[.F122]-[.K122]" office:value-type="float" office:value="235.1">
            <text:p>23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1">
            <text:p>1371</text:p>
          </table:table-cell>
          <table:table-cell office:value-type="string">
            <text:p>ESTA</text:p>
          </table:table-cell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74">
            <text:p>674</text:p>
          </table:table-cell>
          <table:table-cell table:formula="of:=[.J123]*1.35" office:value-type="float" office:value="909.9">
            <text:p>909.9</text:p>
          </table:table-cell>
          <table:table-cell table:formula="of:=[.F123]-[.K123]" office:value-type="float" office:value="235.1">
            <text:p>23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2">
            <text:p>1372</text:p>
          </table:table-cell>
          <table:table-cell office:value-type="string">
            <text:p>LVT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table:formula="of:=[.J124]*1.35" office:value-type="float" office:value="697.95">
            <text:p>697.95</text:p>
          </table:table-cell>
          <table:table-cell table:formula="of:=[.F124]-[.K124]" office:value-type="float" office:value="182.05">
            <text:p>18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3">
            <text:p>1373</text:p>
          </table:table-cell>
          <table:table-cell office:value-type="string">
            <text:p>EOIE</text:p>
          </table:table-cell>
          <table:table-cell office:value-type="float" office:value="1395">
            <text:p>1395</text:p>
          </table:table-cell>
          <table:table-cell office:value-type="float" office:value="5">
            <text:p>5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820">
            <text:p>820</text:p>
          </table:table-cell>
          <table:table-cell table:formula="of:=[.J125]*1.35" office:value-type="float" office:value="1107">
            <text:p>1107</text:p>
          </table:table-cell>
          <table:table-cell table:formula="of:=[.F125]-[.K125]" office:value-type="float" office:value="288">
            <text:p>28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4">
            <text:p>1374</text:p>
          </table:table-cell>
          <table:table-cell office:value-type="string">
            <text:p>TVO</text:p>
          </table:table-cell>
          <table:table-cell office:value-type="float" office:value="1220">
            <text:p>1220</text:p>
          </table:table-cell>
          <table:table-cell office:value-type="float" office:value="5">
            <text:p>5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718">
            <text:p>718</text:p>
          </table:table-cell>
          <table:table-cell table:formula="of:=[.J126]*1.35" office:value-type="float" office:value="969.3">
            <text:p>969.3</text:p>
          </table:table-cell>
          <table:table-cell table:formula="of:=[.F126]-[.K126]" office:value-type="float" office:value="250.7">
            <text:p>25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4">
            <text:p>1374</text:p>
          </table:table-cell>
          <table:table-cell office:value-type="string">
            <text:p>TMI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.J127]*1.35" office:value-type="float" office:value="988.2">
            <text:p>988.2</text:p>
          </table:table-cell>
          <table:table-cell table:formula="of:=[.F127]-[.K127]" office:value-type="float" office:value="256.8">
            <text:p>25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6">
            <text:p>1376</text:p>
          </table:table-cell>
          <table:table-cell office:value-type="string">
            <text:p>ESME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128]*1.35" office:value-type="float" office:value="850.5">
            <text:p>850.5</text:p>
          </table:table-cell>
          <table:table-cell table:formula="of:=[.F128]-[.K128]" office:value-type="float" office:value="324.5">
            <text:p>3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6">
            <text:p>1376</text:p>
          </table:table-cell>
          <table:table-cell office:value-type="string">
            <text:p>ESSE</text:p>
          </table:table-cell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60">
            <text:p>660</text:p>
          </table:table-cell>
          <table:table-cell table:formula="of:=[.J129]*1.35" office:value-type="float" office:value="891">
            <text:p>891</text:p>
          </table:table-cell>
          <table:table-cell table:formula="of:=[.F129]-[.K129]" office:value-type="float" office:value="234">
            <text:p>23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381">
            <text:p>1381</text:p>
          </table:table-cell>
          <table:table-cell office:value-type="string">
            <text:p>TLM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  <table:table-cell table:formula="of:=[.J130]*1.35" office:value-type="float" office:value="1016.55">
            <text:p>1016.55</text:p>
          </table:table-cell>
          <table:table-cell table:formula="of:=[.F130]-[.K130]" office:value-type="float" office:value="263.45">
            <text:p>26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384">
            <text:p>1384</text:p>
          </table:table-cell>
          <table:table-cell office:value-type="string">
            <text:p>LOM</text:p>
          </table:table-cell>
          <table:table-cell office:value-type="float" office:value="995">
            <text:p>9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table:formula="of:=[.J131]*1.35" office:value-type="float" office:value="787.05">
            <text:p>787.05</text:p>
          </table:table-cell>
          <table:table-cell table:formula="of:=[.F131]-[.K131]" office:value-type="float" office:value="207.95">
            <text:p>20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385">
            <text:p>1385</text:p>
          </table:table-cell>
          <table:table-cell office:value-type="string">
            <text:p>LLO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  <table:table-cell table:formula="of:=[.J132]*1.35" office:value-type="float" office:value="753.3">
            <text:p>753.3</text:p>
          </table:table-cell>
          <table:table-cell table:formula="of:=[.F132]-[.K132]" office:value-type="float" office:value="181.7">
            <text:p>18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386">
            <text:p>1386</text:p>
          </table:table-cell>
          <table:table-cell office:value-type="string">
            <text:p>SMV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table:formula="of:=[.J133]*1.35" office:value-type="float" office:value="851.85">
            <text:p>851.85</text:p>
          </table:table-cell>
          <table:table-cell table:formula="of:=[.F133]-[.K133]" office:value-type="float" office:value="218.15">
            <text:p>21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388">
            <text:p>1388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J134]*1.35" office:value-type="float" office:value="680.4">
            <text:p>680.4</text:p>
          </table:table-cell>
          <table:table-cell table:formula="of:=[.F134]-[.K134]" office:value-type="float" office:value="174.6">
            <text:p>1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07">
            <text:p>1407</text:p>
          </table:table-cell>
          <table:table-cell office:value-type="string">
            <text:p>ALE</text:p>
          </table:table-cell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J135]*1.35" office:value-type="float" office:value="607.5">
            <text:p>607.5</text:p>
          </table:table-cell>
          <table:table-cell table:formula="of:=[.F135]-[.K135]" office:value-type="float" office:value="152.5">
            <text:p>15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09">
            <text:p>1409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J136]*1.35" office:value-type="float" office:value="866.7">
            <text:p>866.7</text:p>
          </table:table-cell>
          <table:table-cell table:formula="of:=[.F136]-[.K136]" office:value-type="float" office:value="228.3">
            <text:p>22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09">
            <text:p>1409</text:p>
          </table:table-cell>
          <table:table-cell office:value-type="string">
            <text:p>ETME</text:p>
          </table:table-cell>
          <table:table-cell office:value-type="float" office:value="1245">
            <text:p>124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  <table:table-cell table:formula="of:=[.J137]*1.35" office:value-type="float" office:value="985.5">
            <text:p>985.5</text:p>
          </table:table-cell>
          <table:table-cell table:formula="of:=[.F137]-[.K137]" office:value-type="float" office:value="259.5">
            <text:p>25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1">
            <text:p>1411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table:formula="of:=[.J138]*1.35" office:value-type="float" office:value="745.2">
            <text:p>745.2</text:p>
          </table:table-cell>
          <table:table-cell table:formula="of:=[.F138]-[.K138]" office:value-type="float" office:value="189.8">
            <text:p>1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2">
            <text:p>1412</text:p>
          </table:table-cell>
          <table:table-cell office:value-type="string">
            <text:p>LLI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table:formula="of:=[.J139]*1.35" office:value-type="float" office:value="745.2">
            <text:p>745.2</text:p>
          </table:table-cell>
          <table:table-cell table:formula="of:=[.F139]-[.K139]" office:value-type="float" office:value="189.8">
            <text:p>1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3">
            <text:p>1413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J140]*1.35" office:value-type="float" office:value="699.3">
            <text:p>699.3</text:p>
          </table:table-cell>
          <table:table-cell table:formula="of:=[.F140]-[.K140]" office:value-type="float" office:value="180.7">
            <text:p>18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7">
            <text:p>1417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J141]*1.35" office:value-type="float" office:value="903.15">
            <text:p>903.15</text:p>
          </table:table-cell>
          <table:table-cell table:formula="of:=[.F141]-[.K141]" office:value-type="float" office:value="231.85">
            <text:p>23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8">
            <text:p>1418</text:p>
          </table:table-cell>
          <table:table-cell office:value-type="string">
            <text:p>LLA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J142]*1.35" office:value-type="float" office:value="747.9">
            <text:p>747.9</text:p>
          </table:table-cell>
          <table:table-cell table:formula="of:=[.F142]-[.K142]" office:value-type="float" office:value="177.1">
            <text:p>177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19">
            <text:p>1419</text:p>
          </table:table-cell>
          <table:table-cell office:value-type="string">
            <text:p>LTL</text:p>
          </table:table-cell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table:formula="of:=[.J143]*1.35" office:value-type="float" office:value="776.25">
            <text:p>776.25</text:p>
          </table:table-cell>
          <table:table-cell table:formula="of:=[.F143]-[.K143]" office:value-type="float" office:value="198.75">
            <text:p>19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0">
            <text:p>1420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J144]*1.35" office:value-type="float" office:value="810">
            <text:p>810</text:p>
          </table:table-cell>
          <table:table-cell table:formula="of:=[.F144]-[.K144]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1">
            <text:p>1421</text:p>
          </table:table-cell>
          <table:table-cell office:value-type="string">
            <text:p>SET</text:p>
          </table:table-cell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J145]*1.35" office:value-type="float" office:value="819.45">
            <text:p>819.45</text:p>
          </table:table-cell>
          <table:table-cell table:formula="of:=[.F145]-[.K145]" office:value-type="float" office:value="210.55">
            <text:p>21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3">
            <text:p>1423</text:p>
          </table:table-cell>
          <table:table-cell office:value-type="string">
            <text:p>SAS</text:p>
          </table:table-cell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table:formula="of:=[.J146]*1.35" office:value-type="float" office:value="872.1">
            <text:p>872.1</text:p>
          </table:table-cell>
          <table:table-cell table:formula="of:=[.F146]-[.K146]" office:value-type="float" office:value="226.9">
            <text:p>22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3">
            <text:p>1423</text:p>
          </table:table-cell>
          <table:table-cell office:value-type="string">
            <text:p>OEM</text:p>
          </table:table-cell>
          <table:table-cell office:value-type="float" office:value="1405">
            <text:p>14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J147]*1.35" office:value-type="float" office:value="1084.05">
            <text:p>1084.05</text:p>
          </table:table-cell>
          <table:table-cell table:formula="of:=[.F147]-[.K147]" office:value-type="float" office:value="320.95">
            <text:p>32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4">
            <text:p>1424</text:p>
          </table:table-cell>
          <table:table-cell office:value-type="string">
            <text:p>OEM</text:p>
          </table:table-cell>
          <table:table-cell office:value-type="float" office:value="1365">
            <text:p>13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J148]*1.35" office:value-type="float" office:value="1084.05">
            <text:p>1084.05</text:p>
          </table:table-cell>
          <table:table-cell table:formula="of:=[.F148]-[.K148]" office:value-type="float" office:value="280.95">
            <text:p>28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5">
            <text:p>1425</text:p>
          </table:table-cell>
          <table:table-cell office:value-type="string">
            <text:p>TLS</text:p>
          </table:table-cell>
          <table:table-cell office:value-type="float" office:value="1295">
            <text:p>12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J149]*1.35" office:value-type="float" office:value="1020.6">
            <text:p>1020.6</text:p>
          </table:table-cell>
          <table:table-cell table:formula="of:=[.F149]-[.K149]" office:value-type="float" office:value="274.4">
            <text:p>27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6">
            <text:p>1426</text:p>
          </table:table-cell>
          <table:table-cell office:value-type="string">
            <text:p>ASV</text:p>
          </table:table-cell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  <table:table-cell table:formula="of:=[.J150]*1.35" office:value-type="float" office:value="622.35">
            <text:p>622.35</text:p>
          </table:table-cell>
          <table:table-cell table:formula="of:=[.F150]-[.K150]" office:value-type="float" office:value="162.65">
            <text:p>16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28">
            <text:p>1428</text:p>
          </table:table-cell>
          <table:table-cell office:value-type="string">
            <text:p>ESEE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J151]*1.35" office:value-type="float" office:value="810">
            <text:p>810</text:p>
          </table:table-cell>
          <table:table-cell table:formula="of:=[.F151]-[.K151]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32">
            <text:p>1432</text:p>
          </table:table-cell>
          <table:table-cell office:value-type="string">
            <text:p>ESEO</text:p>
          </table:table-cell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8">
            <text:p>608</text:p>
          </table:table-cell>
          <table:table-cell table:formula="of:=[.J152]*1.35" office:value-type="float" office:value="820.8">
            <text:p>820.8</text:p>
          </table:table-cell>
          <table:table-cell table:formula="of:=[.F152]-[.K152]" office:value-type="float" office:value="209.2">
            <text:p>20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32">
            <text:p>1432</text:p>
          </table:table-cell>
          <table:table-cell office:value-type="string">
            <text:p>ETIR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J153]*1.35" office:value-type="float" office:value="984.15">
            <text:p>984.15</text:p>
          </table:table-cell>
          <table:table-cell table:formula="of:=[.F153]-[.K153]" office:value-type="float" office:value="260.85">
            <text:p>26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34">
            <text:p>1434</text:p>
          </table:table-cell>
          <table:table-cell office:value-type="string">
            <text:p>EOVO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  <table:table-cell table:formula="of:=[.J154]*1.35" office:value-type="float" office:value="1104.3">
            <text:p>1104.3</text:p>
          </table:table-cell>
          <table:table-cell table:formula="of:=[.F154]-[.K154]" office:value-type="float" office:value="275.7">
            <text:p>27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36">
            <text:p>1436</text:p>
          </table:table-cell>
          <table:table-cell office:value-type="string">
            <text:p>EROL</text:p>
          </table:table-cell>
          <table:table-cell office:value-type="float" office:value="1675">
            <text:p>167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J155]*1.35" office:value-type="float" office:value="1329.75">
            <text:p>1329.75</text:p>
          </table:table-cell>
          <table:table-cell table:formula="of:=[.F155]-[.K155]" office:value-type="float" office:value="345.25">
            <text:p>34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37">
            <text:p>1437</text:p>
          </table:table-cell>
          <table:table-cell office:value-type="string">
            <text:p>VEIT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27">
            <text:p>1027</text:p>
          </table:table-cell>
          <table:table-cell table:formula="of:=[.J156]*1.35" office:value-type="float" office:value="1386.45">
            <text:p>1386.45</text:p>
          </table:table-cell>
          <table:table-cell table:formula="of:=[.F156]-[.K156]" office:value-type="float" office:value="363.55">
            <text:p>36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44">
            <text:p>1444</text:p>
          </table:table-cell>
          <table:table-cell office:value-type="string">
            <text:p>VEEO</text:p>
          </table:table-cell>
          <table:table-cell office:value-type="float" office:value="1715">
            <text:p>171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08">
            <text:p>1008</text:p>
          </table:table-cell>
          <table:table-cell table:formula="of:=[.J157]*1.35" office:value-type="float" office:value="1360.8">
            <text:p>1360.8</text:p>
          </table:table-cell>
          <table:table-cell table:formula="of:=[.F157]-[.K157]" office:value-type="float" office:value="354.2">
            <text:p>35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45">
            <text:p>1445</text:p>
          </table:table-cell>
          <table:table-cell office:value-type="string">
            <text:p>VEEM</text:p>
          </table:table-cell>
          <table:table-cell office:value-type="float" office:value="1705">
            <text:p>170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03">
            <text:p>1003</text:p>
          </table:table-cell>
          <table:table-cell table:formula="of:=[.J158]*1.35" office:value-type="float" office:value="1354.05">
            <text:p>1354.05</text:p>
          </table:table-cell>
          <table:table-cell table:formula="of:=[.F158]-[.K158]" office:value-type="float" office:value="350.95">
            <text:p>35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49">
            <text:p>1449</text:p>
          </table:table-cell>
          <table:table-cell office:value-type="string">
            <text:p>ETIO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table:formula="of:=[.J159]*1.35" office:value-type="float" office:value="982.8">
            <text:p>982.8</text:p>
          </table:table-cell>
          <table:table-cell table:formula="of:=[.F159]-[.K159]" office:value-type="float" office:value="257.2">
            <text:p>25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50">
            <text:p>1450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table:formula="of:=[.J160]*1.35" office:value-type="float" office:value="989.55">
            <text:p>989.55</text:p>
          </table:table-cell>
          <table:table-cell table:formula="of:=[.F160]-[.K160]" office:value-type="float" office:value="255.45">
            <text:p>255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52">
            <text:p>1452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table:formula="of:=[.J161]*1.35" office:value-type="float" office:value="1406.7">
            <text:p>1406.7</text:p>
          </table:table-cell>
          <table:table-cell table:formula="of:=[.F161]-[.K161]" office:value-type="float" office:value="363.3">
            <text:p>36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53">
            <text:p>1453</text:p>
          </table:table-cell>
          <table:table-cell office:value-type="string">
            <text:p>EOAA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table:formula="of:=[.J162]*1.35" office:value-type="float" office:value="1139.4">
            <text:p>1139.4</text:p>
          </table:table-cell>
          <table:table-cell table:formula="of:=[.F162]-[.K162]" office:value-type="float" office:value="290.6">
            <text:p>29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57">
            <text:p>1457</text:p>
          </table:table-cell>
          <table:table-cell office:value-type="string">
            <text:p>ETAL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45">
            <text:p>745</text:p>
          </table:table-cell>
          <table:table-cell table:formula="of:=[.J163]*1.35" office:value-type="float" office:value="1005.75">
            <text:p>1005.75</text:p>
          </table:table-cell>
          <table:table-cell table:formula="of:=[.F163]-[.K163]" office:value-type="float" office:value="264.25">
            <text:p>26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58">
            <text:p>1458</text:p>
          </table:table-cell>
          <table:table-cell office:value-type="string">
            <text:p>ETVS</text:p>
          </table:table-cell>
          <table:table-cell office:value-type="float" office:value="1220">
            <text:p>122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J164]*1.35" office:value-type="float" office:value="966.6">
            <text:p>966.6</text:p>
          </table:table-cell>
          <table:table-cell table:formula="of:=[.F164]-[.K164]" office:value-type="float" office:value="253.4">
            <text:p>253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60">
            <text:p>1460</text:p>
          </table:table-cell>
          <table:table-cell office:value-type="string">
            <text:p>VAOM</text:p>
          </table:table-cell>
          <table:table-cell office:value-type="float" office:value="2520">
            <text:p>25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483">
            <text:p>1483</text:p>
          </table:table-cell>
          <table:table-cell table:formula="of:=[.J165]*1.35" office:value-type="float" office:value="2002.05">
            <text:p>2002.05</text:p>
          </table:table-cell>
          <table:table-cell table:formula="of:=[.F165]-[.K165]" office:value-type="float" office:value="517.95">
            <text:p>51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62">
            <text:p>1462</text:p>
          </table:table-cell>
          <table:table-cell office:value-type="string">
            <text:p>ETAT</text:p>
          </table:table-cell>
          <table:table-cell office:value-type="float" office:value="1270">
            <text:p>127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J166]*1.35" office:value-type="float" office:value="1008.45">
            <text:p>1008.45</text:p>
          </table:table-cell>
          <table:table-cell table:formula="of:=[.F166]-[.K166]" office:value-type="float" office:value="261.55">
            <text:p>26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463">
            <text:p>1463</text:p>
          </table:table-cell>
          <table:table-cell office:value-type="string">
            <text:p>EOIT</text:p>
          </table:table-cell>
          <table:table-cell office:value-type="float" office:value="1415">
            <text:p>141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table:formula="of:=[.J167]*1.35" office:value-type="float" office:value="1116.45">
            <text:p>1116.45</text:p>
          </table:table-cell>
          <table:table-cell table:formula="of:=[.F167]-[.K167]" office:value-type="float" office:value="298.55">
            <text:p>298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64">
            <text:p>1464</text:p>
          </table:table-cell>
          <table:table-cell office:value-type="string">
            <text:p>AII</text:p>
          </table:table-cell>
          <table:table-cell office:value-type="float" office:value="715">
            <text:p>71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  <table:table-cell table:formula="of:=[.J168]*1.35" office:value-type="float" office:value="569.7">
            <text:p>569.7</text:p>
          </table:table-cell>
          <table:table-cell table:formula="of:=[.F168]-[.K168]" office:value-type="float" office:value="145.3">
            <text:p>14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70">
            <text:p>1470</text:p>
          </table:table-cell>
          <table:table-cell office:value-type="string">
            <text:p>AMA</text:p>
          </table:table-cell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J169]*1.35" office:value-type="float" office:value="585.9">
            <text:p>585.9</text:p>
          </table:table-cell>
          <table:table-cell table:formula="of:=[.F169]-[.K169]" office:value-type="float" office:value="149.1">
            <text:p>14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77">
            <text:p>1477</text:p>
          </table:table-cell>
          <table:table-cell office:value-type="string">
            <text:p>AER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formula="of:=[.J170]*1.35" office:value-type="float" office:value="552.15">
            <text:p>552.15</text:p>
          </table:table-cell>
          <table:table-cell table:formula="of:=[.F170]-[.K170]" office:value-type="float" office:value="147.85">
            <text:p>147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79">
            <text:p>1479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  <table:table-cell table:formula="of:=[.J171]*1.35" office:value-type="float" office:value="560.25">
            <text:p>560.25</text:p>
          </table:table-cell>
          <table:table-cell table:formula="of:=[.F171]-[.K171]" office:value-type="float" office:value="144.75">
            <text:p>14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1">
            <text:p>1481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J172]*1.35" office:value-type="float" office:value="544.05">
            <text:p>544.05</text:p>
          </table:table-cell>
          <table:table-cell table:formula="of:=[.F172]-[.K172]" office:value-type="float" office:value="140.95">
            <text:p>14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2">
            <text:p>1482</text:p>
          </table:table-cell>
          <table:table-cell office:value-type="string">
            <text:p>AEM</text:p>
          </table:table-cell>
          <table:table-cell office:value-type="float" office:value="690">
            <text:p>69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J173]*1.35" office:value-type="float" office:value="544.05">
            <text:p>544.05</text:p>
          </table:table-cell>
          <table:table-cell table:formula="of:=[.F173]-[.K173]" office:value-type="float" office:value="145.95">
            <text:p>145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3">
            <text:p>1483</text:p>
          </table:table-cell>
          <table:table-cell office:value-type="string">
            <text:p>ELLV</text:p>
          </table:table-cell>
          <table:table-cell office:value-type="float" office:value="865">
            <text:p>865</text:p>
          </table:table-cell>
          <table:table-cell office:value-type="float" office:value="6">
            <text:p>6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J174]*1.35" office:value-type="float" office:value="743.85">
            <text:p>743.85</text:p>
          </table:table-cell>
          <table:table-cell table:formula="of:=[.F174]-[.K174]" office:value-type="float" office:value="121.15">
            <text:p>12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5">
            <text:p>1485</text:p>
          </table:table-cell>
          <table:table-cell office:value-type="string">
            <text:p>ESAI</text:p>
          </table:table-cell>
          <table:table-cell office:value-type="float" office:value="1295">
            <text:p>1295</text:p>
          </table:table-cell>
          <table:table-cell office:value-type="float" office:value="65">
            <text:p>6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J175]*1.35" office:value-type="float" office:value="866.7">
            <text:p>866.7</text:p>
          </table:table-cell>
          <table:table-cell table:formula="of:=[.F175]-[.K175]" office:value-type="float" office:value="428.3">
            <text:p>42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91">
            <text:p>1491</text:p>
          </table:table-cell>
          <table:table-cell office:value-type="string">
            <text:p>ESAI</text:p>
          </table:table-cell>
          <table:table-cell office:value-type="float" office:value="1095">
            <text:p>1095</text:p>
          </table:table-cell>
          <table:table-cell office:value-type="float" office:value="64">
            <text:p>6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J176]*1.35" office:value-type="float" office:value="866.7">
            <text:p>866.7</text:p>
          </table:table-cell>
          <table:table-cell table:formula="of:=[.F176]-[.K176]" office:value-type="float" office:value="228.3">
            <text:p>22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16">
            <text:p>1516</text:p>
          </table:table-cell>
          <table:table-cell office:value-type="string">
            <text:p>ETVT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table:formula="of:=[.J177]*1.35" office:value-type="float" office:value="967.95">
            <text:p>967.95</text:p>
          </table:table-cell>
          <table:table-cell table:formula="of:=[.F177]-[.K177]" office:value-type="float" office:value="282.05">
            <text:p>28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3">
            <text:p>1523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J178]*1.35" office:value-type="float" office:value="900.45">
            <text:p>900.45</text:p>
          </table:table-cell>
          <table:table-cell table:formula="of:=[.F178]-[.K178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4">
            <text:p>1524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table:formula="of:=[.J179]*1.35" office:value-type="float" office:value="692.55">
            <text:p>692.55</text:p>
          </table:table-cell>
          <table:table-cell table:formula="of:=[.F179]-[.K179]" office:value-type="float" office:value="177.45">
            <text:p>17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5">
            <text:p>1525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J180]*1.35" office:value-type="float" office:value="900.45">
            <text:p>900.45</text:p>
          </table:table-cell>
          <table:table-cell table:formula="of:=[.F180]-[.K180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6">
            <text:p>1526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J181]*1.35" office:value-type="float" office:value="900.45">
            <text:p>900.45</text:p>
          </table:table-cell>
          <table:table-cell table:formula="of:=[.F181]-[.K181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7">
            <text:p>1527</text:p>
          </table:table-cell>
          <table:table-cell office:value-type="string">
            <text:p>ESST</text:p>
          </table:table-cell>
          <table:table-cell office:value-type="float" office:value="1150">
            <text:p>115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67">
            <text:p>667</text:p>
          </table:table-cell>
          <table:table-cell table:formula="of:=[.J182]*1.35" office:value-type="float" office:value="900.45">
            <text:p>900.45</text:p>
          </table:table-cell>
          <table:table-cell table:formula="of:=[.F182]-[.K182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8">
            <text:p>1528</text:p>
          </table:table-cell>
          <table:table-cell office:value-type="string">
            <text:p>ESRR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table:formula="of:=[.J183]*1.35" office:value-type="float" office:value="943.65">
            <text:p>943.65</text:p>
          </table:table-cell>
          <table:table-cell table:formula="of:=[.F183]-[.K183]" office:value-type="float" office:value="256.35">
            <text:p>25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29">
            <text:p>1529</text:p>
          </table:table-cell>
          <table:table-cell office:value-type="string">
            <text:p>ESME</text:p>
          </table:table-cell>
          <table:table-cell office:value-type="float" office:value="1070">
            <text:p>107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formula="of:=[.J184]*1.35" office:value-type="float" office:value="850.5">
            <text:p>850.5</text:p>
          </table:table-cell>
          <table:table-cell table:formula="of:=[.F184]-[.K184]" office:value-type="float" office:value="219.5">
            <text:p>2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0">
            <text:p>1530</text:p>
          </table:table-cell>
          <table:table-cell office:value-type="string">
            <text:p>ETLS</text:p>
          </table:table-cell>
          <table:table-cell office:value-type="float" office:value="1290">
            <text:p>129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J185]*1.35" office:value-type="float" office:value="1020.6">
            <text:p>1020.6</text:p>
          </table:table-cell>
          <table:table-cell table:formula="of:=[.F185]-[.K185]" office:value-type="float" office:value="269.4">
            <text:p>269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1">
            <text:p>1531</text:p>
          </table:table-cell>
          <table:table-cell office:value-type="string">
            <text:p>ETRI</text:p>
          </table:table-cell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table:formula="of:=[.J186]*1.35" office:value-type="float" office:value="1069.2">
            <text:p>1069.2</text:p>
          </table:table-cell>
          <table:table-cell table:formula="of:=[.F186]-[.K186]" office:value-type="float" office:value="280.8">
            <text:p>28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2">
            <text:p>1532</text:p>
          </table:table-cell>
          <table:table-cell office:value-type="string">
            <text:p>ETSO</text:p>
          </table:table-cell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J187]*1.35" office:value-type="float" office:value="1036.8">
            <text:p>1036.8</text:p>
          </table:table-cell>
          <table:table-cell table:formula="of:=[.F187]-[.K187]" office:value-type="float" office:value="263.2">
            <text:p>26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1532">
            <text:p>1532</text:p>
          </table:table-cell>
          <table:table-cell office:value-type="string">
            <text:p>MIA</text:p>
          </table:table-cell>
          <table:table-cell office:value-type="float" office:value="535">
            <text:p>535</text:p>
          </table:table-cell>
          <table:table-cell office:value-type="float" office:value="9">
            <text:p>9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.J188]*1.35" office:value-type="float" office:value="437.4">
            <text:p>437.4</text:p>
          </table:table-cell>
          <table:table-cell table:formula="of:=[.F188]-[.K188]" office:value-type="float" office:value="97.6">
            <text:p>9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3">
            <text:p>1533</text:p>
          </table:table-cell>
          <table:table-cell office:value-type="string">
            <text:p>VEAA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1044">
            <text:p>1044</text:p>
          </table:table-cell>
          <table:table-cell table:formula="of:=[.J189]*1.35" office:value-type="float" office:value="1409.4">
            <text:p>1409.4</text:p>
          </table:table-cell>
          <table:table-cell table:formula="of:=[.F189]-[.K189]" office:value-type="float" office:value="340.6">
            <text:p>34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4">
            <text:p>1534</text:p>
          </table:table-cell>
          <table:table-cell office:value-type="string">
            <text:p>ETEL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J190]*1.35" office:value-type="float" office:value="951.75">
            <text:p>951.75</text:p>
          </table:table-cell>
          <table:table-cell table:formula="of:=[.F190]-[.K190]" office:value-type="float" office:value="248.25">
            <text:p>24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34">
            <text:p>1534</text:p>
          </table:table-cell>
          <table:table-cell office:value-type="string">
            <text:p>ERLT</text:p>
          </table:table-cell>
          <table:table-cell office:value-type="float" office:value="1630">
            <text:p>1630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957">
            <text:p>957</text:p>
          </table:table-cell>
          <table:table-cell table:formula="of:=[.J191]*1.35" office:value-type="float" office:value="1291.95">
            <text:p>1291.95</text:p>
          </table:table-cell>
          <table:table-cell table:formula="of:=[.F191]-[.K191]" office:value-type="float" office:value="338.05">
            <text:p>338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41">
            <text:p>1541</text:p>
          </table:table-cell>
          <table:table-cell office:value-type="string">
            <text:p>ETOE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  <table:table-cell table:formula="of:=[.J192]*1.35" office:value-type="float" office:value="1053">
            <text:p>1053</text:p>
          </table:table-cell>
          <table:table-cell table:formula="of:=[.F192]-[.K192]" office:value-type="float" office:value="247">
            <text:p>24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43">
            <text:p>1543</text:p>
          </table:table-cell>
          <table:table-cell office:value-type="string">
            <text:p>EOOL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885">
            <text:p>885</text:p>
          </table:table-cell>
          <table:table-cell table:formula="of:=[.J193]*1.35" office:value-type="float" office:value="1194.75">
            <text:p>1194.75</text:p>
          </table:table-cell>
          <table:table-cell table:formula="of:=[.F193]-[.K193]" office:value-type="float" office:value="305.25">
            <text:p>30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S</text:p>
          </table:table-cell>
          <table:table-cell office:value-type="float" office:value="1550">
            <text:p>1550</text:p>
          </table:table-cell>
          <table:table-cell office:value-type="string">
            <text:p>AOE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J194]*1.35" office:value-type="float" office:value="648">
            <text:p>648</text:p>
          </table:table-cell>
          <table:table-cell table:formula="of:=[.F194]-[.K194]"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S</text:p>
          </table:table-cell>
          <table:table-cell office:value-type="float" office:value="1550">
            <text:p>1550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table:formula="of:=[.J195]*1.35" office:value-type="float" office:value="631.8">
            <text:p>631.8</text:p>
          </table:table-cell>
          <table:table-cell table:formula="of:=[.F195]-[.K195]" office:value-type="float" office:value="158.2">
            <text:p>15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S</text:p>
          </table:table-cell>
          <table:table-cell office:value-type="float" office:value="1550">
            <text:p>1550</text:p>
          </table:table-cell>
          <table:table-cell office:value-type="string">
            <text:p>AOS</text:p>
          </table:table-cell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table:formula="of:=[.J196]*1.35" office:value-type="float" office:value="656.1">
            <text:p>656.1</text:p>
          </table:table-cell>
          <table:table-cell table:formula="of:=[.F196]-[.K196]" office:value-type="float" office:value="173.9">
            <text:p>17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56">
            <text:p>1556</text:p>
          </table:table-cell>
          <table:table-cell office:value-type="string">
            <text:p>ALS</text:p>
          </table:table-cell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J197]*1.35" office:value-type="float" office:value="615.6">
            <text:p>615.6</text:p>
          </table:table-cell>
          <table:table-cell table:formula="of:=[.F197]-[.K197]" office:value-type="float" office:value="174.4">
            <text:p>17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57">
            <text:p>1557</text:p>
          </table:table-cell>
          <table:table-cell office:value-type="string">
            <text:p>ARS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J198]*1.35" office:value-type="float" office:value="669.6">
            <text:p>669.6</text:p>
          </table:table-cell>
          <table:table-cell table:formula="of:=[.F198]-[.K198]" office:value-type="float" office:value="180.4">
            <text:p>18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58">
            <text:p>1558</text:p>
          </table:table-cell>
          <table:table-cell office:value-type="string">
            <text:p>LAT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J199]*1.35" office:value-type="float" office:value="738.45">
            <text:p>738.45</text:p>
          </table:table-cell>
          <table:table-cell table:formula="of:=[.F199]-[.K199]" office:value-type="float" office:value="191.55">
            <text:p>19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59">
            <text:p>1559</text:p>
          </table:table-cell>
          <table:table-cell office:value-type="string">
            <text:p>AMA</text:p>
          </table:table-cell>
          <table:table-cell office:value-type="float" office:value="740">
            <text:p>74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J200]*1.35" office:value-type="float" office:value="585.9">
            <text:p>585.9</text:p>
          </table:table-cell>
          <table:table-cell table:formula="of:=[.F200]-[.K200]" office:value-type="float" office:value="154.1">
            <text:p>15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0">
            <text:p>1560</text:p>
          </table:table-cell>
          <table:table-cell office:value-type="string">
            <text:p>AAE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J201]*1.35" office:value-type="float" office:value="594">
            <text:p>594</text:p>
          </table:table-cell>
          <table:table-cell table:formula="of:=[.F201]-[.K201]" office:value-type="float" office:value="156">
            <text:p>15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1">
            <text:p>1561</text:p>
          </table:table-cell>
          <table:table-cell office:value-type="string">
            <text:p>AIV</text:p>
          </table:table-cell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 table:formula="of:=[.J202]*1.35" office:value-type="float" office:value="568.35">
            <text:p>568.35</text:p>
          </table:table-cell>
          <table:table-cell table:formula="of:=[.F202]-[.K202]" office:value-type="float" office:value="151.65">
            <text:p>151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3">
            <text:p>1563</text:p>
          </table:table-cell>
          <table:table-cell office:value-type="string">
            <text:p>AMA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J203]*1.35" office:value-type="float" office:value="585.9">
            <text:p>585.9</text:p>
          </table:table-cell>
          <table:table-cell table:formula="of:=[.F203]-[.K203]" office:value-type="float" office:value="164.1">
            <text:p>16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4">
            <text:p>1564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J204]*1.35" office:value-type="float" office:value="722.25">
            <text:p>722.25</text:p>
          </table:table-cell>
          <table:table-cell table:formula="of:=[.F204]-[.K204]" office:value-type="float" office:value="177.75">
            <text:p>1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5">
            <text:p>1565</text:p>
          </table:table-cell>
          <table:table-cell office:value-type="string">
            <text:p>AOA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table:formula="of:=[.J205]*1.35" office:value-type="float" office:value="653.4">
            <text:p>653.4</text:p>
          </table:table-cell>
          <table:table-cell table:formula="of:=[.F205]-[.K205]" office:value-type="float" office:value="166.6">
            <text:p>166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68">
            <text:p>1568</text:p>
          </table:table-cell>
          <table:table-cell office:value-type="string">
            <text:p>AT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table:formula="of:=[.J206]*1.35" office:value-type="float" office:value="645.3">
            <text:p>645.3</text:p>
          </table:table-cell>
          <table:table-cell table:formula="of:=[.F206]-[.K206]" office:value-type="float" office:value="154.7">
            <text:p>15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0">
            <text:p>1570</text:p>
          </table:table-cell>
          <table:table-cell office:value-type="string">
            <text:p>ETEI</text:p>
          </table:table-cell>
          <table:table-cell office:value-type="float" office:value="1195">
            <text:p>11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table:formula="of:=[.J207]*1.35" office:value-type="float" office:value="947.7">
            <text:p>947.7</text:p>
          </table:table-cell>
          <table:table-cell table:formula="of:=[.F207]-[.K207]" office:value-type="float" office:value="247.3">
            <text:p>24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1">
            <text:p>1571</text:p>
          </table:table-cell>
          <table:table-cell office:value-type="string">
            <text:p>ESSV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table:formula="of:=[.J208]*1.35" office:value-type="float" office:value="892.35">
            <text:p>892.35</text:p>
          </table:table-cell>
          <table:table-cell table:formula="of:=[.F208]-[.K208]" office:value-type="float" office:value="232.65">
            <text:p>23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2">
            <text:p>1572</text:p>
          </table:table-cell>
          <table:table-cell office:value-type="string">
            <text:p>VRT</text:p>
          </table:table-cell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.J209]*1.35" office:value-type="float" office:value="265.95">
            <text:p>265.95</text:p>
          </table:table-cell>
          <table:table-cell table:formula="of:=[.F209]-[.K209]" office:value-type="float" office:value="69.05">
            <text:p>69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3">
            <text:p>1573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.J210]*1.35" office:value-type="float" office:value="310.5">
            <text:p>310.5</text:p>
          </table:table-cell>
          <table:table-cell table:formula="of:=[.F210]-[.K210]" office:value-type="float" office:value="84.5">
            <text:p>8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4">
            <text:p>1574</text:p>
          </table:table-cell>
          <table:table-cell office:value-type="string">
            <text:p>IEL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table:formula="of:=[.J211]*1.35" office:value-type="float" office:value="276.75">
            <text:p>276.75</text:p>
          </table:table-cell>
          <table:table-cell table:formula="of:=[.F211]-[.K211]" office:value-type="float" office:value="68.25">
            <text:p>6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4">
            <text:p>1574</text:p>
          </table:table-cell>
          <table:table-cell office:value-type="string">
            <text:p>VOV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.J212]*1.35" office:value-type="float" office:value="244.35">
            <text:p>244.35</text:p>
          </table:table-cell>
          <table:table-cell table:formula="of:=[.F212]-[.K212]" office:value-type="float" office:value="60.65">
            <text:p>6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5">
            <text:p>1575</text:p>
          </table:table-cell>
          <table:table-cell office:value-type="string">
            <text:p>IET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.J213]*1.35" office:value-type="float" office:value="279.45">
            <text:p>279.45</text:p>
          </table:table-cell>
          <table:table-cell table:formula="of:=[.F213]-[.K213]" office:value-type="float" office:value="75.55">
            <text:p>7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576">
            <text:p>1576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214]*1.35" office:value-type="float" office:value="272.7">
            <text:p>272.7</text:p>
          </table:table-cell>
          <table:table-cell table:formula="of:=[.F214]-[.K214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76">
            <text:p>1576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.J215]*1.35" office:value-type="float" office:value="369.9">
            <text:p>369.9</text:p>
          </table:table-cell>
          <table:table-cell table:formula="of:=[.F215]-[.K215]" office:value-type="float" office:value="95.1">
            <text:p>9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77">
            <text:p>1577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.J216]*1.35" office:value-type="float" office:value="429.3">
            <text:p>429.3</text:p>
          </table:table-cell>
          <table:table-cell table:formula="of:=[.F216]-[.K216]" office:value-type="float" office:value="115.7">
            <text:p>11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78">
            <text:p>1578</text:p>
          </table:table-cell>
          <table:table-cell office:value-type="string">
            <text:p>IST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217]*1.35" office:value-type="float" office:value="360.45">
            <text:p>360.45</text:p>
          </table:table-cell>
          <table:table-cell table:formula="of:=[.F217]-[.K217]" office:value-type="float" office:value="94.55">
            <text:p>94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80">
            <text:p>1580</text:p>
          </table:table-cell>
          <table:table-cell office:value-type="string">
            <text:p>ITI</text:p>
          </table:table-cell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.J218]*1.35" office:value-type="float" office:value="367.2">
            <text:p>367.2</text:p>
          </table:table-cell>
          <table:table-cell table:formula="of:=[.F218]-[.K218]" office:value-type="float" office:value="87.8">
            <text:p>8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80">
            <text:p>1580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219]*1.35" office:value-type="float" office:value="353.7">
            <text:p>353.7</text:p>
          </table:table-cell>
          <table:table-cell table:formula="of:=[.F219]-[.K219]" office:value-type="float" office:value="91.3">
            <text:p>91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83">
            <text:p>1583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220]*1.35" office:value-type="float" office:value="475.2">
            <text:p>475.2</text:p>
          </table:table-cell>
          <table:table-cell table:formula="of:=[.F220]-[.K220]" office:value-type="float" office:value="89.8">
            <text:p>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89">
            <text:p>1589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.J221]*1.35" office:value-type="float" office:value="369.9">
            <text:p>369.9</text:p>
          </table:table-cell>
          <table:table-cell table:formula="of:=[.F221]-[.K221]" office:value-type="float" office:value="95.1">
            <text:p>9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0">
            <text:p>1590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222]*1.35" office:value-type="float" office:value="349.65">
            <text:p>349.65</text:p>
          </table:table-cell>
          <table:table-cell table:formula="of:=[.F222]-[.K222]" office:value-type="float" office:value="95.35">
            <text:p>95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1">
            <text:p>1591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.J223]*1.35" office:value-type="float" office:value="369.9">
            <text:p>369.9</text:p>
          </table:table-cell>
          <table:table-cell table:formula="of:=[.F223]-[.K223]" office:value-type="float" office:value="95.1">
            <text:p>9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3">
            <text:p>1593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.J224]*1.35" office:value-type="float" office:value="348.3">
            <text:p>348.3</text:p>
          </table:table-cell>
          <table:table-cell table:formula="of:=[.F224]-[.K224]" office:value-type="float" office:value="86.7">
            <text:p>8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4">
            <text:p>1594</text:p>
          </table:table-cell>
          <table:table-cell office:value-type="string">
            <text:p>ALT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table:formula="of:=[.J225]*1.35" office:value-type="float" office:value="616.95">
            <text:p>616.95</text:p>
          </table:table-cell>
          <table:table-cell table:formula="of:=[.F225]-[.K225]" office:value-type="float" office:value="158.05">
            <text:p>158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5">
            <text:p>1595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table:formula="of:=[.J226]*1.35" office:value-type="float" office:value="680.4">
            <text:p>680.4</text:p>
          </table:table-cell>
          <table:table-cell table:formula="of:=[.F226]-[.K226]" office:value-type="float" office:value="174.6">
            <text:p>1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6">
            <text:p>1596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.J227]*1.35" office:value-type="float" office:value="391.5">
            <text:p>391.5</text:p>
          </table:table-cell>
          <table:table-cell table:formula="of:=[.F227]-[.K227]" office:value-type="float" office:value="103.5">
            <text:p>10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599">
            <text:p>1599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.J228]*1.35" office:value-type="float" office:value="594">
            <text:p>594</text:p>
          </table:table-cell>
          <table:table-cell table:formula="of:=[.F228]-[.K228]"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0">
            <text:p>1600</text:p>
          </table:table-cell>
          <table:table-cell office:value-type="string">
            <text:p>IOI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.J229]*1.35" office:value-type="float" office:value="380.7">
            <text:p>380.7</text:p>
          </table:table-cell>
          <table:table-cell table:formula="of:=[.F229]-[.K229]" office:value-type="float" office:value="104.3">
            <text:p>10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1">
            <text:p>1601</text:p>
          </table:table-cell>
          <table:table-cell office:value-type="string">
            <text:p>MEI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230]*1.35" office:value-type="float" office:value="407.7">
            <text:p>407.7</text:p>
          </table:table-cell>
          <table:table-cell table:formula="of:=[.F230]-[.K230]" office:value-type="float" office:value="107.3">
            <text:p>10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1">
            <text:p>1601</text:p>
          </table:table-cell>
          <table:table-cell office:value-type="string">
            <text:p>LIT</text:p>
          </table:table-cell>
          <table:table-cell office:value-type="float" office:value="895">
            <text:p>89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.J231]*1.35" office:value-type="float" office:value="711.45">
            <text:p>711.45</text:p>
          </table:table-cell>
          <table:table-cell table:formula="of:=[.F231]-[.K231]" office:value-type="float" office:value="183.55">
            <text:p>18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2">
            <text:p>1602</text:p>
          </table:table-cell>
          <table:table-cell office:value-type="string">
            <text:p>MML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.J232]*1.35" office:value-type="float" office:value="452.25">
            <text:p>452.25</text:p>
          </table:table-cell>
          <table:table-cell table:formula="of:=[.F232]-[.K232]" office:value-type="float" office:value="112.75">
            <text:p>11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3">
            <text:p>1603</text:p>
          </table:table-cell>
          <table:table-cell office:value-type="string">
            <text:p>MRL</text:p>
          </table:table-cell>
          <table:table-cell office:value-type="float" office:value="675">
            <text:p>6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.J233]*1.35" office:value-type="float" office:value="533.25">
            <text:p>533.25</text:p>
          </table:table-cell>
          <table:table-cell table:formula="of:=[.F233]-[.K233]" office:value-type="float" office:value="141.75">
            <text:p>14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4">
            <text:p>1604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33">
            <text:p>3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.J234]*1.35" office:value-type="float" office:value="373.95">
            <text:p>373.95</text:p>
          </table:table-cell>
          <table:table-cell table:formula="of:=[.F234]-[.K234]" office:value-type="float" office:value="101.05">
            <text:p>10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5">
            <text:p>1605</text:p>
          </table:table-cell>
          <table:table-cell office:value-type="string">
            <text:p>IRS</text:p>
          </table:table-cell>
          <table:table-cell office:value-type="float" office:value="495">
            <text:p>495</text:p>
          </table:table-cell>
          <table:table-cell office:value-type="float" office:value="23">
            <text:p>23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table:formula="of:=[.J235]*1.35" office:value-type="float" office:value="399.6">
            <text:p>399.6</text:p>
          </table:table-cell>
          <table:table-cell table:formula="of:=[.F235]-[.K235]" office:value-type="float" office:value="95.4">
            <text:p>9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6">
            <text:p>1606</text:p>
          </table:table-cell>
          <table:table-cell office:value-type="string">
            <text:p>ISO</text:p>
          </table:table-cell>
          <table:table-cell office:value-type="float" office:value="445">
            <text:p>445</text:p>
          </table:table-cell>
          <table:table-cell office:value-type="float" office:value="14">
            <text:p>14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.J236]*1.35" office:value-type="float" office:value="361.8">
            <text:p>361.8</text:p>
          </table:table-cell>
          <table:table-cell table:formula="of:=[.F236]-[.K236]" office:value-type="float" office:value="83.2">
            <text:p>8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7">
            <text:p>1607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6">
            <text:p>6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237]*1.35" office:value-type="float" office:value="442.8">
            <text:p>442.8</text:p>
          </table:table-cell>
          <table:table-cell table:formula="of:=[.F237]-[.K237]" office:value-type="float" office:value="112.2">
            <text:p>11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08">
            <text:p>1608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0">
            <text:p>10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.J238]*1.35" office:value-type="float" office:value="373.95">
            <text:p>373.95</text:p>
          </table:table-cell>
          <table:table-cell table:formula="of:=[.F238]-[.K238]" office:value-type="float" office:value="101.05">
            <text:p>10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1613">
            <text:p>1613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F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.J239]*1.35" office:value-type="float" office:value="391.5">
            <text:p>391.5</text:p>
          </table:table-cell>
          <table:table-cell table:formula="of:=[.F239]-[.K239]" office:value-type="float" office:value="103.5">
            <text:p>10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614">
            <text:p>1614</text:p>
          </table:table-cell>
          <table:table-cell office:value-type="string">
            <text:p>MEI</text:p>
          </table:table-cell>
          <table:table-cell office:value-type="float" office:value="480">
            <text:p>480</text:p>
          </table:table-cell>
          <table:table-cell office:value-type="float" office:value="42">
            <text:p>42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240]*1.35" office:value-type="float" office:value="407.7">
            <text:p>407.7</text:p>
          </table:table-cell>
          <table:table-cell table:formula="of:=[.F240]-[.K240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1616">
            <text:p>1616</text:p>
          </table:table-cell>
          <table:table-cell office:value-type="string">
            <text:p>MVA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241]*1.35" office:value-type="float" office:value="423.9">
            <text:p>423.9</text:p>
          </table:table-cell>
          <table:table-cell table:formula="of:=[.F241]-[.K241]" office:value-type="float" office:value="111.1">
            <text:p>11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1616">
            <text:p>1616</text:p>
          </table:table-cell>
          <table:table-cell office:value-type="string">
            <text:p>MIM</text:p>
          </table:table-cell>
          <table:table-cell office:value-type="float" office:value="565">
            <text:p>565</text:p>
          </table:table-cell>
          <table:table-cell office:value-type="float" office:value="19">
            <text:p>19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242]*1.35" office:value-type="float" office:value="436.05">
            <text:p>436.05</text:p>
          </table:table-cell>
          <table:table-cell table:formula="of:=[.F242]-[.K242]" office:value-type="float" office:value="128.95">
            <text:p>12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1619">
            <text:p>1619</text:p>
          </table:table-cell>
          <table:table-cell office:value-type="string">
            <text:p>MIA</text:p>
          </table:table-cell>
          <table:table-cell office:value-type="float" office:value="535">
            <text:p>535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.J243]*1.35" office:value-type="float" office:value="437.4">
            <text:p>437.4</text:p>
          </table:table-cell>
          <table:table-cell table:formula="of:=[.F243]-[.K243]" office:value-type="float" office:value="97.6">
            <text:p>9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1621">
            <text:p>1621</text:p>
          </table:table-cell>
          <table:table-cell office:value-type="string">
            <text:p>MIT</text:p>
          </table:table-cell>
          <table:table-cell office:value-type="float" office:value="560">
            <text:p>560</text:p>
          </table:table-cell>
          <table:table-cell office:value-type="float" office:value="12">
            <text:p>1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.J244]*1.35" office:value-type="float" office:value="441.45">
            <text:p>441.45</text:p>
          </table:table-cell>
          <table:table-cell table:formula="of:=[.F244]-[.K244]" office:value-type="float" office:value="118.55">
            <text:p>118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1622">
            <text:p>1622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20">
            <text:p>20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245]*1.35" office:value-type="float" office:value="305.1">
            <text:p>305.1</text:p>
          </table:table-cell>
          <table:table-cell table:formula="of:=[.F245]-[.K245]" office:value-type="float" office:value="84.9">
            <text:p>84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1624">
            <text:p>1624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.J246]*1.35" office:value-type="float" office:value="415.8">
            <text:p>415.8</text:p>
          </table:table-cell>
          <table:table-cell table:formula="of:=[.F246]-[.K246]" office:value-type="float" office:value="114.2">
            <text:p>11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1625">
            <text:p>1625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6">
            <text:p>26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247]*1.35" office:value-type="float" office:value="398.25">
            <text:p>398.25</text:p>
          </table:table-cell>
          <table:table-cell table:formula="of:=[.F247]-[.K247]" office:value-type="float" office:value="101.75">
            <text:p>10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29">
            <text:p>1629</text:p>
          </table:table-cell>
          <table:table-cell office:value-type="string">
            <text:p>LAI</text:p>
          </table:table-cell>
          <table:table-cell office:value-type="float" office:value="855">
            <text:p>855</text:p>
          </table:table-cell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.J248]*1.35" office:value-type="float" office:value="731.7">
            <text:p>731.7</text:p>
          </table:table-cell>
          <table:table-cell table:formula="of:=[.F248]-[.K248]" office:value-type="float" office:value="123.3">
            <text:p>12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30">
            <text:p>1630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.J249]*1.35" office:value-type="float" office:value="484.65">
            <text:p>484.65</text:p>
          </table:table-cell>
          <table:table-cell table:formula="of:=[.F249]-[.K249]" office:value-type="float" office:value="130.35">
            <text:p>13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35">
            <text:p>1635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250]*1.35" office:value-type="float" office:value="475.2">
            <text:p>475.2</text:p>
          </table:table-cell>
          <table:table-cell table:formula="of:=[.F250]-[.K250]" office:value-type="float" office:value="119.8">
            <text:p>1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36">
            <text:p>1636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.J251]*1.35" office:value-type="float" office:value="488.7">
            <text:p>488.7</text:p>
          </table:table-cell>
          <table:table-cell table:formula="of:=[.F251]-[.K251]" office:value-type="float" office:value="126.3">
            <text:p>12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38">
            <text:p>1638</text:p>
          </table:table-cell>
          <table:table-cell office:value-type="string">
            <text:p>LAL</text:p>
          </table:table-cell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[.J252]*1.35" office:value-type="float" office:value="735.75">
            <text:p>735.75</text:p>
          </table:table-cell>
          <table:table-cell table:formula="of:=[.F252]-[.K252]" office:value-type="float" office:value="189.25">
            <text:p>18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0">
            <text:p>1640</text:p>
          </table:table-cell>
          <table:table-cell office:value-type="string">
            <text:p>MLL</text:p>
          </table:table-cell>
          <table:table-cell office:value-type="float" office:value="605">
            <text:p>605</text:p>
          </table:table-cell>
          <table:table-cell office:value-type="float" office:value="18">
            <text:p>1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.J253]*1.35" office:value-type="float" office:value="479.25">
            <text:p>479.25</text:p>
          </table:table-cell>
          <table:table-cell table:formula="of:=[.F253]-[.K253]" office:value-type="float" office:value="125.75">
            <text:p>12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3">
            <text:p>1643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254]*1.35" office:value-type="float" office:value="353.7">
            <text:p>353.7</text:p>
          </table:table-cell>
          <table:table-cell table:formula="of:=[.F254]-[.K254]" office:value-type="float" office:value="91.3">
            <text:p>91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4">
            <text:p>1644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.J255]*1.35" office:value-type="float" office:value="367.2">
            <text:p>367.2</text:p>
          </table:table-cell>
          <table:table-cell table:formula="of:=[.F255]-[.K255]" office:value-type="float" office:value="97.8">
            <text:p>9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5">
            <text:p>1645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256]*1.35" office:value-type="float" office:value="330.75">
            <text:p>330.75</text:p>
          </table:table-cell>
          <table:table-cell table:formula="of:=[.F256]-[.K256]" office:value-type="float" office:value="94.25">
            <text:p>9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6">
            <text:p>1646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257]*1.35" office:value-type="float" office:value="349.65">
            <text:p>349.65</text:p>
          </table:table-cell>
          <table:table-cell table:formula="of:=[.F257]-[.K257]" office:value-type="float" office:value="95.35">
            <text:p>95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7">
            <text:p>1647</text:p>
          </table:table-cell>
          <table:table-cell office:value-type="string">
            <text:p>MLE</text:p>
          </table:table-cell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[.J258]*1.35" office:value-type="float" office:value="472.5">
            <text:p>472.5</text:p>
          </table:table-cell>
          <table:table-cell table:formula="of:=[.F258]-[.K258]" office:value-type="float" office:value="122.5">
            <text:p>12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8">
            <text:p>1648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259]*1.35" office:value-type="float" office:value="422.55">
            <text:p>422.55</text:p>
          </table:table-cell>
          <table:table-cell table:formula="of:=[.F259]-[.K259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49">
            <text:p>1649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260]*1.35" office:value-type="float" office:value="422.55">
            <text:p>422.55</text:p>
          </table:table-cell>
          <table:table-cell table:formula="of:=[.F260]-[.K260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0">
            <text:p>1650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261]*1.35" office:value-type="float" office:value="422.55">
            <text:p>422.55</text:p>
          </table:table-cell>
          <table:table-cell table:formula="of:=[.F261]-[.K261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0">
            <text:p>1650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262]*1.35" office:value-type="float" office:value="405">
            <text:p>405</text:p>
          </table:table-cell>
          <table:table-cell table:formula="of:=[.F262]-[.K262]"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2">
            <text:p>1652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.J263]*1.35" office:value-type="float" office:value="484.65">
            <text:p>484.65</text:p>
          </table:table-cell>
          <table:table-cell table:formula="of:=[.F263]-[.K263]" office:value-type="float" office:value="130.35">
            <text:p>13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2">
            <text:p>1652</text:p>
          </table:table-cell>
          <table:table-cell office:value-type="string">
            <text:p>MAR</text:p>
          </table:table-cell>
          <table:table-cell office:value-type="float" office:value="585">
            <text:p>58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.J264]*1.35" office:value-type="float" office:value="471.15">
            <text:p>471.15</text:p>
          </table:table-cell>
          <table:table-cell table:formula="of:=[.F264]-[.K264]" office:value-type="float" office:value="113.85">
            <text:p>11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4">
            <text:p>1654</text:p>
          </table:table-cell>
          <table:table-cell office:value-type="string">
            <text:p>MOV</text:p>
          </table:table-cell>
          <table:table-cell office:value-type="float" office:value="545">
            <text:p>5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1">
            <text:p>381</text:p>
          </table:table-cell>
          <table:table-cell table:formula="of:=[.J265]*1.35" office:value-type="float" office:value="514.35">
            <text:p>514.35</text:p>
          </table:table-cell>
          <table:table-cell table:formula="of:=[.F265]-[.K265]" office:value-type="float" office:value="30.65">
            <text:p>3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55">
            <text:p>1655</text:p>
          </table:table-cell>
          <table:table-cell office:value-type="string">
            <text:p>MLI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266]*1.35" office:value-type="float" office:value="475.2">
            <text:p>475.2</text:p>
          </table:table-cell>
          <table:table-cell table:formula="of:=[.F266]-[.K266]" office:value-type="float" office:value="59.8">
            <text:p>5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56">
            <text:p>1656</text:p>
          </table:table-cell>
          <table:table-cell office:value-type="string">
            <text:p>MRS</text:p>
          </table:table-cell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J267]*1.35" office:value-type="float" office:value="534.6">
            <text:p>534.6</text:p>
          </table:table-cell>
          <table:table-cell table:formula="of:=[.F267]-[.K267]" office:value-type="float" office:value="40.4">
            <text:p>4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60">
            <text:p>1660</text:p>
          </table:table-cell>
          <table:table-cell office:value-type="string">
            <text:p>IOT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.J268]*1.35" office:value-type="float" office:value="387.45">
            <text:p>387.45</text:p>
          </table:table-cell>
          <table:table-cell table:formula="of:=[.F268]-[.K268]" office:value-type="float" office:value="97.55">
            <text:p>97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61">
            <text:p>1661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269]*1.35" office:value-type="float" office:value="475.2">
            <text:p>475.2</text:p>
          </table:table-cell>
          <table:table-cell table:formula="of:=[.F269]-[.K269]" office:value-type="float" office:value="119.8">
            <text:p>1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62">
            <text:p>1662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.J270]*1.35" office:value-type="float" office:value="310.5">
            <text:p>310.5</text:p>
          </table:table-cell>
          <table:table-cell table:formula="of:=[.F270]-[.K270]" office:value-type="float" office:value="84.5">
            <text:p>8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63">
            <text:p>1663</text:p>
          </table:table-cell>
          <table:table-cell office:value-type="string">
            <text:p>MV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.J271]*1.35" office:value-type="float" office:value="429.3">
            <text:p>429.3</text:p>
          </table:table-cell>
          <table:table-cell table:formula="of:=[.F271]-[.K271]" office:value-type="float" office:value="145.7">
            <text:p>14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63">
            <text:p>1663</text:p>
          </table:table-cell>
          <table:table-cell office:value-type="string">
            <text:p>MAS</text:p>
          </table:table-cell>
          <table:table-cell office:value-type="float" office:value="585">
            <text:p>5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.J272]*1.35" office:value-type="float" office:value="467.1">
            <text:p>467.1</text:p>
          </table:table-cell>
          <table:table-cell table:formula="of:=[.F272]-[.K272]" office:value-type="float" office:value="117.9">
            <text:p>117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64">
            <text:p>1664</text:p>
          </table:table-cell>
          <table:table-cell office:value-type="string">
            <text:p>MEV</text:p>
          </table:table-cell>
          <table:table-cell office:value-type="float" office:value="515">
            <text:p>51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table:formula="of:=[.J273]*1.35" office:value-type="float" office:value="406.35">
            <text:p>406.35</text:p>
          </table:table-cell>
          <table:table-cell table:formula="of:=[.F273]-[.K273]" office:value-type="float" office:value="108.65">
            <text:p>10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66">
            <text:p>1666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274]*1.35" office:value-type="float" office:value="405">
            <text:p>405</text:p>
          </table:table-cell>
          <table:table-cell table:formula="of:=[.F274]-[.K274]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67">
            <text:p>1667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275]*1.35" office:value-type="float" office:value="445.5">
            <text:p>445.5</text:p>
          </table:table-cell>
          <table:table-cell table:formula="of:=[.F275]-[.K275]" office:value-type="float" office:value="119.5">
            <text:p>1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2">
            <text:p>1672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276]*1.35" office:value-type="float" office:value="371.25">
            <text:p>371.25</text:p>
          </table:table-cell>
          <table:table-cell table:formula="of:=[.F276]-[.K276]" office:value-type="float" office:value="93.75">
            <text:p>9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3">
            <text:p>1673</text:p>
          </table:table-cell>
          <table:table-cell office:value-type="string">
            <text:p>]OO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-188">
            <text:p>-188</text:p>
          </table:table-cell>
          <table:table-cell table:formula="of:=[.J277]*1.35" office:value-type="float" office:value="-253.8">
            <text:p>-253.8</text:p>
          </table:table-cell>
          <table:table-cell table:formula="of:=[.F277]-[.K277]" office:value-type="float" office:value="748.8">
            <text:p>74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4">
            <text:p>1674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278]*1.35" office:value-type="float" office:value="405">
            <text:p>405</text:p>
          </table:table-cell>
          <table:table-cell table:formula="of:=[.F278]-[.K278]"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5">
            <text:p>1675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279]*1.35" office:value-type="float" office:value="371.25">
            <text:p>371.25</text:p>
          </table:table-cell>
          <table:table-cell table:formula="of:=[.F279]-[.K279]" office:value-type="float" office:value="93.75">
            <text:p>9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6">
            <text:p>1676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.J280]*1.35" office:value-type="float" office:value="361.8">
            <text:p>361.8</text:p>
          </table:table-cell>
          <table:table-cell table:formula="of:=[.F280]-[.K280]" office:value-type="float" office:value="93.2">
            <text:p>9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7">
            <text:p>1677</text:p>
          </table:table-cell>
          <table:table-cell office:value-type="string">
            <text:p>VRL</text:p>
          </table:table-cell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.J281]*1.35" office:value-type="float" office:value="263.25">
            <text:p>263.25</text:p>
          </table:table-cell>
          <table:table-cell table:formula="of:=[.F281]-[.K281]" office:value-type="float" office:value="71.75">
            <text:p>7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8">
            <text:p>1678</text:p>
          </table:table-cell>
          <table:table-cell office:value-type="string">
            <text:p>IRM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[.J282]*1.35" office:value-type="float" office:value="395.55">
            <text:p>395.55</text:p>
          </table:table-cell>
          <table:table-cell table:formula="of:=[.F282]-[.K282]" office:value-type="float" office:value="99.45">
            <text:p>9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79">
            <text:p>1679</text:p>
          </table:table-cell>
          <table:table-cell office:value-type="string">
            <text:p>MTL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J283]*1.35" office:value-type="float" office:value="506.25">
            <text:p>506.25</text:p>
          </table:table-cell>
          <table:table-cell table:formula="of:=[.F283]-[.K283]" office:value-type="float" office:value="138.75">
            <text:p>13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0">
            <text:p>1680</text:p>
          </table:table-cell>
          <table:table-cell office:value-type="string">
            <text:p>MRM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table:formula="of:=[.J284]*1.35" office:value-type="float" office:value="530.55">
            <text:p>530.55</text:p>
          </table:table-cell>
          <table:table-cell table:formula="of:=[.F284]-[.K284]" office:value-type="float" office:value="134.45">
            <text:p>13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3">
            <text:p>1683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J285]*1.35" office:value-type="float" office:value="507.6">
            <text:p>507.6</text:p>
          </table:table-cell>
          <table:table-cell table:formula="of:=[.F285]-[.K285]" office:value-type="float" office:value="287.4">
            <text:p>28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4">
            <text:p>1684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286]*1.35" office:value-type="float" office:value="596.7">
            <text:p>596.7</text:p>
          </table:table-cell>
          <table:table-cell table:formula="of:=[.F286]-[.K286]" office:value-type="float" office:value="153.3">
            <text:p>15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5">
            <text:p>1685</text:p>
          </table:table-cell>
          <table:table-cell office:value-type="string">
            <text:p>MTA</text:p>
          </table:table-cell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.J287]*1.35" office:value-type="float" office:value="504.9">
            <text:p>504.9</text:p>
          </table:table-cell>
          <table:table-cell table:formula="of:=[.F287]-[.K287]" office:value-type="float" office:value="125.1">
            <text:p>12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7">
            <text:p>1687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J288]*1.35" office:value-type="float" office:value="607.5">
            <text:p>607.5</text:p>
          </table:table-cell>
          <table:table-cell table:formula="of:=[.F288]-[.K288]" office:value-type="float" office:value="157.5">
            <text:p>15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7">
            <text:p>1687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289]*1.35" office:value-type="float" office:value="596.7">
            <text:p>596.7</text:p>
          </table:table-cell>
          <table:table-cell table:formula="of:=[.F289]-[.K289]" office:value-type="float" office:value="153.3">
            <text:p>15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8">
            <text:p>1688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.J290]*1.35" office:value-type="float" office:value="652.05">
            <text:p>652.05</text:p>
          </table:table-cell>
          <table:table-cell table:formula="of:=[.F290]-[.K290]" office:value-type="float" office:value="167.95">
            <text:p>16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8">
            <text:p>1688</text:p>
          </table:table-cell>
          <table:table-cell office:value-type="string">
            <text:p>ATE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[.J291]*1.35" office:value-type="float" office:value="634.5">
            <text:p>634.5</text:p>
          </table:table-cell>
          <table:table-cell table:formula="of:=[.F291]-[.K291]" office:value-type="float" office:value="165.5">
            <text:p>165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9">
            <text:p>1689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292]*1.35" office:value-type="float" office:value="596.7">
            <text:p>596.7</text:p>
          </table:table-cell>
          <table:table-cell table:formula="of:=[.F292]-[.K292]" office:value-type="float" office:value="153.3">
            <text:p>15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0">
            <text:p>1690</text:p>
          </table:table-cell>
          <table:table-cell office:value-type="string">
            <text:p>MOA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[.J293]*1.35" office:value-type="float" office:value="518.4">
            <text:p>518.4</text:p>
          </table:table-cell>
          <table:table-cell table:formula="of:=[.F293]-[.K293]" office:value-type="float" office:value="136.6">
            <text:p>136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1">
            <text:p>1691</text:p>
          </table:table-cell>
          <table:table-cell office:value-type="string">
            <text:p>MTS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J294]*1.35" office:value-type="float" office:value="507.6">
            <text:p>507.6</text:p>
          </table:table-cell>
          <table:table-cell table:formula="of:=[.F294]-[.K294]" office:value-type="float" office:value="137.4">
            <text:p>13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2">
            <text:p>1692</text:p>
          </table:table-cell>
          <table:table-cell office:value-type="string">
            <text:p>MTE</text:p>
          </table:table-cell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[.J295]*1.35" office:value-type="float" office:value="499.5">
            <text:p>499.5</text:p>
          </table:table-cell>
          <table:table-cell table:formula="of:=[.F295]-[.K295]" office:value-type="float" office:value="125.5">
            <text:p>125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3">
            <text:p>1693</text:p>
          </table:table-cell>
          <table:table-cell office:value-type="string">
            <text:p>MTE</text:p>
          </table:table-cell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70">
            <text:p>370</text:p>
          </table:table-cell>
          <table:table-cell table:formula="of:=[.J296]*1.35" office:value-type="float" office:value="499.5">
            <text:p>499.5</text:p>
          </table:table-cell>
          <table:table-cell table:formula="of:=[.F296]-[.K296]" office:value-type="float" office:value="125.5">
            <text:p>125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3">
            <text:p>1693</text:p>
          </table:table-cell>
          <table:table-cell office:value-type="string">
            <text:p>MRL</text:p>
          </table:table-cell>
          <table:table-cell office:value-type="float" office:value="675">
            <text:p>67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.J297]*1.35" office:value-type="float" office:value="533.25">
            <text:p>533.25</text:p>
          </table:table-cell>
          <table:table-cell table:formula="of:=[.F297]-[.K297]" office:value-type="float" office:value="141.75">
            <text:p>14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5">
            <text:p>1695</text:p>
          </table:table-cell>
          <table:table-cell office:value-type="string">
            <text:p>MAT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table:formula="of:=[.J298]*1.35" office:value-type="float" office:value="468.45">
            <text:p>468.45</text:p>
          </table:table-cell>
          <table:table-cell table:formula="of:=[.F298]-[.K298]" office:value-type="float" office:value="116.55">
            <text:p>116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6">
            <text:p>1696</text:p>
          </table:table-cell>
          <table:table-cell office:value-type="string">
            <text:p>MTS</text:p>
          </table:table-cell>
          <table:table-cell office:value-type="float" office:value="645">
            <text:p>64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J299]*1.35" office:value-type="float" office:value="507.6">
            <text:p>507.6</text:p>
          </table:table-cell>
          <table:table-cell table:formula="of:=[.F299]-[.K299]" office:value-type="float" office:value="137.4">
            <text:p>13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Lofty Top</text:p>
          </table:table-cell>
          <table:table-cell office:value-type="float" office:value="1697">
            <text:p>1697</text:p>
          </table:table-cell>
          <table:table-cell office:value-type="string">
            <text:p>AIE</text:p>
          </table:table-cell>
          <table:table-cell office:value-type="float" office:value="715">
            <text:p>715</text:p>
          </table:table-cell>
          <table:table-cell office:value-type="float" office:value="3">
            <text:p>3</text:p>
          </table:table-cell>
          <table:table-cell office:value-type="string">
            <text:p>PUF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[.J300]*1.35" office:value-type="float" office:value="567">
            <text:p>567</text:p>
          </table:table-cell>
          <table:table-cell table:formula="of:=[.F300]-[.K300]" office:value-type="float" office:value="148">
            <text:p>14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0">
            <text:p>1700</text:p>
          </table:table-cell>
          <table:table-cell office:value-type="string">
            <text:p>ETOS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formula="of:=[.J301]*1.35" office:value-type="float" office:value="1061.1">
            <text:p>1061.1</text:p>
          </table:table-cell>
          <table:table-cell table:formula="of:=[.F301]-[.K301]" office:value-type="float" office:value="238.9">
            <text:p>238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1">
            <text:p>1701</text:p>
          </table:table-cell>
          <table:table-cell office:value-type="string">
            <text:p>ESRE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table:formula="of:=[.J302]*1.35" office:value-type="float" office:value="931.5">
            <text:p>931.5</text:p>
          </table:table-cell>
          <table:table-cell table:formula="of:=[.F302]-[.K302]" office:value-type="float" office:value="238.5">
            <text:p>23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2">
            <text:p>1702</text:p>
          </table:table-cell>
          <table:table-cell office:value-type="string">
            <text:p>EOEO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J303]*1.35" office:value-type="float" office:value="1090.8">
            <text:p>1090.8</text:p>
          </table:table-cell>
          <table:table-cell table:formula="of:=[.F303]-[.K303]" office:value-type="float" office:value="279.2">
            <text:p>27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3">
            <text:p>1703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table:formula="of:=[.J304]*1.35" office:value-type="float" office:value="689.85">
            <text:p>689.85</text:p>
          </table:table-cell>
          <table:table-cell table:formula="of:=[.F304]-[.K304]" office:value-type="float" office:value="180.15">
            <text:p>1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4">
            <text:p>1704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J305]*1.35" office:value-type="float" office:value="955.8">
            <text:p>955.8</text:p>
          </table:table-cell>
          <table:table-cell table:formula="of:=[.F305]-[.K305]" office:value-type="float" office:value="244.2">
            <text:p>24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5">
            <text:p>1705</text:p>
          </table:table-cell>
          <table:table-cell office:value-type="string">
            <text:p>TMS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formula="of:=[.J306]*1.35" office:value-type="float" office:value="993.6">
            <text:p>993.6</text:p>
          </table:table-cell>
          <table:table-cell table:formula="of:=[.F306]-[.K306]" office:value-type="float" office:value="1.39999999999998">
            <text:p>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6">
            <text:p>1706</text:p>
          </table:table-cell>
          <table:table-cell office:value-type="string">
            <text:p>ESLI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J307]*1.35" office:value-type="float" office:value="880.2">
            <text:p>880.2</text:p>
          </table:table-cell>
          <table:table-cell table:formula="of:=[.F307]-[.K307]" office:value-type="float" office:value="219.8">
            <text:p>2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7">
            <text:p>1707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table:formula="of:=[.J308]*1.35" office:value-type="float" office:value="895.05">
            <text:p>895.05</text:p>
          </table:table-cell>
          <table:table-cell table:formula="of:=[.F308]-[.K308]" office:value-type="float" office:value="-0.0500000000000682">
            <text:p>-0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8">
            <text:p>1708</text:p>
          </table:table-cell>
          <table:table-cell office:value-type="string">
            <text:p>ESTR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  <table:table-cell table:formula="of:=[.J309]*1.35" office:value-type="float" office:value="916.65">
            <text:p>916.65</text:p>
          </table:table-cell>
          <table:table-cell table:formula="of:=[.F309]-[.K309]" office:value-type="float" office:value="233.35">
            <text:p>23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09">
            <text:p>1709</text:p>
          </table:table-cell>
          <table:table-cell office:value-type="string">
            <text:p>ETIS</text:p>
          </table:table-cell>
          <table:table-cell office:value-type="float" office:value="1230">
            <text:p>12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table:formula="of:=[.J310]*1.35" office:value-type="float" office:value="980.1">
            <text:p>980.1</text:p>
          </table:table-cell>
          <table:table-cell table:formula="of:=[.F310]-[.K310]" office:value-type="float" office:value="249.9">
            <text:p>24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10">
            <text:p>1710</text:p>
          </table:table-cell>
          <table:table-cell office:value-type="string">
            <text:p>ESLO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table:formula="of:=[.J311]*1.35" office:value-type="float" office:value="888.3">
            <text:p>888.3</text:p>
          </table:table-cell>
          <table:table-cell table:formula="of:=[.F311]-[.K311]" office:value-type="float" office:value="231.7">
            <text:p>23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3">
            <text:p>1723</text:p>
          </table:table-cell>
          <table:table-cell office:value-type="string">
            <text:p>ETO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J312]*1.35" office:value-type="float" office:value="1057.05">
            <text:p>1057.05</text:p>
          </table:table-cell>
          <table:table-cell table:formula="of:=[.F312]-[.K312]" office:value-type="float" office:value="272.95">
            <text:p>27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5">
            <text:p>1725</text:p>
          </table:table-cell>
          <table:table-cell office:value-type="string">
            <text:p>ETLS</text:p>
          </table:table-cell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J313]*1.35" office:value-type="float" office:value="1020.6">
            <text:p>1020.6</text:p>
          </table:table-cell>
          <table:table-cell table:formula="of:=[.F313]-[.K313]" office:value-type="float" office:value="259.4">
            <text:p>259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6">
            <text:p>1726</text:p>
          </table:table-cell>
          <table:table-cell office:value-type="string">
            <text:p>E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J314]*1.35" office:value-type="float" office:value="830.25">
            <text:p>830.25</text:p>
          </table:table-cell>
          <table:table-cell table:formula="of:=[.F314]-[.K314]" office:value-type="float" office:value="209.75">
            <text:p>20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7">
            <text:p>1727</text:p>
          </table:table-cell>
          <table:table-cell office:value-type="string">
            <text:p>TII</text:p>
          </table:table-cell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table:formula="of:=[.J315]*1.35" office:value-type="float" office:value="974.7">
            <text:p>974.7</text:p>
          </table:table-cell>
          <table:table-cell table:formula="of:=[.F315]-[.K315]" office:value-type="float" office:value="0.299999999999955">
            <text:p>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8">
            <text:p>1728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table:formula="of:=[.J316]*1.35" office:value-type="float" office:value="1082.7">
            <text:p>1082.7</text:p>
          </table:table-cell>
          <table:table-cell table:formula="of:=[.F316]-[.K316]" office:value-type="float" office:value="202.3">
            <text:p>20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29">
            <text:p>1729</text:p>
          </table:table-cell>
          <table:table-cell office:value-type="string">
            <text:p>TTT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J317]*1.35" office:value-type="float" office:value="1048.95">
            <text:p>1048.95</text:p>
          </table:table-cell>
          <table:table-cell table:formula="of:=[.F317]-[.K317]" office:value-type="float" office:value="1.04999999999995">
            <text:p>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0">
            <text:p>1730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table:formula="of:=[.J318]*1.35" office:value-type="float" office:value="5494.5">
            <text:p>5494.5</text:p>
          </table:table-cell>
          <table:table-cell table:formula="of:=[.F318]-[.K318]" office:value-type="float" office:value="-3689.5">
            <text:p>-368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1">
            <text:p>1731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.J319]*1.35" office:value-type="float" office:value="977.4">
            <text:p>977.4</text:p>
          </table:table-cell>
          <table:table-cell table:formula="of:=[.F319]-[.K319]" office:value-type="float" office:value="257.6">
            <text:p>2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2">
            <text:p>1732</text:p>
          </table:table-cell>
          <table:table-cell office:value-type="string">
            <text:p>OEE</text:p>
          </table:table-cell>
          <table:table-cell office:value-type="float" office:value="1365">
            <text:p>136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J320]*1.35" office:value-type="float" office:value="1080">
            <text:p>1080</text:p>
          </table:table-cell>
          <table:table-cell table:formula="of:=[.F320]-[.K320]" office:value-type="float" office:value="285">
            <text:p>2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3">
            <text:p>1733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.J321]*1.35" office:value-type="float" office:value="1011.15">
            <text:p>1011.15</text:p>
          </table:table-cell>
          <table:table-cell table:formula="of:=[.F321]-[.K321]" office:value-type="float" office:value="263.85">
            <text:p>26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4">
            <text:p>1734</text:p>
          </table:table-cell>
          <table:table-cell office:value-type="string">
            <text:p>ETIL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table:formula="of:=[.J322]*1.35" office:value-type="float" office:value="978.75">
            <text:p>978.75</text:p>
          </table:table-cell>
          <table:table-cell table:formula="of:=[.F322]-[.K322]" office:value-type="float" office:value="256.25">
            <text:p>25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5">
            <text:p>1735</text:p>
          </table:table-cell>
          <table:table-cell office:value-type="string">
            <text:p>VETE</text:p>
          </table:table-cell>
          <table:table-cell office:value-type="float" office:value="1815">
            <text:p>1815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table:formula="of:=[.J323]*1.35" office:value-type="float" office:value="1444.5">
            <text:p>1444.5</text:p>
          </table:table-cell>
          <table:table-cell table:formula="of:=[.F323]-[.K323]" office:value-type="float" office:value="370.5">
            <text:p>37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6">
            <text:p>1736</text:p>
          </table:table-cell>
          <table:table-cell office:value-type="string">
            <text:p>RIT</text:p>
          </table:table-cell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table:formula="of:=[.J324]*1.35" office:value-type="float" office:value="1251.45">
            <text:p>1251.45</text:p>
          </table:table-cell>
          <table:table-cell table:formula="of:=[.F324]-[.K324]" office:value-type="float" office:value="323.55">
            <text:p>32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7">
            <text:p>1737</text:p>
          </table:table-cell>
          <table:table-cell office:value-type="string">
            <text:p>AER</text:p>
          </table:table-cell>
          <table:table-cell office:value-type="float" office:value="695">
            <text:p>695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[.J325]*1.35" office:value-type="float" office:value="552.15">
            <text:p>552.15</text:p>
          </table:table-cell>
          <table:table-cell table:formula="of:=[.F325]-[.K325]" office:value-type="float" office:value="142.85">
            <text:p>14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8">
            <text:p>1738</text:p>
          </table:table-cell>
          <table:table-cell office:value-type="string">
            <text:p>MSAE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3640">
            <text:p>3640</text:p>
          </table:table-cell>
          <table:table-cell table:formula="of:=[.J326]*1.35" office:value-type="float" office:value="4914">
            <text:p>4914</text:p>
          </table:table-cell>
          <table:table-cell table:formula="of:=[.F326]-[.K326]" office:value-type="float" office:value="-4339">
            <text:p>-433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9">
            <text:p>1739</text:p>
          </table:table-cell>
          <table:table-cell office:value-type="string">
            <text:p>MMI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table:formula="of:=[.J327]*1.35" office:value-type="float" office:value="448.2">
            <text:p>448.2</text:p>
          </table:table-cell>
          <table:table-cell table:formula="of:=[.F327]-[.K327]" office:value-type="float" office:value="116.8">
            <text:p>11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rop Top</text:p>
          </table:table-cell>
          <table:table-cell office:value-type="float" office:value="1740">
            <text:p>1740</text:p>
          </table:table-cell>
          <table:table-cell office:value-type="string">
            <text:p>SIO</text:p>
          </table:table-cell>
          <table:table-cell office:value-type="float" office:value="1065">
            <text:p>1065</text:p>
          </table:table-cell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28">
            <text:p>628</text:p>
          </table:table-cell>
          <table:table-cell table:formula="of:=[.J328]*1.35" office:value-type="float" office:value="847.8">
            <text:p>847.8</text:p>
          </table:table-cell>
          <table:table-cell table:formula="of:=[.F328]-[.K328]" office:value-type="float" office:value="217.2">
            <text:p>21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rop Top</text:p>
          </table:table-cell>
          <table:table-cell office:value-type="float" office:value="1740">
            <text:p>1740</text:p>
          </table:table-cell>
          <table:table-cell office:value-type="string">
            <text:p>SVI</text:p>
          </table:table-cell>
          <table:table-cell office:value-type="float" office:value="1045">
            <text:p>104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12">
            <text:p>612</text:p>
          </table:table-cell>
          <table:table-cell table:formula="of:=[.J329]*1.35" office:value-type="float" office:value="826.2">
            <text:p>826.2</text:p>
          </table:table-cell>
          <table:table-cell table:formula="of:=[.F329]-[.K329]" office:value-type="float" office:value="218.8">
            <text:p>21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41">
            <text:p>1741</text:p>
          </table:table-cell>
          <table:table-cell office:value-type="string">
            <text:p>AEM</text:p>
          </table:table-cell>
          <table:table-cell office:value-type="float" office:value="685">
            <text:p>68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[.J330]*1.35" office:value-type="float" office:value="544.05">
            <text:p>544.05</text:p>
          </table:table-cell>
          <table:table-cell table:formula="of:=[.F330]-[.K330]" office:value-type="float" office:value="140.95">
            <text:p>14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42">
            <text:p>1742</text:p>
          </table:table-cell>
          <table:table-cell office:value-type="string">
            <text:p>ATV</text:p>
          </table:table-cell>
          <table:table-cell office:value-type="float" office:value="805">
            <text:p>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.J331]*1.35" office:value-type="float" office:value="635.85">
            <text:p>635.85</text:p>
          </table:table-cell>
          <table:table-cell table:formula="of:=[.F331]-[.K331]" office:value-type="float" office:value="169.15">
            <text:p>169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43">
            <text:p>1743</text:p>
          </table:table-cell>
          <table:table-cell office:value-type="string">
            <text:p>AVL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[.J332]*1.35" office:value-type="float" office:value="560.25">
            <text:p>560.25</text:p>
          </table:table-cell>
          <table:table-cell table:formula="of:=[.F332]-[.K332]" office:value-type="float" office:value="144.75">
            <text:p>14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44">
            <text:p>1744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333]*1.35" office:value-type="float" office:value="434.7">
            <text:p>434.7</text:p>
          </table:table-cell>
          <table:table-cell table:formula="of:=[.F333]-[.K333]" office:value-type="float" office:value="115.3">
            <text:p>11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46">
            <text:p>1746</text:p>
          </table:table-cell>
          <table:table-cell office:value-type="string">
            <text:p>MEE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334]*1.35" office:value-type="float" office:value="405">
            <text:p>405</text:p>
          </table:table-cell>
          <table:table-cell table:formula="of:=[.F334]-[.K334]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47">
            <text:p>1747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335]*1.35" office:value-type="float" office:value="423.9">
            <text:p>423.9</text:p>
          </table:table-cell>
          <table:table-cell table:formula="of:=[.F335]-[.K335]" office:value-type="float" office:value="106.1">
            <text:p>10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48">
            <text:p>1748</text:p>
          </table:table-cell>
          <table:table-cell office:value-type="string">
            <text:p>MSE</text:p>
          </table:table-cell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.J336]*1.35" office:value-type="float" office:value="486">
            <text:p>486</text:p>
          </table:table-cell>
          <table:table-cell table:formula="of:=[.F336]-[.K336]" office:value-type="float" office:value="126">
            <text:p>12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52">
            <text:p>1752</text:p>
          </table:table-cell>
          <table:table-cell office:value-type="string">
            <text:p>AEO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[.J337]*1.35" office:value-type="float" office:value="550.8">
            <text:p>550.8</text:p>
          </table:table-cell>
          <table:table-cell table:formula="of:=[.F337]-[.K337]" office:value-type="float" office:value="139.2">
            <text:p>13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55">
            <text:p>1755</text:p>
          </table:table-cell>
          <table:table-cell office:value-type="string">
            <text:p>MVA</text:p>
          </table:table-cell>
          <table:table-cell office:value-type="float" office:value="530">
            <text:p>53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338]*1.35" office:value-type="float" office:value="423.9">
            <text:p>423.9</text:p>
          </table:table-cell>
          <table:table-cell table:formula="of:=[.F338]-[.K338]" office:value-type="float" office:value="106.1">
            <text:p>10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55">
            <text:p>1755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339]*1.35" office:value-type="float" office:value="434.7">
            <text:p>434.7</text:p>
          </table:table-cell>
          <table:table-cell table:formula="of:=[.F339]-[.K339]" office:value-type="float" office:value="115.3">
            <text:p>11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56">
            <text:p>1756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.J340]*1.35" office:value-type="float" office:value="459">
            <text:p>459</text:p>
          </table:table-cell>
          <table:table-cell table:formula="of:=[.F340]-[.K340]"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Gir l Nikar</text:p>
          </table:table-cell>
          <table:table-cell office:value-type="float" office:value="1757">
            <text:p>1757</text:p>
          </table:table-cell>
          <table:table-cell office:value-type="string">
            <text:p>IOL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.J341]*1.35" office:value-type="float" office:value="384.75">
            <text:p>384.75</text:p>
          </table:table-cell>
          <table:table-cell table:formula="of:=[.F341]-[.K341]" office:value-type="float" office:value="95.25">
            <text:p>9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58">
            <text:p>1758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342]*1.35" office:value-type="float" office:value="356.4">
            <text:p>356.4</text:p>
          </table:table-cell>
          <table:table-cell table:formula="of:=[.F342]-[.K342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61">
            <text:p>1761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343]*1.35" office:value-type="float" office:value="407.7">
            <text:p>407.7</text:p>
          </table:table-cell>
          <table:table-cell table:formula="of:=[.F343]-[.K343]" office:value-type="float" office:value="112.3">
            <text:p>11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62">
            <text:p>1762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12">
            <text:p>12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.J344]*1.35" office:value-type="float" office:value="313.2">
            <text:p>313.2</text:p>
          </table:table-cell>
          <table:table-cell table:formula="of:=[.F344]-[.K344]" office:value-type="float" office:value="86.8">
            <text:p>8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KAR</text:p>
          </table:table-cell>
          <table:table-cell office:value-type="float" office:value="1763">
            <text:p>1763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7">
            <text:p>7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345]*1.35" office:value-type="float" office:value="324">
            <text:p>324</text:p>
          </table:table-cell>
          <table:table-cell table:formula="of:=[.F345]-[.K345]"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3">
            <text:p>1763</text:p>
          </table:table-cell>
          <table:table-cell office:value-type="string">
            <text:p>ESLO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8">
            <text:p>658</text:p>
          </table:table-cell>
          <table:table-cell table:formula="of:=[.J346]*1.35" office:value-type="float" office:value="888.3">
            <text:p>888.3</text:p>
          </table:table-cell>
          <table:table-cell table:formula="of:=[.F346]-[.K346]" office:value-type="float" office:value="231.7">
            <text:p>23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5">
            <text:p>1765</text:p>
          </table:table-cell>
          <table:table-cell office:value-type="string">
            <text:p>ESOE</text:p>
          </table:table-cell>
          <table:table-cell office:value-type="float" office:value="1155">
            <text:p>11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J347]*1.35" office:value-type="float" office:value="918">
            <text:p>918</text:p>
          </table:table-cell>
          <table:table-cell table:formula="of:=[.F347]-[.K347]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6">
            <text:p>1766</text:p>
          </table:table-cell>
          <table:table-cell office:value-type="string">
            <text:p>ETMM</text:p>
          </table:table-cell>
          <table:table-cell office:value-type="float" office:value="1245">
            <text:p>12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table:formula="of:=[.J348]*1.35" office:value-type="float" office:value="989.55">
            <text:p>989.55</text:p>
          </table:table-cell>
          <table:table-cell table:formula="of:=[.F348]-[.K348]" office:value-type="float" office:value="255.45">
            <text:p>255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7">
            <text:p>1767</text:p>
          </table:table-cell>
          <table:table-cell office:value-type="string">
            <text:p>TVR</text:p>
          </table:table-cell>
          <table:table-cell office:value-type="float" office:value="975">
            <text:p>97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table:formula="of:=[.J349]*1.35" office:value-type="float" office:value="970.65">
            <text:p>970.65</text:p>
          </table:table-cell>
          <table:table-cell table:formula="of:=[.F349]-[.K349]" office:value-type="float" office:value="4.34999999999991">
            <text:p>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8">
            <text:p>1768</text:p>
          </table:table-cell>
          <table:table-cell office:value-type="string">
            <text:p>SVV</text:p>
          </table:table-cell>
          <table:table-cell office:value-type="float" office:value="975">
            <text:p>97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11">
            <text:p>611</text:p>
          </table:table-cell>
          <table:table-cell table:formula="of:=[.J350]*1.35" office:value-type="float" office:value="824.85">
            <text:p>824.85</text:p>
          </table:table-cell>
          <table:table-cell table:formula="of:=[.F350]-[.K350]" office:value-type="float" office:value="150.15">
            <text:p>15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69">
            <text:p>1769</text:p>
          </table:table-cell>
          <table:table-cell office:value-type="string">
            <text:p>SOO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88">
            <text:p>688</text:p>
          </table:table-cell>
          <table:table-cell table:formula="of:=[.J351]*1.35" office:value-type="float" office:value="928.8">
            <text:p>928.8</text:p>
          </table:table-cell>
          <table:table-cell table:formula="of:=[.F351]-[.K351]" office:value-type="float" office:value="-3.80000000000007">
            <text:p>-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0">
            <text:p>1770</text:p>
          </table:table-cell>
          <table:table-cell office:value-type="string">
            <text:p>EOMS</text:p>
          </table:table-cell>
          <table:table-cell office:value-type="float" office:value="1430">
            <text:p>14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table:formula="of:=[.J352]*1.35" office:value-type="float" office:value="1128.6">
            <text:p>1128.6</text:p>
          </table:table-cell>
          <table:table-cell table:formula="of:=[.F352]-[.K352]" office:value-type="float" office:value="301.4">
            <text:p>30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OA</text:p>
          </table:table-cell>
          <table:table-cell office:value-type="float" office:value="1199">
            <text:p>1199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table:formula="of:=[.J353]*1.35" office:value-type="float" office:value="1193.4">
            <text:p>1193.4</text:p>
          </table:table-cell>
          <table:table-cell table:formula="of:=[.F353]-[.K353]" office:value-type="float" office:value="5.59999999999991">
            <text:p>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table:formula="of:=[.J354]*1.35" office:value-type="float" office:value="1082.7">
            <text:p>1082.7</text:p>
          </table:table-cell>
          <table:table-cell table:formula="of:=[.F354]-[.K354]" office:value-type="float" office:value="202.3">
            <text:p>20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1">
            <text:p>1771</text:p>
          </table:table-cell>
          <table:table-cell office:value-type="string">
            <text:p>OAI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  <table:table-cell table:formula="of:=[.J355]*1.35" office:value-type="float" office:value="1136.7">
            <text:p>1136.7</text:p>
          </table:table-cell>
          <table:table-cell table:formula="of:=[.F355]-[.K355]" office:value-type="float" office:value="13.3">
            <text:p>1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2">
            <text:p>1772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table:formula="of:=[.J356]*1.35" office:value-type="float" office:value="1156.95">
            <text:p>1156.95</text:p>
          </table:table-cell>
          <table:table-cell table:formula="of:=[.F356]-[.K356]" office:value-type="float" office:value="-6.95000000000005">
            <text:p>-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3">
            <text:p>1773</text:p>
          </table:table-cell>
          <table:table-cell office:value-type="string">
            <text:p>TTT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77">
            <text:p>777</text:p>
          </table:table-cell>
          <table:table-cell table:formula="of:=[.J357]*1.35" office:value-type="float" office:value="1048.95">
            <text:p>1048.95</text:p>
          </table:table-cell>
          <table:table-cell table:formula="of:=[.F357]-[.K357]" office:value-type="float" office:value="1.04999999999995">
            <text:p>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5">
            <text:p>1775</text:p>
          </table:table-cell>
          <table:table-cell office:value-type="string">
            <text:p>TT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  <table:table-cell table:formula="of:=[.J358]*1.35" office:value-type="float" office:value="1039.5">
            <text:p>1039.5</text:p>
          </table:table-cell>
          <table:table-cell table:formula="of:=[.F358]-[.K358]" office:value-type="float" office:value="10.5">
            <text:p>1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7">
            <text:p>1777</text:p>
          </table:table-cell>
          <table:table-cell office:value-type="string">
            <text:p>ETOS</text:p>
          </table:table-cell>
          <table:table-cell office:value-type="float" office:value="1335">
            <text:p>133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  <table:table-cell table:formula="of:=[.J359]*1.35" office:value-type="float" office:value="1061.1">
            <text:p>1061.1</text:p>
          </table:table-cell>
          <table:table-cell table:formula="of:=[.F359]-[.K359]" office:value-type="float" office:value="273.9">
            <text:p>27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9">
            <text:p>1779</text:p>
          </table:table-cell>
          <table:table-cell office:value-type="string">
            <text:p>TVE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table:formula="of:=[.J360]*1.35" office:value-type="float" office:value="958.5">
            <text:p>958.5</text:p>
          </table:table-cell>
          <table:table-cell table:formula="of:=[.F360]-[.K360]" office:value-type="float" office:value="376.5">
            <text:p>376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1">
            <text:p>1781</text:p>
          </table:table-cell>
          <table:table-cell office:value-type="string">
            <text:p>OTM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3">
            <text:p>873</text:p>
          </table:table-cell>
          <table:table-cell table:formula="of:=[.J361]*1.35" office:value-type="float" office:value="1178.55">
            <text:p>1178.55</text:p>
          </table:table-cell>
          <table:table-cell table:formula="of:=[.F361]-[.K361]" office:value-type="float" office:value="-3.55000000000018">
            <text:p>-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2">
            <text:p>1782</text:p>
          </table:table-cell>
          <table:table-cell office:value-type="string">
            <text:p>TEV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J362]*1.35" office:value-type="float" office:value="946.35">
            <text:p>946.35</text:p>
          </table:table-cell>
          <table:table-cell table:formula="of:=[.F362]-[.K362]" office:value-type="float" office:value="3.64999999999998">
            <text:p>3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3">
            <text:p>1783</text:p>
          </table:table-cell>
          <table:table-cell office:value-type="string">
            <text:p>RET</text:p>
          </table:table-cell>
          <table:table-cell office:value-type="float" office:value="1225">
            <text:p>122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table:formula="of:=[.J363]*1.35" office:value-type="float" office:value="1224.45">
            <text:p>1224.45</text:p>
          </table:table-cell>
          <table:table-cell table:formula="of:=[.F363]-[.K363]" office:value-type="float" office:value="0.549999999999955">
            <text:p>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4">
            <text:p>1784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J364]*1.35" office:value-type="float" office:value="1092.15">
            <text:p>1092.15</text:p>
          </table:table-cell>
          <table:table-cell table:formula="of:=[.F364]-[.K364]" office:value-type="float" office:value="2.84999999999991">
            <text:p>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5">
            <text:p>1785</text:p>
          </table:table-cell>
          <table:table-cell office:value-type="string">
            <text:p>OER</text:p>
          </table:table-cell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J365]*1.35" office:value-type="float" office:value="1092.15">
            <text:p>1092.15</text:p>
          </table:table-cell>
          <table:table-cell table:formula="of:=[.F365]-[.K365]" office:value-type="float" office:value="2.84999999999991">
            <text:p>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6">
            <text:p>1786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table:formula="of:=[.J366]*1.35" office:value-type="float" office:value="1156.95">
            <text:p>1156.95</text:p>
          </table:table-cell>
          <table:table-cell table:formula="of:=[.F366]-[.K366]" office:value-type="float" office:value="-6.95000000000005">
            <text:p>-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7">
            <text:p>1787</text:p>
          </table:table-cell>
          <table:table-cell office:value-type="string">
            <text:p>LMR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formula="of:=[.J367]*1.35" office:value-type="float" office:value="727.65">
            <text:p>727.65</text:p>
          </table:table-cell>
          <table:table-cell table:formula="of:=[.F367]-[.K367]" office:value-type="float" office:value="-2.65000000000009">
            <text:p>-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8">
            <text:p>1788</text:p>
          </table:table-cell>
          <table:table-cell office:value-type="string">
            <text:p>OTS</text:p>
          </table:table-cell>
          <table:table-cell office:value-type="float" office:value="1125">
            <text:p>11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6">
            <text:p>876</text:p>
          </table:table-cell>
          <table:table-cell table:formula="of:=[.J368]*1.35" office:value-type="float" office:value="1182.6">
            <text:p>1182.6</text:p>
          </table:table-cell>
          <table:table-cell table:formula="of:=[.F368]-[.K368]" office:value-type="float" office:value="-57.6000000000001">
            <text:p>-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9">
            <text:p>1789</text:p>
          </table:table-cell>
          <table:table-cell office:value-type="string">
            <text:p>TEL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J369]*1.35" office:value-type="float" office:value="951.75">
            <text:p>951.75</text:p>
          </table:table-cell>
          <table:table-cell table:formula="of:=[.F369]-[.K369]" office:value-type="float" office:value="173.25">
            <text:p>17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89">
            <text:p>1789</text:p>
          </table:table-cell>
          <table:table-cell office:value-type="string">
            <text:p>TSE</text:p>
          </table:table-cell>
          <table:table-cell office:value-type="float" office:value="1025">
            <text:p>10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table:formula="of:=[.J370]*1.35" office:value-type="float" office:value="1026">
            <text:p>1026</text:p>
          </table:table-cell>
          <table:table-cell table:formula="of:=[.F370]-[.K370]" office:value-type="float" office:value="-1">
            <text:p>-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0">
            <text:p>1790</text:p>
          </table:table-cell>
          <table:table-cell office:value-type="string">
            <text:p>OL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57">
            <text:p>857</text:p>
          </table:table-cell>
          <table:table-cell table:formula="of:=[.J371]*1.35" office:value-type="float" office:value="1156.95">
            <text:p>1156.95</text:p>
          </table:table-cell>
          <table:table-cell table:formula="of:=[.F371]-[.K371]" office:value-type="float" office:value="23.05">
            <text:p>2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0">
            <text:p>1790</text:p>
          </table:table-cell>
          <table:table-cell office:value-type="string">
            <text:p>TSL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table:formula="of:=[.J372]*1.35" office:value-type="float" office:value="1032.75">
            <text:p>1032.75</text:p>
          </table:table-cell>
          <table:table-cell table:formula="of:=[.F372]-[.K372]" office:value-type="float" office:value="7.25">
            <text:p>7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1">
            <text:p>1791</text:p>
          </table:table-cell>
          <table:table-cell office:value-type="string">
            <text:p>LSV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table:formula="of:=[.J373]*1.35" office:value-type="float" office:value="757.35">
            <text:p>757.35</text:p>
          </table:table-cell>
          <table:table-cell table:formula="of:=[.F373]-[.K373]" office:value-type="float" office:value="-7.35000000000002">
            <text:p>-7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2">
            <text:p>1792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table:formula="of:=[.J374]*1.35" office:value-type="float" office:value="689.85">
            <text:p>689.85</text:p>
          </table:table-cell>
          <table:table-cell table:formula="of:=[.F374]-[.K374]" office:value-type="float" office:value="180.15">
            <text:p>1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2">
            <text:p>1792</text:p>
          </table:table-cell>
          <table:table-cell office:value-type="string">
            <text:p>ETST</text:p>
          </table:table-cell>
          <table:table-cell office:value-type="float" office:value="1305">
            <text:p>130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67">
            <text:p>767</text:p>
          </table:table-cell>
          <table:table-cell table:formula="of:=[.J375]*1.35" office:value-type="float" office:value="1035.45">
            <text:p>1035.45</text:p>
          </table:table-cell>
          <table:table-cell table:formula="of:=[.F375]-[.K375]" office:value-type="float" office:value="269.55">
            <text:p>26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3">
            <text:p>1793</text:p>
          </table:table-cell>
          <table:table-cell office:value-type="string">
            <text:p>OEI</text:p>
          </table:table-cell>
          <table:table-cell office:value-type="float" office:value="1285">
            <text:p>128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table:formula="of:=[.J376]*1.35" office:value-type="float" office:value="1082.7">
            <text:p>1082.7</text:p>
          </table:table-cell>
          <table:table-cell table:formula="of:=[.F376]-[.K376]" office:value-type="float" office:value="202.3">
            <text:p>20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3">
            <text:p>1793</text:p>
          </table:table-cell>
          <table:table-cell office:value-type="string">
            <text:p>RIM</text:p>
          </table:table-cell>
          <table:table-cell office:value-type="float" office:value="1250">
            <text:p>12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formula="of:=[.J377]*1.35" office:value-type="float" office:value="1246.05">
            <text:p>1246.05</text:p>
          </table:table-cell>
          <table:table-cell table:formula="of:=[.F377]-[.K377]" office:value-type="float" office:value="3.94999999999982">
            <text:p>3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4">
            <text:p>1794</text:p>
          </table:table-cell>
          <table:table-cell office:value-type="string">
            <text:p>ETO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J378]*1.35" office:value-type="float" office:value="1057.05">
            <text:p>1057.05</text:p>
          </table:table-cell>
          <table:table-cell table:formula="of:=[.F378]-[.K378]" office:value-type="float" office:value="272.95">
            <text:p>27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4">
            <text:p>1794</text:p>
          </table:table-cell>
          <table:table-cell office:value-type="string">
            <text:p>ESRE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90">
            <text:p>690</text:p>
          </table:table-cell>
          <table:table-cell table:formula="of:=[.J379]*1.35" office:value-type="float" office:value="931.5">
            <text:p>931.5</text:p>
          </table:table-cell>
          <table:table-cell table:formula="of:=[.F379]-[.K379]" office:value-type="float" office:value="238.5">
            <text:p>23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5">
            <text:p>1795</text:p>
          </table:table-cell>
          <table:table-cell office:value-type="string">
            <text:p>LLM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table:formula="of:=[.J380]*1.35" office:value-type="float" office:value="746.55">
            <text:p>746.55</text:p>
          </table:table-cell>
          <table:table-cell table:formula="of:=[.F380]-[.K380]" office:value-type="float" office:value="138.45">
            <text:p>13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6">
            <text:p>1796</text:p>
          </table:table-cell>
          <table:table-cell office:value-type="string">
            <text:p>SOR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J381]*1.35" office:value-type="float" office:value="930.15">
            <text:p>930.15</text:p>
          </table:table-cell>
          <table:table-cell table:formula="of:=[.F381]-[.K381]" office:value-type="float" office:value="4.84999999999991">
            <text:p>4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8">
            <text:p>1798</text:p>
          </table:table-cell>
          <table:table-cell office:value-type="string">
            <text:p>EOEO</text:p>
          </table:table-cell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J382]*1.35" office:value-type="float" office:value="1090.8">
            <text:p>1090.8</text:p>
          </table:table-cell>
          <table:table-cell table:formula="of:=[.F382]-[.K382]" office:value-type="float" office:value="279.2">
            <text:p>27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99">
            <text:p>1799</text:p>
          </table:table-cell>
          <table:table-cell office:value-type="string">
            <text:p>TMS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table:formula="of:=[.J383]*1.35" office:value-type="float" office:value="993.6">
            <text:p>993.6</text:p>
          </table:table-cell>
          <table:table-cell table:formula="of:=[.F383]-[.K383]" office:value-type="float" office:value="1.39999999999998">
            <text:p>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0">
            <text:p>1800</text:p>
          </table:table-cell>
          <table:table-cell office:value-type="string">
            <text:p>ESMV</text:p>
          </table:table-cell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table:formula="of:=[.J384]*1.35" office:value-type="float" office:value="851.85">
            <text:p>851.85</text:p>
          </table:table-cell>
          <table:table-cell table:formula="of:=[.F384]-[.K384]" office:value-type="float" office:value="218.15">
            <text:p>21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0">
            <text:p>1800</text:p>
          </table:table-cell>
          <table:table-cell office:value-type="string">
            <text:p>SSM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table:formula="of:=[.J385]*1.35" office:value-type="float" office:value="895.05">
            <text:p>895.05</text:p>
          </table:table-cell>
          <table:table-cell table:formula="of:=[.F385]-[.K385]" office:value-type="float" office:value="-0.0500000000000682">
            <text:p>-0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1">
            <text:p>1801</text:p>
          </table:table-cell>
          <table:table-cell office:value-type="string">
            <text:p>TIR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J386]*1.35" office:value-type="float" office:value="984.15">
            <text:p>984.15</text:p>
          </table:table-cell>
          <table:table-cell table:formula="of:=[.F386]-[.K386]" office:value-type="float" office:value="0.849999999999909">
            <text:p>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3">
            <text:p>1803</text:p>
          </table:table-cell>
          <table:table-cell office:value-type="string">
            <text:p>ETEO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table:formula="of:=[.J387]*1.35" office:value-type="float" office:value="955.8">
            <text:p>955.8</text:p>
          </table:table-cell>
          <table:table-cell table:formula="of:=[.F387]-[.K387]" office:value-type="float" office:value="244.2">
            <text:p>24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5">
            <text:p>1805</text:p>
          </table:table-cell>
          <table:table-cell office:value-type="string">
            <text:p>ESLI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J388]*1.35" office:value-type="float" office:value="880.2">
            <text:p>880.2</text:p>
          </table:table-cell>
          <table:table-cell table:formula="of:=[.F388]-[.K388]" office:value-type="float" office:value="219.8">
            <text:p>2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6">
            <text:p>1806</text:p>
          </table:table-cell>
          <table:table-cell office:value-type="string">
            <text:p>MEO</text:p>
          </table:table-cell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table:formula="of:=[.J389]*1.35" office:value-type="float" office:value="415.8">
            <text:p>415.8</text:p>
          </table:table-cell>
          <table:table-cell table:formula="of:=[.F389]-[.K389]" office:value-type="float" office:value="114.2">
            <text:p>11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6">
            <text:p>1806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J390]*1.35" office:value-type="float" office:value="434.7">
            <text:p>434.7</text:p>
          </table:table-cell>
          <table:table-cell table:formula="of:=[.F390]-[.K390]" office:value-type="float" office:value="115.3">
            <text:p>11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07">
            <text:p>1807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table:formula="of:=[.J391]*1.35" office:value-type="float" office:value="445.5">
            <text:p>445.5</text:p>
          </table:table-cell>
          <table:table-cell table:formula="of:=[.F391]-[.K391]" office:value-type="float" office:value="114.5">
            <text:p>11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14">
            <text:p>1814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table:formula="of:=[.J392]*1.35" office:value-type="float" office:value="372.6">
            <text:p>372.6</text:p>
          </table:table-cell>
          <table:table-cell table:formula="of:=[.F392]-[.K392]" office:value-type="float" office:value="97.4">
            <text:p>9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15">
            <text:p>1815</text:p>
          </table:table-cell>
          <table:table-cell office:value-type="string">
            <text:p>MIE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J393]*1.35" office:value-type="float" office:value="432">
            <text:p>432</text:p>
          </table:table-cell>
          <table:table-cell table:formula="of:=[.F393]-[.K393]"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16">
            <text:p>1816</text:p>
          </table:table-cell>
          <table:table-cell office:value-type="string">
            <text:p>MEI</text:p>
          </table:table-cell>
          <table:table-cell office:value-type="float" office:value="510">
            <text:p>510</text:p>
          </table:table-cell>
          <table:table-cell office:value-type="float" office:value="8">
            <text:p>8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J394]*1.35" office:value-type="float" office:value="407.7">
            <text:p>407.7</text:p>
          </table:table-cell>
          <table:table-cell table:formula="of:=[.F394]-[.K394]" office:value-type="float" office:value="102.3">
            <text:p>10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17">
            <text:p>1817</text:p>
          </table:table-cell>
          <table:table-cell office:value-type="string">
            <text:p>MLL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J395]*1.35" office:value-type="float" office:value="479.25">
            <text:p>479.25</text:p>
          </table:table-cell>
          <table:table-cell table:formula="of:=[.F395]-[.K395]" office:value-type="float" office:value="120.75">
            <text:p>12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18">
            <text:p>1818</text:p>
          </table:table-cell>
          <table:table-cell office:value-type="string">
            <text:p>ITO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table:formula="of:=[.J396]*1.35" office:value-type="float" office:value="375.3">
            <text:p>375.3</text:p>
          </table:table-cell>
          <table:table-cell table:formula="of:=[.F396]-[.K396]" office:value-type="float" office:value="94.7">
            <text:p>9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21">
            <text:p>1821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J397]*1.35" office:value-type="float" office:value="475.2">
            <text:p>475.2</text:p>
          </table:table-cell>
          <table:table-cell table:formula="of:=[.F397]-[.K397]" office:value-type="float" office:value="124.8">
            <text:p>12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27">
            <text:p>1827</text:p>
          </table:table-cell>
          <table:table-cell office:value-type="string">
            <text:p>LR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  <table:table-cell table:formula="of:=[.J398]*1.35" office:value-type="float" office:value="796.5">
            <text:p>796.5</text:p>
          </table:table-cell>
          <table:table-cell table:formula="of:=[.F398]-[.K398]" office:value-type="float" office:value="173.5">
            <text:p>17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28">
            <text:p>1828</text:p>
          </table:table-cell>
          <table:table-cell office:value-type="string">
            <text:p>LIE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formula="of:=[.J399]*1.35" office:value-type="float" office:value="702">
            <text:p>702</text:p>
          </table:table-cell>
          <table:table-cell table:formula="of:=[.F399]-[.K399]" office:value-type="float" office:value="138">
            <text:p>13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0">
            <text:p>1830</text:p>
          </table:table-cell>
          <table:table-cell office:value-type="string">
            <text:p>IMS</text:p>
          </table:table-cell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.J400]*1.35" office:value-type="float" office:value="318.6">
            <text:p>318.6</text:p>
          </table:table-cell>
          <table:table-cell table:formula="of:=[.F400]-[.K400]" office:value-type="float" office:value="81.4">
            <text:p>8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1">
            <text:p>1831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1">
            <text:p>1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.J401]*1.35" office:value-type="float" office:value="318.6">
            <text:p>318.6</text:p>
          </table:table-cell>
          <table:table-cell table:formula="of:=[.F401]-[.K401]" office:value-type="float" office:value="86.4">
            <text:p>86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1">
            <text:p>1831</text:p>
          </table:table-cell>
          <table:table-cell office:value-type="string">
            <text:p>ILL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J402]*1.35" office:value-type="float" office:value="344.25">
            <text:p>344.25</text:p>
          </table:table-cell>
          <table:table-cell table:formula="of:=[.F402]-[.K402]" office:value-type="float" office:value="90.75">
            <text:p>9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2">
            <text:p>1832</text:p>
          </table:table-cell>
          <table:table-cell office:value-type="string">
            <text:p>ISO</text:p>
          </table:table-cell>
          <table:table-cell office:value-type="float" office:value="455">
            <text:p>455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table:formula="of:=[.J403]*1.35" office:value-type="float" office:value="361.8">
            <text:p>361.8</text:p>
          </table:table-cell>
          <table:table-cell table:formula="of:=[.F403]-[.K403]" office:value-type="float" office:value="93.2">
            <text:p>9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3">
            <text:p>1833</text:p>
          </table:table-cell>
          <table:table-cell office:value-type="string">
            <text:p>IV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[.J404]*1.35" office:value-type="float" office:value="286.2">
            <text:p>286.2</text:p>
          </table:table-cell>
          <table:table-cell table:formula="of:=[.F404]-[.K404]" office:value-type="float" office:value="73.8">
            <text:p>7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5">
            <text:p>1835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405]*1.35" office:value-type="float" office:value="324">
            <text:p>324</text:p>
          </table:table-cell>
          <table:table-cell table:formula="of:=[.F405]-[.K405]"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6">
            <text:p>1836</text:p>
          </table:table-cell>
          <table:table-cell office:value-type="string">
            <text:p>IIS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406]*1.35" office:value-type="float" office:value="305.1">
            <text:p>305.1</text:p>
          </table:table-cell>
          <table:table-cell table:formula="of:=[.F406]-[.K406]" office:value-type="float" office:value="74.9">
            <text:p>74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7">
            <text:p>1837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407]*1.35" office:value-type="float" office:value="340.2">
            <text:p>340.2</text:p>
          </table:table-cell>
          <table:table-cell table:formula="of:=[.F407]-[.K407]" office:value-type="float" office:value="84.8">
            <text:p>8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8">
            <text:p>1838</text:p>
          </table:table-cell>
          <table:table-cell office:value-type="string">
            <text:p>VR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.J408]*1.35" office:value-type="float" office:value="263.25">
            <text:p>263.25</text:p>
          </table:table-cell>
          <table:table-cell table:formula="of:=[.F408]-[.K408]" office:value-type="float" office:value="66.75">
            <text:p>6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8">
            <text:p>1838</text:p>
          </table:table-cell>
          <table:table-cell office:value-type="string">
            <text:p>ILE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.J409]*1.35" office:value-type="float" office:value="337.5">
            <text:p>337.5</text:p>
          </table:table-cell>
          <table:table-cell table:formula="of:=[.F409]-[.K409]" office:value-type="float" office:value="82.5">
            <text:p>8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39">
            <text:p>1839</text:p>
          </table:table-cell>
          <table:table-cell office:value-type="string">
            <text:p>ERR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.J410]*1.35" office:value-type="float" office:value="133.65">
            <text:p>133.65</text:p>
          </table:table-cell>
          <table:table-cell table:formula="of:=[.F410]-[.K410]" office:value-type="float" office:value="36.35">
            <text:p>3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40">
            <text:p>1840</text:p>
          </table:table-cell>
          <table:table-cell office:value-type="string">
            <text:p>ERS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[.J411]*1.35" office:value-type="float" office:value="129.6">
            <text:p>129.6</text:p>
          </table:table-cell>
          <table:table-cell table:formula="of:=[.F411]-[.K411]" office:value-type="float" office:value="40.4">
            <text:p>4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40">
            <text:p>1840</text:p>
          </table:table-cell>
          <table:table-cell office:value-type="string">
            <text:p>VVA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.J412]*1.35" office:value-type="float" office:value="153.9">
            <text:p>153.9</text:p>
          </table:table-cell>
          <table:table-cell table:formula="of:=[.F412]-[.K412]" office:value-type="float" office:value="46.1">
            <text:p>4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841">
            <text:p>1841</text:p>
          </table:table-cell>
          <table:table-cell office:value-type="string">
            <text:p>EOV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.J413]*1.35" office:value-type="float" office:value="109.35">
            <text:p>109.35</text:p>
          </table:table-cell>
          <table:table-cell table:formula="of:=[.F413]-[.K413]" office:value-type="float" office:value="30.65">
            <text:p>3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1">
            <text:p>1841</text:p>
          </table:table-cell>
          <table:table-cell office:value-type="string">
            <text:p>ESMS</text:p>
          </table:table-cell>
          <table:table-cell office:value-type="float" office:value="1080">
            <text:p>10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J414]*1.35" office:value-type="float" office:value="858.6">
            <text:p>858.6</text:p>
          </table:table-cell>
          <table:table-cell table:formula="of:=[.F414]-[.K414]" office:value-type="float" office:value="221.4">
            <text:p>221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2">
            <text:p>1842</text:p>
          </table:table-cell>
          <table:table-cell office:value-type="string">
            <text:p>LAL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J415]*1.35" office:value-type="float" office:value="735.75">
            <text:p>735.75</text:p>
          </table:table-cell>
          <table:table-cell table:formula="of:=[.F415]-[.K415]" office:value-type="float" office:value="154.25">
            <text:p>15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5">
            <text:p>1845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J416]*1.35" office:value-type="float" office:value="729">
            <text:p>729</text:p>
          </table:table-cell>
          <table:table-cell table:formula="of:=[.F416]-[.K416]" office:value-type="float" office:value="191">
            <text:p>19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6">
            <text:p>1846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J417]*1.35" office:value-type="float" office:value="903.15">
            <text:p>903.15</text:p>
          </table:table-cell>
          <table:table-cell table:formula="of:=[.F417]-[.K417]" office:value-type="float" office:value="231.85">
            <text:p>23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7">
            <text:p>1847</text:p>
          </table:table-cell>
          <table:table-cell office:value-type="string">
            <text:p>SEM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table:formula="of:=[.J418]*1.35" office:value-type="float" office:value="814.05">
            <text:p>814.05</text:p>
          </table:table-cell>
          <table:table-cell table:formula="of:=[.F418]-[.K418]" office:value-type="float" office:value="210.95">
            <text:p>21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1848">
            <text:p>1848</text:p>
          </table:table-cell>
          <table:table-cell office:value-type="string">
            <text:p>SSR</text:p>
          </table:table-cell>
          <table:table-cell office:value-type="float" office:value="1135">
            <text:p>113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J419]*1.35" office:value-type="float" office:value="903.15">
            <text:p>903.15</text:p>
          </table:table-cell>
          <table:table-cell table:formula="of:=[.F419]-[.K419]" office:value-type="float" office:value="231.85">
            <text:p>23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49">
            <text:p>1849</text:p>
          </table:table-cell>
          <table:table-cell office:value-type="string">
            <text:p>RRA</text:p>
          </table:table-cell>
          <table:table-cell office:value-type="float" office:value="1690">
            <text:p>16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.J420]*1.35" office:value-type="float" office:value="1341.9">
            <text:p>1341.9</text:p>
          </table:table-cell>
          <table:table-cell table:formula="of:=[.F420]-[.K420]" office:value-type="float" office:value="348.1">
            <text:p>348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1">
            <text:p>1851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table:formula="of:=[.J421]*1.35" office:value-type="float" office:value="1221.75">
            <text:p>1221.75</text:p>
          </table:table-cell>
          <table:table-cell table:formula="of:=[.F421]-[.K421]" office:value-type="float" office:value="318.25">
            <text:p>31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3">
            <text:p>1853</text:p>
          </table:table-cell>
          <table:table-cell office:value-type="string">
            <text:p>RTA</text:p>
          </table:table-cell>
          <table:table-cell office:value-type="float" office:value="1695">
            <text:p>16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table:formula="of:=[.J422]*1.35" office:value-type="float" office:value="1314.9">
            <text:p>1314.9</text:p>
          </table:table-cell>
          <table:table-cell table:formula="of:=[.F422]-[.K422]" office:value-type="float" office:value="380.1">
            <text:p>38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4">
            <text:p>1854</text:p>
          </table:table-cell>
          <table:table-cell office:value-type="string">
            <text:p>VITM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table:formula="of:=[.J423]*1.35" office:value-type="float" office:value="1718.55">
            <text:p>1718.55</text:p>
          </table:table-cell>
          <table:table-cell table:formula="of:=[.F423]-[.K423]" office:value-type="float" office:value="961.45">
            <text:p>96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5">
            <text:p>1855</text:p>
          </table:table-cell>
          <table:table-cell office:value-type="string">
            <text:p>RS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J424]*1.35" office:value-type="float" office:value="1296">
            <text:p>1296</text:p>
          </table:table-cell>
          <table:table-cell table:formula="of:=[.F424]-[.K424]" office:value-type="float" office:value="334">
            <text:p>33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6">
            <text:p>1856</text:p>
          </table:table-cell>
          <table:table-cell office:value-type="string">
            <text:p>RAE</text:p>
          </table:table-cell>
          <table:table-cell office:value-type="float" office:value="1595">
            <text:p>15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40">
            <text:p>940</text:p>
          </table:table-cell>
          <table:table-cell table:formula="of:=[.J425]*1.35" office:value-type="float" office:value="1269">
            <text:p>1269</text:p>
          </table:table-cell>
          <table:table-cell table:formula="of:=[.F425]-[.K425]" office:value-type="float" office:value="326">
            <text:p>32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9">
            <text:p>1859</text:p>
          </table:table-cell>
          <table:table-cell office:value-type="string">
            <text:p>VEIV</text:p>
          </table:table-cell>
          <table:table-cell office:value-type="float" office:value="1735">
            <text:p>17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table:formula="of:=[.J426]*1.35" office:value-type="float" office:value="1378.35">
            <text:p>1378.35</text:p>
          </table:table-cell>
          <table:table-cell table:formula="of:=[.F426]-[.K426]" office:value-type="float" office:value="356.65">
            <text:p>356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9">
            <text:p>1859</text:p>
          </table:table-cell>
          <table:table-cell office:value-type="string">
            <text:p>VVEO</text:p>
          </table:table-cell>
          <table:table-cell office:value-type="float" office:value="1885">
            <text:p>18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table:formula="of:=[.J427]*1.35" office:value-type="float" office:value="1495.8">
            <text:p>1495.8</text:p>
          </table:table-cell>
          <table:table-cell table:formula="of:=[.F427]-[.K427]" office:value-type="float" office:value="389.2">
            <text:p>38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0">
            <text:p>1860</text:p>
          </table:table-cell>
          <table:table-cell office:value-type="string">
            <text:p>OTA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table:formula="of:=[.J428]*1.35" office:value-type="float" office:value="1179.9">
            <text:p>1179.9</text:p>
          </table:table-cell>
          <table:table-cell table:formula="of:=[.F428]-[.K428]" office:value-type="float" office:value="345.1">
            <text:p>34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1">
            <text:p>1861</text:p>
          </table:table-cell>
          <table:table-cell office:value-type="string">
            <text:p>REE</text:p>
          </table:table-cell>
          <table:table-cell office:value-type="float" office:value="1535">
            <text:p>15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.J429]*1.35" office:value-type="float" office:value="1215">
            <text:p>1215</text:p>
          </table:table-cell>
          <table:table-cell table:formula="of:=[.F429]-[.K429]" office:value-type="float" office:value="320">
            <text:p>32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2">
            <text:p>1862</text:p>
          </table:table-cell>
          <table:table-cell office:value-type="string">
            <text:p>VIML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table:formula="of:=[.J430]*1.35" office:value-type="float" office:value="1667.25">
            <text:p>1667.25</text:p>
          </table:table-cell>
          <table:table-cell table:formula="of:=[.F430]-[.K430]" office:value-type="float" office:value="432.75">
            <text:p>43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3">
            <text:p>1863</text:p>
          </table:table-cell>
          <table:table-cell office:value-type="string">
            <text:p>VOMI</text:p>
          </table:table-cell>
          <table:table-cell office:value-type="float" office:value="3125">
            <text:p>31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table:formula="of:=[.J431]*1.35" office:value-type="float" office:value="2473.2">
            <text:p>2473.2</text:p>
          </table:table-cell>
          <table:table-cell table:formula="of:=[.F431]-[.K431]" office:value-type="float" office:value="651.8">
            <text:p>65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4">
            <text:p>1864</text:p>
          </table:table-cell>
          <table:table-cell office:value-type="string">
            <text:p>RS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60">
            <text:p>960</text:p>
          </table:table-cell>
          <table:table-cell table:formula="of:=[.J432]*1.35" office:value-type="float" office:value="1296">
            <text:p>1296</text:p>
          </table:table-cell>
          <table:table-cell table:formula="of:=[.F432]-[.K432]" office:value-type="float" office:value="334">
            <text:p>33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5">
            <text:p>1865</text:p>
          </table:table-cell>
          <table:table-cell office:value-type="string">
            <text:p>OIO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.J433]*1.35" office:value-type="float" office:value="1117.8">
            <text:p>1117.8</text:p>
          </table:table-cell>
          <table:table-cell table:formula="of:=[.F433]-[.K433]" office:value-type="float" office:value="282.2">
            <text:p>28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6">
            <text:p>1866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.J434]*1.35" office:value-type="float" office:value="1304.1">
            <text:p>1304.1</text:p>
          </table:table-cell>
          <table:table-cell table:formula="of:=[.F434]-[.K434]" office:value-type="float" office:value="345.9">
            <text:p>34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7">
            <text:p>1867</text:p>
          </table:table-cell>
          <table:table-cell office:value-type="string">
            <text:p>RE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.J435]*1.35" office:value-type="float" office:value="1215">
            <text:p>1215</text:p>
          </table:table-cell>
          <table:table-cell table:formula="of:=[.F435]-[.K435]" office:value-type="float" office:value="365">
            <text:p>3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8">
            <text:p>1868</text:p>
          </table:table-cell>
          <table:table-cell office:value-type="string">
            <text:p>RVO</text:p>
          </table:table-cell>
          <table:table-cell office:value-type="float" office:value="1560">
            <text:p>156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formula="of:=[.J436]*1.35" office:value-type="float" office:value="1239.3">
            <text:p>1239.3</text:p>
          </table:table-cell>
          <table:table-cell table:formula="of:=[.F436]-[.K436]" office:value-type="float" office:value="320.7">
            <text:p>32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69">
            <text:p>1869</text:p>
          </table:table-cell>
          <table:table-cell office:value-type="string">
            <text:p>VOMI</text:p>
          </table:table-cell>
          <table:table-cell office:value-type="float" office:value="3125">
            <text:p>31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832">
            <text:p>1832</text:p>
          </table:table-cell>
          <table:table-cell table:formula="of:=[.J437]*1.35" office:value-type="float" office:value="2473.2">
            <text:p>2473.2</text:p>
          </table:table-cell>
          <table:table-cell table:formula="of:=[.F437]-[.K437]" office:value-type="float" office:value="651.8">
            <text:p>65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70">
            <text:p>1870</text:p>
          </table:table-cell>
          <table:table-cell office:value-type="string">
            <text:p>OTR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.J438]*1.35" office:value-type="float" office:value="1186.65">
            <text:p>1186.65</text:p>
          </table:table-cell>
          <table:table-cell table:formula="of:=[.F438]-[.K438]" office:value-type="float" office:value="313.35">
            <text:p>31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71">
            <text:p>1871</text:p>
          </table:table-cell>
          <table:table-cell office:value-type="string">
            <text:p>VVEI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table:formula="of:=[.J439]*1.35" office:value-type="float" office:value="1487.7">
            <text:p>1487.7</text:p>
          </table:table-cell>
          <table:table-cell table:formula="of:=[.F439]-[.K439]" office:value-type="float" office:value="387.3">
            <text:p>38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72">
            <text:p>1872</text:p>
          </table:table-cell>
          <table:table-cell office:value-type="string">
            <text:p>VVVO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table:formula="of:=[.J440]*1.35" office:value-type="float" office:value="1509.3">
            <text:p>1509.3</text:p>
          </table:table-cell>
          <table:table-cell table:formula="of:=[.F440]-[.K440]" office:value-type="float" office:value="390.7">
            <text:p>39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73">
            <text:p>1873</text:p>
          </table:table-cell>
          <table:table-cell office:value-type="string">
            <text:p>RAI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.J441]*1.35" office:value-type="float" office:value="1271.7">
            <text:p>1271.7</text:p>
          </table:table-cell>
          <table:table-cell table:formula="of:=[.F441]-[.K441]" office:value-type="float" office:value="328.3">
            <text:p>32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75">
            <text:p>1875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.J442]*1.35" office:value-type="float" office:value="1304.1">
            <text:p>1304.1</text:p>
          </table:table-cell>
          <table:table-cell table:formula="of:=[.F442]-[.K442]" office:value-type="float" office:value="345.9">
            <text:p>34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1">
            <text:p>1881</text:p>
          </table:table-cell>
          <table:table-cell office:value-type="string">
            <text:p>VVER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table:formula="of:=[.J443]*1.35" office:value-type="float" office:value="1497.15">
            <text:p>1497.15</text:p>
          </table:table-cell>
          <table:table-cell table:formula="of:=[.F443]-[.K443]" office:value-type="float" office:value="387.85">
            <text:p>387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2">
            <text:p>1882</text:p>
          </table:table-cell>
          <table:table-cell office:value-type="string">
            <text:p>VIML</text:p>
          </table:table-cell>
          <table:table-cell office:value-type="float" office:value="2100">
            <text:p>21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35">
            <text:p>1235</text:p>
          </table:table-cell>
          <table:table-cell table:formula="of:=[.J444]*1.35" office:value-type="float" office:value="1667.25">
            <text:p>1667.25</text:p>
          </table:table-cell>
          <table:table-cell table:formula="of:=[.F444]-[.K444]" office:value-type="float" office:value="432.75">
            <text:p>43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3">
            <text:p>1883</text:p>
          </table:table-cell>
          <table:table-cell office:value-type="string">
            <text:p>VMOE</text:p>
          </table:table-cell>
          <table:table-cell office:value-type="float" office:value="2345">
            <text:p>23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80">
            <text:p>1380</text:p>
          </table:table-cell>
          <table:table-cell table:formula="of:=[.J445]*1.35" office:value-type="float" office:value="1863">
            <text:p>1863</text:p>
          </table:table-cell>
          <table:table-cell table:formula="of:=[.F445]-[.K445]" office:value-type="float" office:value="482">
            <text:p>48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4">
            <text:p>1884</text:p>
          </table:table-cell>
          <table:table-cell office:value-type="string">
            <text:p>VLT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table:formula="of:=[.J446]*1.35" office:value-type="float" office:value="2119.5">
            <text:p>2119.5</text:p>
          </table:table-cell>
          <table:table-cell table:formula="of:=[.F446]-[.K446]" office:value-type="float" office:value="580.5">
            <text:p>58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5">
            <text:p>1885</text:p>
          </table:table-cell>
          <table:table-cell office:value-type="string">
            <text:p>VSLL</text:p>
          </table:table-cell>
          <table:table-cell office:value-type="float" office:value="2845">
            <text:p>28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655">
            <text:p>1655</text:p>
          </table:table-cell>
          <table:table-cell table:formula="of:=[.J447]*1.35" office:value-type="float" office:value="2234.25">
            <text:p>2234.25</text:p>
          </table:table-cell>
          <table:table-cell table:formula="of:=[.F447]-[.K447]" office:value-type="float" office:value="610.75">
            <text:p>61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5">
            <text:p>1885</text:p>
          </table:table-cell>
          <table:table-cell office:value-type="string">
            <text:p>IERI</text:p>
          </table:table-cell>
          <table:table-cell office:value-type="float" office:value="3565">
            <text:p>35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table:formula="of:=[.J448]*1.35" office:value-type="float" office:value="2824.2">
            <text:p>2824.2</text:p>
          </table:table-cell>
          <table:table-cell table:formula="of:=[.F448]-[.K448]" office:value-type="float" office:value="740.8">
            <text:p>74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6">
            <text:p>1886</text:p>
          </table:table-cell>
          <table:table-cell office:value-type="string">
            <text:p>VVEO</text:p>
          </table:table-cell>
          <table:table-cell office:value-type="float" office:value="1895">
            <text:p>18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table:formula="of:=[.J449]*1.35" office:value-type="float" office:value="1495.8">
            <text:p>1495.8</text:p>
          </table:table-cell>
          <table:table-cell table:formula="of:=[.F449]-[.K449]" office:value-type="float" office:value="399.2">
            <text:p>39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7">
            <text:p>1887</text:p>
          </table:table-cell>
          <table:table-cell office:value-type="string">
            <text:p>OTR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.J450]*1.35" office:value-type="float" office:value="1186.65">
            <text:p>1186.65</text:p>
          </table:table-cell>
          <table:table-cell table:formula="of:=[.F450]-[.K450]" office:value-type="float" office:value="313.35">
            <text:p>31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8">
            <text:p>1888</text:p>
          </table:table-cell>
          <table:table-cell office:value-type="string">
            <text:p>VIET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07">
            <text:p>1207</text:p>
          </table:table-cell>
          <table:table-cell table:formula="of:=[.J451]*1.35" office:value-type="float" office:value="1629.45">
            <text:p>1629.45</text:p>
          </table:table-cell>
          <table:table-cell table:formula="of:=[.F451]-[.K451]" office:value-type="float" office:value="420.55">
            <text:p>42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89">
            <text:p>1889</text:p>
          </table:table-cell>
          <table:table-cell office:value-type="string">
            <text:p>VVEI</text:p>
          </table:table-cell>
          <table:table-cell office:value-type="float" office:value="1875">
            <text:p>18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table:formula="of:=[.J452]*1.35" office:value-type="float" office:value="1487.7">
            <text:p>1487.7</text:p>
          </table:table-cell>
          <table:table-cell table:formula="of:=[.F452]-[.K452]" office:value-type="float" office:value="387.3">
            <text:p>38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0">
            <text:p>1890</text:p>
          </table:table-cell>
          <table:table-cell office:value-type="string">
            <text:p>VOTR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table:formula="of:=[.J453]*1.35" office:value-type="float" office:value="2536.65">
            <text:p>2536.65</text:p>
          </table:table-cell>
          <table:table-cell table:formula="of:=[.F453]-[.K453]" office:value-type="float" office:value="-1036.65">
            <text:p>-1036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2">
            <text:p>1892</text:p>
          </table:table-cell>
          <table:table-cell office:value-type="string">
            <text:p>RAI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table:formula="of:=[.J454]*1.35" office:value-type="float" office:value="1271.7">
            <text:p>1271.7</text:p>
          </table:table-cell>
          <table:table-cell table:formula="of:=[.F454]-[.K454]" office:value-type="float" office:value="328.3">
            <text:p>32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3">
            <text:p>1893</text:p>
          </table:table-cell>
          <table:table-cell office:value-type="string">
            <text:p>VVVO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table:formula="of:=[.J455]*1.35" office:value-type="float" office:value="1509.3">
            <text:p>1509.3</text:p>
          </table:table-cell>
          <table:table-cell table:formula="of:=[.F455]-[.K455]" office:value-type="float" office:value="390.7">
            <text:p>39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8">
            <text:p>1898</text:p>
          </table:table-cell>
          <table:table-cell office:value-type="string">
            <text:p>REV</text:p>
          </table:table-cell>
          <table:table-cell office:value-type="float" office:value="1530">
            <text:p>15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1">
            <text:p>901</text:p>
          </table:table-cell>
          <table:table-cell table:formula="of:=[.J456]*1.35" office:value-type="float" office:value="1216.35">
            <text:p>1216.35</text:p>
          </table:table-cell>
          <table:table-cell table:formula="of:=[.F456]-[.K456]" office:value-type="float" office:value="313.65">
            <text:p>313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9">
            <text:p>1899</text:p>
          </table:table-cell>
          <table:table-cell office:value-type="string">
            <text:p>OIO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table:formula="of:=[.J457]*1.35" office:value-type="float" office:value="1117.8">
            <text:p>1117.8</text:p>
          </table:table-cell>
          <table:table-cell table:formula="of:=[.F457]-[.K457]" office:value-type="float" office:value="282.2">
            <text:p>28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0">
            <text:p>1900</text:p>
          </table:table-cell>
          <table:table-cell office:value-type="string">
            <text:p>VESO</text:p>
          </table:table-cell>
          <table:table-cell office:value-type="float" office:value="1830">
            <text:p>18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table:formula="of:=[.J458]*1.35" office:value-type="float" office:value="1441.8">
            <text:p>1441.8</text:p>
          </table:table-cell>
          <table:table-cell table:formula="of:=[.F458]-[.K458]" office:value-type="float" office:value="388.2">
            <text:p>38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1">
            <text:p>1901</text:p>
          </table:table-cell>
          <table:table-cell office:value-type="string">
            <text:p>RE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table:formula="of:=[.J459]*1.35" office:value-type="float" office:value="1215">
            <text:p>1215</text:p>
          </table:table-cell>
          <table:table-cell table:formula="of:=[.F459]-[.K459]" office:value-type="float" office:value="365">
            <text:p>3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2">
            <text:p>1902</text:p>
          </table:table-cell>
          <table:table-cell office:value-type="string">
            <text:p>OLO</text:p>
          </table:table-cell>
          <table:table-cell office:value-type="float" office:value="1460">
            <text:p>146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.J460]*1.35" office:value-type="float" office:value="1158.3">
            <text:p>1158.3</text:p>
          </table:table-cell>
          <table:table-cell table:formula="of:=[.F460]-[.K460]" office:value-type="float" office:value="301.7">
            <text:p>30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3">
            <text:p>1903</text:p>
          </table:table-cell>
          <table:table-cell office:value-type="string">
            <text:p>OL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58">
            <text:p>858</text:p>
          </table:table-cell>
          <table:table-cell table:formula="of:=[.J461]*1.35" office:value-type="float" office:value="1158.3">
            <text:p>1158.3</text:p>
          </table:table-cell>
          <table:table-cell table:formula="of:=[.F461]-[.K461]" office:value-type="float" office:value="291.7">
            <text:p>29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4">
            <text:p>1904</text:p>
          </table:table-cell>
          <table:table-cell office:value-type="string">
            <text:p>OEO</text:p>
          </table:table-cell>
          <table:table-cell office:value-type="float" office:value="1370">
            <text:p>1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table:formula="of:=[.J462]*1.35" office:value-type="float" office:value="1090.8">
            <text:p>1090.8</text:p>
          </table:table-cell>
          <table:table-cell table:formula="of:=[.F462]-[.K462]" office:value-type="float" office:value="279.2">
            <text:p>27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5">
            <text:p>1905</text:p>
          </table:table-cell>
          <table:table-cell office:value-type="string">
            <text:p>VEIL</text:p>
          </table:table-cell>
          <table:table-cell office:value-type="float" office:value="1780">
            <text:p>17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25">
            <text:p>1025</text:p>
          </table:table-cell>
          <table:table-cell table:formula="of:=[.J463]*1.35" office:value-type="float" office:value="1383.75">
            <text:p>1383.75</text:p>
          </table:table-cell>
          <table:table-cell table:formula="of:=[.F463]-[.K463]" office:value-type="float" office:value="396.25">
            <text:p>39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906">
            <text:p>1906</text:p>
          </table:table-cell>
          <table:table-cell office:value-type="string">
            <text:p>RVO</text:p>
          </table:table-cell>
          <table:table-cell office:value-type="float" office:value="1560">
            <text:p>156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formula="of:=[.J464]*1.35" office:value-type="float" office:value="1239.3">
            <text:p>1239.3</text:p>
          </table:table-cell>
          <table:table-cell table:formula="of:=[.F464]-[.K464]" office:value-type="float" office:value="320.7">
            <text:p>32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07">
            <text:p>1907</text:p>
          </table:table-cell>
          <table:table-cell office:value-type="string">
            <text:p>MOL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85">
            <text:p>385</text:p>
          </table:table-cell>
          <table:table-cell table:formula="of:=[.J465]*1.35" office:value-type="float" office:value="519.75">
            <text:p>519.75</text:p>
          </table:table-cell>
          <table:table-cell table:formula="of:=[.F465]-[.K465]" office:value-type="float" office:value="80.25">
            <text:p>80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08">
            <text:p>1908</text:p>
          </table:table-cell>
          <table:table-cell office:value-type="string">
            <text:p>IOE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466]*1.35" office:value-type="float" office:value="378">
            <text:p>378</text:p>
          </table:table-cell>
          <table:table-cell table:formula="of:=[.F466]-[.K466]" office:value-type="float" office:value="52">
            <text:p>5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09">
            <text:p>1909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467]*1.35" office:value-type="float" office:value="378">
            <text:p>378</text:p>
          </table:table-cell>
          <table:table-cell table:formula="of:=[.F467]-[.K467]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10">
            <text:p>1910</text:p>
          </table:table-cell>
          <table:table-cell office:value-type="string">
            <text:p>MMO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.J468]*1.35" office:value-type="float" office:value="456.3">
            <text:p>456.3</text:p>
          </table:table-cell>
          <table:table-cell table:formula="of:=[.F468]-[.K468]" office:value-type="float" office:value="53.7">
            <text:p>5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13">
            <text:p>1913</text:p>
          </table:table-cell>
          <table:table-cell office:value-type="string">
            <text:p>MVI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469]*1.35" office:value-type="float" office:value="421.2">
            <text:p>421.2</text:p>
          </table:table-cell>
          <table:table-cell table:formula="of:=[.F469]-[.K469]" office:value-type="float" office:value="48.8">
            <text:p>4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14">
            <text:p>1914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.J470]*1.35" office:value-type="float" office:value="441.45">
            <text:p>441.45</text:p>
          </table:table-cell>
          <table:table-cell table:formula="of:=[.F470]-[.K470]" office:value-type="float" office:value="113.55">
            <text:p>11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16">
            <text:p>1916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.J471]*1.35" office:value-type="float" office:value="515.7">
            <text:p>515.7</text:p>
          </table:table-cell>
          <table:table-cell table:formula="of:=[.F471]-[.K471]" office:value-type="float" office:value="134.3">
            <text:p>13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18">
            <text:p>1918</text:p>
          </table:table-cell>
          <table:table-cell office:value-type="string">
            <text:p>MMO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.J472]*1.35" office:value-type="float" office:value="456.3">
            <text:p>456.3</text:p>
          </table:table-cell>
          <table:table-cell table:formula="of:=[.F472]-[.K472]" office:value-type="float" office:value="53.7">
            <text:p>5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3">
            <text:p>1923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.J473]*1.35" office:value-type="float" office:value="548.1">
            <text:p>548.1</text:p>
          </table:table-cell>
          <table:table-cell table:formula="of:=[.F473]-[.K473]" office:value-type="float" office:value="151.9">
            <text:p>15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5">
            <text:p>1925</text:p>
          </table:table-cell>
          <table:table-cell office:value-type="string">
            <text:p>AES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.J474]*1.35" office:value-type="float" office:value="548.1">
            <text:p>548.1</text:p>
          </table:table-cell>
          <table:table-cell table:formula="of:=[.F474]-[.K474]" office:value-type="float" office:value="151.9">
            <text:p>15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6">
            <text:p>1926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.J475]*1.35" office:value-type="float" office:value="558.9">
            <text:p>558.9</text:p>
          </table:table-cell>
          <table:table-cell table:formula="of:=[.F475]-[.K475]" office:value-type="float" office:value="146.1">
            <text:p>14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7">
            <text:p>1927</text:p>
          </table:table-cell>
          <table:table-cell office:value-type="string">
            <text:p>IRL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476]*1.35" office:value-type="float" office:value="398.25">
            <text:p>398.25</text:p>
          </table:table-cell>
          <table:table-cell table:formula="of:=[.F476]-[.K476]" office:value-type="float" office:value="96.75">
            <text:p>9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8">
            <text:p>1928</text:p>
          </table:table-cell>
          <table:table-cell office:value-type="string">
            <text:p>MLL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.J477]*1.35" office:value-type="float" office:value="479.25">
            <text:p>479.25</text:p>
          </table:table-cell>
          <table:table-cell table:formula="of:=[.F477]-[.K477]" office:value-type="float" office:value="125.75">
            <text:p>12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29">
            <text:p>1929</text:p>
          </table:table-cell>
          <table:table-cell office:value-type="string">
            <text:p>MAR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.J478]*1.35" office:value-type="float" office:value="471.15">
            <text:p>471.15</text:p>
          </table:table-cell>
          <table:table-cell table:formula="of:=[.F478]-[.K478]" office:value-type="float" office:value="123.85">
            <text:p>12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30">
            <text:p>1930</text:p>
          </table:table-cell>
          <table:table-cell office:value-type="string">
            <text:p>MSV</text:p>
          </table:table-cell>
          <table:table-cell office:value-type="float" office:value="615">
            <text:p>61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[.J479]*1.35" office:value-type="float" office:value="487.35">
            <text:p>487.35</text:p>
          </table:table-cell>
          <table:table-cell table:formula="of:=[.F479]-[.K479]" office:value-type="float" office:value="127.65">
            <text:p>12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35">
            <text:p>1935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480]*1.35" office:value-type="float" office:value="469.8">
            <text:p>469.8</text:p>
          </table:table-cell>
          <table:table-cell table:formula="of:=[.F480]-[.K480]" office:value-type="float" office:value="125.2">
            <text:p>1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37">
            <text:p>1937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481]*1.35" office:value-type="float" office:value="442.8">
            <text:p>442.8</text:p>
          </table:table-cell>
          <table:table-cell table:formula="of:=[.F481]-[.K481]" office:value-type="float" office:value="117.2">
            <text:p>11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38">
            <text:p>1938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482]*1.35" office:value-type="float" office:value="577.8">
            <text:p>577.8</text:p>
          </table:table-cell>
          <table:table-cell table:formula="of:=[.F482]-[.K482]" office:value-type="float" office:value="147.2">
            <text:p>14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40">
            <text:p>1940</text:p>
          </table:table-cell>
          <table:table-cell office:value-type="string">
            <text:p>AEI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table:formula="of:=[.J483]*1.35" office:value-type="float" office:value="542.7">
            <text:p>542.7</text:p>
          </table:table-cell>
          <table:table-cell table:formula="of:=[.F483]-[.K483]" office:value-type="float" office:value="142.3">
            <text:p>14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41">
            <text:p>1941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484]*1.35" office:value-type="float" office:value="421.2">
            <text:p>421.2</text:p>
          </table:table-cell>
          <table:table-cell table:formula="of:=[.F484]-[.K484]" office:value-type="float" office:value="108.8">
            <text:p>10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42">
            <text:p>1942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[.J485]*1.35" office:value-type="float" office:value="660.15">
            <text:p>660.15</text:p>
          </table:table-cell>
          <table:table-cell table:formula="of:=[.F485]-[.K485]" office:value-type="float" office:value="169.85">
            <text:p>169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0">
            <text:p>1950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[.J486]*1.35" office:value-type="float" office:value="342.9">
            <text:p>342.9</text:p>
          </table:table-cell>
          <table:table-cell table:formula="of:=[.F486]-[.K486]" office:value-type="float" office:value="92.1">
            <text:p>92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1">
            <text:p>1951</text:p>
          </table:table-cell>
          <table:table-cell office:value-type="string">
            <text:p>A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.J487]*1.35" office:value-type="float" office:value="648">
            <text:p>648</text:p>
          </table:table-cell>
          <table:table-cell table:formula="of:=[.F487]-[.K487]" office:value-type="float" office:value="-173">
            <text:p>-17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2">
            <text:p>1952</text:p>
          </table:table-cell>
          <table:table-cell office:value-type="string">
            <text:p>MYA</text:p>
          </table:table-cell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string">
            <text:p>3-14</text:p>
          </table:table-cell>
          <table:table-cell table:formula="of:=[.J488]*1.35" office:value-type="float" office:value="0">
            <text:p>#VALUE!</text:p>
          </table:table-cell>
          <table:table-cell table:formula="of:=[.F488]-[.K488]" office:value-type="float" office:value="0">
            <text:p>#VALUE!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4">
            <text:p>1954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489]*1.35" office:value-type="float" office:value="378">
            <text:p>378</text:p>
          </table:table-cell>
          <table:table-cell table:formula="of:=[.F489]-[.K489]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5">
            <text:p>1955</text:p>
          </table:table-cell>
          <table:table-cell office:value-type="string">
            <text:p>LAO</text:p>
          </table:table-cell>
          <table:table-cell office:value-type="float" office:value="935">
            <text:p>9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.J490]*1.35" office:value-type="float" office:value="739.8">
            <text:p>739.8</text:p>
          </table:table-cell>
          <table:table-cell table:formula="of:=[.F490]-[.K490]" office:value-type="float" office:value="195.2">
            <text:p>19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6">
            <text:p>1956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491]*1.35" office:value-type="float" office:value="396.9">
            <text:p>396.9</text:p>
          </table:table-cell>
          <table:table-cell table:formula="of:=[.F491]-[.K491]" office:value-type="float" office:value="98.1">
            <text:p>98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7">
            <text:p>1957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492]*1.35" office:value-type="float" office:value="307.8">
            <text:p>307.8</text:p>
          </table:table-cell>
          <table:table-cell table:formula="of:=[.F492]-[.K492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8">
            <text:p>1958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493]*1.35" office:value-type="float" office:value="378">
            <text:p>378</text:p>
          </table:table-cell>
          <table:table-cell table:formula="of:=[.F493]-[.K493]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9">
            <text:p>1959</text:p>
          </table:table-cell>
          <table:table-cell office:value-type="string">
            <text:p>I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494]*1.35" office:value-type="float" office:value="378">
            <text:p>378</text:p>
          </table:table-cell>
          <table:table-cell table:formula="of:=[.F494]-[.K494]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0">
            <text:p>1960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.J495]*1.35" office:value-type="float" office:value="515.7">
            <text:p>515.7</text:p>
          </table:table-cell>
          <table:table-cell table:formula="of:=[.F495]-[.K495]" office:value-type="float" office:value="134.3">
            <text:p>13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1">
            <text:p>1961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496]*1.35" office:value-type="float" office:value="305.1">
            <text:p>305.1</text:p>
          </table:table-cell>
          <table:table-cell table:formula="of:=[.F496]-[.K496]" office:value-type="float" office:value="79.9">
            <text:p>7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2">
            <text:p>1962</text:p>
          </table:table-cell>
          <table:table-cell office:value-type="string">
            <text:p>MRV</text:p>
          </table:table-cell>
          <table:table-cell office:value-type="float" office:value="665">
            <text:p>6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table:formula="of:=[.J497]*1.35" office:value-type="float" office:value="527.85">
            <text:p>527.85</text:p>
          </table:table-cell>
          <table:table-cell table:formula="of:=[.F497]-[.K497]" office:value-type="float" office:value="137.15">
            <text:p>137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2">
            <text:p>1962</text:p>
          </table:table-cell>
          <table:table-cell office:value-type="string">
            <text:p>IAV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.J498]*1.35" office:value-type="float" office:value="325.35">
            <text:p>325.35</text:p>
          </table:table-cell>
          <table:table-cell table:formula="of:=[.F498]-[.K498]" office:value-type="float" office:value="84.65">
            <text:p>8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3">
            <text:p>1963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499]*1.35" office:value-type="float" office:value="307.8">
            <text:p>307.8</text:p>
          </table:table-cell>
          <table:table-cell table:formula="of:=[.F499]-[.K499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5">
            <text:p>1965</text:p>
          </table:table-cell>
          <table:table-cell office:value-type="string">
            <text:p>MOA</text:p>
          </table:table-cell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table:formula="of:=[.J500]*1.35" office:value-type="float" office:value="518.4">
            <text:p>518.4</text:p>
          </table:table-cell>
          <table:table-cell table:formula="of:=[.F500]-[.K500]" office:value-type="float" office:value="136.6">
            <text:p>136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5">
            <text:p>1965</text:p>
          </table:table-cell>
          <table:table-cell office:value-type="string">
            <text:p>IIO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501]*1.35" office:value-type="float" office:value="307.8">
            <text:p>307.8</text:p>
          </table:table-cell>
          <table:table-cell table:formula="of:=[.F501]-[.K501]" office:value-type="float" office:value="172.2">
            <text:p>1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6">
            <text:p>1966</text:p>
          </table:table-cell>
          <table:table-cell office:value-type="string">
            <text:p>IOE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502]*1.35" office:value-type="float" office:value="378">
            <text:p>378</text:p>
          </table:table-cell>
          <table:table-cell table:formula="of:=[.F502]-[.K502]"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6">
            <text:p>1966</text:p>
          </table:table-cell>
          <table:table-cell office:value-type="string">
            <text:p>IAV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.J503]*1.35" office:value-type="float" office:value="325.35">
            <text:p>325.35</text:p>
          </table:table-cell>
          <table:table-cell table:formula="of:=[.F503]-[.K503]" office:value-type="float" office:value="84.65">
            <text:p>8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8">
            <text:p>1968</text:p>
          </table:table-cell>
          <table:table-cell office:value-type="string">
            <text:p>MI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504]*1.35" office:value-type="float" office:value="434.7">
            <text:p>434.7</text:p>
          </table:table-cell>
          <table:table-cell table:formula="of:=[.F504]-[.K504]" office:value-type="float" office:value="60.3">
            <text:p>6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69">
            <text:p>1969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505]*1.35" office:value-type="float" office:value="307.8">
            <text:p>307.8</text:p>
          </table:table-cell>
          <table:table-cell table:formula="of:=[.F505]-[.K505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0">
            <text:p>1970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.J506]*1.35" office:value-type="float" office:value="334.8">
            <text:p>334.8</text:p>
          </table:table-cell>
          <table:table-cell table:formula="of:=[.F506]-[.K506]" office:value-type="float" office:value="90.2">
            <text:p>9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2">
            <text:p>1972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507]*1.35" office:value-type="float" office:value="356.4">
            <text:p>356.4</text:p>
          </table:table-cell>
          <table:table-cell table:formula="of:=[.F507]-[.K507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3">
            <text:p>1973</text:p>
          </table:table-cell>
          <table:table-cell office:value-type="string">
            <text:p>AOA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table:formula="of:=[.J508]*1.35" office:value-type="float" office:value="653.4">
            <text:p>653.4</text:p>
          </table:table-cell>
          <table:table-cell table:formula="of:=[.F508]-[.K508]" office:value-type="float" office:value="176.6">
            <text:p>176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4">
            <text:p>1974</text:p>
          </table:table-cell>
          <table:table-cell office:value-type="string">
            <text:p>ALE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J509]*1.35" office:value-type="float" office:value="607.5">
            <text:p>607.5</text:p>
          </table:table-cell>
          <table:table-cell table:formula="of:=[.F509]-[.K509]" office:value-type="float" office:value="172.5">
            <text:p>17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5">
            <text:p>1975</text:p>
          </table:table-cell>
          <table:table-cell office:value-type="string">
            <text:p>LET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table:formula="of:=[.J510]*1.35" office:value-type="float" office:value="684.45">
            <text:p>684.45</text:p>
          </table:table-cell>
          <table:table-cell table:formula="of:=[.F510]-[.K510]" office:value-type="float" office:value="165.55">
            <text:p>16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6">
            <text:p>1976</text:p>
          </table:table-cell>
          <table:table-cell office:value-type="string">
            <text:p>AIO</text:p>
          </table:table-cell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511]*1.35" office:value-type="float" office:value="577.8">
            <text:p>577.8</text:p>
          </table:table-cell>
          <table:table-cell table:formula="of:=[.F511]-[.K511]" office:value-type="float" office:value="152.2">
            <text:p>15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7">
            <text:p>1977</text:p>
          </table:table-cell>
          <table:table-cell office:value-type="string">
            <text:p>ASR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469">
            <text:p>469</text:p>
          </table:table-cell>
          <table:table-cell table:formula="of:=[.J512]*1.35" office:value-type="float" office:value="633.15">
            <text:p>633.15</text:p>
          </table:table-cell>
          <table:table-cell table:formula="of:=[.F512]-[.K512]" office:value-type="float" office:value="165.85">
            <text:p>16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8">
            <text:p>1978</text:p>
          </table:table-cell>
          <table:table-cell office:value-type="string">
            <text:p>LVL</text:p>
          </table:table-cell>
          <table:table-cell office:value-type="float" office:value="875">
            <text:p>8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.J513]*1.35" office:value-type="float" office:value="695.25">
            <text:p>695.25</text:p>
          </table:table-cell>
          <table:table-cell table:formula="of:=[.F513]-[.K513]" office:value-type="float" office:value="179.75">
            <text:p>17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79">
            <text:p>1979</text:p>
          </table:table-cell>
          <table:table-cell office:value-type="string">
            <text:p>AOE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.J514]*1.35" office:value-type="float" office:value="648">
            <text:p>648</text:p>
          </table:table-cell>
          <table:table-cell table:formula="of:=[.F514]-[.K514]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0">
            <text:p>1980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515]*1.35" office:value-type="float" office:value="469.8">
            <text:p>469.8</text:p>
          </table:table-cell>
          <table:table-cell table:formula="of:=[.F515]-[.K515]" office:value-type="float" office:value="120.2">
            <text:p>12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3">
            <text:p>1983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.J516]*1.35" office:value-type="float" office:value="631.8">
            <text:p>631.8</text:p>
          </table:table-cell>
          <table:table-cell table:formula="of:=[.F516]-[.K516]" office:value-type="float" office:value="168.2">
            <text:p>16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4">
            <text:p>1984</text:p>
          </table:table-cell>
          <table:table-cell office:value-type="string">
            <text:p>MTV</text:p>
          </table:table-cell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.J517]*1.35" office:value-type="float" office:value="500.85">
            <text:p>500.85</text:p>
          </table:table-cell>
          <table:table-cell table:formula="of:=[.F517]-[.K517]" office:value-type="float" office:value="74.15">
            <text:p>74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5">
            <text:p>1985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518]*1.35" office:value-type="float" office:value="577.8">
            <text:p>577.8</text:p>
          </table:table-cell>
          <table:table-cell table:formula="of:=[.F518]-[.K518]" office:value-type="float" office:value="147.2">
            <text:p>14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6">
            <text:p>1986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519]*1.35" office:value-type="float" office:value="442.8">
            <text:p>442.8</text:p>
          </table:table-cell>
          <table:table-cell table:formula="of:=[.F519]-[.K519]" office:value-type="float" office:value="117.2">
            <text:p>11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7">
            <text:p>1987</text:p>
          </table:table-cell>
          <table:table-cell office:value-type="string">
            <text:p>AAM</text:p>
          </table:table-cell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.J520]*1.35" office:value-type="float" office:value="598.05">
            <text:p>598.05</text:p>
          </table:table-cell>
          <table:table-cell table:formula="of:=[.F520]-[.K520]" office:value-type="float" office:value="156.95">
            <text:p>15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89">
            <text:p>1989</text:p>
          </table:table-cell>
          <table:table-cell office:value-type="string">
            <text:p>AVA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.J521]*1.35" office:value-type="float" office:value="558.9">
            <text:p>558.9</text:p>
          </table:table-cell>
          <table:table-cell table:formula="of:=[.F521]-[.K521]" office:value-type="float" office:value="146.1">
            <text:p>14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95">
            <text:p>1995</text:p>
          </table:table-cell>
          <table:table-cell office:value-type="string">
            <text:p>MAI</text:p>
          </table:table-cell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.J522]*1.35" office:value-type="float" office:value="461.7">
            <text:p>461.7</text:p>
          </table:table-cell>
          <table:table-cell table:formula="of:=[.F522]-[.K522]" office:value-type="float" office:value="123.3">
            <text:p>12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0">
            <text:p>2000</text:p>
          </table:table-cell>
          <table:table-cell office:value-type="string">
            <text:p>LTA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74">
            <text:p>574</text:p>
          </table:table-cell>
          <table:table-cell table:formula="of:=[.J523]*1.35" office:value-type="float" office:value="774.9">
            <text:p>774.9</text:p>
          </table:table-cell>
          <table:table-cell table:formula="of:=[.F523]-[.K523]" office:value-type="float" office:value="205.1">
            <text:p>20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1">
            <text:p>2001</text:p>
          </table:table-cell>
          <table:table-cell office:value-type="string">
            <text:p>AIV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[.J524]*1.35" office:value-type="float" office:value="568.35">
            <text:p>568.35</text:p>
          </table:table-cell>
          <table:table-cell table:formula="of:=[.F524]-[.K524]" office:value-type="float" office:value="181.65">
            <text:p>181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2">
            <text:p>2002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.J525]*1.35" office:value-type="float" office:value="426.6">
            <text:p>426.6</text:p>
          </table:table-cell>
          <table:table-cell table:formula="of:=[.F525]-[.K525]" office:value-type="float" office:value="108.4">
            <text:p>10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3">
            <text:p>2003</text:p>
          </table:table-cell>
          <table:table-cell office:value-type="string">
            <text:p>MSS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table:formula="of:=[.J526]*1.35" office:value-type="float" office:value="494.1">
            <text:p>494.1</text:p>
          </table:table-cell>
          <table:table-cell table:formula="of:=[.F526]-[.K526]" office:value-type="float" office:value="130.9">
            <text:p>130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4">
            <text:p>2004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.J527]*1.35" office:value-type="float" office:value="504.9">
            <text:p>504.9</text:p>
          </table:table-cell>
          <table:table-cell table:formula="of:=[.F527]-[.K527]" office:value-type="float" office:value="130.1">
            <text:p>13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5">
            <text:p>2005</text:p>
          </table:table-cell>
          <table:table-cell office:value-type="string">
            <text:p>IRL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528]*1.35" office:value-type="float" office:value="398.25">
            <text:p>398.25</text:p>
          </table:table-cell>
          <table:table-cell table:formula="of:=[.F528]-[.K528]" office:value-type="float" office:value="96.75">
            <text:p>9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6">
            <text:p>2006</text:p>
          </table:table-cell>
          <table:table-cell office:value-type="string">
            <text:p>MA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.J529]*1.35" office:value-type="float" office:value="461.7">
            <text:p>461.7</text:p>
          </table:table-cell>
          <table:table-cell table:formula="of:=[.F529]-[.K529]" office:value-type="float" office:value="118.3">
            <text:p>11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09">
            <text:p>2009</text:p>
          </table:table-cell>
          <table:table-cell office:value-type="string">
            <text:p>MAI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.J530]*1.35" office:value-type="float" office:value="461.7">
            <text:p>461.7</text:p>
          </table:table-cell>
          <table:table-cell table:formula="of:=[.F530]-[.K530]" office:value-type="float" office:value="188.3">
            <text:p>18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0">
            <text:p>2010</text:p>
          </table:table-cell>
          <table:table-cell office:value-type="string">
            <text:p>IAO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.J531]*1.35" office:value-type="float" office:value="334.8">
            <text:p>334.8</text:p>
          </table:table-cell>
          <table:table-cell table:formula="of:=[.F531]-[.K531]" office:value-type="float" office:value="90.2">
            <text:p>9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1">
            <text:p>2011</text:p>
          </table:table-cell>
          <table:table-cell office:value-type="string">
            <text:p>MIO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532]*1.35" office:value-type="float" office:value="442.8">
            <text:p>442.8</text:p>
          </table:table-cell>
          <table:table-cell table:formula="of:=[.F532]-[.K532]" office:value-type="float" office:value="117.2">
            <text:p>11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1">
            <text:p>2011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533]*1.35" office:value-type="float" office:value="324">
            <text:p>324</text:p>
          </table:table-cell>
          <table:table-cell table:formula="of:=[.F533]-[.K533]"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3">
            <text:p>2013</text:p>
          </table:table-cell>
          <table:table-cell office:value-type="string">
            <text:p>AVA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[.J534]*1.35" office:value-type="float" office:value="558.9">
            <text:p>558.9</text:p>
          </table:table-cell>
          <table:table-cell table:formula="of:=[.F534]-[.K534]" office:value-type="float" office:value="141.1">
            <text:p>14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5">
            <text:p>2015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535]*1.35" office:value-type="float" office:value="307.8">
            <text:p>307.8</text:p>
          </table:table-cell>
          <table:table-cell table:formula="of:=[.F535]-[.K535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6">
            <text:p>2016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.J536]*1.35" office:value-type="float" office:value="380.7">
            <text:p>380.7</text:p>
          </table:table-cell>
          <table:table-cell table:formula="of:=[.F536]-[.K536]" office:value-type="float" office:value="99.3">
            <text:p>99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19">
            <text:p>2019</text:p>
          </table:table-cell>
          <table:table-cell office:value-type="string">
            <text:p>ILI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537]*1.35" office:value-type="float" office:value="340.2">
            <text:p>340.2</text:p>
          </table:table-cell>
          <table:table-cell table:formula="of:=[.F537]-[.K537]" office:value-type="float" office:value="84.8">
            <text:p>8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0">
            <text:p>2020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.J538]*1.35" office:value-type="float" office:value="441.45">
            <text:p>441.45</text:p>
          </table:table-cell>
          <table:table-cell table:formula="of:=[.F538]-[.K538]" office:value-type="float" office:value="113.55">
            <text:p>11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1">
            <text:p>2021</text:p>
          </table:table-cell>
          <table:table-cell office:value-type="string">
            <text:p>MIA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.J539]*1.35" office:value-type="float" office:value="437.4">
            <text:p>437.4</text:p>
          </table:table-cell>
          <table:table-cell table:formula="of:=[.F539]-[.K539]" office:value-type="float" office:value="162.6">
            <text:p>162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2">
            <text:p>2022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540]*1.35" office:value-type="float" office:value="307.8">
            <text:p>307.8</text:p>
          </table:table-cell>
          <table:table-cell table:formula="of:=[.F540]-[.K540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3">
            <text:p>2023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541]*1.35" office:value-type="float" office:value="356.4">
            <text:p>356.4</text:p>
          </table:table-cell>
          <table:table-cell table:formula="of:=[.F541]-[.K541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5">
            <text:p>2025</text:p>
          </table:table-cell>
          <table:table-cell office:value-type="string">
            <text:p>MES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.J542]*1.35" office:value-type="float" office:value="413.1">
            <text:p>413.1</text:p>
          </table:table-cell>
          <table:table-cell table:formula="of:=[.F542]-[.K542]" office:value-type="float" office:value="46.9">
            <text:p>4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6">
            <text:p>2026</text:p>
          </table:table-cell>
          <table:table-cell office:value-type="string">
            <text:p>IRR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.J543]*1.35" office:value-type="float" office:value="403.65">
            <text:p>403.65</text:p>
          </table:table-cell>
          <table:table-cell table:formula="of:=[.F543]-[.K543]" office:value-type="float" office:value="21.35">
            <text:p>21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6">
            <text:p>2026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544]*1.35" office:value-type="float" office:value="419.85">
            <text:p>419.85</text:p>
          </table:table-cell>
          <table:table-cell table:formula="of:=[.F544]-[.K544]" office:value-type="float" office:value="5.14999999999998">
            <text:p>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29">
            <text:p>2029</text:p>
          </table:table-cell>
          <table:table-cell office:value-type="string">
            <text:p>MVT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545]*1.35" office:value-type="float" office:value="427.95">
            <text:p>427.95</text:p>
          </table:table-cell>
          <table:table-cell table:formula="of:=[.F545]-[.K545]" office:value-type="float" office:value="-2.95000000000005">
            <text:p>-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0">
            <text:p>2030</text:p>
          </table:table-cell>
          <table:table-cell office:value-type="string">
            <text:p>IST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546]*1.35" office:value-type="float" office:value="360.45">
            <text:p>360.45</text:p>
          </table:table-cell>
          <table:table-cell table:formula="of:=[.F546]-[.K546]" office:value-type="float" office:value="39.55">
            <text:p>3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1">
            <text:p>2031</text:p>
          </table:table-cell>
          <table:table-cell office:value-type="string">
            <text:p>MSL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formula="of:=[.J547]*1.35" office:value-type="float" office:value="492.75">
            <text:p>492.75</text:p>
          </table:table-cell>
          <table:table-cell table:formula="of:=[.F547]-[.K547]" office:value-type="float" office:value="2.24999999999994">
            <text:p>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2">
            <text:p>2032</text:p>
          </table:table-cell>
          <table:table-cell office:value-type="string">
            <text:p>MLR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.J548]*1.35" office:value-type="float" office:value="484.65">
            <text:p>484.65</text:p>
          </table:table-cell>
          <table:table-cell table:formula="of:=[.F548]-[.K548]" office:value-type="float" office:value="-9.65000000000003">
            <text:p>-9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3">
            <text:p>2033</text:p>
          </table:table-cell>
          <table:table-cell office:value-type="string">
            <text:p>IRL</text:p>
          </table:table-cell>
          <table:table-cell office:value-type="float" office:value="480">
            <text:p>48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549]*1.35" office:value-type="float" office:value="398.25">
            <text:p>398.25</text:p>
          </table:table-cell>
          <table:table-cell table:formula="of:=[.F549]-[.K549]" office:value-type="float" office:value="81.75">
            <text:p>8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4">
            <text:p>2034</text:p>
          </table:table-cell>
          <table:table-cell office:value-type="string">
            <text:p>MML</text:p>
          </table:table-cell>
          <table:table-cell office:value-type="float" office:value="450">
            <text:p>450</text:p>
          </table:table-cell>
          <table:table-cell office:value-type="float" office:value="7">
            <text:p>7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.J550]*1.35" office:value-type="float" office:value="452.25">
            <text:p>452.25</text:p>
          </table:table-cell>
          <table:table-cell table:formula="of:=[.F550]-[.K550]" office:value-type="float" office:value="-2.25000000000006">
            <text:p>-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5">
            <text:p>2035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551]*1.35" office:value-type="float" office:value="360.45">
            <text:p>360.45</text:p>
          </table:table-cell>
          <table:table-cell table:formula="of:=[.F551]-[.K551]" office:value-type="float" office:value="69.55">
            <text:p>6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6">
            <text:p>2036</text:p>
          </table:table-cell>
          <table:table-cell office:value-type="string">
            <text:p>ISV</text:p>
          </table:table-cell>
          <table:table-cell office:value-type="float" office:value="420">
            <text:p>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[.J552]*1.35" office:value-type="float" office:value="352.35">
            <text:p>352.35</text:p>
          </table:table-cell>
          <table:table-cell table:formula="of:=[.F552]-[.K552]" office:value-type="float" office:value="67.65">
            <text:p>6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7">
            <text:p>2037</text:p>
          </table:table-cell>
          <table:table-cell office:value-type="string">
            <text:p>IST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553]*1.35" office:value-type="float" office:value="360.45">
            <text:p>360.45</text:p>
          </table:table-cell>
          <table:table-cell table:formula="of:=[.F553]-[.K553]" office:value-type="float" office:value="69.55">
            <text:p>6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8">
            <text:p>2038</text:p>
          </table:table-cell>
          <table:table-cell office:value-type="string">
            <text:p>MT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.J554]*1.35" office:value-type="float" office:value="500.85">
            <text:p>500.85</text:p>
          </table:table-cell>
          <table:table-cell table:formula="of:=[.F554]-[.K554]" office:value-type="float" office:value="-0.850000000000023">
            <text:p>-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39">
            <text:p>2039</text:p>
          </table:table-cell>
          <table:table-cell office:value-type="string">
            <text:p>AVM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.J555]*1.35" office:value-type="float" office:value="557.55">
            <text:p>557.55</text:p>
          </table:table-cell>
          <table:table-cell table:formula="of:=[.F555]-[.K555]" office:value-type="float" office:value="2.44999999999993">
            <text:p>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0">
            <text:p>2040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.J556]*1.35" office:value-type="float" office:value="411.75">
            <text:p>411.75</text:p>
          </table:table-cell>
          <table:table-cell table:formula="of:=[.F556]-[.K556]" office:value-type="float" office:value="13.25">
            <text:p>1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1">
            <text:p>2041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557]*1.35" office:value-type="float" office:value="427.95">
            <text:p>427.95</text:p>
          </table:table-cell>
          <table:table-cell table:formula="of:=[.F557]-[.K557]" office:value-type="float" office:value="82.05">
            <text:p>8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4">
            <text:p>2044</text:p>
          </table:table-cell>
          <table:table-cell office:value-type="string">
            <text:p>AAM</text:p>
          </table:table-cell>
          <table:table-cell office:value-type="float" office:value="699">
            <text:p>6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.J558]*1.35" office:value-type="float" office:value="598.05">
            <text:p>598.05</text:p>
          </table:table-cell>
          <table:table-cell table:formula="of:=[.F558]-[.K558]" office:value-type="float" office:value="100.95">
            <text:p>10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5">
            <text:p>2045</text:p>
          </table:table-cell>
          <table:table-cell office:value-type="string">
            <text:p>LOE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.J559]*1.35" office:value-type="float" office:value="783">
            <text:p>783</text:p>
          </table:table-cell>
          <table:table-cell table:formula="of:=[.F559]-[.K559]" office:value-type="float" office:value="-333">
            <text:p>-33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6">
            <text:p>2046</text:p>
          </table:table-cell>
          <table:table-cell office:value-type="string">
            <text:p>MLS</text:p>
          </table:table-cell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.J560]*1.35" office:value-type="float" office:value="480.6">
            <text:p>480.6</text:p>
          </table:table-cell>
          <table:table-cell table:formula="of:=[.F560]-[.K560]" office:value-type="float" office:value="88.4">
            <text:p>8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9">
            <text:p>2049</text:p>
          </table:table-cell>
          <table:table-cell office:value-type="string">
            <text:p>MSM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[.J561]*1.35" office:value-type="float" office:value="490.05">
            <text:p>490.05</text:p>
          </table:table-cell>
          <table:table-cell table:formula="of:=[.F561]-[.K561]" office:value-type="float" office:value="89.95">
            <text:p>89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50">
            <text:p>2050</text:p>
          </table:table-cell>
          <table:table-cell office:value-type="string">
            <text:p>MIL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[.J562]*1.35" office:value-type="float" office:value="438.75">
            <text:p>438.75</text:p>
          </table:table-cell>
          <table:table-cell table:formula="of:=[.F562]-[.K562]" office:value-type="float" office:value="81.25">
            <text:p>8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53">
            <text:p>2053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563]*1.35" office:value-type="float" office:value="419.85">
            <text:p>419.85</text:p>
          </table:table-cell>
          <table:table-cell table:formula="of:=[.F563]-[.K563]" office:value-type="float" office:value="80.15">
            <text:p>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66">
            <text:p>2066</text:p>
          </table:table-cell>
          <table:table-cell office:value-type="string">
            <text:p>MTV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table:formula="of:=[.J564]*1.35" office:value-type="float" office:value="500.85">
            <text:p>500.85</text:p>
          </table:table-cell>
          <table:table-cell table:formula="of:=[.F564]-[.K564]" office:value-type="float" office:value="-0.850000000000023">
            <text:p>-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67">
            <text:p>2067</text:p>
          </table:table-cell>
          <table:table-cell office:value-type="string">
            <text:p>MAA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[.J565]*1.35" office:value-type="float" office:value="464.4">
            <text:p>464.4</text:p>
          </table:table-cell>
          <table:table-cell table:formula="of:=[.F565]-[.K565]" office:value-type="float" office:value="85.6">
            <text:p>8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68">
            <text:p>2068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.J566]*1.35" office:value-type="float" office:value="581.85">
            <text:p>581.85</text:p>
          </table:table-cell>
          <table:table-cell table:formula="of:=[.F566]-[.K566]" office:value-type="float" office:value="108.15">
            <text:p>10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2">
            <text:p>2082</text:p>
          </table:table-cell>
          <table:table-cell office:value-type="string">
            <text:p>MLI</text:p>
          </table:table-cell>
          <table:table-cell office:value-type="float" office:value="560">
            <text:p>56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567]*1.35" office:value-type="float" office:value="475.2">
            <text:p>475.2</text:p>
          </table:table-cell>
          <table:table-cell table:formula="of:=[.F567]-[.K567]" office:value-type="float" office:value="84.8">
            <text:p>8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3">
            <text:p>2083</text:p>
          </table:table-cell>
          <table:table-cell office:value-type="string">
            <text:p>AA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.J568]*1.35" office:value-type="float" office:value="603.45">
            <text:p>603.45</text:p>
          </table:table-cell>
          <table:table-cell table:formula="of:=[.F568]-[.K568]" office:value-type="float" office:value="81.55">
            <text:p>8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4">
            <text:p>2084</text:p>
          </table:table-cell>
          <table:table-cell office:value-type="string">
            <text:p>MRL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.J569]*1.35" office:value-type="float" office:value="533.25">
            <text:p>533.25</text:p>
          </table:table-cell>
          <table:table-cell table:formula="of:=[.F569]-[.K569]" office:value-type="float" office:value="16.75">
            <text:p>1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5">
            <text:p>2085</text:p>
          </table:table-cell>
          <table:table-cell office:value-type="string">
            <text:p>LIV</text:p>
          </table:table-cell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table:formula="of:=[.J570]*1.35" office:value-type="float" office:value="703.35">
            <text:p>703.35</text:p>
          </table:table-cell>
          <table:table-cell table:formula="of:=[.F570]-[.K570]" office:value-type="float" office:value="6.64999999999998">
            <text:p>6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6">
            <text:p>2086</text:p>
          </table:table-cell>
          <table:table-cell office:value-type="string">
            <text:p>MSL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formula="of:=[.J571]*1.35" office:value-type="float" office:value="492.75">
            <text:p>492.75</text:p>
          </table:table-cell>
          <table:table-cell table:formula="of:=[.F571]-[.K571]" office:value-type="float" office:value="6.24999999999994">
            <text:p>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6">
            <text:p>2086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.J572]*1.35" office:value-type="float" office:value="638.55">
            <text:p>638.55</text:p>
          </table:table-cell>
          <table:table-cell table:formula="of:=[.F572]-[.K572]" office:value-type="float" office:value="121.45">
            <text:p>12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7">
            <text:p>2087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.J573]*1.35" office:value-type="float" office:value="784.35">
            <text:p>784.35</text:p>
          </table:table-cell>
          <table:table-cell table:formula="of:=[.F573]-[.K573]" office:value-type="float" office:value="145.65">
            <text:p>145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88">
            <text:p>2088</text:p>
          </table:table-cell>
          <table:table-cell office:value-type="string">
            <text:p>AST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table:formula="of:=[.J574]*1.35" office:value-type="float" office:value="630.45">
            <text:p>630.45</text:p>
          </table:table-cell>
          <table:table-cell table:formula="of:=[.F574]-[.K574]" office:value-type="float" office:value="119.55">
            <text:p>11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1">
            <text:p>2091</text:p>
          </table:table-cell>
          <table:table-cell office:value-type="string">
            <text:p>LAV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table:formula="of:=[.J575]*1.35" office:value-type="float" office:value="730.35">
            <text:p>730.35</text:p>
          </table:table-cell>
          <table:table-cell table:formula="of:=[.F575]-[.K575]" office:value-type="float" office:value="134.65">
            <text:p>13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1">
            <text:p>2091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576]*1.35" office:value-type="float" office:value="800.55">
            <text:p>800.55</text:p>
          </table:table-cell>
          <table:table-cell table:formula="of:=[.F576]-[.K576]" office:value-type="float" office:value="149.45">
            <text:p>14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2">
            <text:p>2092</text:p>
          </table:table-cell>
          <table:table-cell office:value-type="string">
            <text:p>LER</text:p>
          </table:table-cell>
          <table:table-cell office:value-type="float" office:value="820">
            <text:p>8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table:formula="of:=[.J577]*1.35" office:value-type="float" office:value="687.15">
            <text:p>687.15</text:p>
          </table:table-cell>
          <table:table-cell table:formula="of:=[.F577]-[.K577]" office:value-type="float" office:value="132.85">
            <text:p>13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3">
            <text:p>2093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578]*1.35" office:value-type="float" office:value="800.55">
            <text:p>800.55</text:p>
          </table:table-cell>
          <table:table-cell table:formula="of:=[.F578]-[.K578]" office:value-type="float" office:value="149.45">
            <text:p>14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4">
            <text:p>2094</text:p>
          </table:table-cell>
          <table:table-cell office:value-type="string">
            <text:p>LTL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table:formula="of:=[.J579]*1.35" office:value-type="float" office:value="776.25">
            <text:p>776.25</text:p>
          </table:table-cell>
          <table:table-cell table:formula="of:=[.F579]-[.K579]" office:value-type="float" office:value="143.75">
            <text:p>14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5">
            <text:p>2095</text:p>
          </table:table-cell>
          <table:table-cell office:value-type="string">
            <text:p>ALO</text:p>
          </table:table-cell>
          <table:table-cell office:value-type="float" office:value="735">
            <text:p>7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table:formula="of:=[.J580]*1.35" office:value-type="float" office:value="618.3">
            <text:p>618.3</text:p>
          </table:table-cell>
          <table:table-cell table:formula="of:=[.F580]-[.K580]" office:value-type="float" office:value="116.7">
            <text:p>11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7">
            <text:p>2097</text:p>
          </table:table-cell>
          <table:table-cell office:value-type="string">
            <text:p>AMV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.J581]*1.35" office:value-type="float" office:value="581.85">
            <text:p>581.85</text:p>
          </table:table-cell>
          <table:table-cell table:formula="of:=[.F581]-[.K581]" office:value-type="float" office:value="108.15">
            <text:p>10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8">
            <text:p>2098</text:p>
          </table:table-cell>
          <table:table-cell office:value-type="string">
            <text:p>MMO</text:p>
          </table:table-cell>
          <table:table-cell office:value-type="float" office:value="565">
            <text:p>56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.J582]*1.35" office:value-type="float" office:value="456.3">
            <text:p>456.3</text:p>
          </table:table-cell>
          <table:table-cell table:formula="of:=[.F582]-[.K582]" office:value-type="float" office:value="108.7">
            <text:p>10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99">
            <text:p>2099</text:p>
          </table:table-cell>
          <table:table-cell office:value-type="string">
            <text:p>MTT</text:p>
          </table:table-cell>
          <table:table-cell office:value-type="float" office:value="510">
            <text:p>510</text:p>
          </table:table-cell>
          <table:table-cell office:value-type="float" office:value="6">
            <text:p>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table:formula="of:=[.J583]*1.35" office:value-type="float" office:value="508.95">
            <text:p>508.95</text:p>
          </table:table-cell>
          <table:table-cell table:formula="of:=[.F583]-[.K583]" office:value-type="float" office:value="1.04999999999995">
            <text:p>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100">
            <text:p>2100</text:p>
          </table:table-cell>
          <table:table-cell office:value-type="string">
            <text:p>AMV</text:p>
          </table:table-cell>
          <table:table-cell office:value-type="float" office:value="585">
            <text:p>585</text:p>
          </table:table-cell>
          <table:table-cell office:value-type="float" office:value="22">
            <text:p>2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table:formula="of:=[.J584]*1.35" office:value-type="float" office:value="581.85">
            <text:p>581.85</text:p>
          </table:table-cell>
          <table:table-cell table:formula="of:=[.F584]-[.K584]" office:value-type="float" office:value="3.14999999999998">
            <text:p>3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106">
            <text:p>2106</text:p>
          </table:table-cell>
          <table:table-cell office:value-type="string">
            <text:p>ATM</text:p>
          </table:table-cell>
          <table:table-cell office:value-type="float" office:value="690">
            <text:p>690</text:p>
          </table:table-cell>
          <table:table-cell office:value-type="float" office:value="16">
            <text:p>16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.J585]*1.35" office:value-type="float" office:value="638.55">
            <text:p>638.55</text:p>
          </table:table-cell>
          <table:table-cell table:formula="of:=[.F585]-[.K585]" office:value-type="float" office:value="51.4499999999999">
            <text:p>5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107">
            <text:p>2107</text:p>
          </table:table-cell>
          <table:table-cell office:value-type="string">
            <text:p>MML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.J586]*1.35" office:value-type="float" office:value="452.25">
            <text:p>452.25</text:p>
          </table:table-cell>
          <table:table-cell table:formula="of:=[.F586]-[.K586]" office:value-type="float" office:value="-2.25000000000006">
            <text:p>-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108">
            <text:p>2108</text:p>
          </table:table-cell>
          <table:table-cell office:value-type="string">
            <text:p>IOE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formula="of:=[.J587]*1.35" office:value-type="float" office:value="378">
            <text:p>378</text:p>
          </table:table-cell>
          <table:table-cell table:formula="of:=[.F587]-[.K587]"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09">
            <text:p>2109</text:p>
          </table:table-cell>
          <table:table-cell office:value-type="string">
            <text:p>VTAL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table:formula="of:=[.J588]*1.35" office:value-type="float" office:value="2355.75">
            <text:p>2355.75</text:p>
          </table:table-cell>
          <table:table-cell table:formula="of:=[.F588]-[.K588]" office:value-type="float" office:value="444.25">
            <text:p>44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1">
            <text:p>2111</text:p>
          </table:table-cell>
          <table:table-cell office:value-type="string">
            <text:p>VVVO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table:formula="of:=[.J589]*1.35" office:value-type="float" office:value="1509.3">
            <text:p>1509.3</text:p>
          </table:table-cell>
          <table:table-cell table:formula="of:=[.F589]-[.K589]" office:value-type="float" office:value="140.7">
            <text:p>14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3">
            <text:p>2113</text:p>
          </table:table-cell>
          <table:table-cell office:value-type="string">
            <text:p>VSEV</text:p>
          </table:table-cell>
          <table:table-cell office:value-type="float" office:value="2560">
            <text:p>256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table:formula="of:=[.J590]*1.35" office:value-type="float" office:value="2161.35">
            <text:p>2161.35</text:p>
          </table:table-cell>
          <table:table-cell table:formula="of:=[.F590]-[.K590]" office:value-type="float" office:value="398.65">
            <text:p>39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4">
            <text:p>2114</text:p>
          </table:table-cell>
          <table:table-cell office:value-type="string">
            <text:p>VVLT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table:formula="of:=[.J591]*1.35" office:value-type="float" office:value="1561.95">
            <text:p>1561.95</text:p>
          </table:table-cell>
          <table:table-cell table:formula="of:=[.F591]-[.K591]" office:value-type="float" office:value="288.05">
            <text:p>288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5">
            <text:p>2115</text:p>
          </table:table-cell>
          <table:table-cell office:value-type="string">
            <text:p>VMLL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table:formula="of:=[.J592]*1.35" office:value-type="float" office:value="1829.25">
            <text:p>1829.25</text:p>
          </table:table-cell>
          <table:table-cell table:formula="of:=[.F592]-[.K592]" office:value-type="float" office:value="320.75">
            <text:p>32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6">
            <text:p>2116</text:p>
          </table:table-cell>
          <table:table-cell office:value-type="string">
            <text:p>VRET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907">
            <text:p>1907</text:p>
          </table:table-cell>
          <table:table-cell table:formula="of:=[.J593]*1.35" office:value-type="float" office:value="2574.45">
            <text:p>2574.45</text:p>
          </table:table-cell>
          <table:table-cell table:formula="of:=[.F593]-[.K593]" office:value-type="float" office:value="225.55">
            <text:p>22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8">
            <text:p>2118</text:p>
          </table:table-cell>
          <table:table-cell office:value-type="string">
            <text:p>VMTM</text:p>
          </table:table-cell>
          <table:table-cell office:value-type="float" office:value="1850">
            <text:p>18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table:formula="of:=[.J594]*1.35" office:value-type="float" office:value="1853.55">
            <text:p>1853.55</text:p>
          </table:table-cell>
          <table:table-cell table:formula="of:=[.F594]-[.K594]" office:value-type="float" office:value="-3.55000000000018">
            <text:p>-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9">
            <text:p>2119</text:p>
          </table:table-cell>
          <table:table-cell office:value-type="string">
            <text:p>VILR</text:p>
          </table:table-cell>
          <table:table-cell office:value-type="float" office:value="1695">
            <text:p>16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table:formula="of:=[.J595]*1.35" office:value-type="float" office:value="1699.65">
            <text:p>1699.65</text:p>
          </table:table-cell>
          <table:table-cell table:formula="of:=[.F595]-[.K595]" office:value-type="float" office:value="-4.65000000000009">
            <text:p>-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19">
            <text:p>2119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table:formula="of:=[.J596]*1.35" office:value-type="float" office:value="1772.55">
            <text:p>1772.55</text:p>
          </table:table-cell>
          <table:table-cell table:formula="of:=[.F596]-[.K596]" office:value-type="float" office:value="327.45">
            <text:p>32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0">
            <text:p>2120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table:formula="of:=[.J597]*1.35" office:value-type="float" office:value="1772.55">
            <text:p>1772.55</text:p>
          </table:table-cell>
          <table:table-cell table:formula="of:=[.F597]-[.K597]" office:value-type="float" office:value="327.45">
            <text:p>32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1">
            <text:p>2121</text:p>
          </table:table-cell>
          <table:table-cell office:value-type="string">
            <text:p>VSRT</text:p>
          </table:table-cell>
          <table:table-cell office:value-type="float" office:value="2720">
            <text:p>27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table:formula="of:=[.J598]*1.35" office:value-type="float" office:value="2290.95">
            <text:p>2290.95</text:p>
          </table:table-cell>
          <table:table-cell table:formula="of:=[.F598]-[.K598]" office:value-type="float" office:value="429.05">
            <text:p>429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3">
            <text:p>2123</text:p>
          </table:table-cell>
          <table:table-cell office:value-type="string">
            <text:p>VAMM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33">
            <text:p>1433</text:p>
          </table:table-cell>
          <table:table-cell table:formula="of:=[.J599]*1.35" office:value-type="float" office:value="1934.55">
            <text:p>1934.55</text:p>
          </table:table-cell>
          <table:table-cell table:formula="of:=[.F599]-[.K599]" office:value-type="float" office:value="-34.5500000000002">
            <text:p>-34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4">
            <text:p>2124</text:p>
          </table:table-cell>
          <table:table-cell office:value-type="string">
            <text:p>VLOR</text:p>
          </table:table-cell>
          <table:table-cell office:value-type="float" office:value="2150">
            <text:p>21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589">
            <text:p>1589</text:p>
          </table:table-cell>
          <table:table-cell table:formula="of:=[.J600]*1.35" office:value-type="float" office:value="2145.15">
            <text:p>2145.15</text:p>
          </table:table-cell>
          <table:table-cell table:formula="of:=[.F600]-[.K600]" office:value-type="float" office:value="4.84999999999991">
            <text:p>4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5">
            <text:p>2125</text:p>
          </table:table-cell>
          <table:table-cell office:value-type="string">
            <text:p>TVM</text:p>
          </table:table-cell>
          <table:table-cell office:value-type="float" office:value="1140">
            <text:p>114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table:formula="of:=[.J601]*1.35" office:value-type="float" office:value="962.55">
            <text:p>962.55</text:p>
          </table:table-cell>
          <table:table-cell table:formula="of:=[.F601]-[.K601]" office:value-type="float" office:value="177.45">
            <text:p>17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6">
            <text:p>2126</text:p>
          </table:table-cell>
          <table:table-cell office:value-type="string">
            <text:p>VIIM</text:p>
          </table:table-cell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23">
            <text:p>1223</text:p>
          </table:table-cell>
          <table:table-cell table:formula="of:=[.J602]*1.35" office:value-type="float" office:value="1651.05">
            <text:p>1651.05</text:p>
          </table:table-cell>
          <table:table-cell table:formula="of:=[.F602]-[.K602]" office:value-type="float" office:value="8.94999999999982">
            <text:p>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6">
            <text:p>2126</text:p>
          </table:table-cell>
          <table:table-cell office:value-type="string">
            <text:p>VSEV</text:p>
          </table:table-cell>
          <table:table-cell office:value-type="float" office:value="2180">
            <text:p>2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table:formula="of:=[.J603]*1.35" office:value-type="float" office:value="2161.35">
            <text:p>2161.35</text:p>
          </table:table-cell>
          <table:table-cell table:formula="of:=[.F603]-[.K603]" office:value-type="float" office:value="18.6499999999996">
            <text:p>1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7">
            <text:p>2127</text:p>
          </table:table-cell>
          <table:table-cell office:value-type="string">
            <text:p>VET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table:formula="of:=[.J604]*1.35" office:value-type="float" office:value="1448.55">
            <text:p>1448.55</text:p>
          </table:table-cell>
          <table:table-cell table:formula="of:=[.F604]-[.K604]" office:value-type="float" office:value="1.44999999999982">
            <text:p>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8">
            <text:p>2128</text:p>
          </table:table-cell>
          <table:table-cell office:value-type="string">
            <text:p>VSAM</text:p>
          </table:table-cell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43">
            <text:p>1643</text:p>
          </table:table-cell>
          <table:table-cell table:formula="of:=[.J605]*1.35" office:value-type="float" office:value="2218.05">
            <text:p>2218.05</text:p>
          </table:table-cell>
          <table:table-cell table:formula="of:=[.F605]-[.K605]" office:value-type="float" office:value="411.95">
            <text:p>41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9">
            <text:p>2129</text:p>
          </table:table-cell>
          <table:table-cell office:value-type="string">
            <text:p>ROM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J606]*1.35" office:value-type="float" office:value="1327.05">
            <text:p>1327.05</text:p>
          </table:table-cell>
          <table:table-cell table:formula="of:=[.F606]-[.K606]" office:value-type="float" office:value="122.95">
            <text:p>12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29">
            <text:p>2129</text:p>
          </table:table-cell>
          <table:table-cell office:value-type="string">
            <text:p>VMRV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table:formula="of:=[.J607]*1.35" office:value-type="float" office:value="1877.85">
            <text:p>1877.85</text:p>
          </table:table-cell>
          <table:table-cell table:formula="of:=[.F607]-[.K607]" office:value-type="float" office:value="347.15">
            <text:p>347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0">
            <text:p>2130</text:p>
          </table:table-cell>
          <table:table-cell office:value-type="string">
            <text:p>VVEM</text:p>
          </table:table-cell>
          <table:table-cell office:value-type="float" office:value="1765">
            <text:p>176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table:formula="of:=[.J608]*1.35" office:value-type="float" office:value="1489.05">
            <text:p>1489.05</text:p>
          </table:table-cell>
          <table:table-cell table:formula="of:=[.F608]-[.K608]" office:value-type="float" office:value="275.95">
            <text:p>275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1">
            <text:p>2131</text:p>
          </table:table-cell>
          <table:table-cell office:value-type="string">
            <text:p>VAOT</text:p>
          </table:table-cell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table:formula="of:=[.J609]*1.35" office:value-type="float" office:value="2007.45">
            <text:p>2007.45</text:p>
          </table:table-cell>
          <table:table-cell table:formula="of:=[.F609]-[.K609]" office:value-type="float" office:value="17.55">
            <text:p>17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1">
            <text:p>2131</text:p>
          </table:table-cell>
          <table:table-cell office:value-type="string">
            <text:p>OTT</text:p>
          </table:table-cell>
          <table:table-cell office:value-type="float" office:value="1185">
            <text:p>11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7">
            <text:p>877</text:p>
          </table:table-cell>
          <table:table-cell table:formula="of:=[.J610]*1.35" office:value-type="float" office:value="1183.95">
            <text:p>1183.95</text:p>
          </table:table-cell>
          <table:table-cell table:formula="of:=[.F610]-[.K610]" office:value-type="float" office:value="1.04999999999995">
            <text:p>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2">
            <text:p>2132</text:p>
          </table:table-cell>
          <table:table-cell office:value-type="string">
            <text:p>VSEV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table:formula="of:=[.J611]*1.35" office:value-type="float" office:value="2161.35">
            <text:p>2161.35</text:p>
          </table:table-cell>
          <table:table-cell table:formula="of:=[.F611]-[.K611]" office:value-type="float" office:value="-166.35">
            <text:p>-16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3">
            <text:p>2133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table:formula="of:=[.J612]*1.35" office:value-type="float" office:value="1966.95">
            <text:p>1966.95</text:p>
          </table:table-cell>
          <table:table-cell table:formula="of:=[.F612]-[.K612]" office:value-type="float" office:value="363.05">
            <text:p>3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3">
            <text:p>2133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table:formula="of:=[.J613]*1.35" office:value-type="float" office:value="1966.95">
            <text:p>1966.95</text:p>
          </table:table-cell>
          <table:table-cell table:formula="of:=[.F613]-[.K613]" office:value-type="float" office:value="363.05">
            <text:p>3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4">
            <text:p>2134</text:p>
          </table:table-cell>
          <table:table-cell office:value-type="string">
            <text:p>IEMA</text:p>
          </table:table-cell>
          <table:table-cell office:value-type="float" office:value="3450">
            <text:p>3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034">
            <text:p>2034</text:p>
          </table:table-cell>
          <table:table-cell table:formula="of:=[.J614]*1.35" office:value-type="float" office:value="2745.9">
            <text:p>2745.9</text:p>
          </table:table-cell>
          <table:table-cell table:formula="of:=[.F614]-[.K614]" office:value-type="float" office:value="704.1">
            <text:p>70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5">
            <text:p>2135</text:p>
          </table:table-cell>
          <table:table-cell office:value-type="string">
            <text:p>LAO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.J615]*1.35" office:value-type="float" office:value="739.8">
            <text:p>739.8</text:p>
          </table:table-cell>
          <table:table-cell table:formula="of:=[.F615]-[.K615]" office:value-type="float" office:value="190.2">
            <text:p>19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5">
            <text:p>2135</text:p>
          </table:table-cell>
          <table:table-cell office:value-type="string">
            <text:p>IOA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table:formula="of:=[.J616]*1.35" office:value-type="float" office:value="383.4">
            <text:p>383.4</text:p>
          </table:table-cell>
          <table:table-cell table:formula="of:=[.F616]-[.K616]" office:value-type="float" office:value="101.6">
            <text:p>101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6">
            <text:p>2136</text:p>
          </table:table-cell>
          <table:table-cell office:value-type="string">
            <text:p>MMV</text:p>
          </table:table-cell>
          <table:table-cell office:value-type="float" office:value="565">
            <text:p>5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.J617]*1.35" office:value-type="float" office:value="446.85">
            <text:p>446.85</text:p>
          </table:table-cell>
          <table:table-cell table:formula="of:=[.F617]-[.K617]" office:value-type="float" office:value="118.15">
            <text:p>11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7">
            <text:p>2137</text:p>
          </table:table-cell>
          <table:table-cell office:value-type="string">
            <text:p>LAE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.J618]*1.35" office:value-type="float" office:value="729">
            <text:p>729</text:p>
          </table:table-cell>
          <table:table-cell table:formula="of:=[.F618]-[.K618]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8">
            <text:p>2138</text:p>
          </table:table-cell>
          <table:table-cell office:value-type="string">
            <text:p>MII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619]*1.35" office:value-type="float" office:value="434.7">
            <text:p>434.7</text:p>
          </table:table-cell>
          <table:table-cell table:formula="of:=[.F619]-[.K619]" office:value-type="float" office:value="120.3">
            <text:p>12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8">
            <text:p>2138</text:p>
          </table:table-cell>
          <table:table-cell office:value-type="string">
            <text:p>MMO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.J620]*1.35" office:value-type="float" office:value="456.3">
            <text:p>456.3</text:p>
          </table:table-cell>
          <table:table-cell table:formula="of:=[.F620]-[.K620]" office:value-type="float" office:value="118.7">
            <text:p>11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9">
            <text:p>2139</text:p>
          </table:table-cell>
          <table:table-cell office:value-type="string">
            <text:p>ALS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table:formula="of:=[.J621]*1.35" office:value-type="float" office:value="615.6">
            <text:p>615.6</text:p>
          </table:table-cell>
          <table:table-cell table:formula="of:=[.F621]-[.K621]" office:value-type="float" office:value="159.4">
            <text:p>159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39">
            <text:p>2139</text:p>
          </table:table-cell>
          <table:table-cell office:value-type="string">
            <text:p>IMA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[.J622]*1.35" office:value-type="float" office:value="315.9">
            <text:p>315.9</text:p>
          </table:table-cell>
          <table:table-cell table:formula="of:=[.F622]-[.K622]" office:value-type="float" office:value="79.1">
            <text:p>7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1">
            <text:p>2141</text:p>
          </table:table-cell>
          <table:table-cell office:value-type="string">
            <text:p>IOL</text:p>
          </table:table-cell>
          <table:table-cell office:value-type="float" office:value="485">
            <text:p>485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.J623]*1.35" office:value-type="float" office:value="384.75">
            <text:p>384.75</text:p>
          </table:table-cell>
          <table:table-cell table:formula="of:=[.F623]-[.K623]" office:value-type="float" office:value="100.25">
            <text:p>100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2">
            <text:p>2142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624]*1.35" office:value-type="float" office:value="469.8">
            <text:p>469.8</text:p>
          </table:table-cell>
          <table:table-cell table:formula="of:=[.F624]-[.K624]" office:value-type="float" office:value="125.2">
            <text:p>1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2">
            <text:p>2142</text:p>
          </table:table-cell>
          <table:table-cell office:value-type="string">
            <text:p>IVV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.J625]*1.35" office:value-type="float" office:value="284.85">
            <text:p>284.85</text:p>
          </table:table-cell>
          <table:table-cell table:formula="of:=[.F625]-[.K625]" office:value-type="float" office:value="75.15">
            <text:p>7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3">
            <text:p>2143</text:p>
          </table:table-cell>
          <table:table-cell office:value-type="string">
            <text:p>IMI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.J626]*1.35" office:value-type="float" office:value="313.2">
            <text:p>313.2</text:p>
          </table:table-cell>
          <table:table-cell table:formula="of:=[.F626]-[.K626]" office:value-type="float" office:value="86.8">
            <text:p>8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3">
            <text:p>2143</text:p>
          </table:table-cell>
          <table:table-cell office:value-type="string">
            <text:p>MII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627]*1.35" office:value-type="float" office:value="434.7">
            <text:p>434.7</text:p>
          </table:table-cell>
          <table:table-cell table:formula="of:=[.F627]-[.K627]" office:value-type="float" office:value="115.3">
            <text:p>11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4">
            <text:p>2144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[.J628]*1.35" office:value-type="float" office:value="430.65">
            <text:p>430.65</text:p>
          </table:table-cell>
          <table:table-cell table:formula="of:=[.F628]-[.K628]" office:value-type="float" office:value="114.35">
            <text:p>11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5">
            <text:p>2145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.J629]*1.35" office:value-type="float" office:value="459">
            <text:p>459</text:p>
          </table:table-cell>
          <table:table-cell table:formula="of:=[.F629]-[.K629]"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5">
            <text:p>2145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630]*1.35" office:value-type="float" office:value="469.8">
            <text:p>469.8</text:p>
          </table:table-cell>
          <table:table-cell table:formula="of:=[.F630]-[.K630]" office:value-type="float" office:value="120.2">
            <text:p>12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6">
            <text:p>2146</text:p>
          </table:table-cell>
          <table:table-cell office:value-type="string">
            <text:p>MVR</text:p>
          </table:table-cell>
          <table:table-cell office:value-type="float" office:value="545">
            <text:p>5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table:formula="of:=[.J631]*1.35" office:value-type="float" office:value="430.65">
            <text:p>430.65</text:p>
          </table:table-cell>
          <table:table-cell table:formula="of:=[.F631]-[.K631]" office:value-type="float" office:value="114.35">
            <text:p>11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6">
            <text:p>2146</text:p>
          </table:table-cell>
          <table:table-cell office:value-type="string">
            <text:p>MVL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.J632]*1.35" office:value-type="float" office:value="425.25">
            <text:p>425.25</text:p>
          </table:table-cell>
          <table:table-cell table:formula="of:=[.F632]-[.K632]" office:value-type="float" office:value="109.75">
            <text:p>10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7">
            <text:p>2147</text:p>
          </table:table-cell>
          <table:table-cell office:value-type="string">
            <text:p>IMV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.J633]*1.35" office:value-type="float" office:value="311.85">
            <text:p>311.85</text:p>
          </table:table-cell>
          <table:table-cell table:formula="of:=[.F633]-[.K633]" office:value-type="float" office:value="138.15">
            <text:p>13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8">
            <text:p>2148</text:p>
          </table:table-cell>
          <table:table-cell office:value-type="string">
            <text:p>MIL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  <table:table-cell table:formula="of:=[.J634]*1.35" office:value-type="float" office:value="438.75">
            <text:p>438.75</text:p>
          </table:table-cell>
          <table:table-cell table:formula="of:=[.F634]-[.K634]" office:value-type="float" office:value="116.25">
            <text:p>11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8">
            <text:p>2148</text:p>
          </table:table-cell>
          <table:table-cell office:value-type="string">
            <text:p>AES</text:p>
          </table:table-cell>
          <table:table-cell office:value-type="float" office:value="650">
            <text:p>65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table:formula="of:=[.J635]*1.35" office:value-type="float" office:value="548.1">
            <text:p>548.1</text:p>
          </table:table-cell>
          <table:table-cell table:formula="of:=[.F635]-[.K635]" office:value-type="float" office:value="101.9">
            <text:p>10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9">
            <text:p>2149</text:p>
          </table:table-cell>
          <table:table-cell office:value-type="string">
            <text:p>MAR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table:formula="of:=[.J636]*1.35" office:value-type="float" office:value="471.15">
            <text:p>471.15</text:p>
          </table:table-cell>
          <table:table-cell table:formula="of:=[.F636]-[.K636]" office:value-type="float" office:value="158.85">
            <text:p>158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49">
            <text:p>2149</text:p>
          </table:table-cell>
          <table:table-cell office:value-type="string">
            <text:p>AAM</text:p>
          </table:table-cell>
          <table:table-cell office:value-type="float" office:value="710">
            <text:p>71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.J637]*1.35" office:value-type="float" office:value="598.05">
            <text:p>598.05</text:p>
          </table:table-cell>
          <table:table-cell table:formula="of:=[.F637]-[.K637]" office:value-type="float" office:value="111.95">
            <text:p>11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50">
            <text:p>2150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.J638]*1.35" office:value-type="float" office:value="614.25">
            <text:p>614.25</text:p>
          </table:table-cell>
          <table:table-cell table:formula="of:=[.F638]-[.K638]" office:value-type="float" office:value="115.75">
            <text:p>11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50">
            <text:p>2150</text:p>
          </table:table-cell>
          <table:table-cell office:value-type="string">
            <text:p>LVR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table:formula="of:=[.J639]*1.35" office:value-type="float" office:value="700.65">
            <text:p>700.65</text:p>
          </table:table-cell>
          <table:table-cell table:formula="of:=[.F639]-[.K639]" office:value-type="float" office:value="144.35">
            <text:p>14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52">
            <text:p>2152</text:p>
          </table:table-cell>
          <table:table-cell office:value-type="string">
            <text:p>SIM</text:p>
          </table:table-cell>
          <table:table-cell office:value-type="float" office:value="980">
            <text:p>98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J640]*1.35" office:value-type="float" office:value="841.05">
            <text:p>841.05</text:p>
          </table:table-cell>
          <table:table-cell table:formula="of:=[.F640]-[.K640]" office:value-type="float" office:value="138.95">
            <text:p>13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56">
            <text:p>2156</text:p>
          </table:table-cell>
          <table:table-cell office:value-type="string">
            <text:p>LII</text:p>
          </table:table-cell>
          <table:table-cell office:value-type="float" office:value="885">
            <text:p>88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table:formula="of:=[.J641]*1.35" office:value-type="float" office:value="704.7">
            <text:p>704.7</text:p>
          </table:table-cell>
          <table:table-cell table:formula="of:=[.F641]-[.K641]" office:value-type="float" office:value="180.3">
            <text:p>18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59">
            <text:p>2159</text:p>
          </table:table-cell>
          <table:table-cell office:value-type="string">
            <text:p>TME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table:formula="of:=[.J642]*1.35" office:value-type="float" office:value="985.5">
            <text:p>985.5</text:p>
          </table:table-cell>
          <table:table-cell table:formula="of:=[.F642]-[.K642]" office:value-type="float" office:value="-0.500000000000114">
            <text:p>-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0">
            <text:p>2160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.J643]*1.35" office:value-type="float" office:value="1260.9">
            <text:p>1260.9</text:p>
          </table:table-cell>
          <table:table-cell table:formula="of:=[.F643]-[.K643]" office:value-type="float" office:value="224.1">
            <text:p>22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1">
            <text:p>2161</text:p>
          </table:table-cell>
          <table:table-cell office:value-type="string">
            <text:p>SM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.J644]*1.35" office:value-type="float" office:value="854.55">
            <text:p>854.55</text:p>
          </table:table-cell>
          <table:table-cell table:formula="of:=[.F644]-[.K644]" office:value-type="float" office:value="325.45">
            <text:p>325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3">
            <text:p>2163</text:p>
          </table:table-cell>
          <table:table-cell office:value-type="string">
            <text:p>RMA</text:p>
          </table:table-cell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.J645]*1.35" office:value-type="float" office:value="1260.9">
            <text:p>1260.9</text:p>
          </table:table-cell>
          <table:table-cell table:formula="of:=[.F645]-[.K645]" office:value-type="float" office:value="224.1">
            <text:p>22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5">
            <text:p>2165</text:p>
          </table:table-cell>
          <table:table-cell office:value-type="string">
            <text:p>LLT</text:p>
          </table:table-cell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[.J646]*1.35" office:value-type="float" office:value="751.95">
            <text:p>751.95</text:p>
          </table:table-cell>
          <table:table-cell table:formula="of:=[.F646]-[.K646]" office:value-type="float" office:value="233.05">
            <text:p>23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5">
            <text:p>2165</text:p>
          </table:table-cell>
          <table:table-cell office:value-type="string">
            <text:p>LOV</text:p>
          </table:table-cell>
          <table:table-cell office:value-type="float" office:value="930">
            <text:p>93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.J647]*1.35" office:value-type="float" office:value="784.35">
            <text:p>784.35</text:p>
          </table:table-cell>
          <table:table-cell table:formula="of:=[.F647]-[.K647]" office:value-type="float" office:value="145.65">
            <text:p>145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6">
            <text:p>2166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.J648]*1.35" office:value-type="float" office:value="711.45">
            <text:p>711.45</text:p>
          </table:table-cell>
          <table:table-cell table:formula="of:=[.F648]-[.K648]" office:value-type="float" office:value="233.55">
            <text:p>23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7">
            <text:p>2167</text:p>
          </table:table-cell>
          <table:table-cell office:value-type="string">
            <text:p>LIT</text:p>
          </table:table-cell>
          <table:table-cell office:value-type="float" office:value="945">
            <text:p>94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table:formula="of:=[.J649]*1.35" office:value-type="float" office:value="711.45">
            <text:p>711.45</text:p>
          </table:table-cell>
          <table:table-cell table:formula="of:=[.F649]-[.K649]" office:value-type="float" office:value="233.55">
            <text:p>23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7">
            <text:p>2167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.J650]*1.35" office:value-type="float" office:value="885.6">
            <text:p>885.6</text:p>
          </table:table-cell>
          <table:table-cell table:formula="of:=[.F650]-[.K650]" office:value-type="float" office:value="164.4">
            <text:p>16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8">
            <text:p>2168</text:p>
          </table:table-cell>
          <table:table-cell office:value-type="string">
            <text:p>RMA</text:p>
          </table:table-cell>
          <table:table-cell office:value-type="float" office:value="1280">
            <text:p>128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34">
            <text:p>934</text:p>
          </table:table-cell>
          <table:table-cell table:formula="of:=[.J651]*1.35" office:value-type="float" office:value="1260.9">
            <text:p>1260.9</text:p>
          </table:table-cell>
          <table:table-cell table:formula="of:=[.F651]-[.K651]" office:value-type="float" office:value="19.0999999999999">
            <text:p>1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9">
            <text:p>2169</text:p>
          </table:table-cell>
          <table:table-cell office:value-type="string">
            <text:p>TLR</text:p>
          </table:table-cell>
          <table:table-cell office:value-type="float" office:value="1025">
            <text:p>102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table:formula="of:=[.J652]*1.35" office:value-type="float" office:value="1024.65">
            <text:p>1024.65</text:p>
          </table:table-cell>
          <table:table-cell table:formula="of:=[.F652]-[.K652]" office:value-type="float" office:value="0.349999999999909">
            <text:p>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0">
            <text:p>2170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J653]*1.35" office:value-type="float" office:value="841.05">
            <text:p>841.05</text:p>
          </table:table-cell>
          <table:table-cell table:formula="of:=[.F653]-[.K653]" office:value-type="float" office:value="128.95">
            <text:p>12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1">
            <text:p>2171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.J654]*1.35" office:value-type="float" office:value="614.25">
            <text:p>614.25</text:p>
          </table:table-cell>
          <table:table-cell table:formula="of:=[.F654]-[.K654]" office:value-type="float" office:value="115.75">
            <text:p>11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2">
            <text:p>2172</text:p>
          </table:table-cell>
          <table:table-cell office:value-type="string">
            <text:p>SVV</text:p>
          </table:table-cell>
          <table:table-cell office:value-type="float" office:value="985">
            <text:p>985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.J655]*1.35" office:value-type="float" office:value="824.85">
            <text:p>824.85</text:p>
          </table:table-cell>
          <table:table-cell table:formula="of:=[.F655]-[.K655]" office:value-type="float" office:value="160.15">
            <text:p>16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3">
            <text:p>2173</text:p>
          </table:table-cell>
          <table:table-cell office:value-type="string">
            <text:p>SVT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17">
            <text:p>617</text:p>
          </table:table-cell>
          <table:table-cell table:formula="of:=[.J656]*1.35" office:value-type="float" office:value="832.95">
            <text:p>832.95</text:p>
          </table:table-cell>
          <table:table-cell table:formula="of:=[.F656]-[.K656]" office:value-type="float" office:value="147.05">
            <text:p>147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3">
            <text:p>2173</text:p>
          </table:table-cell>
          <table:table-cell office:value-type="string">
            <text:p>SMM</text:p>
          </table:table-cell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table:formula="of:=[.J657]*1.35" office:value-type="float" office:value="854.55">
            <text:p>854.55</text:p>
          </table:table-cell>
          <table:table-cell table:formula="of:=[.F657]-[.K657]" office:value-type="float" office:value="125.45">
            <text:p>125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4">
            <text:p>2174</text:p>
          </table:table-cell>
          <table:table-cell office:value-type="string">
            <text:p>SLV</text:p>
          </table:table-cell>
          <table:table-cell office:value-type="float" office:value="1040">
            <text:p>104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51">
            <text:p>651</text:p>
          </table:table-cell>
          <table:table-cell table:formula="of:=[.J658]*1.35" office:value-type="float" office:value="878.85">
            <text:p>878.85</text:p>
          </table:table-cell>
          <table:table-cell table:formula="of:=[.F658]-[.K658]" office:value-type="float" office:value="161.15">
            <text:p>16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6">
            <text:p>2176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.J659]*1.35" office:value-type="float" office:value="885.6">
            <text:p>885.6</text:p>
          </table:table-cell>
          <table:table-cell table:formula="of:=[.F659]-[.K659]" office:value-type="float" office:value="164.4">
            <text:p>16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7">
            <text:p>2177</text:p>
          </table:table-cell>
          <table:table-cell office:value-type="string">
            <text:p>LRM</text:p>
          </table:table-cell>
          <table:table-cell office:value-type="float" office:value="950">
            <text:p>950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660]*1.35" office:value-type="float" office:value="800.55">
            <text:p>800.55</text:p>
          </table:table-cell>
          <table:table-cell table:formula="of:=[.F660]-[.K660]" office:value-type="float" office:value="149.45">
            <text:p>14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7">
            <text:p>2177</text:p>
          </table:table-cell>
          <table:table-cell office:value-type="string">
            <text:p>SVV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table:formula="of:=[.J661]*1.35" office:value-type="float" office:value="824.85">
            <text:p>824.85</text:p>
          </table:table-cell>
          <table:table-cell table:formula="of:=[.F661]-[.K661]" office:value-type="float" office:value="155.15">
            <text:p>15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9">
            <text:p>2179</text:p>
          </table:table-cell>
          <table:table-cell office:value-type="string">
            <text:p>SLE</text:p>
          </table:table-cell>
          <table:table-cell office:value-type="float" office:value="1040">
            <text:p>1040</text:p>
          </table:table-cell>
          <table:table-cell office:value-type="float" office:value="12">
            <text:p>1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650">
            <text:p>650</text:p>
          </table:table-cell>
          <table:table-cell table:formula="of:=[.J662]*1.35" office:value-type="float" office:value="877.5">
            <text:p>877.5</text:p>
          </table:table-cell>
          <table:table-cell table:formula="of:=[.F662]-[.K662]" office:value-type="float" office:value="162.5">
            <text:p>16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79">
            <text:p>2179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J663]*1.35" office:value-type="float" office:value="1156.95">
            <text:p>1156.95</text:p>
          </table:table-cell>
          <table:table-cell table:formula="of:=[.F663]-[.K663]" office:value-type="float" office:value="-6.95000000000005">
            <text:p>-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0">
            <text:p>2180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.J664]*1.35" office:value-type="float" office:value="1185.3">
            <text:p>1185.3</text:p>
          </table:table-cell>
          <table:table-cell table:formula="of:=[.F664]-[.K664]" office:value-type="float" office:value="304.7">
            <text:p>30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1">
            <text:p>2181</text:p>
          </table:table-cell>
          <table:table-cell office:value-type="string">
            <text:p>TMI</text:p>
          </table:table-cell>
          <table:table-cell office:value-type="float" office:value="1240">
            <text:p>12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table:formula="of:=[.J665]*1.35" office:value-type="float" office:value="988.2">
            <text:p>988.2</text:p>
          </table:table-cell>
          <table:table-cell table:formula="of:=[.F665]-[.K665]" office:value-type="float" office:value="251.8">
            <text:p>25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2">
            <text:p>2182</text:p>
          </table:table-cell>
          <table:table-cell office:value-type="string">
            <text:p>LSV</text:p>
          </table:table-cell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.J666]*1.35" office:value-type="float" office:value="757.35">
            <text:p>757.35</text:p>
          </table:table-cell>
          <table:table-cell table:formula="of:=[.F666]-[.K666]" office:value-type="float" office:value="202.65">
            <text:p>20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2">
            <text:p>2182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.J667]*1.35" office:value-type="float" office:value="769.5">
            <text:p>769.5</text:p>
          </table:table-cell>
          <table:table-cell table:formula="of:=[.F667]-[.K667]" office:value-type="float" office:value="200.5">
            <text:p>20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6">
            <text:p>2186</text:p>
          </table:table-cell>
          <table:table-cell office:value-type="string">
            <text:p>LRO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table:formula="of:=[.J668]*1.35" office:value-type="float" office:value="807.3">
            <text:p>807.3</text:p>
          </table:table-cell>
          <table:table-cell table:formula="of:=[.F668]-[.K668]" office:value-type="float" office:value="212.7">
            <text:p>212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7">
            <text:p>2187</text:p>
          </table:table-cell>
          <table:table-cell office:value-type="string">
            <text:p>SLM</text:p>
          </table:table-cell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.J669]*1.35" office:value-type="float" office:value="881.55">
            <text:p>881.55</text:p>
          </table:table-cell>
          <table:table-cell table:formula="of:=[.F669]-[.K669]" office:value-type="float" office:value="233.45">
            <text:p>23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8">
            <text:p>2188</text:p>
          </table:table-cell>
          <table:table-cell office:value-type="string">
            <text:p>TTI</text:p>
          </table:table-cell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J670]*1.35" office:value-type="float" office:value="1042.2">
            <text:p>1042.2</text:p>
          </table:table-cell>
          <table:table-cell table:formula="of:=[.F670]-[.K670]" office:value-type="float" office:value="267.8">
            <text:p>26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89">
            <text:p>2189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J671]*1.35" office:value-type="float" office:value="810">
            <text:p>810</text:p>
          </table:table-cell>
          <table:table-cell table:formula="of:=[.F671]-[.K671]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0">
            <text:p>2190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672]*1.35" office:value-type="float" office:value="800.55">
            <text:p>800.55</text:p>
          </table:table-cell>
          <table:table-cell table:formula="of:=[.F672]-[.K672]" office:value-type="float" office:value="194.45">
            <text:p>19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2">
            <text:p>2192</text:p>
          </table:table-cell>
          <table:table-cell office:value-type="string">
            <text:p>LRE</text:p>
          </table:table-cell>
          <table:table-cell office:value-type="float" office:value="995">
            <text:p>995</text:p>
          </table:table-cell>
          <table:table-cell office:value-type="float" office:value="5">
            <text:p>5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.J673]*1.35" office:value-type="float" office:value="796.5">
            <text:p>796.5</text:p>
          </table:table-cell>
          <table:table-cell table:formula="of:=[.F673]-[.K673]" office:value-type="float" office:value="198.5">
            <text:p>19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3">
            <text:p>2193</text:p>
          </table:table-cell>
          <table:table-cell office:value-type="string">
            <text:p>LAO</text:p>
          </table:table-cell>
          <table:table-cell office:value-type="float" office:value="930">
            <text:p>9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table:formula="of:=[.J674]*1.35" office:value-type="float" office:value="739.8">
            <text:p>739.8</text:p>
          </table:table-cell>
          <table:table-cell table:formula="of:=[.F674]-[.K674]" office:value-type="float" office:value="190.2">
            <text:p>19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5">
            <text:p>2195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.J675]*1.35" office:value-type="float" office:value="1185.3">
            <text:p>1185.3</text:p>
          </table:table-cell>
          <table:table-cell table:formula="of:=[.F675]-[.K675]" office:value-type="float" office:value="304.7">
            <text:p>30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6">
            <text:p>2196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676]*1.35" office:value-type="float" office:value="469.8">
            <text:p>469.8</text:p>
          </table:table-cell>
          <table:table-cell table:formula="of:=[.F676]-[.K676]" office:value-type="float" office:value="125.2">
            <text:p>1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99">
            <text:p>2199</text:p>
          </table:table-cell>
          <table:table-cell office:value-type="string">
            <text:p>SSA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664">
            <text:p>664</text:p>
          </table:table-cell>
          <table:table-cell table:formula="of:=[.J677]*1.35" office:value-type="float" office:value="896.4">
            <text:p>896.4</text:p>
          </table:table-cell>
          <table:table-cell table:formula="of:=[.F677]-[.K677]" office:value-type="float" office:value="233.6">
            <text:p>23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0">
            <text:p>2200</text:p>
          </table:table-cell>
          <table:table-cell office:value-type="string">
            <text:p>LOI</text:p>
          </table:table-cell>
          <table:table-cell office:value-type="float" office:value="990">
            <text:p>9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.J678]*1.35" office:value-type="float" office:value="785.7">
            <text:p>785.7</text:p>
          </table:table-cell>
          <table:table-cell table:formula="of:=[.F678]-[.K678]" office:value-type="float" office:value="204.3">
            <text:p>20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1">
            <text:p>2201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679]*1.35" office:value-type="float" office:value="850.5">
            <text:p>850.5</text:p>
          </table:table-cell>
          <table:table-cell table:formula="of:=[.F679]-[.K679]" office:value-type="float" office:value="224.5">
            <text:p>2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2">
            <text:p>2202</text:p>
          </table:table-cell>
          <table:table-cell office:value-type="string">
            <text:p>MM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table:formula="of:=[.J680]*1.35" office:value-type="float" office:value="450.9">
            <text:p>450.9</text:p>
          </table:table-cell>
          <table:table-cell table:formula="of:=[.F680]-[.K680]" office:value-type="float" office:value="114.1">
            <text:p>11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3">
            <text:p>2203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table:formula="of:=[.J681]*1.35" office:value-type="float" office:value="769.5">
            <text:p>769.5</text:p>
          </table:table-cell>
          <table:table-cell table:formula="of:=[.F681]-[.K681]" office:value-type="float" office:value="200.5">
            <text:p>20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7">
            <text:p>2207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682]*1.35" office:value-type="float" office:value="850.5">
            <text:p>850.5</text:p>
          </table:table-cell>
          <table:table-cell table:formula="of:=[.F682]-[.K682]" office:value-type="float" office:value="224.5">
            <text:p>2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8">
            <text:p>2208</text:p>
          </table:table-cell>
          <table:table-cell office:value-type="string">
            <text:p>LRE</text:p>
          </table:table-cell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f:=[.J683]*1.35" office:value-type="float" office:value="796.5">
            <text:p>796.5</text:p>
          </table:table-cell>
          <table:table-cell table:formula="of:=[.F683]-[.K683]" office:value-type="float" office:value="198.5">
            <text:p>19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209">
            <text:p>2209</text:p>
          </table:table-cell>
          <table:table-cell office:value-type="string">
            <text:p>SVO</text:p>
          </table:table-cell>
          <table:table-cell office:value-type="float" office:value="1055">
            <text:p>1055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.J684]*1.35" office:value-type="float" office:value="834.3">
            <text:p>834.3</text:p>
          </table:table-cell>
          <table:table-cell table:formula="of:=[.F684]-[.K684]" office:value-type="float" office:value="220.7">
            <text:p>22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210">
            <text:p>2210</text:p>
          </table:table-cell>
          <table:table-cell office:value-type="string">
            <text:p>REL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05">
            <text:p>905</text:p>
          </table:table-cell>
          <table:table-cell table:formula="of:=[.J685]*1.35" office:value-type="float" office:value="1221.75">
            <text:p>1221.75</text:p>
          </table:table-cell>
          <table:table-cell table:formula="of:=[.F685]-[.K685]" office:value-type="float" office:value="318.25">
            <text:p>31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211">
            <text:p>2211</text:p>
          </table:table-cell>
          <table:table-cell office:value-type="string">
            <text:p>RSS</text:p>
          </table:table-cell>
          <table:table-cell office:value-type="float" office:value="1650">
            <text:p>16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table:formula="of:=[.J686]*1.35" office:value-type="float" office:value="1304.1">
            <text:p>1304.1</text:p>
          </table:table-cell>
          <table:table-cell table:formula="of:=[.F686]-[.K686]" office:value-type="float" office:value="345.9">
            <text:p>34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12">
            <text:p>2212</text:p>
          </table:table-cell>
          <table:table-cell office:value-type="string">
            <text:p>RML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table:formula="of:=[.J687]*1.35" office:value-type="float" office:value="1262.25">
            <text:p>1262.25</text:p>
          </table:table-cell>
          <table:table-cell table:formula="of:=[.F687]-[.K687]" office:value-type="float" office:value="162.75">
            <text:p>16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13">
            <text:p>2213</text:p>
          </table:table-cell>
          <table:table-cell office:value-type="string">
            <text:p>OSA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J688]*1.35" office:value-type="float" office:value="1166.4">
            <text:p>1166.4</text:p>
          </table:table-cell>
          <table:table-cell table:formula="of:=[.F688]-[.K688]" office:value-type="float" office:value="283.6">
            <text:p>28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14">
            <text:p>2214</text:p>
          </table:table-cell>
          <table:table-cell office:value-type="string">
            <text:p>VVAA</text:p>
          </table:table-cell>
          <table:table-cell office:value-type="float" office:value="1725">
            <text:p>172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table:formula="of:=[.J689]*1.35" office:value-type="float" office:value="1544.4">
            <text:p>1544.4</text:p>
          </table:table-cell>
          <table:table-cell table:formula="of:=[.F689]-[.K689]" office:value-type="float" office:value="180.6">
            <text:p>18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15">
            <text:p>2215</text:p>
          </table:table-cell>
          <table:table-cell office:value-type="string">
            <text:p>VVRR</text:p>
          </table:table-cell>
          <table:table-cell office:value-type="float" office:value="1925">
            <text:p>1925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99">
            <text:p>1199</text:p>
          </table:table-cell>
          <table:table-cell table:formula="of:=[.J690]*1.35" office:value-type="float" office:value="1618.65">
            <text:p>1618.65</text:p>
          </table:table-cell>
          <table:table-cell table:formula="of:=[.F690]-[.K690]" office:value-type="float" office:value="306.35">
            <text:p>30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16">
            <text:p>2216</text:p>
          </table:table-cell>
          <table:table-cell office:value-type="string">
            <text:p>VVAA</text:p>
          </table:table-cell>
          <table:table-cell office:value-type="float" office:value="1850">
            <text:p>1850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table:formula="of:=[.J691]*1.35" office:value-type="float" office:value="1544.4">
            <text:p>1544.4</text:p>
          </table:table-cell>
          <table:table-cell table:formula="of:=[.F691]-[.K691]" office:value-type="float" office:value="305.6">
            <text:p>30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0">
            <text:p>2220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formula="of:=[.J692]*1.35" office:value-type="float" office:value="1591.65">
            <text:p>1591.65</text:p>
          </table:table-cell>
          <table:table-cell table:formula="of:=[.F692]-[.K692]" office:value-type="float" office:value="258.35">
            <text:p>25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1">
            <text:p>2221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formula="of:=[.J693]*1.35" office:value-type="float" office:value="1591.65">
            <text:p>1591.65</text:p>
          </table:table-cell>
          <table:table-cell table:formula="of:=[.F693]-[.K693]" office:value-type="float" office:value="258.35">
            <text:p>25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1">
            <text:p>2221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formula="of:=[.J694]*1.35" office:value-type="float" office:value="1591.65">
            <text:p>1591.65</text:p>
          </table:table-cell>
          <table:table-cell table:formula="of:=[.F694]-[.K694]" office:value-type="float" office:value="258.35">
            <text:p>25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1">
            <text:p>2221</text:p>
          </table:table-cell>
          <table:table-cell office:value-type="string">
            <text:p>VVTR</text:p>
          </table:table-cell>
          <table:table-cell office:value-type="float" office:value="1850">
            <text:p>18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table:formula="of:=[.J695]*1.35" office:value-type="float" office:value="1591.65">
            <text:p>1591.65</text:p>
          </table:table-cell>
          <table:table-cell table:formula="of:=[.F695]-[.K695]" office:value-type="float" office:value="258.35">
            <text:p>25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2">
            <text:p>2222</text:p>
          </table:table-cell>
          <table:table-cell office:value-type="string">
            <text:p>VEOT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87">
            <text:p>1087</text:p>
          </table:table-cell>
          <table:table-cell table:formula="of:=[.J696]*1.35" office:value-type="float" office:value="1467.45">
            <text:p>1467.45</text:p>
          </table:table-cell>
          <table:table-cell table:formula="of:=[.F696]-[.K696]" office:value-type="float" office:value="282.55">
            <text:p>282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2">
            <text:p>2222</text:p>
          </table:table-cell>
          <table:table-cell office:value-type="string">
            <text:p>VILE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 table:formula="of:=[.J697]*1.35" office:value-type="float" office:value="1687.5">
            <text:p>1687.5</text:p>
          </table:table-cell>
          <table:table-cell table:formula="of:=[.F697]-[.K697]" office:value-type="float" office:value="262.5">
            <text:p>26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3">
            <text:p>2223</text:p>
          </table:table-cell>
          <table:table-cell office:value-type="string">
            <text:p>VEET</text:p>
          </table:table-cell>
          <table:table-cell office:value-type="float" office:value="1650">
            <text:p>1650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table:formula="of:=[.J698]*1.35" office:value-type="float" office:value="1359.45">
            <text:p>1359.45</text:p>
          </table:table-cell>
          <table:table-cell table:formula="of:=[.F698]-[.K698]" office:value-type="float" office:value="290.55">
            <text:p>29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4">
            <text:p>2224</text:p>
          </table:table-cell>
          <table:table-cell office:value-type="string">
            <text:p>AOT</text:p>
          </table:table-cell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  <table:table-cell table:formula="of:=[.J699]*1.35" office:value-type="float" office:value="657.45">
            <text:p>657.45</text:p>
          </table:table-cell>
          <table:table-cell table:formula="of:=[.F699]-[.K699]" office:value-type="float" office:value="122.55">
            <text:p>122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5">
            <text:p>2225</text:p>
          </table:table-cell>
          <table:table-cell office:value-type="string">
            <text:p>ATL</text:p>
          </table:table-cell>
          <table:table-cell office:value-type="float" office:value="760">
            <text:p>76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table:formula="of:=[.J700]*1.35" office:value-type="float" office:value="641.25">
            <text:p>641.25</text:p>
          </table:table-cell>
          <table:table-cell table:formula="of:=[.F700]-[.K700]" office:value-type="float" office:value="118.75">
            <text:p>11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6">
            <text:p>2226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table:formula="of:=[.J701]*1.35" office:value-type="float" office:value="1410.75">
            <text:p>1410.75</text:p>
          </table:table-cell>
          <table:table-cell table:formula="of:=[.F701]-[.K701]" office:value-type="float" office:value="264.25">
            <text:p>26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7">
            <text:p>2227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J702]*1.35" office:value-type="float" office:value="1329.75">
            <text:p>1329.75</text:p>
          </table:table-cell>
          <table:table-cell table:formula="of:=[.F702]-[.K702]" office:value-type="float" office:value="245.25">
            <text:p>24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29">
            <text:p>2229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table:formula="of:=[.J703]*1.35" office:value-type="float" office:value="1452.6">
            <text:p>1452.6</text:p>
          </table:table-cell>
          <table:table-cell table:formula="of:=[.F703]-[.K703]" office:value-type="float" office:value="272.4">
            <text:p>27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30">
            <text:p>2230</text:p>
          </table:table-cell>
          <table:table-cell office:value-type="string">
            <text:p>VESE</text:p>
          </table:table-cell>
          <table:table-cell office:value-type="float" office:value="1695">
            <text:p>169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0">
            <text:p>1060</text:p>
          </table:table-cell>
          <table:table-cell table:formula="of:=[.J704]*1.35" office:value-type="float" office:value="1431">
            <text:p>1431</text:p>
          </table:table-cell>
          <table:table-cell table:formula="of:=[.F704]-[.K704]" office:value-type="float" office:value="264">
            <text:p>26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33">
            <text:p>2233</text:p>
          </table:table-cell>
          <table:table-cell office:value-type="string">
            <text:p>RRO</text:p>
          </table:table-cell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98">
            <text:p>998</text:p>
          </table:table-cell>
          <table:table-cell table:formula="of:=[.J705]*1.35" office:value-type="float" office:value="1347.3">
            <text:p>1347.3</text:p>
          </table:table-cell>
          <table:table-cell table:formula="of:=[.F705]-[.K705]" office:value-type="float" office:value="2.69999999999982">
            <text:p>2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37">
            <text:p>2237</text:p>
          </table:table-cell>
          <table:table-cell office:value-type="string">
            <text:p>VVMO</text:p>
          </table:table-cell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table:formula="of:=[.J706]*1.35" office:value-type="float" office:value="1536.3">
            <text:p>1536.3</text:p>
          </table:table-cell>
          <table:table-cell table:formula="of:=[.F706]-[.K706]" office:value-type="float" office:value="13.6999999999998">
            <text:p>1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0">
            <text:p>2240</text:p>
          </table:table-cell>
          <table:table-cell office:value-type="string">
            <text:p>VEII</text:p>
          </table:table-cell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table:formula="of:=[.J707]*1.35" office:value-type="float" office:value="1379.7">
            <text:p>1379.7</text:p>
          </table:table-cell>
          <table:table-cell table:formula="of:=[.F707]-[.K707]" office:value-type="float" office:value="0.299999999999955">
            <text:p>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1">
            <text:p>2241</text:p>
          </table:table-cell>
          <table:table-cell office:value-type="string">
            <text:p>RST</text:p>
          </table:table-cell>
          <table:table-cell office:value-type="float" office:value="1555">
            <text:p>1555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67">
            <text:p>967</text:p>
          </table:table-cell>
          <table:table-cell table:formula="of:=[.J708]*1.35" office:value-type="float" office:value="1305.45">
            <text:p>1305.45</text:p>
          </table:table-cell>
          <table:table-cell table:formula="of:=[.F708]-[.K708]" office:value-type="float" office:value="249.55">
            <text:p>2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2">
            <text:p>2242</text:p>
          </table:table-cell>
          <table:table-cell office:value-type="string">
            <text:p>VELM</text:p>
          </table:table-cell>
          <table:table-cell office:value-type="float" office:value="1425">
            <text:p>14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53">
            <text:p>1053</text:p>
          </table:table-cell>
          <table:table-cell table:formula="of:=[.J709]*1.35" office:value-type="float" office:value="1421.55">
            <text:p>1421.55</text:p>
          </table:table-cell>
          <table:table-cell table:formula="of:=[.F709]-[.K709]" office:value-type="float" office:value="3.44999999999982">
            <text:p>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4">
            <text:p>2244</text:p>
          </table:table-cell>
          <table:table-cell office:value-type="string">
            <text:p>VESR</text:p>
          </table:table-cell>
          <table:table-cell office:value-type="float" office:value="1715">
            <text:p>171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table:formula="of:=[.J710]*1.35" office:value-type="float" office:value="1443.15">
            <text:p>1443.15</text:p>
          </table:table-cell>
          <table:table-cell table:formula="of:=[.F710]-[.K710]" office:value-type="float" office:value="271.85">
            <text:p>27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4">
            <text:p>2244</text:p>
          </table:table-cell>
          <table:table-cell office:value-type="string">
            <text:p>VEIR</text:p>
          </table:table-cell>
          <table:table-cell office:value-type="float" office:value="1399">
            <text:p>1399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29">
            <text:p>1029</text:p>
          </table:table-cell>
          <table:table-cell table:formula="of:=[.J711]*1.35" office:value-type="float" office:value="1389.15">
            <text:p>1389.15</text:p>
          </table:table-cell>
          <table:table-cell table:formula="of:=[.F711]-[.K711]" office:value-type="float" office:value="9.84999999999991">
            <text:p>9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5">
            <text:p>2245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table:formula="of:=[.J712]*1.35" office:value-type="float" office:value="1452.6">
            <text:p>1452.6</text:p>
          </table:table-cell>
          <table:table-cell table:formula="of:=[.F712]-[.K712]" office:value-type="float" office:value="272.4">
            <text:p>27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6">
            <text:p>2246</text:p>
          </table:table-cell>
          <table:table-cell office:value-type="string">
            <text:p>RLV</text:p>
          </table:table-cell>
          <table:table-cell office:value-type="float" office:value="1285">
            <text:p>128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J713]*1.35" office:value-type="float" office:value="1283.85">
            <text:p>1283.85</text:p>
          </table:table-cell>
          <table:table-cell table:formula="of:=[.F713]-[.K713]" office:value-type="float" office:value="1.14999999999986">
            <text:p>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7">
            <text:p>2247</text:p>
          </table:table-cell>
          <table:table-cell office:value-type="string">
            <text:p>ROL</text:p>
          </table:table-cell>
          <table:table-cell office:value-type="float" office:value="1575">
            <text:p>157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J714]*1.35" office:value-type="float" office:value="1329.75">
            <text:p>1329.75</text:p>
          </table:table-cell>
          <table:table-cell table:formula="of:=[.F714]-[.K714]" office:value-type="float" office:value="245.25">
            <text:p>24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49">
            <text:p>2249</text:p>
          </table:table-cell>
          <table:table-cell office:value-type="string">
            <text:p>REA</text:p>
          </table:table-cell>
          <table:table-cell office:value-type="float" office:value="1455">
            <text:p>145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  <table:table-cell table:formula="of:=[.J715]*1.35" office:value-type="float" office:value="1220.4">
            <text:p>1220.4</text:p>
          </table:table-cell>
          <table:table-cell table:formula="of:=[.F715]-[.K715]" office:value-type="float" office:value="234.6">
            <text:p>23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0">
            <text:p>2250</text:p>
          </table:table-cell>
          <table:table-cell office:value-type="string">
            <text:p>VETS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table:formula="of:=[.J716]*1.35" office:value-type="float" office:value="1452.6">
            <text:p>1452.6</text:p>
          </table:table-cell>
          <table:table-cell table:formula="of:=[.F716]-[.K716]" office:value-type="float" office:value="272.4">
            <text:p>27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0">
            <text:p>2250</text:p>
          </table:table-cell>
          <table:table-cell office:value-type="string">
            <text:p>VVSR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table:formula="of:=[.J717]*1.35" office:value-type="float" office:value="1578.15">
            <text:p>1578.15</text:p>
          </table:table-cell>
          <table:table-cell table:formula="of:=[.F717]-[.K717]" office:value-type="float" office:value="1.84999999999991">
            <text:p>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1">
            <text:p>2251</text:p>
          </table:table-cell>
          <table:table-cell office:value-type="string">
            <text:p>VEOA</text:p>
          </table:table-cell>
          <table:table-cell office:value-type="float" office:value="1735">
            <text:p>17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table:formula="of:=[.J718]*1.35" office:value-type="float" office:value="1463.4">
            <text:p>1463.4</text:p>
          </table:table-cell>
          <table:table-cell table:formula="of:=[.F718]-[.K718]" office:value-type="float" office:value="271.6">
            <text:p>271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1">
            <text:p>2251</text:p>
          </table:table-cell>
          <table:table-cell office:value-type="string">
            <text:p>VVMO</text:p>
          </table:table-cell>
          <table:table-cell office:value-type="float" office:value="1825">
            <text:p>182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table:formula="of:=[.J719]*1.35" office:value-type="float" office:value="1536.3">
            <text:p>1536.3</text:p>
          </table:table-cell>
          <table:table-cell table:formula="of:=[.F719]-[.K719]" office:value-type="float" office:value="288.7">
            <text:p>28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2">
            <text:p>2252</text:p>
          </table:table-cell>
          <table:table-cell office:value-type="string">
            <text:p>VEAL</text:p>
          </table:table-cell>
          <table:table-cell office:value-type="float" office:value="1675">
            <text:p>167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table:formula="of:=[.J720]*1.35" office:value-type="float" office:value="1410.75">
            <text:p>1410.75</text:p>
          </table:table-cell>
          <table:table-cell table:formula="of:=[.F720]-[.K720]" office:value-type="float" office:value="264.25">
            <text:p>26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2">
            <text:p>2252</text:p>
          </table:table-cell>
          <table:table-cell office:value-type="string">
            <text:p>VITV</text:p>
          </table:table-cell>
          <table:table-cell office:value-type="float" office:value="1800">
            <text:p>180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1271">
            <text:p>1271</text:p>
          </table:table-cell>
          <table:table-cell table:formula="of:=[.J721]*1.35" office:value-type="float" office:value="1715.85">
            <text:p>1715.85</text:p>
          </table:table-cell>
          <table:table-cell table:formula="of:=[.F721]-[.K721]" office:value-type="float" office:value="84.1499999999999">
            <text:p>84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3">
            <text:p>2253</text:p>
          </table:table-cell>
          <table:table-cell office:value-type="string">
            <text:p>VETR</text:p>
          </table:table-cell>
          <table:table-cell office:value-type="float" office:value="1730">
            <text:p>1730</text:p>
          </table:table-cell>
          <table:table-cell office:value-type="float" office:value="7">
            <text:p>7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1079">
            <text:p>1079</text:p>
          </table:table-cell>
          <table:table-cell table:formula="of:=[.J722]*1.35" office:value-type="float" office:value="1456.65">
            <text:p>1456.65</text:p>
          </table:table-cell>
          <table:table-cell table:formula="of:=[.F722]-[.K722]" office:value-type="float" office:value="273.35">
            <text:p>27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3">
            <text:p>2253</text:p>
          </table:table-cell>
          <table:table-cell office:value-type="string">
            <text:p>OMR</text:p>
          </table:table-cell>
          <table:table-cell office:value-type="float" office:value="1340">
            <text:p>1340</text:p>
          </table:table-cell>
          <table:table-cell office:value-type="float" office:value="3">
            <text:p>3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table:formula="of:=[.J723]*1.35" office:value-type="float" office:value="1132.65">
            <text:p>1132.65</text:p>
          </table:table-cell>
          <table:table-cell table:formula="of:=[.F723]-[.K723]" office:value-type="float" office:value="207.35">
            <text:p>207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4">
            <text:p>2254</text:p>
          </table:table-cell>
          <table:table-cell office:value-type="string">
            <text:p>RIM</text:p>
          </table:table-cell>
          <table:table-cell office:value-type="float" office:value="1480">
            <text:p>148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formula="of:=[.J724]*1.35" office:value-type="float" office:value="1246.05">
            <text:p>1246.05</text:p>
          </table:table-cell>
          <table:table-cell table:formula="of:=[.F724]-[.K724]" office:value-type="float" office:value="233.95">
            <text:p>233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4">
            <text:p>2254</text:p>
          </table:table-cell>
          <table:table-cell office:value-type="string">
            <text:p>TLL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755">
            <text:p>755</text:p>
          </table:table-cell>
          <table:table-cell table:formula="of:=[.J725]*1.35" office:value-type="float" office:value="1019.25">
            <text:p>1019.25</text:p>
          </table:table-cell>
          <table:table-cell table:formula="of:=[.F725]-[.K725]" office:value-type="float" office:value="190.75">
            <text:p>19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5">
            <text:p>2255</text:p>
          </table:table-cell>
          <table:table-cell office:value-type="string">
            <text:p>STV</text:p>
          </table:table-cell>
          <table:table-cell office:value-type="float" office:value="1080">
            <text:p>1080</text:p>
          </table:table-cell>
          <table:table-cell office:value-type="float" office:value="14">
            <text:p>14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formula="of:=[.J726]*1.35" office:value-type="float" office:value="905.85">
            <text:p>905.85</text:p>
          </table:table-cell>
          <table:table-cell table:formula="of:=[.F726]-[.K726]" office:value-type="float" office:value="174.15">
            <text:p>174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5">
            <text:p>2255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8">
            <text:p>8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695">
            <text:p>695</text:p>
          </table:table-cell>
          <table:table-cell table:formula="of:=[.J727]*1.35" office:value-type="float" office:value="938.25">
            <text:p>938.25</text:p>
          </table:table-cell>
          <table:table-cell table:formula="of:=[.F727]-[.K727]" office:value-type="float" office:value="181.75">
            <text:p>18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5">
            <text:p>2255</text:p>
          </table:table-cell>
          <table:table-cell office:value-type="string">
            <text:p>OLV</text:p>
          </table:table-cell>
          <table:table-cell office:value-type="float" office:value="1360">
            <text:p>136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851">
            <text:p>851</text:p>
          </table:table-cell>
          <table:table-cell table:formula="of:=[.J728]*1.35" office:value-type="float" office:value="1148.85">
            <text:p>1148.85</text:p>
          </table:table-cell>
          <table:table-cell table:formula="of:=[.F728]-[.K728]" office:value-type="float" office:value="211.15">
            <text:p>21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2256">
            <text:p>2256</text:p>
          </table:table-cell>
          <table:table-cell office:value-type="string">
            <text:p>SOM</text:p>
          </table:table-cell>
          <table:table-cell office:value-type="float" office:value="1100">
            <text:p>1100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table:formula="of:=[.J729]*1.35" office:value-type="float" office:value="922.05">
            <text:p>922.05</text:p>
          </table:table-cell>
          <table:table-cell table:formula="of:=[.F729]-[.K729]" office:value-type="float" office:value="177.95">
            <text:p>17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6">
            <text:p>2256</text:p>
          </table:table-cell>
          <table:table-cell office:value-type="string">
            <text:p>AOS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.J730]*1.35" office:value-type="float" office:value="656.1">
            <text:p>656.1</text:p>
          </table:table-cell>
          <table:table-cell table:formula="of:=[.F730]-[.K730]" office:value-type="float" office:value="123.9">
            <text:p>12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6">
            <text:p>2256</text:p>
          </table:table-cell>
          <table:table-cell office:value-type="string">
            <text:p>LLR</text:p>
          </table:table-cell>
          <table:table-cell office:value-type="float" office:value="750">
            <text:p>75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59">
            <text:p>559</text:p>
          </table:table-cell>
          <table:table-cell table:formula="of:=[.J731]*1.35" office:value-type="float" office:value="754.65">
            <text:p>754.65</text:p>
          </table:table-cell>
          <table:table-cell table:formula="of:=[.F731]-[.K731]" office:value-type="float" office:value="-4.65000000000009">
            <text:p>-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7">
            <text:p>2257</text:p>
          </table:table-cell>
          <table:table-cell office:value-type="string">
            <text:p>ASV</text:p>
          </table:table-cell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61">
            <text:p>461</text:p>
          </table:table-cell>
          <table:table-cell table:formula="of:=[.J732]*1.35" office:value-type="float" office:value="622.35">
            <text:p>622.35</text:p>
          </table:table-cell>
          <table:table-cell table:formula="of:=[.F732]-[.K732]" office:value-type="float" office:value="117.65">
            <text:p>11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7">
            <text:p>2257</text:p>
          </table:table-cell>
          <table:table-cell office:value-type="string">
            <text:p>LMI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2">
            <text:p>532</text:p>
          </table:table-cell>
          <table:table-cell table:formula="of:=[.J733]*1.35" office:value-type="float" office:value="718.2">
            <text:p>718.2</text:p>
          </table:table-cell>
          <table:table-cell table:formula="of:=[.F733]-[.K733]" office:value-type="float" office:value="6.79999999999995">
            <text:p>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8">
            <text:p>2258</text:p>
          </table:table-cell>
          <table:table-cell office:value-type="string">
            <text:p>AAT</text:p>
          </table:table-cell>
          <table:table-cell office:value-type="float" office:value="715">
            <text:p>71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.J734]*1.35" office:value-type="float" office:value="603.45">
            <text:p>603.45</text:p>
          </table:table-cell>
          <table:table-cell table:formula="of:=[.F734]-[.K734]" office:value-type="float" office:value="111.55">
            <text:p>11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8">
            <text:p>2258</text:p>
          </table:table-cell>
          <table:table-cell office:value-type="string">
            <text:p>AET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table:formula="of:=[.J735]*1.35" office:value-type="float" office:value="549.45">
            <text:p>549.45</text:p>
          </table:table-cell>
          <table:table-cell table:formula="of:=[.F735]-[.K735]" office:value-type="float" office:value="135.55">
            <text:p>13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59">
            <text:p>2259</text:p>
          </table:table-cell>
          <table:table-cell office:value-type="string">
            <text:p>A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formula="of:=[.J736]*1.35" office:value-type="float" office:value="668.25">
            <text:p>668.25</text:p>
          </table:table-cell>
          <table:table-cell table:formula="of:=[.F736]-[.K736]" office:value-type="float" office:value="1.75">
            <text:p>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0">
            <text:p>2260</text:p>
          </table:table-cell>
          <table:table-cell office:value-type="string">
            <text:p>AVV</text:p>
          </table:table-cell>
          <table:table-cell office:value-type="float" office:value="660">
            <text:p>6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table:formula="of:=[.J737]*1.35" office:value-type="float" office:value="554.85">
            <text:p>554.85</text:p>
          </table:table-cell>
          <table:table-cell table:formula="of:=[.F737]-[.K737]" office:value-type="float" office:value="105.15">
            <text:p>10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0">
            <text:p>2260</text:p>
          </table:table-cell>
          <table:table-cell office:value-type="string">
            <text:p>AEL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table:formula="of:=[.J738]*1.35" office:value-type="float" office:value="546.75">
            <text:p>546.75</text:p>
          </table:table-cell>
          <table:table-cell table:formula="of:=[.F738]-[.K738]" office:value-type="float" office:value="103.25">
            <text:p>10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0">
            <text:p>2260</text:p>
          </table:table-cell>
          <table:table-cell office:value-type="string">
            <text:p>MR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[.J739]*1.35" office:value-type="float" office:value="529.2">
            <text:p>529.2</text:p>
          </table:table-cell>
          <table:table-cell table:formula="of:=[.F739]-[.K739]" office:value-type="float" office:value="100.8">
            <text:p>10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1">
            <text:p>2261</text:p>
          </table:table-cell>
          <table:table-cell office:value-type="string">
            <text:p>MOE</text:p>
          </table:table-cell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[.J740]*1.35" office:value-type="float" office:value="513">
            <text:p>513</text:p>
          </table:table-cell>
          <table:table-cell table:formula="of:=[.F740]-[.K740]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1">
            <text:p>2261</text:p>
          </table:table-cell>
          <table:table-cell office:value-type="string">
            <text:p>ITM</text:p>
          </table:table-cell>
          <table:table-cell office:value-type="float" office:value="495">
            <text:p>495</text:p>
          </table:table-cell>
          <table:table-cell office:value-type="float" office:value="32">
            <text:p>3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[.J741]*1.35" office:value-type="float" office:value="368.55">
            <text:p>368.55</text:p>
          </table:table-cell>
          <table:table-cell table:formula="of:=[.F741]-[.K741]" office:value-type="float" office:value="126.45">
            <text:p>126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2">
            <text:p>2262</text:p>
          </table:table-cell>
          <table:table-cell office:value-type="string">
            <text:p>ISL</text:p>
          </table:table-cell>
          <table:table-cell office:value-type="float" office:value="475">
            <text:p>475</text:p>
          </table:table-cell>
          <table:table-cell office:value-type="float" office:value="27">
            <text:p>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.J742]*1.35" office:value-type="float" office:value="357.75">
            <text:p>357.75</text:p>
          </table:table-cell>
          <table:table-cell table:formula="of:=[.F742]-[.K742]" office:value-type="float" office:value="117.25">
            <text:p>117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2">
            <text:p>2262</text:p>
          </table:table-cell>
          <table:table-cell office:value-type="string">
            <text:p>MES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.J743]*1.35" office:value-type="float" office:value="413.1">
            <text:p>413.1</text:p>
          </table:table-cell>
          <table:table-cell table:formula="of:=[.F743]-[.K743]" office:value-type="float" office:value="61.9">
            <text:p>6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3">
            <text:p>2263</text:p>
          </table:table-cell>
          <table:table-cell office:value-type="string">
            <text:p>MSR</text:p>
          </table:table-cell>
          <table:table-cell office:value-type="float" office:value="565">
            <text:p>565</text:p>
          </table:table-cell>
          <table:table-cell office:value-type="float" office:value="16">
            <text:p>1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table:formula="of:=[.J744]*1.35" office:value-type="float" office:value="498.15">
            <text:p>498.15</text:p>
          </table:table-cell>
          <table:table-cell table:formula="of:=[.F744]-[.K744]" office:value-type="float" office:value="66.85">
            <text:p>66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3">
            <text:p>2263</text:p>
          </table:table-cell>
          <table:table-cell office:value-type="string">
            <text:p>IOS</text:p>
          </table:table-cell>
          <table:table-cell office:value-type="float" office:value="495">
            <text:p>495</text:p>
          </table:table-cell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table:formula="of:=[.J745]*1.35" office:value-type="float" office:value="386.1">
            <text:p>386.1</text:p>
          </table:table-cell>
          <table:table-cell table:formula="of:=[.F745]-[.K745]" office:value-type="float" office:value="108.9">
            <text:p>108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3">
            <text:p>2263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6">
            <text:p>2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746]*1.35" office:value-type="float" office:value="427.95">
            <text:p>427.95</text:p>
          </table:table-cell>
          <table:table-cell table:formula="of:=[.F746]-[.K746]" office:value-type="float" office:value="82.05">
            <text:p>8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4">
            <text:p>2264</text:p>
          </table:table-cell>
          <table:table-cell office:value-type="string">
            <text:p>MII</text:p>
          </table:table-cell>
          <table:table-cell office:value-type="float" office:value="520">
            <text:p>520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747]*1.35" office:value-type="float" office:value="434.7">
            <text:p>434.7</text:p>
          </table:table-cell>
          <table:table-cell table:formula="of:=[.F747]-[.K747]" office:value-type="float" office:value="85.3">
            <text:p>8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4">
            <text:p>2264</text:p>
          </table:table-cell>
          <table:table-cell office:value-type="string">
            <text:p>MML</text:p>
          </table:table-cell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.J748]*1.35" office:value-type="float" office:value="452.25">
            <text:p>452.25</text:p>
          </table:table-cell>
          <table:table-cell table:formula="of:=[.F748]-[.K748]" office:value-type="float" office:value="87.75">
            <text:p>8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64">
            <text:p>2264</text:p>
          </table:table-cell>
          <table:table-cell office:value-type="string">
            <text:p>MAI</text:p>
          </table:table-cell>
          <table:table-cell office:value-type="float" office:value="550">
            <text:p>55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.J749]*1.35" office:value-type="float" office:value="461.7">
            <text:p>461.7</text:p>
          </table:table-cell>
          <table:table-cell table:formula="of:=[.F749]-[.K749]" office:value-type="float" office:value="88.3">
            <text:p>8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78">
            <text:p>2278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.J750]*1.35" office:value-type="float" office:value="479.25">
            <text:p>479.25</text:p>
          </table:table-cell>
          <table:table-cell table:formula="of:=[.F750]-[.K750]" office:value-type="float" office:value="80.7499999999999">
            <text:p>8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79">
            <text:p>2279</text:p>
          </table:table-cell>
          <table:table-cell office:value-type="string">
            <text:p>AIT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27">
            <text:p>427</text:p>
          </table:table-cell>
          <table:table-cell table:formula="of:=[.J751]*1.35" office:value-type="float" office:value="576.45">
            <text:p>576.45</text:p>
          </table:table-cell>
          <table:table-cell table:formula="of:=[.F751]-[.K751]" office:value-type="float" office:value="8.54999999999995">
            <text:p>8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0">
            <text:p>2280</text:p>
          </table:table-cell>
          <table:table-cell office:value-type="string">
            <text:p>AVE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.J752]*1.35" office:value-type="float" office:value="553.5">
            <text:p>553.5</text:p>
          </table:table-cell>
          <table:table-cell table:formula="of:=[.F752]-[.K752]" office:value-type="float" office:value="266.5">
            <text:p>266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1">
            <text:p>2281</text:p>
          </table:table-cell>
          <table:table-cell office:value-type="string">
            <text:p>LVL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.J753]*1.35" office:value-type="float" office:value="695.25">
            <text:p>695.25</text:p>
          </table:table-cell>
          <table:table-cell table:formula="of:=[.F753]-[.K753]" office:value-type="float" office:value="-612.25">
            <text:p>-61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2">
            <text:p>2282</text:p>
          </table:table-cell>
          <table:table-cell office:value-type="string">
            <text:p>LML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table:formula="of:=[.J754]*1.35" office:value-type="float" office:value="722.25">
            <text:p>722.25</text:p>
          </table:table-cell>
          <table:table-cell table:formula="of:=[.F754]-[.K754]" office:value-type="float" office:value="127.75">
            <text:p>12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4">
            <text:p>2284</text:p>
          </table:table-cell>
          <table:table-cell office:value-type="string">
            <text:p>LAI</text:p>
          </table:table-cell>
          <table:table-cell office:value-type="float" office:value="880">
            <text:p>880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.J755]*1.35" office:value-type="float" office:value="731.7">
            <text:p>731.7</text:p>
          </table:table-cell>
          <table:table-cell table:formula="of:=[.F755]-[.K755]" office:value-type="float" office:value="148.3">
            <text:p>14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6">
            <text:p>2286</text:p>
          </table:table-cell>
          <table:table-cell office:value-type="string">
            <text:p>LLS</text:p>
          </table:table-cell>
          <table:table-cell office:value-type="float" office:value="890">
            <text:p>89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table:formula="of:=[.J756]*1.35" office:value-type="float" office:value="750.6">
            <text:p>750.6</text:p>
          </table:table-cell>
          <table:table-cell table:formula="of:=[.F756]-[.K756]" office:value-type="float" office:value="139.4">
            <text:p>139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6">
            <text:p>2286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.J757]*1.35" office:value-type="float" office:value="765.45">
            <text:p>765.45</text:p>
          </table:table-cell>
          <table:table-cell table:formula="of:=[.F757]-[.K757]" office:value-type="float" office:value="144.55">
            <text:p>144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7">
            <text:p>2287</text:p>
          </table:table-cell>
          <table:table-cell office:value-type="string">
            <text:p>MEA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table:formula="of:=[.J758]*1.35" office:value-type="float" office:value="410.4">
            <text:p>410.4</text:p>
          </table:table-cell>
          <table:table-cell table:formula="of:=[.F758]-[.K758]" office:value-type="float" office:value="74.6">
            <text:p>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1">
            <text:p>2291</text:p>
          </table:table-cell>
          <table:table-cell office:value-type="string">
            <text:p>MAI</text:p>
          </table:table-cell>
          <table:table-cell office:value-type="float" office:value="550">
            <text:p>550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table:formula="of:=[.J759]*1.35" office:value-type="float" office:value="461.7">
            <text:p>461.7</text:p>
          </table:table-cell>
          <table:table-cell table:formula="of:=[.F759]-[.K759]" office:value-type="float" office:value="88.3">
            <text:p>8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2">
            <text:p>2292</text:p>
          </table:table-cell>
          <table:table-cell office:value-type="string">
            <text:p>MME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760]*1.35" office:value-type="float" office:value="445.5">
            <text:p>445.5</text:p>
          </table:table-cell>
          <table:table-cell table:formula="of:=[.F760]-[.K760]" office:value-type="float" office:value="84.4999999999999">
            <text:p>8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5">
            <text:p>2295</text:p>
          </table:table-cell>
          <table:table-cell office:value-type="string">
            <text:p>MLL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.J761]*1.35" office:value-type="float" office:value="479.25">
            <text:p>479.25</text:p>
          </table:table-cell>
          <table:table-cell table:formula="of:=[.F761]-[.K761]" office:value-type="float" office:value="80.7499999999999">
            <text:p>8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5">
            <text:p>2295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762]*1.35" office:value-type="float" office:value="272.7">
            <text:p>272.7</text:p>
          </table:table-cell>
          <table:table-cell table:formula="of:=[.F762]-[.K762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6">
            <text:p>2296</text:p>
          </table:table-cell>
          <table:table-cell office:value-type="string">
            <text:p>IIL</text:p>
          </table:table-cell>
          <table:table-cell office:value-type="float" office:value="385">
            <text:p>385</text:p>
          </table:table-cell>
          <table:table-cell office:value-type="float" office:value="41">
            <text:p>4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.J763]*1.35" office:value-type="float" office:value="303.75">
            <text:p>303.75</text:p>
          </table:table-cell>
          <table:table-cell table:formula="of:=[.F763]-[.K763]" office:value-type="float" office:value="81.25">
            <text:p>8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6">
            <text:p>2296</text:p>
          </table:table-cell>
          <table:table-cell office:value-type="string">
            <text:p>ILT</text:p>
          </table:table-cell>
          <table:table-cell office:value-type="float" office:value="475">
            <text:p>47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[.J764]*1.35" office:value-type="float" office:value="346.95">
            <text:p>346.95</text:p>
          </table:table-cell>
          <table:table-cell table:formula="of:=[.F764]-[.K764]" office:value-type="float" office:value="128.05">
            <text:p>128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7">
            <text:p>2297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765]*1.35" office:value-type="float" office:value="405">
            <text:p>405</text:p>
          </table:table-cell>
          <table:table-cell table:formula="of:=[.F765]-[.K765]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8">
            <text:p>2298</text:p>
          </table:table-cell>
          <table:table-cell office:value-type="string">
            <text:p>MAS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.J766]*1.35" office:value-type="float" office:value="467.1">
            <text:p>467.1</text:p>
          </table:table-cell>
          <table:table-cell table:formula="of:=[.F766]-[.K766]" office:value-type="float" office:value="117.9">
            <text:p>117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99">
            <text:p>2299</text:p>
          </table:table-cell>
          <table:table-cell office:value-type="string">
            <text:p>MRS</text:p>
          </table:table-cell>
          <table:table-cell office:value-type="float" office:value="585">
            <text:p>58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J767]*1.35" office:value-type="float" office:value="534.6">
            <text:p>534.6</text:p>
          </table:table-cell>
          <table:table-cell table:formula="of:=[.F767]-[.K767]" office:value-type="float" office:value="50.4">
            <text:p>5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1">
            <text:p>2301</text:p>
          </table:table-cell>
          <table:table-cell office:value-type="string">
            <text:p>MEE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768]*1.35" office:value-type="float" office:value="405">
            <text:p>405</text:p>
          </table:table-cell>
          <table:table-cell table:formula="of:=[.F768]-[.K768]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2">
            <text:p>2302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769]*1.35" office:value-type="float" office:value="445.5">
            <text:p>445.5</text:p>
          </table:table-cell>
          <table:table-cell table:formula="of:=[.F769]-[.K769]" office:value-type="float" office:value="119.5">
            <text:p>1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3">
            <text:p>2303</text:p>
          </table:table-cell>
          <table:table-cell office:value-type="string">
            <text:p>MME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770]*1.35" office:value-type="float" office:value="445.5">
            <text:p>445.5</text:p>
          </table:table-cell>
          <table:table-cell table:formula="of:=[.F770]-[.K770]" office:value-type="float" office:value="119.5">
            <text:p>11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3">
            <text:p>2303</text:p>
          </table:table-cell>
          <table:table-cell office:value-type="string">
            <text:p>MAL</text:p>
          </table:table-cell>
          <table:table-cell office:value-type="float" office:value="580">
            <text:p>58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table:formula="of:=[.J771]*1.35" office:value-type="float" office:value="465.75">
            <text:p>465.75</text:p>
          </table:table-cell>
          <table:table-cell table:formula="of:=[.F771]-[.K771]" office:value-type="float" office:value="114.25">
            <text:p>11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4">
            <text:p>2304</text:p>
          </table:table-cell>
          <table:table-cell office:value-type="string">
            <text:p>IME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.J772]*1.35" office:value-type="float" office:value="310.5">
            <text:p>310.5</text:p>
          </table:table-cell>
          <table:table-cell table:formula="of:=[.F772]-[.K772]" office:value-type="float" office:value="84.5">
            <text:p>8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5">
            <text:p>2305</text:p>
          </table:table-cell>
          <table:table-cell office:value-type="string">
            <text:p>ISV</text:p>
          </table:table-cell>
          <table:table-cell office:value-type="float" office:value="440">
            <text:p>44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table:formula="of:=[.J773]*1.35" office:value-type="float" office:value="352.35">
            <text:p>352.35</text:p>
          </table:table-cell>
          <table:table-cell table:formula="of:=[.F773]-[.K773]" office:value-type="float" office:value="87.65">
            <text:p>8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5">
            <text:p>2305</text:p>
          </table:table-cell>
          <table:table-cell office:value-type="string">
            <text:p>MVO</text:p>
          </table:table-cell>
          <table:table-cell office:value-type="float" office:value="545">
            <text:p>54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table:formula="of:=[.J774]*1.35" office:value-type="float" office:value="429.3">
            <text:p>429.3</text:p>
          </table:table-cell>
          <table:table-cell table:formula="of:=[.F774]-[.K774]" office:value-type="float" office:value="115.7">
            <text:p>11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08">
            <text:p>2308</text:p>
          </table:table-cell>
          <table:table-cell office:value-type="string">
            <text:p>MVT</text:p>
          </table:table-cell>
          <table:table-cell office:value-type="float" office:value="595">
            <text:p>595</text:p>
          </table:table-cell>
          <table:table-cell office:value-type="float" office:value="15">
            <text:p>15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775]*1.35" office:value-type="float" office:value="427.95">
            <text:p>427.95</text:p>
          </table:table-cell>
          <table:table-cell table:formula="of:=[.F775]-[.K775]" office:value-type="float" office:value="167.05">
            <text:p>167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10">
            <text:p>2310</text:p>
          </table:table-cell>
          <table:table-cell office:value-type="string">
            <text:p>MMV</text:p>
          </table:table-cell>
          <table:table-cell office:value-type="float" office:value="545">
            <text:p>545</text:p>
          </table:table-cell>
          <table:table-cell office:value-type="float" office:value="19">
            <text:p>19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.J776]*1.35" office:value-type="float" office:value="446.85">
            <text:p>446.85</text:p>
          </table:table-cell>
          <table:table-cell table:formula="of:=[.F776]-[.K776]" office:value-type="float" office:value="98.15">
            <text:p>9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311">
            <text:p>2311</text:p>
          </table:table-cell>
          <table:table-cell office:value-type="string">
            <text:p>IMO</text:p>
          </table:table-cell>
          <table:table-cell office:value-type="float" office:value="395">
            <text:p>395</text:p>
          </table:table-cell>
          <table:table-cell office:value-type="float" office:value="10">
            <text:p>10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[.J777]*1.35" office:value-type="float" office:value="321.3">
            <text:p>321.3</text:p>
          </table:table-cell>
          <table:table-cell table:formula="of:=[.F777]-[.K777]" office:value-type="float" office:value="73.7">
            <text:p>7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312">
            <text:p>2312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778]*1.35" office:value-type="float" office:value="305.1">
            <text:p>305.1</text:p>
          </table:table-cell>
          <table:table-cell table:formula="of:=[.F778]-[.K778]" office:value-type="float" office:value="79.9">
            <text:p>7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314">
            <text:p>2314</text:p>
          </table:table-cell>
          <table:table-cell office:value-type="string">
            <text:p>ITO</text:p>
          </table:table-cell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[.J779]*1.35" office:value-type="float" office:value="375.3">
            <text:p>375.3</text:p>
          </table:table-cell>
          <table:table-cell table:formula="of:=[.F779]-[.K779]" office:value-type="float" office:value="89.7">
            <text:p>89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318">
            <text:p>2318</text:p>
          </table:table-cell>
          <table:table-cell office:value-type="string">
            <text:p>ILI</text:p>
          </table:table-cell>
          <table:table-cell office:value-type="float" office:value="445">
            <text:p>445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780]*1.35" office:value-type="float" office:value="340.2">
            <text:p>340.2</text:p>
          </table:table-cell>
          <table:table-cell table:formula="of:=[.F780]-[.K780]" office:value-type="float" office:value="104.8">
            <text:p>10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22">
            <text:p>2322</text:p>
          </table:table-cell>
          <table:table-cell office:value-type="string">
            <text:p>LVV</text:p>
          </table:table-cell>
          <table:table-cell office:value-type="float" office:value="865">
            <text:p>8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.J781]*1.35" office:value-type="float" office:value="689.85">
            <text:p>689.85</text:p>
          </table:table-cell>
          <table:table-cell table:formula="of:=[.F781]-[.K781]" office:value-type="float" office:value="175.15">
            <text:p>17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23">
            <text:p>2323</text:p>
          </table:table-cell>
          <table:table-cell office:value-type="string">
            <text:p>ASO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.J782]*1.35" office:value-type="float" office:value="631.8">
            <text:p>631.8</text:p>
          </table:table-cell>
          <table:table-cell table:formula="of:=[.F782]-[.K782]" office:value-type="float" office:value="163.2">
            <text:p>16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26">
            <text:p>2326</text:p>
          </table:table-cell>
          <table:table-cell office:value-type="string">
            <text:p>ASM</text:p>
          </table:table-cell>
          <table:table-cell office:value-type="float" office:value="785">
            <text:p>7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table:formula="of:=[.J783]*1.35" office:value-type="float" office:value="625.05">
            <text:p>625.05</text:p>
          </table:table-cell>
          <table:table-cell table:formula="of:=[.F783]-[.K783]" office:value-type="float" office:value="159.95">
            <text:p>159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27">
            <text:p>2327</text:p>
          </table:table-cell>
          <table:table-cell office:value-type="string">
            <text:p>AMO</text:p>
          </table:table-cell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table:formula="of:=[.J784]*1.35" office:value-type="float" office:value="591.3">
            <text:p>591.3</text:p>
          </table:table-cell>
          <table:table-cell table:formula="of:=[.F784]-[.K784]" office:value-type="float" office:value="153.7">
            <text:p>15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27">
            <text:p>2327</text:p>
          </table:table-cell>
          <table:table-cell office:value-type="string">
            <text:p>ARV</text:p>
          </table:table-cell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91">
            <text:p>491</text:p>
          </table:table-cell>
          <table:table-cell table:formula="of:=[.J785]*1.35" office:value-type="float" office:value="662.85">
            <text:p>662.85</text:p>
          </table:table-cell>
          <table:table-cell table:formula="of:=[.F785]-[.K785]" office:value-type="float" office:value="172.15">
            <text:p>172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PANT</text:p>
          </table:table-cell>
          <table:table-cell office:value-type="float" office:value="2328">
            <text:p>2328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.J786]*1.35" office:value-type="float" office:value="225.45">
            <text:p>225.45</text:p>
          </table:table-cell>
          <table:table-cell table:formula="of:=[.F786]-[.K786]" office:value-type="float" office:value="59.55">
            <text:p>5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LAZO PANT</text:p>
          </table:table-cell>
          <table:table-cell office:value-type="float" office:value="2329">
            <text:p>2329</text:p>
          </table:table-cell>
          <table:table-cell office:value-type="string">
            <text:p>VST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.J787]*1.35" office:value-type="float" office:value="225.45">
            <text:p>225.45</text:p>
          </table:table-cell>
          <table:table-cell table:formula="of:=[.F787]-[.K787]" office:value-type="float" office:value="59.55">
            <text:p>5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30">
            <text:p>2330</text:p>
          </table:table-cell>
          <table:table-cell office:value-type="string">
            <text:p>IRA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788]*1.35" office:value-type="float" office:value="396.9">
            <text:p>396.9</text:p>
          </table:table-cell>
          <table:table-cell table:formula="of:=[.F788]-[.K788]" office:value-type="float" office:value="98.1">
            <text:p>98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31">
            <text:p>2331</text:p>
          </table:table-cell>
          <table:table-cell office:value-type="string">
            <text:p>ISA</text:p>
          </table:table-cell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789]*1.35" office:value-type="float" office:value="356.4">
            <text:p>356.4</text:p>
          </table:table-cell>
          <table:table-cell table:formula="of:=[.F789]-[.K789]" office:value-type="float" office:value="108.6">
            <text:p>10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332">
            <text:p>2332</text:p>
          </table:table-cell>
          <table:table-cell office:value-type="string">
            <text:p>VTA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.J790]*1.35" office:value-type="float" office:value="234.9">
            <text:p>234.9</text:p>
          </table:table-cell>
          <table:table-cell table:formula="of:=[.F790]-[.K790]" office:value-type="float" office:value="30.1">
            <text:p>3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332">
            <text:p>2332</text:p>
          </table:table-cell>
          <table:table-cell office:value-type="string">
            <text:p>VVI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.J791]*1.35" office:value-type="float" office:value="151.2">
            <text:p>151.2</text:p>
          </table:table-cell>
          <table:table-cell table:formula="of:=[.F791]-[.K791]" office:value-type="float" office:value="58.8">
            <text:p>5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/>
          <table:table-cell office:value-type="float" office:value="2333">
            <text:p>2333</text:p>
          </table:table-cell>
          <table:table-cell office:value-type="string">
            <text:p>ILO</text:p>
          </table:table-cell>
          <table:table-cell office:value-type="float" office:value="435">
            <text:p>43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.J792]*1.35" office:value-type="float" office:value="348.3">
            <text:p>348.3</text:p>
          </table:table-cell>
          <table:table-cell table:formula="of:=[.F792]-[.K792]" office:value-type="float" office:value="86.7">
            <text:p>8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334">
            <text:p>2334</text:p>
          </table:table-cell>
          <table:table-cell office:value-type="string">
            <text:p>VMO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.J793]*1.35" office:value-type="float" office:value="186.3">
            <text:p>186.3</text:p>
          </table:table-cell>
          <table:table-cell table:formula="of:=[.F793]-[.K793]" office:value-type="float" office:value="48.7">
            <text:p>4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335">
            <text:p>2335</text:p>
          </table:table-cell>
          <table:table-cell office:value-type="string">
            <text:p>VOO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.J794]*1.35" office:value-type="float" office:value="253.8">
            <text:p>253.8</text:p>
          </table:table-cell>
          <table:table-cell table:formula="of:=[.F794]-[.K794]" office:value-type="float" office:value="41.2">
            <text:p>4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336">
            <text:p>2336</text:p>
          </table:table-cell>
          <table:table-cell office:value-type="string">
            <text:p>VLO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[.J795]*1.35" office:value-type="float" office:value="213.3">
            <text:p>213.3</text:p>
          </table:table-cell>
          <table:table-cell table:formula="of:=[.F795]-[.K795]" office:value-type="float" office:value="51.7">
            <text:p>5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337">
            <text:p>2337</text:p>
          </table:table-cell>
          <table:table-cell office:value-type="string">
            <text:p>II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796]*1.35" office:value-type="float" office:value="307.8">
            <text:p>307.8</text:p>
          </table:table-cell>
          <table:table-cell table:formula="of:=[.F796]-[.K796]" office:value-type="float" office:value="37.2">
            <text:p>3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38">
            <text:p>2338</text:p>
          </table:table-cell>
          <table:table-cell office:value-type="string">
            <text:p>MEI</text:p>
          </table:table-cell>
          <table:table-cell office:value-type="float" office:value="365">
            <text:p>36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797]*1.35" office:value-type="float" office:value="407.7">
            <text:p>407.7</text:p>
          </table:table-cell>
          <table:table-cell table:formula="of:=[.F797]-[.K797]" office:value-type="float" office:value="-42.7000000000001">
            <text:p>-42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39">
            <text:p>2339</text:p>
          </table:table-cell>
          <table:table-cell office:value-type="string">
            <text:p>ARO</text:p>
          </table:table-cell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  <table:table-cell table:formula="of:=[.J798]*1.35" office:value-type="float" office:value="672.3">
            <text:p>672.3</text:p>
          </table:table-cell>
          <table:table-cell table:formula="of:=[.F798]-[.K798]" office:value-type="float" office:value="2.69999999999993">
            <text:p>2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0">
            <text:p>2340</text:p>
          </table:table-cell>
          <table:table-cell office:value-type="string">
            <text:p>SVI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J799]*1.35" office:value-type="float" office:value="826.2">
            <text:p>826.2</text:p>
          </table:table-cell>
          <table:table-cell table:formula="of:=[.F799]-[.K799]" office:value-type="float" office:value="153.8">
            <text:p>15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1">
            <text:p>2341</text:p>
          </table:table-cell>
          <table:table-cell office:value-type="string">
            <text:p>LST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table:formula="of:=[.J800]*1.35" office:value-type="float" office:value="765.45">
            <text:p>765.45</text:p>
          </table:table-cell>
          <table:table-cell table:formula="of:=[.F800]-[.K800]" office:value-type="float" office:value="149.55">
            <text:p>1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2">
            <text:p>2342</text:p>
          </table:table-cell>
          <table:table-cell office:value-type="string">
            <text:p>TEL</text:p>
          </table:table-cell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J801]*1.35" office:value-type="float" office:value="951.75">
            <text:p>951.75</text:p>
          </table:table-cell>
          <table:table-cell table:formula="of:=[.F801]-[.K801]" office:value-type="float" office:value="183.25">
            <text:p>18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2">
            <text:p>2342</text:p>
          </table:table-cell>
          <table:table-cell office:value-type="string">
            <text:p>TTI</text:p>
          </table:table-cell>
          <table:table-cell office:value-type="float" office:value="1235">
            <text:p>123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72">
            <text:p>772</text:p>
          </table:table-cell>
          <table:table-cell table:formula="of:=[.J802]*1.35" office:value-type="float" office:value="1042.2">
            <text:p>1042.2</text:p>
          </table:table-cell>
          <table:table-cell table:formula="of:=[.F802]-[.K802]" office:value-type="float" office:value="192.8">
            <text:p>19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2">
            <text:p>2342</text:p>
          </table:table-cell>
          <table:table-cell office:value-type="string">
            <text:p>SOE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J803]*1.35" office:value-type="float" office:value="918">
            <text:p>918</text:p>
          </table:table-cell>
          <table:table-cell table:formula="of:=[.F803]-[.K803]" office:value-type="float" office:value="1.99999999999989">
            <text:p>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3">
            <text:p>2343</text:p>
          </table:table-cell>
          <table:table-cell office:value-type="string">
            <text:p>SES</text:p>
          </table:table-cell>
          <table:table-cell office:value-type="float" office:value="940">
            <text:p>94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table:formula="of:=[.J804]*1.35" office:value-type="float" office:value="818.1">
            <text:p>818.1</text:p>
          </table:table-cell>
          <table:table-cell table:formula="of:=[.F804]-[.K804]" office:value-type="float" office:value="121.9">
            <text:p>12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4">
            <text:p>2344</text:p>
          </table:table-cell>
          <table:table-cell office:value-type="string">
            <text:p>OAO</text:p>
          </table:table-cell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  <table:table-cell table:formula="of:=[.J805]*1.35" office:value-type="float" office:value="1144.8">
            <text:p>1144.8</text:p>
          </table:table-cell>
          <table:table-cell table:formula="of:=[.F805]-[.K805]" office:value-type="float" office:value="210.2">
            <text:p>21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5">
            <text:p>2345</text:p>
          </table:table-cell>
          <table:table-cell office:value-type="string">
            <text:p>TOM</text:p>
          </table:table-cell>
          <table:table-cell office:value-type="float" office:value="1255">
            <text:p>12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J806]*1.35" office:value-type="float" office:value="1057.05">
            <text:p>1057.05</text:p>
          </table:table-cell>
          <table:table-cell table:formula="of:=[.F806]-[.K806]" office:value-type="float" office:value="197.95">
            <text:p>19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5">
            <text:p>2345</text:p>
          </table:table-cell>
          <table:table-cell office:value-type="string">
            <text:p>SLV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table:formula="of:=[.J807]*1.35" office:value-type="float" office:value="878.85">
            <text:p>878.85</text:p>
          </table:table-cell>
          <table:table-cell table:formula="of:=[.F807]-[.K807]" office:value-type="float" office:value="-3.85000000000002">
            <text:p>-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5">
            <text:p>2345</text:p>
          </table:table-cell>
          <table:table-cell office:value-type="string">
            <text:p>SSR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J808]*1.35" office:value-type="float" office:value="903.15">
            <text:p>903.15</text:p>
          </table:table-cell>
          <table:table-cell table:formula="of:=[.F808]-[.K808]" office:value-type="float" office:value="21.8499999999999">
            <text:p>21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6">
            <text:p>2346</text:p>
          </table:table-cell>
          <table:table-cell office:value-type="string">
            <text:p>SIR</text:p>
          </table:table-cell>
          <table:table-cell office:value-type="float" office:value="1015">
            <text:p>101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J809]*1.35" office:value-type="float" office:value="849.15">
            <text:p>849.15</text:p>
          </table:table-cell>
          <table:table-cell table:formula="of:=[.F809]-[.K809]" office:value-type="float" office:value="165.85">
            <text:p>16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6">
            <text:p>2346</text:p>
          </table:table-cell>
          <table:table-cell office:value-type="string">
            <text:p>LVT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J810]*1.35" office:value-type="float" office:value="697.95">
            <text:p>697.95</text:p>
          </table:table-cell>
          <table:table-cell table:formula="of:=[.F810]-[.K810]" office:value-type="float" office:value="132.05">
            <text:p>13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7">
            <text:p>2347</text:p>
          </table:table-cell>
          <table:table-cell office:value-type="string">
            <text:p>LRM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table:formula="of:=[.J811]*1.35" office:value-type="float" office:value="800.55">
            <text:p>800.55</text:p>
          </table:table-cell>
          <table:table-cell table:formula="of:=[.F811]-[.K811]" office:value-type="float" office:value="144.45">
            <text:p>14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47">
            <text:p>2347</text:p>
          </table:table-cell>
          <table:table-cell office:value-type="string">
            <text:p>SOS</text:p>
          </table:table-cell>
          <table:table-cell office:value-type="float" office:value="926">
            <text:p>926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table:formula="of:=[.J812]*1.35" office:value-type="float" office:value="926.1">
            <text:p>926.1</text:p>
          </table:table-cell>
          <table:table-cell table:formula="of:=[.F812]-[.K812]" office:value-type="float" office:value="-0.100000000000023">
            <text:p>-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0">
            <text:p>2350</text:p>
          </table:table-cell>
          <table:table-cell office:value-type="string">
            <text:p>LMV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table:formula="of:=[.J813]*1.35" office:value-type="float" office:value="716.85">
            <text:p>716.85</text:p>
          </table:table-cell>
          <table:table-cell table:formula="of:=[.F813]-[.K813]" office:value-type="float" office:value="8.14999999999998">
            <text:p>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1">
            <text:p>2351</text:p>
          </table:table-cell>
          <table:table-cell office:value-type="string">
            <text:p>LLE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formula="of:=[.J814]*1.35" office:value-type="float" office:value="742.5">
            <text:p>742.5</text:p>
          </table:table-cell>
          <table:table-cell table:formula="of:=[.F814]-[.K814]" office:value-type="float" office:value="142.5">
            <text:p>14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1">
            <text:p>2351</text:p>
          </table:table-cell>
          <table:table-cell office:value-type="string">
            <text:p>TI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table:formula="of:=[.J815]*1.35" office:value-type="float" office:value="978.75">
            <text:p>978.75</text:p>
          </table:table-cell>
          <table:table-cell table:formula="of:=[.F815]-[.K815]" office:value-type="float" office:value="221.25">
            <text:p>22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2">
            <text:p>2352</text:p>
          </table:table-cell>
          <table:table-cell office:value-type="string">
            <text:p>SLI</text:p>
          </table:table-cell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J816]*1.35" office:value-type="float" office:value="880.2">
            <text:p>880.2</text:p>
          </table:table-cell>
          <table:table-cell table:formula="of:=[.F816]-[.K816]" office:value-type="float" office:value="164.8">
            <text:p>16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4">
            <text:p>2354</text:p>
          </table:table-cell>
          <table:table-cell office:value-type="string">
            <text:p>LLL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J817]*1.35" office:value-type="float" office:value="749.25">
            <text:p>749.25</text:p>
          </table:table-cell>
          <table:table-cell table:formula="of:=[.F817]-[.K817]" office:value-type="float" office:value="0.75">
            <text:p>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5">
            <text:p>2355</text:p>
          </table:table-cell>
          <table:table-cell office:value-type="string">
            <text:p>SEL</text:p>
          </table:table-cell>
          <table:table-cell office:value-type="float" office:value="965">
            <text:p>96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table:formula="of:=[.J818]*1.35" office:value-type="float" office:value="816.75">
            <text:p>816.75</text:p>
          </table:table-cell>
          <table:table-cell table:formula="of:=[.F818]-[.K818]" office:value-type="float" office:value="148.25">
            <text:p>14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6">
            <text:p>2356</text:p>
          </table:table-cell>
          <table:table-cell office:value-type="string">
            <text:p>STI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  <table:table-cell table:formula="of:=[.J819]*1.35" office:value-type="float" office:value="907.2">
            <text:p>907.2</text:p>
          </table:table-cell>
          <table:table-cell table:formula="of:=[.F819]-[.K819]" office:value-type="float" office:value="2.79999999999995">
            <text:p>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6">
            <text:p>2356</text:p>
          </table:table-cell>
          <table:table-cell office:value-type="string">
            <text:p>ML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table:formula="of:=[.J820]*1.35" office:value-type="float" office:value="481.95">
            <text:p>481.95</text:p>
          </table:table-cell>
          <table:table-cell table:formula="of:=[.F820]-[.K820]" office:value-type="float" office:value="3.04999999999995">
            <text:p>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7">
            <text:p>2357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J821]*1.35" office:value-type="float" office:value="535.95">
            <text:p>535.95</text:p>
          </table:table-cell>
          <table:table-cell table:formula="of:=[.F821]-[.K821]" office:value-type="float" office:value="-50.95">
            <text:p>-5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 </text:p>
          </table:table-cell>
          <table:table-cell office:value-type="float" office:value="2358">
            <text:p>2358</text:p>
          </table:table-cell>
          <table:table-cell office:value-type="string">
            <text:p>MRT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J822]*1.35" office:value-type="float" office:value="535.95">
            <text:p>535.95</text:p>
          </table:table-cell>
          <table:table-cell table:formula="of:=[.F822]-[.K822]" office:value-type="float" office:value="-50.95">
            <text:p>-5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358">
            <text:p>2358</text:p>
          </table:table-cell>
          <table:table-cell office:value-type="string">
            <text:p>ITL</text:p>
          </table:table-cell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823]*1.35" office:value-type="float" office:value="371.25">
            <text:p>371.25</text:p>
          </table:table-cell>
          <table:table-cell table:formula="of:=[.F823]-[.K823]" office:value-type="float" office:value="68.75">
            <text:p>6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360">
            <text:p>2360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824]*1.35" office:value-type="float" office:value="421.2">
            <text:p>421.2</text:p>
          </table:table-cell>
          <table:table-cell table:formula="of:=[.F824]-[.K824]" office:value-type="float" office:value="78.8">
            <text:p>7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360">
            <text:p>2360</text:p>
          </table:table-cell>
          <table:table-cell office:value-type="string">
            <text:p>ILO</text:p>
          </table:table-cell>
          <table:table-cell office:value-type="float" office:value="410">
            <text:p>410</text:p>
          </table:table-cell>
          <table:table-cell office:value-type="float" office:value="73">
            <text:p>73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.J825]*1.35" office:value-type="float" office:value="348.3">
            <text:p>348.3</text:p>
          </table:table-cell>
          <table:table-cell table:formula="of:=[.F825]-[.K825]" office:value-type="float" office:value="61.7">
            <text:p>6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1">
            <text:p>2361</text:p>
          </table:table-cell>
          <table:table-cell office:value-type="string">
            <text:p>MLS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.J826]*1.35" office:value-type="float" office:value="480.6">
            <text:p>480.6</text:p>
          </table:table-cell>
          <table:table-cell table:formula="of:=[.F826]-[.K826]" office:value-type="float" office:value="134.4">
            <text:p>13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1">
            <text:p>2361</text:p>
          </table:table-cell>
          <table:table-cell office:value-type="string">
            <text:p>IIE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.J827]*1.35" office:value-type="float" office:value="297">
            <text:p>297</text:p>
          </table:table-cell>
          <table:table-cell table:formula="of:=[.F827]-[.K827]" office:value-type="float" office:value="88">
            <text:p>8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2">
            <text:p>2362</text:p>
          </table:table-cell>
          <table:table-cell office:value-type="string">
            <text:p>MST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table:formula="of:=[.J828]*1.35" office:value-type="float" office:value="495.45">
            <text:p>495.45</text:p>
          </table:table-cell>
          <table:table-cell table:formula="of:=[.F828]-[.K828]" office:value-type="float" office:value="189.55">
            <text:p>18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3">
            <text:p>2363</text:p>
          </table:table-cell>
          <table:table-cell office:value-type="string">
            <text:p>MSE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.J829]*1.35" office:value-type="float" office:value="486">
            <text:p>486</text:p>
          </table:table-cell>
          <table:table-cell table:formula="of:=[.F829]-[.K829]"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3">
            <text:p>2363</text:p>
          </table:table-cell>
          <table:table-cell office:value-type="string">
            <text:p>AEI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table:formula="of:=[.J830]*1.35" office:value-type="float" office:value="542.7">
            <text:p>542.7</text:p>
          </table:table-cell>
          <table:table-cell table:formula="of:=[.F830]-[.K830]" office:value-type="float" office:value="142.3">
            <text:p>14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4">
            <text:p>2364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.J831]*1.35" office:value-type="float" office:value="541.35">
            <text:p>541.35</text:p>
          </table:table-cell>
          <table:table-cell table:formula="of:=[.F831]-[.K831]" office:value-type="float" office:value="143.65">
            <text:p>143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5">
            <text:p>2365</text:p>
          </table:table-cell>
          <table:table-cell office:value-type="string">
            <text:p>MRA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table:formula="of:=[.J832]*1.35" office:value-type="float" office:value="531.9">
            <text:p>531.9</text:p>
          </table:table-cell>
          <table:table-cell table:formula="of:=[.F832]-[.K832]" office:value-type="float" office:value="143.1">
            <text:p>14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6">
            <text:p>2366</text:p>
          </table:table-cell>
          <table:table-cell office:value-type="string">
            <text:p>MIA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table:formula="of:=[.J833]*1.35" office:value-type="float" office:value="437.4">
            <text:p>437.4</text:p>
          </table:table-cell>
          <table:table-cell table:formula="of:=[.F833]-[.K833]" office:value-type="float" office:value="112.6">
            <text:p>112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6">
            <text:p>2366</text:p>
          </table:table-cell>
          <table:table-cell office:value-type="string">
            <text:p>ASO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.J834]*1.35" office:value-type="float" office:value="631.8">
            <text:p>631.8</text:p>
          </table:table-cell>
          <table:table-cell table:formula="of:=[.F834]-[.K834]" office:value-type="float" office:value="168.2">
            <text:p>16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7">
            <text:p>2367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9">
            <text:p>9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.J835]*1.35" office:value-type="float" office:value="504.9">
            <text:p>504.9</text:p>
          </table:table-cell>
          <table:table-cell table:formula="of:=[.F835]-[.K835]" office:value-type="float" office:value="130.1">
            <text:p>13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8">
            <text:p>2368</text:p>
          </table:table-cell>
          <table:table-cell office:value-type="string">
            <text:p>IAE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836]*1.35" office:value-type="float" office:value="324">
            <text:p>324</text:p>
          </table:table-cell>
          <table:table-cell table:formula="of:=[.F836]-[.K836]" office:value-type="float" office:value="91">
            <text:p>9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69">
            <text:p>2369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837]*1.35" office:value-type="float" office:value="419.85">
            <text:p>419.85</text:p>
          </table:table-cell>
          <table:table-cell table:formula="of:=[.F837]-[.K837]" office:value-type="float" office:value="80.15">
            <text:p>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0">
            <text:p>2370</text:p>
          </table:table-cell>
          <table:table-cell office:value-type="string">
            <text:p>MTL</text:p>
          </table:table-cell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J838]*1.35" office:value-type="float" office:value="506.25">
            <text:p>506.25</text:p>
          </table:table-cell>
          <table:table-cell table:formula="of:=[.F838]-[.K838]" office:value-type="float" office:value="128.75">
            <text:p>12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1">
            <text:p>2371</text:p>
          </table:table-cell>
          <table:table-cell office:value-type="string">
            <text:p>AEV</text:p>
          </table:table-cell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.J839]*1.35" office:value-type="float" office:value="541.35">
            <text:p>541.35</text:p>
          </table:table-cell>
          <table:table-cell table:formula="of:=[.F839]-[.K839]" office:value-type="float" office:value="143.65">
            <text:p>143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3">
            <text:p>2373</text:p>
          </table:table-cell>
          <table:table-cell office:value-type="string">
            <text:p>MSV</text:p>
          </table:table-cell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1">
            <text:p>361</text:p>
          </table:table-cell>
          <table:table-cell table:formula="of:=[.J840]*1.35" office:value-type="float" office:value="487.35">
            <text:p>487.35</text:p>
          </table:table-cell>
          <table:table-cell table:formula="of:=[.F840]-[.K840]" office:value-type="float" office:value="107.65">
            <text:p>107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4">
            <text:p>2374</text:p>
          </table:table-cell>
          <table:table-cell office:value-type="string">
            <text:p>MTA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74">
            <text:p>374</text:p>
          </table:table-cell>
          <table:table-cell table:formula="of:=[.J841]*1.35" office:value-type="float" office:value="504.9">
            <text:p>504.9</text:p>
          </table:table-cell>
          <table:table-cell table:formula="of:=[.F841]-[.K841]" office:value-type="float" office:value="130.1">
            <text:p>130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5">
            <text:p>2375</text:p>
          </table:table-cell>
          <table:table-cell office:value-type="string">
            <text:p>MSE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formula="of:=[.J842]*1.35" office:value-type="float" office:value="486">
            <text:p>486</text:p>
          </table:table-cell>
          <table:table-cell table:formula="of:=[.F842]-[.K842]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5">
            <text:p>2375</text:p>
          </table:table-cell>
          <table:table-cell office:value-type="string">
            <text:p>MOI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table:formula="of:=[.J843]*1.35" office:value-type="float" office:value="515.7">
            <text:p>515.7</text:p>
          </table:table-cell>
          <table:table-cell table:formula="of:=[.F843]-[.K843]" office:value-type="float" office:value="134.3">
            <text:p>13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376">
            <text:p>2376</text:p>
          </table:table-cell>
          <table:table-cell office:value-type="string">
            <text:p>IAT</text:p>
          </table:table-cell>
          <table:table-cell office:value-type="float" office:value="455">
            <text:p>4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formula="of:=[.J844]*1.35" office:value-type="float" office:value="333.45">
            <text:p>333.45</text:p>
          </table:table-cell>
          <table:table-cell table:formula="of:=[.F844]-[.K844]" office:value-type="float" office:value="121.55">
            <text:p>12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377">
            <text:p>2377</text:p>
          </table:table-cell>
          <table:table-cell office:value-type="string">
            <text:p>LAT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J845]*1.35" office:value-type="float" office:value="738.45">
            <text:p>738.45</text:p>
          </table:table-cell>
          <table:table-cell table:formula="of:=[.F845]-[.K845]" office:value-type="float" office:value="136.55">
            <text:p>136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378">
            <text:p>2378</text:p>
          </table:table-cell>
          <table:table-cell office:value-type="string">
            <text:p>SAO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table:formula="of:=[.J846]*1.35" office:value-type="float" office:value="874.8">
            <text:p>874.8</text:p>
          </table:table-cell>
          <table:table-cell table:formula="of:=[.F846]-[.K846]" office:value-type="float" office:value="225.2">
            <text:p>2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379">
            <text:p>2379</text:p>
          </table:table-cell>
          <table:table-cell office:value-type="string">
            <text:p>SII</text:p>
          </table:table-cell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table:formula="of:=[.J847]*1.35" office:value-type="float" office:value="839.7">
            <text:p>839.7</text:p>
          </table:table-cell>
          <table:table-cell table:formula="of:=[.F847]-[.K847]" office:value-type="float" office:value="220.3">
            <text:p>22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380">
            <text:p>2380</text:p>
          </table:table-cell>
          <table:table-cell office:value-type="string">
            <text:p>LML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>AC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J848]*1.35" office:value-type="float" office:value="722.25">
            <text:p>722.25</text:p>
          </table:table-cell>
          <table:table-cell table:formula="of:=[.F848]-[.K848]" office:value-type="float" office:value="177.75">
            <text:p>1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2381">
            <text:p>2381</text:p>
          </table:table-cell>
          <table:table-cell office:value-type="string">
            <text:p>LML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string">
            <text:p>MK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J849]*1.35" office:value-type="float" office:value="722.25">
            <text:p>722.25</text:p>
          </table:table-cell>
          <table:table-cell table:formula="of:=[.F849]-[.K849]" office:value-type="float" office:value="187.75">
            <text:p>18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2">
            <text:p>2382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table:formula="of:=[.J850]*1.35" office:value-type="float" office:value="1367.55">
            <text:p>1367.55</text:p>
          </table:table-cell>
          <table:table-cell table:formula="of:=[.F850]-[.K850]" office:value-type="float" office:value="252.45">
            <text:p>25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3">
            <text:p>2383</text:p>
          </table:table-cell>
          <table:table-cell office:value-type="string">
            <text:p>VTAR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table:formula="of:=[.J851]*1.35" office:value-type="float" office:value="2361.15">
            <text:p>2361.15</text:p>
          </table:table-cell>
          <table:table-cell table:formula="of:=[.F851]-[.K851]" office:value-type="float" office:value="438.85">
            <text:p>438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4">
            <text:p>2384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table:formula="of:=[.J852]*1.35" office:value-type="float" office:value="1884.6">
            <text:p>1884.6</text:p>
          </table:table-cell>
          <table:table-cell table:formula="of:=[.F852]-[.K852]" office:value-type="float" office:value="0.399999999999864">
            <text:p>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5">
            <text:p>2385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table:formula="of:=[.J853]*1.35" office:value-type="float" office:value="1966.95">
            <text:p>1966.95</text:p>
          </table:table-cell>
          <table:table-cell table:formula="of:=[.F853]-[.K853]" office:value-type="float" office:value="363.05">
            <text:p>3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6">
            <text:p>2386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table:formula="of:=[.J854]*1.35" office:value-type="float" office:value="1367.55">
            <text:p>1367.55</text:p>
          </table:table-cell>
          <table:table-cell table:formula="of:=[.F854]-[.K854]" office:value-type="float" office:value="252.45">
            <text:p>25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6">
            <text:p>2386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table:formula="of:=[.J855]*1.35" office:value-type="float" office:value="1610.55">
            <text:p>1610.55</text:p>
          </table:table-cell>
          <table:table-cell table:formula="of:=[.F855]-[.K855]" office:value-type="float" office:value="309.45">
            <text:p>30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7">
            <text:p>2387</text:p>
          </table:table-cell>
          <table:table-cell office:value-type="string">
            <text:p>VIOM</text:p>
          </table:table-cell>
          <table:table-cell office:value-type="float" office:value="1885">
            <text:p>188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formula="of:=[.J856]*1.35" office:value-type="float" office:value="1732.05">
            <text:p>1732.05</text:p>
          </table:table-cell>
          <table:table-cell table:formula="of:=[.F856]-[.K856]" office:value-type="float" office:value="152.95">
            <text:p>15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8">
            <text:p>2388</text:p>
          </table:table-cell>
          <table:table-cell office:value-type="string">
            <text:p>VIOM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formula="of:=[.J857]*1.35" office:value-type="float" office:value="1732.05">
            <text:p>1732.05</text:p>
          </table:table-cell>
          <table:table-cell table:formula="of:=[.F857]-[.K857]" office:value-type="float" office:value="262.95">
            <text:p>26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89">
            <text:p>2389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table:formula="of:=[.J858]*1.35" office:value-type="float" office:value="1884.6">
            <text:p>1884.6</text:p>
          </table:table-cell>
          <table:table-cell table:formula="of:=[.F858]-[.K858]" office:value-type="float" office:value="0.399999999999864">
            <text:p>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90">
            <text:p>2390</text:p>
          </table:table-cell>
          <table:table-cell office:value-type="string">
            <text:p>VAAL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table:formula="of:=[.J859]*1.35" office:value-type="float" office:value="1950.75">
            <text:p>1950.75</text:p>
          </table:table-cell>
          <table:table-cell table:formula="of:=[.F859]-[.K859]" office:value-type="float" office:value="359.25">
            <text:p>35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391">
            <text:p>2391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.J860]*1.35" office:value-type="float" office:value="729">
            <text:p>729</text:p>
          </table:table-cell>
          <table:table-cell table:formula="of:=[.F860]-[.K860]"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92">
            <text:p>2392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[.J861]*1.35" office:value-type="float" office:value="359.1">
            <text:p>359.1</text:p>
          </table:table-cell>
          <table:table-cell table:formula="of:=[.F861]-[.K861]" office:value-type="float" office:value="65.9">
            <text:p>6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93">
            <text:p>2393</text:p>
          </table:table-cell>
          <table:table-cell office:value-type="string">
            <text:p>LST</text:p>
          </table:table-cell>
          <table:table-cell office:value-type="float" office:value="910">
            <text:p>91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table:formula="of:=[.J862]*1.35" office:value-type="float" office:value="765.45">
            <text:p>765.45</text:p>
          </table:table-cell>
          <table:table-cell table:formula="of:=[.F862]-[.K862]" office:value-type="float" office:value="144.55">
            <text:p>144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94">
            <text:p>2394</text:p>
          </table:table-cell>
          <table:table-cell office:value-type="string">
            <text:p>AOS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.J863]*1.35" office:value-type="float" office:value="656.1">
            <text:p>656.1</text:p>
          </table:table-cell>
          <table:table-cell table:formula="of:=[.F863]-[.K863]" office:value-type="float" office:value="123.9">
            <text:p>12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95">
            <text:p>2395</text:p>
          </table:table-cell>
          <table:table-cell office:value-type="string">
            <text:p>MMO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  <table:table-cell table:formula="of:=[.J864]*1.35" office:value-type="float" office:value="456.3">
            <text:p>456.3</text:p>
          </table:table-cell>
          <table:table-cell table:formula="of:=[.F864]-[.K864]" office:value-type="float" office:value="-6.30000000000001">
            <text:p>-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396">
            <text:p>2396</text:p>
          </table:table-cell>
          <table:table-cell office:value-type="string">
            <text:p>LV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[.J865]*1.35" office:value-type="float" office:value="688.5">
            <text:p>688.5</text:p>
          </table:table-cell>
          <table:table-cell table:formula="of:=[.F865]-[.K865]" office:value-type="float" office:value="131.5">
            <text:p>131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0">
            <text:p>2420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.J866]*1.35" office:value-type="float" office:value="557.55">
            <text:p>557.55</text:p>
          </table:table-cell>
          <table:table-cell table:formula="of:=[.F866]-[.K866]" office:value-type="float" office:value="102.45">
            <text:p>10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1">
            <text:p>2421</text:p>
          </table:table-cell>
          <table:table-cell office:value-type="string">
            <text:p>LVE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table:formula="of:=[.J867]*1.35" office:value-type="float" office:value="688.5">
            <text:p>688.5</text:p>
          </table:table-cell>
          <table:table-cell table:formula="of:=[.F867]-[.K867]" office:value-type="float" office:value="91.5">
            <text:p>91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2">
            <text:p>2422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868]*1.35" office:value-type="float" office:value="330.75">
            <text:p>330.75</text:p>
          </table:table-cell>
          <table:table-cell table:formula="of:=[.F868]-[.K868]" office:value-type="float" office:value="94.25">
            <text:p>9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3">
            <text:p>2423</text:p>
          </table:table-cell>
          <table:table-cell office:value-type="string">
            <text:p>ALV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table:formula="of:=[.J869]*1.35" office:value-type="float" office:value="608.85">
            <text:p>608.85</text:p>
          </table:table-cell>
          <table:table-cell table:formula="of:=[.F869]-[.K869]" office:value-type="float" office:value="156.15">
            <text:p>156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3">
            <text:p>2423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870]*1.35" office:value-type="float" office:value="349.65">
            <text:p>349.65</text:p>
          </table:table-cell>
          <table:table-cell table:formula="of:=[.F870]-[.K870]" office:value-type="float" office:value="95.35">
            <text:p>95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4">
            <text:p>2424</text:p>
          </table:table-cell>
          <table:table-cell office:value-type="string">
            <text:p>IER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.J871]*1.35" office:value-type="float" office:value="282.15">
            <text:p>282.15</text:p>
          </table:table-cell>
          <table:table-cell table:formula="of:=[.F871]-[.K871]" office:value-type="float" office:value="52.85">
            <text:p>5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2425">
            <text:p>2425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table:formula="of:=[.J872]*1.35" office:value-type="float" office:value="643.95">
            <text:p>643.95</text:p>
          </table:table-cell>
          <table:table-cell table:formula="of:=[.F872]-[.K872]" office:value-type="float" office:value="116.05">
            <text:p>11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26">
            <text:p>2426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9">
            <text:p>9</text:p>
          </table:table-cell>
          <table:table-cell office:value-type="string">
            <text:p>G 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.J873]*1.35" office:value-type="float" office:value="265.95">
            <text:p>265.95</text:p>
          </table:table-cell>
          <table:table-cell table:formula="of:=[.F873]-[.K873]" office:value-type="float" office:value="4.04999999999995">
            <text:p>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28">
            <text:p>2428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29">
            <text:p>29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.J874]*1.35" office:value-type="float" office:value="209.25">
            <text:p>209.25</text:p>
          </table:table-cell>
          <table:table-cell table:formula="of:=[.F874]-[.K874]" office:value-type="float" office:value="0.75">
            <text:p>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28">
            <text:p>2428</text:p>
          </table:table-cell>
          <table:table-cell office:value-type="string">
            <text:p>VLL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.J875]*1.35" office:value-type="float" office:value="209.25">
            <text:p>209.25</text:p>
          </table:table-cell>
          <table:table-cell table:formula="of:=[.F875]-[.K875]" office:value-type="float" office:value="40.75">
            <text:p>4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29">
            <text:p>2429</text:p>
          </table:table-cell>
          <table:table-cell office:value-type="string">
            <text:p>VMT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.J876]*1.35" office:value-type="float" office:value="184.95">
            <text:p>184.95</text:p>
          </table:table-cell>
          <table:table-cell table:formula="of:=[.F876]-[.K876]" office:value-type="float" office:value="35.05">
            <text:p>3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0">
            <text:p>2430</text:p>
          </table:table-cell>
          <table:table-cell office:value-type="string">
            <text:p>AAT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.J877]*1.35" office:value-type="float" office:value="603.45">
            <text:p>603.45</text:p>
          </table:table-cell>
          <table:table-cell table:formula="of:=[.F877]-[.K877]" office:value-type="float" office:value="-238.45">
            <text:p>-23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1">
            <text:p>2431</text:p>
          </table:table-cell>
          <table:table-cell office:value-type="string">
            <text:p>ATM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table:formula="of:=[.J878]*1.35" office:value-type="float" office:value="638.55">
            <text:p>638.55</text:p>
          </table:table-cell>
          <table:table-cell table:formula="of:=[.F878]-[.K878]" office:value-type="float" office:value="121.45">
            <text:p>12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3">
            <text:p>2433</text:p>
          </table:table-cell>
          <table:table-cell office:value-type="string">
            <text:p>IVL</text:p>
          </table:table-cell>
          <table:table-cell office:value-type="float" office:value="299">
            <text:p>299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.J879]*1.35" office:value-type="float" office:value="290.25">
            <text:p>290.25</text:p>
          </table:table-cell>
          <table:table-cell table:formula="of:=[.F879]-[.K879]" office:value-type="float" office:value="8.75">
            <text:p>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4">
            <text:p>2434</text:p>
          </table:table-cell>
          <table:table-cell office:value-type="string">
            <text:p>VILE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table:formula="of:=[.J880]*1.35" office:value-type="float" office:value="1687.5">
            <text:p>1687.5</text:p>
          </table:table-cell>
          <table:table-cell table:formula="of:=[.F880]-[.K880]" office:value-type="float" office:value="-1487.5">
            <text:p>-148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5">
            <text:p>2435</text:p>
          </table:table-cell>
          <table:table-cell office:value-type="string">
            <text:p>VRT</text:p>
          </table:table-cell>
          <table:table-cell office:value-type="float" office:value="270">
            <text:p>270</text:p>
          </table:table-cell>
          <table:table-cell office:value-type="float" office:value="16">
            <text:p>1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.J881]*1.35" office:value-type="float" office:value="265.95">
            <text:p>265.95</text:p>
          </table:table-cell>
          <table:table-cell table:formula="of:=[.F881]-[.K881]" office:value-type="float" office:value="4.04999999999995">
            <text:p>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5">
            <text:p>2435</text:p>
          </table:table-cell>
          <table:table-cell office:value-type="string">
            <text:p>VIS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[.J882]*1.35" office:value-type="float" office:value="170.1">
            <text:p>170.1</text:p>
          </table:table-cell>
          <table:table-cell table:formula="of:=[.F882]-[.K882]" office:value-type="float" office:value="49.9">
            <text:p>4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6">
            <text:p>2436</text:p>
          </table:table-cell>
          <table:table-cell office:value-type="string">
            <text:p>VAE</text:p>
          </table:table-cell>
          <table:table-cell office:value-type="float" office:value="240">
            <text:p>240</text:p>
          </table:table-cell>
          <table:table-cell office:value-type="float" office:value="5">
            <text:p>5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[.J883]*1.35" office:value-type="float" office:value="189">
            <text:p>189</text:p>
          </table:table-cell>
          <table:table-cell table:formula="of:=[.F883]-[.K883]" office:value-type="float" office:value="51">
            <text:p>5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7">
            <text:p>2437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.J884]*1.35" office:value-type="float" office:value="194.4">
            <text:p>194.4</text:p>
          </table:table-cell>
          <table:table-cell table:formula="of:=[.F884]-[.K884]" office:value-type="float" office:value="55.6">
            <text:p>5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8">
            <text:p>2438</text:p>
          </table:table-cell>
          <table:table-cell office:value-type="string">
            <text:p>VLTE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table:formula="of:=[.J885]*1.35" office:value-type="float" office:value="2119.5">
            <text:p>2119.5</text:p>
          </table:table-cell>
          <table:table-cell table:formula="of:=[.F885]-[.K885]" office:value-type="float" office:value="-1869.5">
            <text:p>-186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9">
            <text:p>2439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.J886]*1.35" office:value-type="float" office:value="194.4">
            <text:p>194.4</text:p>
          </table:table-cell>
          <table:table-cell table:formula="of:=[.F886]-[.K886]" office:value-type="float" office:value="55.6">
            <text:p>5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40">
            <text:p>2440</text:p>
          </table:table-cell>
          <table:table-cell office:value-type="string">
            <text:p>VMM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[.J887]*1.35" office:value-type="float" office:value="179.55">
            <text:p>179.55</text:p>
          </table:table-cell>
          <table:table-cell table:formula="of:=[.F887]-[.K887]" office:value-type="float" office:value="70.45">
            <text:p>70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41">
            <text:p>2441</text:p>
          </table:table-cell>
          <table:table-cell office:value-type="string">
            <text:p>IRT</text:p>
          </table:table-cell>
          <table:table-cell office:value-type="float" office:value="505">
            <text:p>50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table:formula="of:=[.J888]*1.35" office:value-type="float" office:value="400.95">
            <text:p>400.95</text:p>
          </table:table-cell>
          <table:table-cell table:formula="of:=[.F888]-[.K888]" office:value-type="float" office:value="104.05">
            <text:p>10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42">
            <text:p>2442</text:p>
          </table:table-cell>
          <table:table-cell office:value-type="string">
            <text:p>VT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table:formula="of:=[.J889]*1.35" office:value-type="float" office:value="233.55">
            <text:p>233.55</text:p>
          </table:table-cell>
          <table:table-cell table:formula="of:=[.F889]-[.K889]" office:value-type="float" office:value="16.45">
            <text:p>16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43">
            <text:p>2443</text:p>
          </table:table-cell>
          <table:table-cell office:value-type="string">
            <text:p>VLL</text:p>
          </table:table-cell>
          <table:table-cell office:value-type="float" office:value="210">
            <text:p>210</text:p>
          </table:table-cell>
          <table:table-cell office:value-type="float" office:value="7">
            <text:p>7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.J890]*1.35" office:value-type="float" office:value="209.25">
            <text:p>209.25</text:p>
          </table:table-cell>
          <table:table-cell table:formula="of:=[.F890]-[.K890]" office:value-type="float" office:value="0.75">
            <text:p>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43">
            <text:p>2443</text:p>
          </table:table-cell>
          <table:table-cell office:value-type="string">
            <text:p>VMT</text:p>
          </table:table-cell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.J891]*1.35" office:value-type="float" office:value="184.95">
            <text:p>184.95</text:p>
          </table:table-cell>
          <table:table-cell table:formula="of:=[.F891]-[.K891]" office:value-type="float" office:value="14.05">
            <text:p>1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3">
            <text:p>2443</text:p>
          </table:table-cell>
          <table:table-cell office:value-type="string">
            <text:p>VEIS</text:p>
          </table:table-cell>
          <table:table-cell office:value-type="float" office:value="1745">
            <text:p>174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026">
            <text:p>1026</text:p>
          </table:table-cell>
          <table:table-cell table:formula="of:=[.J892]*1.35" office:value-type="float" office:value="1385.1">
            <text:p>1385.1</text:p>
          </table:table-cell>
          <table:table-cell table:formula="of:=[.F892]-[.K892]" office:value-type="float" office:value="359.9">
            <text:p>35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5">
            <text:p>2445</text:p>
          </table:table-cell>
          <table:table-cell office:value-type="string">
            <text:p>VVTI</text:p>
          </table:table-cell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172">
            <text:p>1172</text:p>
          </table:table-cell>
          <table:table-cell table:formula="of:=[.J893]*1.35" office:value-type="float" office:value="1582.2">
            <text:p>1582.2</text:p>
          </table:table-cell>
          <table:table-cell table:formula="of:=[.F893]-[.K893]" office:value-type="float" office:value="412.8">
            <text:p>41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6">
            <text:p>2446</text:p>
          </table:table-cell>
          <table:table-cell office:value-type="string">
            <text:p>RMR</text:p>
          </table:table-cell>
          <table:table-cell office:value-type="float" office:value="1595">
            <text:p>159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J894]*1.35" office:value-type="float" office:value="1267.65">
            <text:p>1267.65</text:p>
          </table:table-cell>
          <table:table-cell table:formula="of:=[.F894]-[.K894]" office:value-type="float" office:value="327.35">
            <text:p>327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6">
            <text:p>2446</text:p>
          </table:table-cell>
          <table:table-cell office:value-type="string">
            <text:p>RTI</text:p>
          </table:table-cell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J895]*1.35" office:value-type="float" office:value="1312.2">
            <text:p>1312.2</text:p>
          </table:table-cell>
          <table:table-cell table:formula="of:=[.F895]-[.K895]" office:value-type="float" office:value="337.8">
            <text:p>33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7">
            <text:p>2447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J896]*1.35" office:value-type="float" office:value="680.4">
            <text:p>680.4</text:p>
          </table:table-cell>
          <table:table-cell table:formula="of:=[.F896]-[.K896]" office:value-type="float" office:value="174.6">
            <text:p>1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7">
            <text:p>2447</text:p>
          </table:table-cell>
          <table:table-cell office:value-type="string">
            <text:p>RVL</text:p>
          </table:table-cell>
          <table:table-cell office:value-type="float" office:value="1460">
            <text:p>146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15">
            <text:p>915</text:p>
          </table:table-cell>
          <table:table-cell table:formula="of:=[.J897]*1.35" office:value-type="float" office:value="1235.25">
            <text:p>1235.25</text:p>
          </table:table-cell>
          <table:table-cell table:formula="of:=[.F897]-[.K897]" office:value-type="float" office:value="224.75">
            <text:p>22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8">
            <text:p>2448</text:p>
          </table:table-cell>
          <table:table-cell office:value-type="string">
            <text:p>ROI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82">
            <text:p>982</text:p>
          </table:table-cell>
          <table:table-cell table:formula="of:=[.J898]*1.35" office:value-type="float" office:value="1325.7">
            <text:p>1325.7</text:p>
          </table:table-cell>
          <table:table-cell table:formula="of:=[.F898]-[.K898]" office:value-type="float" office:value="169.3">
            <text:p>169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49">
            <text:p>2449</text:p>
          </table:table-cell>
          <table:table-cell office:value-type="string">
            <text:p>OEE</text:p>
          </table:table-cell>
          <table:table-cell office:value-type="float" office:value="1225">
            <text:p>12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f:=[.J899]*1.35" office:value-type="float" office:value="1080">
            <text:p>1080</text:p>
          </table:table-cell>
          <table:table-cell table:formula="of:=[.F899]-[.K899]" office:value-type="float" office:value="145">
            <text:p>1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50">
            <text:p>2450</text:p>
          </table:table-cell>
          <table:table-cell office:value-type="string">
            <text:p>OOT</text:p>
          </table:table-cell>
          <table:table-cell office:value-type="float" office:value="1420">
            <text:p>14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J900]*1.35" office:value-type="float" office:value="1197.45">
            <text:p>1197.45</text:p>
          </table:table-cell>
          <table:table-cell table:formula="of:=[.F900]-[.K900]" office:value-type="float" office:value="222.55">
            <text:p>222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51">
            <text:p>2451</text:p>
          </table:table-cell>
          <table:table-cell office:value-type="string">
            <text:p>RRT</text:p>
          </table:table-cell>
          <table:table-cell office:value-type="float" office:value="1590">
            <text:p>159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97">
            <text:p>997</text:p>
          </table:table-cell>
          <table:table-cell table:formula="of:=[.J901]*1.35" office:value-type="float" office:value="1345.95">
            <text:p>1345.95</text:p>
          </table:table-cell>
          <table:table-cell table:formula="of:=[.F901]-[.K901]" office:value-type="float" office:value="244.05">
            <text:p>24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452">
            <text:p>2452</text:p>
          </table:table-cell>
          <table:table-cell office:value-type="string">
            <text:p>RAI</text:p>
          </table:table-cell>
          <table:table-cell office:value-type="float" office:value="1510">
            <text:p>15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942">
            <text:p>942</text:p>
          </table:table-cell>
          <table:table-cell table:formula="of:=[.J902]*1.35" office:value-type="float" office:value="1271.7">
            <text:p>1271.7</text:p>
          </table:table-cell>
          <table:table-cell table:formula="of:=[.F902]-[.K902]" office:value-type="float" office:value="238.3">
            <text:p>23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2">
            <text:p>2452</text:p>
          </table:table-cell>
          <table:table-cell office:value-type="string">
            <text:p>IEO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.J903]*1.35" office:value-type="float" office:value="280.8">
            <text:p>280.8</text:p>
          </table:table-cell>
          <table:table-cell table:formula="of:=[.F903]-[.K903]" office:value-type="float" office:value="54.2">
            <text:p>5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3">
            <text:p>2453</text:p>
          </table:table-cell>
          <table:table-cell office:value-type="string">
            <text:p>VOE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.J904]*1.35" office:value-type="float" office:value="243">
            <text:p>243</text:p>
          </table:table-cell>
          <table:table-cell table:formula="of:=[.F904]-[.K904]" office:value-type="float" office:value="82">
            <text:p>8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3">
            <text:p>2453</text:p>
          </table:table-cell>
          <table:table-cell office:value-type="string">
            <text:p>IEO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.J905]*1.35" office:value-type="float" office:value="280.8">
            <text:p>280.8</text:p>
          </table:table-cell>
          <table:table-cell table:formula="of:=[.F905]-[.K905]" office:value-type="float" office:value="64.2">
            <text:p>6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4">
            <text:p>2454</text:p>
          </table:table-cell>
          <table:table-cell office:value-type="string">
            <text:p>VST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.J906]*1.35" office:value-type="float" office:value="225.45">
            <text:p>225.45</text:p>
          </table:table-cell>
          <table:table-cell table:formula="of:=[.F906]-[.K906]" office:value-type="float" office:value="74.55">
            <text:p>74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5">
            <text:p>2455</text:p>
          </table:table-cell>
          <table:table-cell office:value-type="string">
            <text:p>VRO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[.J907]*1.35" office:value-type="float" office:value="267.3">
            <text:p>267.3</text:p>
          </table:table-cell>
          <table:table-cell table:formula="of:=[.F907]-[.K907]" office:value-type="float" office:value="67.7">
            <text:p>67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6">
            <text:p>2456</text:p>
          </table:table-cell>
          <table:table-cell office:value-type="string">
            <text:p>IER</text:p>
          </table:table-cell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.J908]*1.35" office:value-type="float" office:value="282.15">
            <text:p>282.15</text:p>
          </table:table-cell>
          <table:table-cell table:formula="of:=[.F908]-[.K908]" office:value-type="float" office:value="62.85">
            <text:p>6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7">
            <text:p>2457</text:p>
          </table:table-cell>
          <table:table-cell office:value-type="string">
            <text:p>IAE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909]*1.35" office:value-type="float" office:value="324">
            <text:p>324</text:p>
          </table:table-cell>
          <table:table-cell table:formula="of:=[.F909]-[.K909]"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7">
            <text:p>2457</text:p>
          </table:table-cell>
          <table:table-cell office:value-type="string">
            <text:p>VES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[.J910]*1.35" office:value-type="float" office:value="143.1">
            <text:p>143.1</text:p>
          </table:table-cell>
          <table:table-cell table:formula="of:=[.F910]-[.K910]" office:value-type="float" office:value="106.9">
            <text:p>10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8">
            <text:p>2458</text:p>
          </table:table-cell>
          <table:table-cell office:value-type="string">
            <text:p>VOR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[.J911]*1.35" office:value-type="float" office:value="255.15">
            <text:p>255.15</text:p>
          </table:table-cell>
          <table:table-cell table:formula="of:=[.F911]-[.K911]" office:value-type="float" office:value="54.85">
            <text:p>54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8">
            <text:p>2458</text:p>
          </table:table-cell>
          <table:table-cell office:value-type="string">
            <text:p>III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.J912]*1.35" office:value-type="float" office:value="299.7">
            <text:p>299.7</text:p>
          </table:table-cell>
          <table:table-cell table:formula="of:=[.F912]-[.K912]" office:value-type="float" office:value="80.3">
            <text:p>8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59">
            <text:p>2459</text:p>
          </table:table-cell>
          <table:table-cell office:value-type="string">
            <text:p>VRT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.J913]*1.35" office:value-type="float" office:value="265.95">
            <text:p>265.95</text:p>
          </table:table-cell>
          <table:table-cell table:formula="of:=[.F913]-[.K913]" office:value-type="float" office:value="59.05">
            <text:p>59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UG</text:p>
          </table:table-cell>
          <table:table-cell office:value-type="float" office:value="2461">
            <text:p>2461</text:p>
          </table:table-cell>
          <table:table-cell office:value-type="string">
            <text:p>VRT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.J914]*1.35" office:value-type="float" office:value="265.95">
            <text:p>265.95</text:p>
          </table:table-cell>
          <table:table-cell table:formula="of:=[.F914]-[.K914]" office:value-type="float" office:value="79.05">
            <text:p>79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2">
            <text:p>2462</text:p>
          </table:table-cell>
          <table:table-cell office:value-type="string">
            <text:p>MMA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table:formula="of:=[.J915]*1.35" office:value-type="float" office:value="450.9">
            <text:p>450.9</text:p>
          </table:table-cell>
          <table:table-cell table:formula="of:=[.F915]-[.K915]" office:value-type="float" office:value="119.1">
            <text:p>11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3">
            <text:p>2463</text:p>
          </table:table-cell>
          <table:table-cell office:value-type="string">
            <text:p>IVS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916]*1.35" office:value-type="float" office:value="291.6">
            <text:p>291.6</text:p>
          </table:table-cell>
          <table:table-cell table:formula="of:=[.F916]-[.K916]" office:value-type="float" office:value="53.4">
            <text:p>53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5">
            <text:p>2465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917]*1.35" office:value-type="float" office:value="405">
            <text:p>405</text:p>
          </table:table-cell>
          <table:table-cell table:formula="of:=[.F917]-[.K917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6">
            <text:p>2466</text:p>
          </table:table-cell>
          <table:table-cell office:value-type="string">
            <text:p>MME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918]*1.35" office:value-type="float" office:value="445.5">
            <text:p>445.5</text:p>
          </table:table-cell>
          <table:table-cell table:formula="of:=[.F918]-[.K918]" office:value-type="float" office:value="124.5">
            <text:p>1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7">
            <text:p>2467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919]*1.35" office:value-type="float" office:value="291.6">
            <text:p>291.6</text:p>
          </table:table-cell>
          <table:table-cell table:formula="of:=[.F919]-[.K919]" office:value-type="float" office:value="58.4">
            <text:p>5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68">
            <text:p>2468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920]*1.35" office:value-type="float" office:value="442.8">
            <text:p>442.8</text:p>
          </table:table-cell>
          <table:table-cell table:formula="of:=[.F920]-[.K920]" office:value-type="float" office:value="112.2">
            <text:p>11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0">
            <text:p>2470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.J921]*1.35" office:value-type="float" office:value="309.15">
            <text:p>309.15</text:p>
          </table:table-cell>
          <table:table-cell table:formula="of:=[.F921]-[.K921]" office:value-type="float" office:value="80.85">
            <text:p>8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1">
            <text:p>2471</text:p>
          </table:table-cell>
          <table:table-cell office:value-type="string">
            <text:p>IIM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.J922]*1.35" office:value-type="float" office:value="301.05">
            <text:p>301.05</text:p>
          </table:table-cell>
          <table:table-cell table:formula="of:=[.F922]-[.K922]" office:value-type="float" office:value="78.95">
            <text:p>7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2">
            <text:p>2472</text:p>
          </table:table-cell>
          <table:table-cell office:value-type="string">
            <text:p>MLM</text:p>
          </table:table-cell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table:formula="of:=[.J923]*1.35" office:value-type="float" office:value="476.55">
            <text:p>476.55</text:p>
          </table:table-cell>
          <table:table-cell table:formula="of:=[.F923]-[.K923]" office:value-type="float" office:value="118.45">
            <text:p>11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3">
            <text:p>2473</text:p>
          </table:table-cell>
          <table:table-cell office:value-type="string">
            <text:p>IIO</text:p>
          </table:table-cell>
          <table:table-cell office:value-type="float" office:value="460">
            <text:p>46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924]*1.35" office:value-type="float" office:value="307.8">
            <text:p>307.8</text:p>
          </table:table-cell>
          <table:table-cell table:formula="of:=[.F924]-[.K924]" office:value-type="float" office:value="152.2">
            <text:p>15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4">
            <text:p>2474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9">
            <text:p>9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925]*1.35" office:value-type="float" office:value="405">
            <text:p>405</text:p>
          </table:table-cell>
          <table:table-cell table:formula="of:=[.F925]-[.K925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79">
            <text:p>2479</text:p>
          </table:table-cell>
          <table:table-cell office:value-type="string">
            <text:p>IOO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[.J926]*1.35" office:value-type="float" office:value="388.8">
            <text:p>388.8</text:p>
          </table:table-cell>
          <table:table-cell table:formula="of:=[.F926]-[.K926]" office:value-type="float" office:value="101.2">
            <text:p>10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0">
            <text:p>2480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927]*1.35" office:value-type="float" office:value="307.8">
            <text:p>307.8</text:p>
          </table:table-cell>
          <table:table-cell table:formula="of:=[.F927]-[.K927]" office:value-type="float" office:value="82.2">
            <text:p>8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5">
            <text:p>2485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.J928]*1.35" office:value-type="float" office:value="309.15">
            <text:p>309.15</text:p>
          </table:table-cell>
          <table:table-cell table:formula="of:=[.F928]-[.K928]" office:value-type="float" office:value="80.85">
            <text:p>8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6">
            <text:p>2486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929]*1.35" office:value-type="float" office:value="291.6">
            <text:p>291.6</text:p>
          </table:table-cell>
          <table:table-cell table:formula="of:=[.F929]-[.K929]" office:value-type="float" office:value="78.4">
            <text:p>7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6">
            <text:p>2486</text:p>
          </table:table-cell>
          <table:table-cell office:value-type="string">
            <text:p>IVS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930]*1.35" office:value-type="float" office:value="291.6">
            <text:p>291.6</text:p>
          </table:table-cell>
          <table:table-cell table:formula="of:=[.F930]-[.K930]" office:value-type="float" office:value="78.4">
            <text:p>7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7">
            <text:p>2487</text:p>
          </table:table-cell>
          <table:table-cell office:value-type="string">
            <text:p>IRL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931]*1.35" office:value-type="float" office:value="398.25">
            <text:p>398.25</text:p>
          </table:table-cell>
          <table:table-cell table:formula="of:=[.F931]-[.K931]" office:value-type="float" office:value="101.75">
            <text:p>10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8">
            <text:p>2488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.J932]*1.35" office:value-type="float" office:value="201.15">
            <text:p>201.15</text:p>
          </table:table-cell>
          <table:table-cell table:formula="of:=[.F932]-[.K932]" office:value-type="float" office:value="63.85">
            <text:p>6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89">
            <text:p>2489</text:p>
          </table:table-cell>
          <table:table-cell office:value-type="string">
            <text:p>VAR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.J933]*1.35" office:value-type="float" office:value="201.15">
            <text:p>201.15</text:p>
          </table:table-cell>
          <table:table-cell table:formula="of:=[.F933]-[.K933]" office:value-type="float" office:value="63.85">
            <text:p>6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1">
            <text:p>2491</text:p>
          </table:table-cell>
          <table:table-cell office:value-type="string">
            <text:p>MEE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934]*1.35" office:value-type="float" office:value="405">
            <text:p>405</text:p>
          </table:table-cell>
          <table:table-cell table:formula="of:=[.F934]-[.K934]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2">
            <text:p>2492</text:p>
          </table:table-cell>
          <table:table-cell office:value-type="string">
            <text:p>MLM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table:formula="of:=[.J935]*1.35" office:value-type="float" office:value="476.55">
            <text:p>476.55</text:p>
          </table:table-cell>
          <table:table-cell table:formula="of:=[.F935]-[.K935]" office:value-type="float" office:value="118.45">
            <text:p>11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3">
            <text:p>2493</text:p>
          </table:table-cell>
          <table:table-cell office:value-type="string">
            <text:p>IIM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.J936]*1.35" office:value-type="float" office:value="301.05">
            <text:p>301.05</text:p>
          </table:table-cell>
          <table:table-cell table:formula="of:=[.F936]-[.K936]" office:value-type="float" office:value="78.95">
            <text:p>7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4">
            <text:p>2494</text:p>
          </table:table-cell>
          <table:table-cell office:value-type="string">
            <text:p>ILR</text:p>
          </table:table-cell>
          <table:table-cell office:value-type="float" office:value="440">
            <text:p>44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937]*1.35" office:value-type="float" office:value="349.65">
            <text:p>349.65</text:p>
          </table:table-cell>
          <table:table-cell table:formula="of:=[.F937]-[.K937]" office:value-type="float" office:value="90.35">
            <text:p>9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5">
            <text:p>2495</text:p>
          </table:table-cell>
          <table:table-cell office:value-type="string">
            <text:p>VLT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.J938]*1.35" office:value-type="float" office:value="211.95">
            <text:p>211.95</text:p>
          </table:table-cell>
          <table:table-cell table:formula="of:=[.F938]-[.K938]" office:value-type="float" office:value="63.05">
            <text:p>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6">
            <text:p>2496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.J939]*1.35" office:value-type="float" office:value="211.95">
            <text:p>211.95</text:p>
          </table:table-cell>
          <table:table-cell table:formula="of:=[.F939]-[.K939]" office:value-type="float" office:value="53.05">
            <text:p>5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7">
            <text:p>2497</text:p>
          </table:table-cell>
          <table:table-cell office:value-type="string">
            <text:p>VAR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.J940]*1.35" office:value-type="float" office:value="201.15">
            <text:p>201.15</text:p>
          </table:table-cell>
          <table:table-cell table:formula="of:=[.F940]-[.K940]" office:value-type="float" office:value="62.85">
            <text:p>6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8">
            <text:p>2498</text:p>
          </table:table-cell>
          <table:table-cell office:value-type="string">
            <text:p>IIO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941]*1.35" office:value-type="float" office:value="307.8">
            <text:p>307.8</text:p>
          </table:table-cell>
          <table:table-cell table:formula="of:=[.F941]-[.K941]" office:value-type="float" office:value="52.2">
            <text:p>5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498">
            <text:p>2498</text:p>
          </table:table-cell>
          <table:table-cell office:value-type="string">
            <text:p>ILA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[.J942]*1.35" office:value-type="float" office:value="342.9">
            <text:p>342.9</text:p>
          </table:table-cell>
          <table:table-cell table:formula="of:=[.F942]-[.K942]" office:value-type="float" office:value="92.1">
            <text:p>92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02">
            <text:p>2502</text:p>
          </table:table-cell>
          <table:table-cell office:value-type="string">
            <text:p>VLT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.J943]*1.35" office:value-type="float" office:value="211.95">
            <text:p>211.95</text:p>
          </table:table-cell>
          <table:table-cell table:formula="of:=[.F943]-[.K943]" office:value-type="float" office:value="53.05">
            <text:p>5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04">
            <text:p>2504</text:p>
          </table:table-cell>
          <table:table-cell office:value-type="string">
            <text:p>IOO</text:p>
          </table:table-cell>
          <table:table-cell office:value-type="float" office:value="490">
            <text:p>490</text:p>
          </table:table-cell>
          <table:table-cell office:value-type="float" office:value="6">
            <text:p>6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table:formula="of:=[.J944]*1.35" office:value-type="float" office:value="388.8">
            <text:p>388.8</text:p>
          </table:table-cell>
          <table:table-cell table:formula="of:=[.F944]-[.K944]" office:value-type="float" office:value="101.2">
            <text:p>10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05">
            <text:p>2505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string">
            <text:p>MS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945]*1.35" office:value-type="float" office:value="307.8">
            <text:p>307.8</text:p>
          </table:table-cell>
          <table:table-cell table:formula="of:=[.F945]-[.K945]" office:value-type="float" office:value="82.2">
            <text:p>8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06">
            <text:p>2506</text:p>
          </table:table-cell>
          <table:table-cell office:value-type="string">
            <text:p>LTS</text:p>
          </table:table-cell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J946]*1.35" office:value-type="float" office:value="777.6">
            <text:p>777.6</text:p>
          </table:table-cell>
          <table:table-cell table:formula="of:=[.F946]-[.K946]" office:value-type="float" office:value="72.4">
            <text:p>7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07">
            <text:p>2507</text:p>
          </table:table-cell>
          <table:table-cell office:value-type="string">
            <text:p>MAA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  <table:table-cell table:formula="of:=[.J947]*1.35" office:value-type="float" office:value="464.4">
            <text:p>464.4</text:p>
          </table:table-cell>
          <table:table-cell table:formula="of:=[.F947]-[.K947]" office:value-type="float" office:value="120.6">
            <text:p>12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08">
            <text:p>2508</text:p>
          </table:table-cell>
          <table:table-cell office:value-type="string">
            <text:p>VEE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.J948]*1.35" office:value-type="float" office:value="135">
            <text:p>135</text:p>
          </table:table-cell>
          <table:table-cell table:formula="of:=[.F948]-[.K948]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09">
            <text:p>2509</text:p>
          </table:table-cell>
          <table:table-cell office:value-type="string">
            <text:p>VVI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.J949]*1.35" office:value-type="float" office:value="151.2">
            <text:p>151.2</text:p>
          </table:table-cell>
          <table:table-cell table:formula="of:=[.F949]-[.K949]" office:value-type="float" office:value="38.8">
            <text:p>3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0">
            <text:p>2510</text:p>
          </table:table-cell>
          <table:table-cell office:value-type="string">
            <text:p>VIO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J950]*1.35" office:value-type="float" office:value="172.8">
            <text:p>172.8</text:p>
          </table:table-cell>
          <table:table-cell table:formula="of:=[.F950]-[.K950]" office:value-type="float" office:value="42.2">
            <text:p>4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1">
            <text:p>2511</text:p>
          </table:table-cell>
          <table:table-cell office:value-type="string">
            <text:p>VIO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J951]*1.35" office:value-type="float" office:value="172.8">
            <text:p>172.8</text:p>
          </table:table-cell>
          <table:table-cell table:formula="of:=[.F951]-[.K951]" office:value-type="float" office:value="42.2">
            <text:p>4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2">
            <text:p>2512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J952]*1.35" office:value-type="float" office:value="162">
            <text:p>162</text:p>
          </table:table-cell>
          <table:table-cell table:formula="of:=[.F952]-[.K952]"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3">
            <text:p>2513</text:p>
          </table:table-cell>
          <table:table-cell office:value-type="string">
            <text:p>VEI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.J953]*1.35" office:value-type="float" office:value="137.7">
            <text:p>137.7</text:p>
          </table:table-cell>
          <table:table-cell table:formula="of:=[.F953]-[.K953]" office:value-type="float" office:value="32.3">
            <text:p>3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4">
            <text:p>2514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J954]*1.35" office:value-type="float" office:value="162">
            <text:p>162</text:p>
          </table:table-cell>
          <table:table-cell table:formula="of:=[.F954]-[.K954]"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5">
            <text:p>2515</text:p>
          </table:table-cell>
          <table:table-cell office:value-type="string">
            <text:p>VIE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.J955]*1.35" office:value-type="float" office:value="162">
            <text:p>162</text:p>
          </table:table-cell>
          <table:table-cell table:formula="of:=[.F955]-[.K955]"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UFFLER</text:p>
          </table:table-cell>
          <table:table-cell office:value-type="float" office:value="2516">
            <text:p>2516</text:p>
          </table:table-cell>
          <table:table-cell office:value-type="string">
            <text:p>LM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.J956]*1.35" office:value-type="float" office:value="71.55">
            <text:p>71.55</text:p>
          </table:table-cell>
          <table:table-cell table:formula="of:=[.F956]-[.K956]" office:value-type="float" office:value="23.45">
            <text:p>2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17">
            <text:p>2517</text:p>
          </table:table-cell>
          <table:table-cell office:value-type="string">
            <text:p>MR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.J957]*1.35" office:value-type="float" office:value="52.65">
            <text:p>52.65</text:p>
          </table:table-cell>
          <table:table-cell table:formula="of:=[.F957]-[.K957]" office:value-type="float" office:value="12.35">
            <text:p>12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18">
            <text:p>2518</text:p>
          </table:table-cell>
          <table:table-cell office:value-type="string">
            <text:p>OI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.J958]*1.35" office:value-type="float" office:value="110.7">
            <text:p>110.7</text:p>
          </table:table-cell>
          <table:table-cell table:formula="of:=[.F958]-[.K958]" office:value-type="float" office:value="34.3">
            <text:p>3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19">
            <text:p>2519</text:p>
          </table:table-cell>
          <table:table-cell office:value-type="string">
            <text:p>VEO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.J959]*1.35" office:value-type="float" office:value="145.8">
            <text:p>145.8</text:p>
          </table:table-cell>
          <table:table-cell table:formula="of:=[.F959]-[.K959]" office:value-type="float" office:value="44.2">
            <text:p>4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20">
            <text:p>2520</text:p>
          </table:table-cell>
          <table:table-cell office:value-type="string">
            <text:p>IMR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[.J960]*1.35" office:value-type="float" office:value="322.65">
            <text:p>322.65</text:p>
          </table:table-cell>
          <table:table-cell table:formula="of:=[.F960]-[.K960]" office:value-type="float" office:value="57.35">
            <text:p>57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20">
            <text:p>2520</text:p>
          </table:table-cell>
          <table:table-cell office:value-type="string">
            <text:p>ISM</text:p>
          </table:table-cell>
          <table:table-cell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[.J961]*1.35" office:value-type="float" office:value="355.05">
            <text:p>355.05</text:p>
          </table:table-cell>
          <table:table-cell table:formula="of:=[.F961]-[.K961]" office:value-type="float" office:value="74.95">
            <text:p>74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 DRESS</text:p>
          </table:table-cell>
          <table:table-cell office:value-type="float" office:value="2521">
            <text:p>2521</text:p>
          </table:table-cell>
          <table:table-cell office:value-type="string">
            <text:p>AAM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table:formula="of:=[.J962]*1.35" office:value-type="float" office:value="598.05">
            <text:p>598.05</text:p>
          </table:table-cell>
          <table:table-cell table:formula="of:=[.F962]-[.K962]" office:value-type="float" office:value="101.95">
            <text:p>10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 DRESS</text:p>
          </table:table-cell>
          <table:table-cell office:value-type="float" office:value="2521">
            <text:p>2521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.J963]*1.35" office:value-type="float" office:value="695.25">
            <text:p>695.25</text:p>
          </table:table-cell>
          <table:table-cell table:formula="of:=[.F963]-[.K963]" office:value-type="float" office:value="134.75">
            <text:p>13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 DRESS</text:p>
          </table:table-cell>
          <table:table-cell office:value-type="float" office:value="2522">
            <text:p>2522</text:p>
          </table:table-cell>
          <table:table-cell office:value-type="string">
            <text:p>LEM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formula="of:=[.J964]*1.35" office:value-type="float" office:value="679.05">
            <text:p>679.05</text:p>
          </table:table-cell>
          <table:table-cell table:formula="of:=[.F964]-[.K964]" office:value-type="float" office:value="120.95">
            <text:p>12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AP</text:p>
          </table:table-cell>
          <table:table-cell office:value-type="float" office:value="2522">
            <text:p>2522</text:p>
          </table:table-cell>
          <table:table-cell office:value-type="string">
            <text:p>SE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.J965]*1.35" office:value-type="float" office:value="81">
            <text:p>81</text:p>
          </table:table-cell>
          <table:table-cell table:formula="of:=[.F965]-[.K965]"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NIGHTY</text:p>
          </table:table-cell>
          <table:table-cell office:value-type="float" office:value="2524">
            <text:p>2524</text:p>
          </table:table-cell>
          <table:table-cell office:value-type="string">
            <text:p>VRV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[.J966]*1.35" office:value-type="float" office:value="257.85">
            <text:p>257.85</text:p>
          </table:table-cell>
          <table:table-cell table:formula="of:=[.F966]-[.K966]" office:value-type="float" office:value="52.15">
            <text:p>52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525">
            <text:p>2525</text:p>
          </table:table-cell>
          <table:table-cell office:value-type="string">
            <text:p>LLV</text:p>
          </table:table-cell>
          <table:table-cell office:value-type="float" office:value="985">
            <text:p>985</text:p>
          </table:table-cell>
          <table:table-cell office:value-type="float" office:value="9">
            <text:p>9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table:formula="of:=[.J967]*1.35" office:value-type="float" office:value="743.85">
            <text:p>743.85</text:p>
          </table:table-cell>
          <table:table-cell table:formula="of:=[.F967]-[.K967]" office:value-type="float" office:value="241.15">
            <text:p>24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REE GANESH</text:p>
          </table:table-cell>
          <table:table-cell office:value-type="float" office:value="2526">
            <text:p>2526</text:p>
          </table:table-cell>
          <table:table-cell office:value-type="string">
            <text:p>LMO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.J968]*1.35" office:value-type="float" office:value="726.3">
            <text:p>726.3</text:p>
          </table:table-cell>
          <table:table-cell table:formula="of:=[.F968]-[.K968]" office:value-type="float" office:value="168.7">
            <text:p>16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RANJUL</text:p>
          </table:table-cell>
          <table:table-cell office:value-type="float" office:value="2527">
            <text:p>2527</text:p>
          </table:table-cell>
          <table:table-cell office:value-type="string">
            <text:p>LIO</text:p>
          </table:table-cell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.J969]*1.35" office:value-type="float" office:value="712.8">
            <text:p>712.8</text:p>
          </table:table-cell>
          <table:table-cell table:formula="of:=[.F969]-[.K969]" office:value-type="float" office:value="167.2">
            <text:p>16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ANIKA</text:p>
          </table:table-cell>
          <table:table-cell office:value-type="float" office:value="2528">
            <text:p>2528</text:p>
          </table:table-cell>
          <table:table-cell office:value-type="string">
            <text:p>AAE</text:p>
          </table:table-cell>
          <table:table-cell office:value-type="float" office:value="745">
            <text:p>745</text:p>
          </table:table-cell>
          <table:table-cell office:value-type="float" office:value="52">
            <text:p>5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table:formula="of:=[.J970]*1.35" office:value-type="float" office:value="594">
            <text:p>594</text:p>
          </table:table-cell>
          <table:table-cell table:formula="of:=[.F970]-[.K970]"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29">
            <text:p>2529</text:p>
          </table:table-cell>
          <table:table-cell office:value-type="string">
            <text:p>TRV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J971]*1.35" office:value-type="float" office:value="1067.85">
            <text:p>1067.85</text:p>
          </table:table-cell>
          <table:table-cell table:formula="of:=[.F971]-[.K971]" office:value-type="float" office:value="427.15">
            <text:p>427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30">
            <text:p>2530</text:p>
          </table:table-cell>
          <table:table-cell office:value-type="string">
            <text:p>RTV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71">
            <text:p>971</text:p>
          </table:table-cell>
          <table:table-cell table:formula="of:=[.J972]*1.35" office:value-type="float" office:value="1310.85">
            <text:p>1310.85</text:p>
          </table:table-cell>
          <table:table-cell table:formula="of:=[.F972]-[.K972]" office:value-type="float" office:value="239.15">
            <text:p>239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31">
            <text:p>2531</text:p>
          </table:table-cell>
          <table:table-cell office:value-type="string">
            <text:p>VIEA</text:p>
          </table:table-cell>
          <table:table-cell office:value-type="float" office:value="1650">
            <text:p>16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formula="of:=[.J973]*1.35" office:value-type="float" office:value="1625.4">
            <text:p>1625.4</text:p>
          </table:table-cell>
          <table:table-cell table:formula="of:=[.F973]-[.K973]" office:value-type="float" office:value="24.5999999999999">
            <text:p>2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32">
            <text:p>2532</text:p>
          </table:table-cell>
          <table:table-cell office:value-type="string">
            <text:p>ROM</text:p>
          </table:table-cell>
          <table:table-cell office:value-type="float" office:value="1560">
            <text:p>156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J974]*1.35" office:value-type="float" office:value="1327.05">
            <text:p>1327.05</text:p>
          </table:table-cell>
          <table:table-cell table:formula="of:=[.F974]-[.K974]" office:value-type="float" office:value="232.95">
            <text:p>23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33">
            <text:p>2533</text:p>
          </table:table-cell>
          <table:table-cell office:value-type="string">
            <text:p>VEST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067">
            <text:p>1067</text:p>
          </table:table-cell>
          <table:table-cell table:formula="of:=[.J975]*1.35" office:value-type="float" office:value="1440.45">
            <text:p>1440.45</text:p>
          </table:table-cell>
          <table:table-cell table:formula="of:=[.F975]-[.K975]" office:value-type="float" office:value="259.55">
            <text:p>25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rop Top</text:p>
          </table:table-cell>
          <table:table-cell office:value-type="float" office:value="2534">
            <text:p>2534</text:p>
          </table:table-cell>
          <table:table-cell office:value-type="string">
            <text:p>VEIV</text:p>
          </table:table-cell>
          <table:table-cell office:value-type="float" office:value="1630">
            <text:p>163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table:formula="of:=[.J976]*1.35" office:value-type="float" office:value="1378.35">
            <text:p>1378.35</text:p>
          </table:table-cell>
          <table:table-cell table:formula="of:=[.F976]-[.K976]" office:value-type="float" office:value="251.65">
            <text:p>251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34">
            <text:p>2534</text:p>
          </table:table-cell>
          <table:table-cell office:value-type="string">
            <text:p>VVER</text:p>
          </table:table-cell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09">
            <text:p>1109</text:p>
          </table:table-cell>
          <table:table-cell table:formula="of:=[.J977]*1.35" office:value-type="float" office:value="1497.15">
            <text:p>1497.15</text:p>
          </table:table-cell>
          <table:table-cell table:formula="of:=[.F977]-[.K977]" office:value-type="float" office:value="282.85">
            <text:p>28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35">
            <text:p>2535</text:p>
          </table:table-cell>
          <table:table-cell office:value-type="string">
            <text:p>TRV</text:p>
          </table:table-cell>
          <table:table-cell office:value-type="float" office:value="1350">
            <text:p>13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table:formula="of:=[.J978]*1.35" office:value-type="float" office:value="1067.85">
            <text:p>1067.85</text:p>
          </table:table-cell>
          <table:table-cell table:formula="of:=[.F978]-[.K978]" office:value-type="float" office:value="282.15">
            <text:p>282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536">
            <text:p>2536</text:p>
          </table:table-cell>
          <table:table-cell office:value-type="string">
            <text:p>TEM</text:p>
          </table:table-cell>
          <table:table-cell office:value-type="float" office:value="1495">
            <text:p>14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.J979]*1.35" office:value-type="float" office:value="949.05">
            <text:p>949.05</text:p>
          </table:table-cell>
          <table:table-cell table:formula="of:=[.F979]-[.K979]" office:value-type="float" office:value="545.95">
            <text:p>545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37">
            <text:p>2537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table:formula="of:=[.J980]*1.35" office:value-type="float" office:value="1966.95">
            <text:p>1966.95</text:p>
          </table:table-cell>
          <table:table-cell table:formula="of:=[.F980]-[.K980]" office:value-type="float" office:value="363.05">
            <text:p>3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38">
            <text:p>2538</text:p>
          </table:table-cell>
          <table:table-cell office:value-type="string">
            <text:p>TTI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J981]*1.35" office:value-type="float" office:value="1042.2">
            <text:p>1042.2</text:p>
          </table:table-cell>
          <table:table-cell table:formula="of:=[.F981]-[.K981]" office:value-type="float" office:value="257.8">
            <text:p>25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39">
            <text:p>2539</text:p>
          </table:table-cell>
          <table:table-cell office:value-type="string">
            <text:p>OII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22">
            <text:p>822</text:p>
          </table:table-cell>
          <table:table-cell table:formula="of:=[.J982]*1.35" office:value-type="float" office:value="1109.7">
            <text:p>1109.7</text:p>
          </table:table-cell>
          <table:table-cell table:formula="of:=[.F982]-[.K982]" office:value-type="float" office:value="290.3">
            <text:p>29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0">
            <text:p>2540</text:p>
          </table:table-cell>
          <table:table-cell office:value-type="string">
            <text:p>VVMT</text:p>
          </table:table-cell>
          <table:table-cell office:value-type="float" office:value="1880">
            <text:p>18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37">
            <text:p>1137</text:p>
          </table:table-cell>
          <table:table-cell table:formula="of:=[.J983]*1.35" office:value-type="float" office:value="1534.95">
            <text:p>1534.95</text:p>
          </table:table-cell>
          <table:table-cell table:formula="of:=[.F983]-[.K983]" office:value-type="float" office:value="345.05">
            <text:p>34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1">
            <text:p>2541</text:p>
          </table:table-cell>
          <table:table-cell office:value-type="string">
            <text:p>TLS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formula="of:=[.J984]*1.35" office:value-type="float" office:value="1020.6">
            <text:p>1020.6</text:p>
          </table:table-cell>
          <table:table-cell table:formula="of:=[.F984]-[.K984]" office:value-type="float" office:value="429.4">
            <text:p>429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2">
            <text:p>2542</text:p>
          </table:table-cell>
          <table:table-cell office:value-type="string">
            <text:p>RMT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.J985]*1.35" office:value-type="float" office:value="1264.95">
            <text:p>1264.95</text:p>
          </table:table-cell>
          <table:table-cell table:formula="of:=[.F985]-[.K985]" office:value-type="float" office:value="235.05">
            <text:p>23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4">
            <text:p>2544</text:p>
          </table:table-cell>
          <table:table-cell office:value-type="string">
            <text:p>OLE</text:p>
          </table:table-cell>
          <table:table-cell office:value-type="float" office:value="1360">
            <text:p>136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850">
            <text:p>850</text:p>
          </table:table-cell>
          <table:table-cell table:formula="of:=[.J986]*1.35" office:value-type="float" office:value="1147.5">
            <text:p>1147.5</text:p>
          </table:table-cell>
          <table:table-cell table:formula="of:=[.F986]-[.K986]" office:value-type="float" office:value="212.5">
            <text:p>21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5">
            <text:p>2545</text:p>
          </table:table-cell>
          <table:table-cell office:value-type="string">
            <text:p>OMM</text:p>
          </table:table-cell>
          <table:table-cell office:value-type="float" office:value="1330">
            <text:p>13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833">
            <text:p>833</text:p>
          </table:table-cell>
          <table:table-cell table:formula="of:=[.J987]*1.35" office:value-type="float" office:value="1124.55">
            <text:p>1124.55</text:p>
          </table:table-cell>
          <table:table-cell table:formula="of:=[.F987]-[.K987]" office:value-type="float" office:value="205.45">
            <text:p>205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6">
            <text:p>2546</text:p>
          </table:table-cell>
          <table:table-cell office:value-type="string">
            <text:p>VEIE</text:p>
          </table:table-cell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table:formula="of:=[.J988]*1.35" office:value-type="float" office:value="1377">
            <text:p>1377</text:p>
          </table:table-cell>
          <table:table-cell table:formula="of:=[.F988]-[.K988]" office:value-type="float" office:value="253">
            <text:p>25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7">
            <text:p>2547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78">
            <text:p>878</text:p>
          </table:table-cell>
          <table:table-cell table:formula="of:=[.J989]*1.35" office:value-type="float" office:value="1185.3">
            <text:p>1185.3</text:p>
          </table:table-cell>
          <table:table-cell table:formula="of:=[.F989]-[.K989]" office:value-type="float" office:value="304.7">
            <text:p>30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8">
            <text:p>2548</text:p>
          </table:table-cell>
          <table:table-cell office:value-type="string">
            <text:p>RSO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68">
            <text:p>968</text:p>
          </table:table-cell>
          <table:table-cell table:formula="of:=[.J990]*1.35" office:value-type="float" office:value="1306.8">
            <text:p>1306.8</text:p>
          </table:table-cell>
          <table:table-cell table:formula="of:=[.F990]-[.K990]" office:value-type="float" office:value="243.2">
            <text:p>243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49">
            <text:p>2549</text:p>
          </table:table-cell>
          <table:table-cell office:value-type="string">
            <text:p>ROM</text:p>
          </table:table-cell>
          <table:table-cell office:value-type="float" office:value="1580">
            <text:p>158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83">
            <text:p>983</text:p>
          </table:table-cell>
          <table:table-cell table:formula="of:=[.J991]*1.35" office:value-type="float" office:value="1327.05">
            <text:p>1327.05</text:p>
          </table:table-cell>
          <table:table-cell table:formula="of:=[.F991]-[.K991]" office:value-type="float" office:value="252.95">
            <text:p>25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9">
            <text:p>2549</text:p>
          </table:table-cell>
          <table:table-cell office:value-type="string">
            <text:p>TLL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755">
            <text:p>755</text:p>
          </table:table-cell>
          <table:table-cell table:formula="of:=[.J992]*1.35" office:value-type="float" office:value="1019.25">
            <text:p>1019.25</text:p>
          </table:table-cell>
          <table:table-cell table:formula="of:=[.F992]-[.K992]" office:value-type="float" office:value="180.75">
            <text:p>18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51">
            <text:p>2551</text:p>
          </table:table-cell>
          <table:table-cell office:value-type="string">
            <text:p>ETTI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772">
            <text:p>772</text:p>
          </table:table-cell>
          <table:table-cell table:formula="of:=[.J993]*1.35" office:value-type="float" office:value="1042.2">
            <text:p>1042.2</text:p>
          </table:table-cell>
          <table:table-cell table:formula="of:=[.F993]-[.K993]" office:value-type="float" office:value="267.8">
            <text:p>26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1">
            <text:p>2551</text:p>
          </table:table-cell>
          <table:table-cell office:value-type="string">
            <text:p>OLT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857">
            <text:p>857</text:p>
          </table:table-cell>
          <table:table-cell table:formula="of:=[.J994]*1.35" office:value-type="float" office:value="1156.95">
            <text:p>1156.95</text:p>
          </table:table-cell>
          <table:table-cell table:formula="of:=[.F994]-[.K994]" office:value-type="float" office:value="-6.95000000000005">
            <text:p>-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3">
            <text:p>2553</text:p>
          </table:table-cell>
          <table:table-cell office:value-type="string">
            <text:p>ALL</text:p>
          </table:table-cell>
          <table:table-cell office:value-type="float" office:value="730">
            <text:p>730</text:p>
          </table:table-cell>
          <table:table-cell office:value-type="float" office:value="13">
            <text:p>1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.J995]*1.35" office:value-type="float" office:value="614.25">
            <text:p>614.25</text:p>
          </table:table-cell>
          <table:table-cell table:formula="of:=[.F995]-[.K995]" office:value-type="float" office:value="115.75">
            <text:p>11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5">
            <text:p>2555</text:p>
          </table:table-cell>
          <table:table-cell office:value-type="string">
            <text:p>SIM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J996]*1.35" office:value-type="float" office:value="841.05">
            <text:p>841.05</text:p>
          </table:table-cell>
          <table:table-cell table:formula="of:=[.F996]-[.K996]" office:value-type="float" office:value="128.95">
            <text:p>12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6">
            <text:p>2556</text:p>
          </table:table-cell>
          <table:table-cell office:value-type="string">
            <text:p>LMV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formula="of:=[.J997]*1.35" office:value-type="float" office:value="716.85">
            <text:p>716.85</text:p>
          </table:table-cell>
          <table:table-cell table:formula="of:=[.F997]-[.K997]" office:value-type="float" office:value="133.15">
            <text:p>133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6">
            <text:p>2556</text:p>
          </table:table-cell>
          <table:table-cell office:value-type="string">
            <text:p>SOT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87">
            <text:p>687</text:p>
          </table:table-cell>
          <table:table-cell table:formula="of:=[.J998]*1.35" office:value-type="float" office:value="927.45">
            <text:p>927.45</text:p>
          </table:table-cell>
          <table:table-cell table:formula="of:=[.F998]-[.K998]" office:value-type="float" office:value="172.55">
            <text:p>172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57">
            <text:p>2557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5">
            <text:p>5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table:formula="of:=[.J999]*1.35" office:value-type="float" office:value="1610.55">
            <text:p>1610.55</text:p>
          </table:table-cell>
          <table:table-cell table:formula="of:=[.F999]-[.K999]" office:value-type="float" office:value="309.45">
            <text:p>30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58">
            <text:p>2558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table:formula="of:=[.J1000]*1.35" office:value-type="float" office:value="2072.25">
            <text:p>2072.25</text:p>
          </table:table-cell>
          <table:table-cell table:formula="of:=[.F1000]-[.K1000]" office:value-type="float" office:value="377.75">
            <text:p>3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58">
            <text:p>2558</text:p>
          </table:table-cell>
          <table:table-cell office:value-type="string">
            <text:p>SLS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56">
            <text:p>656</text:p>
          </table:table-cell>
          <table:table-cell table:formula="of:=[.J1001]*1.35" office:value-type="float" office:value="885.6">
            <text:p>885.6</text:p>
          </table:table-cell>
          <table:table-cell table:formula="of:=[.F1001]-[.K1001]" office:value-type="float" office:value="164.4">
            <text:p>16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60">
            <text:p>2560</text:p>
          </table:table-cell>
          <table:table-cell office:value-type="string">
            <text:p>TSL</text:p>
          </table:table-cell>
          <table:table-cell office:value-type="float" office:value="1220">
            <text:p>12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65">
            <text:p>765</text:p>
          </table:table-cell>
          <table:table-cell table:formula="of:=[.J1002]*1.35" office:value-type="float" office:value="1032.75">
            <text:p>1032.75</text:p>
          </table:table-cell>
          <table:table-cell table:formula="of:=[.F1002]-[.K1002]" office:value-type="float" office:value="187.25">
            <text:p>187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61">
            <text:p>2561</text:p>
          </table:table-cell>
          <table:table-cell office:value-type="string">
            <text:p>VIVT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17">
            <text:p>1217</text:p>
          </table:table-cell>
          <table:table-cell table:formula="of:=[.J1003]*1.35" office:value-type="float" office:value="1642.95">
            <text:p>1642.95</text:p>
          </table:table-cell>
          <table:table-cell table:formula="of:=[.F1003]-[.K1003]" office:value-type="float" office:value="307.05">
            <text:p>307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62">
            <text:p>2562</text:p>
          </table:table-cell>
          <table:table-cell office:value-type="string">
            <text:p>VVIV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21">
            <text:p>1121</text:p>
          </table:table-cell>
          <table:table-cell table:formula="of:=[.J1004]*1.35" office:value-type="float" office:value="1513.35">
            <text:p>1513.35</text:p>
          </table:table-cell>
          <table:table-cell table:formula="of:=[.F1004]-[.K1004]" office:value-type="float" office:value="286.65">
            <text:p>286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63">
            <text:p>2563</text:p>
          </table:table-cell>
          <table:table-cell office:value-type="string">
            <text:p>SO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table:formula="of:=[.J1005]*1.35" office:value-type="float" office:value="930.15">
            <text:p>930.15</text:p>
          </table:table-cell>
          <table:table-cell table:formula="of:=[.F1005]-[.K1005]" office:value-type="float" office:value="169.85">
            <text:p>169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64">
            <text:p>2564</text:p>
          </table:table-cell>
          <table:table-cell office:value-type="string">
            <text:p>ERVI</text:p>
          </table:table-cell>
          <table:table-cell office:value-type="float" office:value="1550">
            <text:p>1550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J1006]*1.35" office:value-type="float" office:value="1231.2">
            <text:p>1231.2</text:p>
          </table:table-cell>
          <table:table-cell table:formula="of:=[.F1006]-[.K1006]" office:value-type="float" office:value="318.8">
            <text:p>31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71">
            <text:p>2571</text:p>
          </table:table-cell>
          <table:table-cell office:value-type="string">
            <text:p>OTM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873">
            <text:p>873</text:p>
          </table:table-cell>
          <table:table-cell table:formula="of:=[.J1007]*1.35" office:value-type="float" office:value="1178.55">
            <text:p>1178.55</text:p>
          </table:table-cell>
          <table:table-cell table:formula="of:=[.F1007]-[.K1007]" office:value-type="float" office:value="221.45">
            <text:p>22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75">
            <text:p>2575</text:p>
          </table:table-cell>
          <table:table-cell office:value-type="string">
            <text:p>VVVL</text:p>
          </table:table-cell>
          <table:table-cell office:value-type="float" office:value="1780">
            <text:p>1780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table:formula="of:=[.J1008]*1.35" office:value-type="float" office:value="1505.25">
            <text:p>1505.25</text:p>
          </table:table-cell>
          <table:table-cell table:formula="of:=[.F1008]-[.K1008]" office:value-type="float" office:value="274.75">
            <text:p>27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78">
            <text:p>2578</text:p>
          </table:table-cell>
          <table:table-cell office:value-type="string">
            <text:p>VEIE</text:p>
          </table:table-cell>
          <table:table-cell office:value-type="float" office:value="1720">
            <text:p>17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20">
            <text:p>1020</text:p>
          </table:table-cell>
          <table:table-cell table:formula="of:=[.J1009]*1.35" office:value-type="float" office:value="1377">
            <text:p>1377</text:p>
          </table:table-cell>
          <table:table-cell table:formula="of:=[.F1009]-[.K1009]" office:value-type="float" office:value="343">
            <text:p>34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rop Top</text:p>
          </table:table-cell>
          <table:table-cell office:value-type="float" office:value="2579">
            <text:p>2579</text:p>
          </table:table-cell>
          <table:table-cell office:value-type="string">
            <text:p>VIIR</text:p>
          </table:table-cell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table:formula="of:=[.J1010]*1.35" office:value-type="float" office:value="1659.15">
            <text:p>1659.15</text:p>
          </table:table-cell>
          <table:table-cell table:formula="of:=[.F1010]-[.K1010]" office:value-type="float" office:value="300.85">
            <text:p>30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80">
            <text:p>2580</text:p>
          </table:table-cell>
          <table:table-cell office:value-type="string">
            <text:p>RMT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937">
            <text:p>937</text:p>
          </table:table-cell>
          <table:table-cell table:formula="of:=[.J1011]*1.35" office:value-type="float" office:value="1264.95">
            <text:p>1264.95</text:p>
          </table:table-cell>
          <table:table-cell table:formula="of:=[.F1011]-[.K1011]" office:value-type="float" office:value="225.05">
            <text:p>22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81">
            <text:p>2581</text:p>
          </table:table-cell>
          <table:table-cell office:value-type="string">
            <text:p>EOML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835">
            <text:p>835</text:p>
          </table:table-cell>
          <table:table-cell table:formula="of:=[.J1012]*1.35" office:value-type="float" office:value="1127.25">
            <text:p>1127.25</text:p>
          </table:table-cell>
          <table:table-cell table:formula="of:=[.F1012]-[.K1012]" office:value-type="float" office:value="302.75">
            <text:p>302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82">
            <text:p>2582</text:p>
          </table:table-cell>
          <table:table-cell office:value-type="string">
            <text:p>VETO</text:p>
          </table:table-cell>
          <table:table-cell office:value-type="float" office:value="1720">
            <text:p>1720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1078">
            <text:p>1078</text:p>
          </table:table-cell>
          <table:table-cell table:formula="of:=[.J1013]*1.35" office:value-type="float" office:value="1455.3">
            <text:p>1455.3</text:p>
          </table:table-cell>
          <table:table-cell table:formula="of:=[.F1013]-[.K1013]" office:value-type="float" office:value="264.7">
            <text:p>26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583">
            <text:p>2583</text:p>
          </table:table-cell>
          <table:table-cell office:value-type="string">
            <text:p>ERME</text:p>
          </table:table-cell>
          <table:table-cell office:value-type="float" office:value="1580">
            <text:p>1580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930">
            <text:p>930</text:p>
          </table:table-cell>
          <table:table-cell table:formula="of:=[.J1014]*1.35" office:value-type="float" office:value="1255.5">
            <text:p>1255.5</text:p>
          </table:table-cell>
          <table:table-cell table:formula="of:=[.F1014]-[.K1014]" office:value-type="float" office:value="324.5">
            <text:p>3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4">
            <text:p>2584</text:p>
          </table:table-cell>
          <table:table-cell office:value-type="string">
            <text:p>IAS</text:p>
          </table:table-cell>
          <table:table-cell office:value-type="float" office:value="370">
            <text:p>370</text:p>
          </table:table-cell>
          <table:table-cell office:value-type="float" office:value="15">
            <text:p>1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[.J1015]*1.35" office:value-type="float" office:value="332.1">
            <text:p>332.1</text:p>
          </table:table-cell>
          <table:table-cell table:formula="of:=[.F1015]-[.K1015]" office:value-type="float" office:value="37.9">
            <text:p>37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4">
            <text:p>2584</text:p>
          </table:table-cell>
          <table:table-cell office:value-type="string">
            <text:p>ITO</text:p>
          </table:table-cell>
          <table:table-cell office:value-type="float" office:value="410">
            <text:p>41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table:formula="of:=[.J1016]*1.35" office:value-type="float" office:value="375.3">
            <text:p>375.3</text:p>
          </table:table-cell>
          <table:table-cell table:formula="of:=[.F1016]-[.K1016]" office:value-type="float" office:value="34.7">
            <text:p>3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5">
            <text:p>2585</text:p>
          </table:table-cell>
          <table:table-cell office:value-type="string">
            <text:p>MVE</text:p>
          </table:table-cell>
          <table:table-cell office:value-type="float" office:value="460">
            <text:p>46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table:formula="of:=[.J1017]*1.35" office:value-type="float" office:value="418.5">
            <text:p>418.5</text:p>
          </table:table-cell>
          <table:table-cell table:formula="of:=[.F1017]-[.K1017]" office:value-type="float" office:value="41.5">
            <text:p>41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5">
            <text:p>2585</text:p>
          </table:table-cell>
          <table:table-cell office:value-type="string">
            <text:p>ISL</text:p>
          </table:table-cell>
          <table:table-cell office:value-type="float" office:value="400">
            <text:p>400</text:p>
          </table:table-cell>
          <table:table-cell office:value-type="float" office:value="22">
            <text:p>2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.J1018]*1.35" office:value-type="float" office:value="357.75">
            <text:p>357.75</text:p>
          </table:table-cell>
          <table:table-cell table:formula="of:=[.F1018]-[.K1018]" office:value-type="float" office:value="42.25">
            <text:p>4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6">
            <text:p>2586</text:p>
          </table:table-cell>
          <table:table-cell office:value-type="string">
            <text:p>IOI</text:p>
          </table:table-cell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.J1019]*1.35" office:value-type="float" office:value="380.7">
            <text:p>380.7</text:p>
          </table:table-cell>
          <table:table-cell table:formula="of:=[.F1019]-[.K1019]" office:value-type="float" office:value="49.3">
            <text:p>49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6">
            <text:p>2586</text:p>
          </table:table-cell>
          <table:table-cell office:value-type="string">
            <text:p>IRO</text:p>
          </table:table-cell>
          <table:table-cell office:value-type="float" office:value="450">
            <text:p>450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table:formula="of:=[.J1020]*1.35" office:value-type="float" office:value="402.3">
            <text:p>402.3</text:p>
          </table:table-cell>
          <table:table-cell table:formula="of:=[.F1020]-[.K1020]" office:value-type="float" office:value="47.7">
            <text:p>47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8">
            <text:p>2588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021]*1.35" office:value-type="float" office:value="349.65">
            <text:p>349.65</text:p>
          </table:table-cell>
          <table:table-cell table:formula="of:=[.F1021]-[.K1021]" office:value-type="float" office:value="40.35">
            <text:p>4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89">
            <text:p>2589</text:p>
          </table:table-cell>
          <table:table-cell office:value-type="string">
            <text:p>IST</text:p>
          </table:table-cell>
          <table:table-cell office:value-type="float" office:value="410">
            <text:p>410</text:p>
          </table:table-cell>
          <table:table-cell office:value-type="float" office:value="19">
            <text:p>1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1022]*1.35" office:value-type="float" office:value="360.45">
            <text:p>360.45</text:p>
          </table:table-cell>
          <table:table-cell table:formula="of:=[.F1022]-[.K1022]" office:value-type="float" office:value="49.55">
            <text:p>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90">
            <text:p>2590</text:p>
          </table:table-cell>
          <table:table-cell office:value-type="string">
            <text:p>MRE</text:p>
          </table:table-cell>
          <table:table-cell office:value-type="float" office:value="585">
            <text:p>58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[.J1023]*1.35" office:value-type="float" office:value="526.5">
            <text:p>526.5</text:p>
          </table:table-cell>
          <table:table-cell table:formula="of:=[.F1023]-[.K1023]" office:value-type="float" office:value="58.5">
            <text:p>5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91">
            <text:p>2591</text:p>
          </table:table-cell>
          <table:table-cell office:value-type="string">
            <text:p>MEE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1024]*1.35" office:value-type="float" office:value="405">
            <text:p>405</text:p>
          </table:table-cell>
          <table:table-cell table:formula="of:=[.F1024]-[.K1024]"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97">
            <text:p>2597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.J1025]*1.35" office:value-type="float" office:value="372.6">
            <text:p>372.6</text:p>
          </table:table-cell>
          <table:table-cell table:formula="of:=[.F1025]-[.K1025]" office:value-type="float" office:value="42.4">
            <text:p>4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98">
            <text:p>2598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026]*1.35" office:value-type="float" office:value="349.65">
            <text:p>349.65</text:p>
          </table:table-cell>
          <table:table-cell table:formula="of:=[.F1026]-[.K1026]" office:value-type="float" office:value="40.35">
            <text:p>4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599">
            <text:p>2599</text:p>
          </table:table-cell>
          <table:table-cell office:value-type="string">
            <text:p>ITS</text:p>
          </table:table-cell>
          <table:table-cell office:value-type="float" office:value="415">
            <text:p>415</text:p>
          </table:table-cell>
          <table:table-cell office:value-type="float" office:value="9">
            <text:p>9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.J1027]*1.35" office:value-type="float" office:value="372.6">
            <text:p>372.6</text:p>
          </table:table-cell>
          <table:table-cell table:formula="of:=[.F1027]-[.K1027]" office:value-type="float" office:value="42.4">
            <text:p>4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01">
            <text:p>2601</text:p>
          </table:table-cell>
          <table:table-cell office:value-type="string">
            <text:p>IOL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.J1028]*1.35" office:value-type="float" office:value="384.75">
            <text:p>384.75</text:p>
          </table:table-cell>
          <table:table-cell table:formula="of:=[.F1028]-[.K1028]" office:value-type="float" office:value="45.25">
            <text:p>45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03">
            <text:p>2603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.J1029]*1.35" office:value-type="float" office:value="221.4">
            <text:p>221.4</text:p>
          </table:table-cell>
          <table:table-cell table:formula="of:=[.F1029]-[.K1029]" office:value-type="float" office:value="28.6">
            <text:p>2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07">
            <text:p>2607</text:p>
          </table:table-cell>
          <table:table-cell office:value-type="string">
            <text:p>LTS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J1030]*1.35" office:value-type="float" office:value="777.6">
            <text:p>777.6</text:p>
          </table:table-cell>
          <table:table-cell table:formula="of:=[.F1030]-[.K1030]" office:value-type="float" office:value="-537.6">
            <text:p>-53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08">
            <text:p>2608</text:p>
          </table:table-cell>
          <table:table-cell office:value-type="string">
            <text:p>ILI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031]*1.35" office:value-type="float" office:value="340.2">
            <text:p>340.2</text:p>
          </table:table-cell>
          <table:table-cell table:formula="of:=[.F1031]-[.K1031]" office:value-type="float" office:value="39.8">
            <text:p>3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13">
            <text:p>2613</text:p>
          </table:table-cell>
          <table:table-cell office:value-type="string">
            <text:p>ILR</text:p>
          </table:table-cell>
          <table:table-cell office:value-type="float" office:value="390">
            <text:p>39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032]*1.35" office:value-type="float" office:value="349.65">
            <text:p>349.65</text:p>
          </table:table-cell>
          <table:table-cell table:formula="of:=[.F1032]-[.K1032]" office:value-type="float" office:value="40.35">
            <text:p>4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13">
            <text:p>2613</text:p>
          </table:table-cell>
          <table:table-cell office:value-type="string">
            <text:p>ITV</text:p>
          </table:table-cell>
          <table:table-cell office:value-type="float" office:value="410">
            <text:p>410</text:p>
          </table:table-cell>
          <table:table-cell office:value-type="float" office:value="14">
            <text:p>1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table:formula="of:=[.J1033]*1.35" office:value-type="float" office:value="365.85">
            <text:p>365.85</text:p>
          </table:table-cell>
          <table:table-cell table:formula="of:=[.F1033]-[.K1033]" office:value-type="float" office:value="44.15">
            <text:p>44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16">
            <text:p>2616</text:p>
          </table:table-cell>
          <table:table-cell office:value-type="string">
            <text:p>IRL</text:p>
          </table:table-cell>
          <table:table-cell office:value-type="float" office:value="440">
            <text:p>440</text:p>
          </table:table-cell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table:formula="of:=[.J1034]*1.35" office:value-type="float" office:value="398.25">
            <text:p>398.25</text:p>
          </table:table-cell>
          <table:table-cell table:formula="of:=[.F1034]-[.K1034]" office:value-type="float" office:value="41.75">
            <text:p>4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17">
            <text:p>2617</text:p>
          </table:table-cell>
          <table:table-cell office:value-type="string">
            <text:p>VSA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.J1035]*1.35" office:value-type="float" office:value="221.4">
            <text:p>221.4</text:p>
          </table:table-cell>
          <table:table-cell table:formula="of:=[.F1035]-[.K1035]" office:value-type="float" office:value="28.6">
            <text:p>2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18">
            <text:p>2618</text:p>
          </table:table-cell>
          <table:table-cell office:value-type="string">
            <text:p>VTE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.J1036]*1.35" office:value-type="float" office:value="229.5">
            <text:p>229.5</text:p>
          </table:table-cell>
          <table:table-cell table:formula="of:=[.F1036]-[.K1036]" office:value-type="float" office:value="20.5">
            <text:p>2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2619">
            <text:p>2619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table:formula="of:=[.J1037]*1.35" office:value-type="float" office:value="484.65">
            <text:p>484.65</text:p>
          </table:table-cell>
          <table:table-cell table:formula="of:=[.F1037]-[.K1037]" office:value-type="float" office:value="90.35">
            <text:p>9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2620">
            <text:p>2620</text:p>
          </table:table-cell>
          <table:table-cell office:value-type="string">
            <text:p>MOR</text:p>
          </table:table-cell>
          <table:table-cell office:value-type="float" office:value="625">
            <text:p>62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table:formula="of:=[.J1038]*1.35" office:value-type="float" office:value="525.15">
            <text:p>525.15</text:p>
          </table:table-cell>
          <table:table-cell table:formula="of:=[.F1038]-[.K1038]" office:value-type="float" office:value="99.8499999999999">
            <text:p>99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2621">
            <text:p>2621</text:p>
          </table:table-cell>
          <table:table-cell office:value-type="string">
            <text:p>MRE</text:p>
          </table:table-cell>
          <table:table-cell office:value-type="float" office:value="660">
            <text:p>66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J1039]*1.35" office:value-type="float" office:value="526.5">
            <text:p>526.5</text:p>
          </table:table-cell>
          <table:table-cell table:formula="of:=[.F1039]-[.K1039]" office:value-type="float" office:value="133.5">
            <text:p>13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BOY SHIRT</text:p>
          </table:table-cell>
          <table:table-cell office:value-type="float" office:value="2621">
            <text:p>2621</text:p>
          </table:table-cell>
          <table:table-cell office:value-type="string">
            <text:p>MLR</text:p>
          </table:table-cell>
          <table:table-cell office:value-type="float" office:value="575">
            <text:p>57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table:formula="of:=[.J1040]*1.35" office:value-type="float" office:value="484.65">
            <text:p>484.65</text:p>
          </table:table-cell>
          <table:table-cell table:formula="of:=[.F1040]-[.K1040]" office:value-type="float" office:value="90.35">
            <text:p>9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2">
            <text:p>2622</text:p>
          </table:table-cell>
          <table:table-cell office:value-type="string">
            <text:p>ESMA</text:p>
          </table:table-cell>
          <table:table-cell office:value-type="float" office:value="1080">
            <text:p>108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table:formula="of:=[.J1041]*1.35" office:value-type="float" office:value="855.9">
            <text:p>855.9</text:p>
          </table:table-cell>
          <table:table-cell table:formula="of:=[.F1041]-[.K1041]" office:value-type="float" office:value="224.1">
            <text:p>224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2">
            <text:p>2622</text:p>
          </table:table-cell>
          <table:table-cell office:value-type="string">
            <text:p>LEA</text:p>
          </table:table-cell>
          <table:table-cell office:value-type="float" office:value="860">
            <text:p>86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table:formula="of:=[.J1042]*1.35" office:value-type="float" office:value="680.4">
            <text:p>680.4</text:p>
          </table:table-cell>
          <table:table-cell table:formula="of:=[.F1042]-[.K1042]" office:value-type="float" office:value="179.6">
            <text:p>179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3">
            <text:p>2623</text:p>
          </table:table-cell>
          <table:table-cell office:value-type="string">
            <text:p>LEV</text:p>
          </table:table-cell>
          <table:table-cell office:value-type="float" office:value="725">
            <text:p>725</text:p>
          </table:table-cell>
          <table:table-cell office:value-type="float" office:value="8">
            <text:p>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formula="of:=[.J1043]*1.35" office:value-type="float" office:value="676.35">
            <text:p>676.35</text:p>
          </table:table-cell>
          <table:table-cell table:formula="of:=[.F1043]-[.K1043]" office:value-type="float" office:value="48.65">
            <text:p>4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4">
            <text:p>2624</text:p>
          </table:table-cell>
          <table:table-cell office:value-type="string">
            <text:p>AMT</text:p>
          </table:table-cell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[.J1044]*1.35" office:value-type="float" office:value="589.95">
            <text:p>589.95</text:p>
          </table:table-cell>
          <table:table-cell table:formula="of:=[.F1044]-[.K1044]" office:value-type="float" office:value="185.05">
            <text:p>18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5">
            <text:p>2625</text:p>
          </table:table-cell>
          <table:table-cell office:value-type="string">
            <text:p>MRE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f:=[.J1045]*1.35" office:value-type="float" office:value="526.5">
            <text:p>526.5</text:p>
          </table:table-cell>
          <table:table-cell table:formula="of:=[.F1045]-[.K1045]" office:value-type="float" office:value="63.5">
            <text:p>6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6">
            <text:p>2626</text:p>
          </table:table-cell>
          <table:table-cell office:value-type="string">
            <text:p>MER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[.J1046]*1.35" office:value-type="float" office:value="417.15">
            <text:p>417.15</text:p>
          </table:table-cell>
          <table:table-cell table:formula="of:=[.F1046]-[.K1046]" office:value-type="float" office:value="42.85">
            <text:p>4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7">
            <text:p>2627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table:formula="of:=[.J1047]*1.35" office:value-type="float" office:value="507.6">
            <text:p>507.6</text:p>
          </table:table-cell>
          <table:table-cell table:formula="of:=[.F1047]-[.K1047]" office:value-type="float" office:value="287.4">
            <text:p>28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8">
            <text:p>2628</text:p>
          </table:table-cell>
          <table:table-cell office:value-type="string">
            <text:p>LSI</text:p>
          </table:table-cell>
          <table:table-cell office:value-type="float" office:value="795">
            <text:p>7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.J1048]*1.35" office:value-type="float" office:value="758.7">
            <text:p>758.7</text:p>
          </table:table-cell>
          <table:table-cell table:formula="of:=[.F1048]-[.K1048]" office:value-type="float" office:value="36.3">
            <text:p>3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9">
            <text:p>2629</text:p>
          </table:table-cell>
          <table:table-cell office:value-type="string">
            <text:p>LEO</text:p>
          </table:table-cell>
          <table:table-cell office:value-type="float" office:value="860">
            <text:p>86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table:formula="of:=[.J1049]*1.35" office:value-type="float" office:value="685.8">
            <text:p>685.8</text:p>
          </table:table-cell>
          <table:table-cell table:formula="of:=[.F1049]-[.K1049]" office:value-type="float" office:value="174.2">
            <text:p>17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0">
            <text:p>2630</text:p>
          </table:table-cell>
          <table:table-cell office:value-type="string">
            <text:p>MRA</text:p>
          </table:table-cell>
          <table:table-cell office:value-type="float" office:value="595">
            <text:p>595</text:p>
          </table:table-cell>
          <table:table-cell office:value-type="float" office:value="36">
            <text:p>3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table:formula="of:=[.J1050]*1.35" office:value-type="float" office:value="531.9">
            <text:p>531.9</text:p>
          </table:table-cell>
          <table:table-cell table:formula="of:=[.F1050]-[.K1050]" office:value-type="float" office:value="63.0999999999999">
            <text:p>6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1">
            <text:p>2631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.J1051]*1.35" office:value-type="float" office:value="652.05">
            <text:p>652.05</text:p>
          </table:table-cell>
          <table:table-cell table:formula="of:=[.F1051]-[.K1051]" office:value-type="float" office:value="167.95">
            <text:p>16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2">
            <text:p>2632</text:p>
          </table:table-cell>
          <table:table-cell office:value-type="string">
            <text:p>MTL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J1052]*1.35" office:value-type="float" office:value="506.25">
            <text:p>506.25</text:p>
          </table:table-cell>
          <table:table-cell table:formula="of:=[.F1052]-[.K1052]" office:value-type="float" office:value="138.75">
            <text:p>13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4">
            <text:p>2634</text:p>
          </table:table-cell>
          <table:table-cell office:value-type="string">
            <text:p>MRM</text:p>
          </table:table-cell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table:formula="of:=[.J1053]*1.35" office:value-type="float" office:value="530.55">
            <text:p>530.55</text:p>
          </table:table-cell>
          <table:table-cell table:formula="of:=[.F1053]-[.K1053]" office:value-type="float" office:value="134.45">
            <text:p>13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8">
            <text:p>2638</text:p>
          </table:table-cell>
          <table:table-cell office:value-type="string">
            <text:p>LSV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.J1054]*1.35" office:value-type="float" office:value="757.35">
            <text:p>757.35</text:p>
          </table:table-cell>
          <table:table-cell table:formula="of:=[.F1054]-[.K1054]" office:value-type="float" office:value="82.65">
            <text:p>8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39">
            <text:p>2639</text:p>
          </table:table-cell>
          <table:table-cell office:value-type="string">
            <text:p>LLE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formula="of:=[.J1055]*1.35" office:value-type="float" office:value="742.5">
            <text:p>742.5</text:p>
          </table:table-cell>
          <table:table-cell table:formula="of:=[.F1055]-[.K1055]" office:value-type="float" office:value="87.5">
            <text:p>8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0">
            <text:p>2640</text:p>
          </table:table-cell>
          <table:table-cell office:value-type="string">
            <text:p>VIVI</text:p>
          </table:table-cell>
          <table:table-cell office:value-type="float" office:value="1599">
            <text:p>1599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12">
            <text:p>1212</text:p>
          </table:table-cell>
          <table:table-cell table:formula="of:=[.J1056]*1.35" office:value-type="float" office:value="1636.2">
            <text:p>1636.2</text:p>
          </table:table-cell>
          <table:table-cell table:formula="of:=[.F1056]-[.K1056]" office:value-type="float" office:value="-37.2">
            <text:p>-3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1">
            <text:p>2641</text:p>
          </table:table-cell>
          <table:table-cell office:value-type="string">
            <text:p>VVMA</text:p>
          </table:table-cell>
          <table:table-cell office:value-type="float" office:value="1499">
            <text:p>1499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table:formula="of:=[.J1057]*1.35" office:value-type="float" office:value="1530.9">
            <text:p>1530.9</text:p>
          </table:table-cell>
          <table:table-cell table:formula="of:=[.F1057]-[.K1057]" office:value-type="float" office:value="-31.9000000000001">
            <text:p>-3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1">
            <text:p>2641</text:p>
          </table:table-cell>
          <table:table-cell office:value-type="string">
            <text:p>VVTS</text:p>
          </table:table-cell>
          <table:table-cell office:value-type="float" office:value="1550">
            <text:p>155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table:formula="of:=[.J1058]*1.35" office:value-type="float" office:value="1587.6">
            <text:p>1587.6</text:p>
          </table:table-cell>
          <table:table-cell table:formula="of:=[.F1058]-[.K1058]" office:value-type="float" office:value="-37.6000000000001">
            <text:p>-3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1">
            <text:p>2641</text:p>
          </table:table-cell>
          <table:table-cell office:value-type="string">
            <text:p>LMO</text:p>
          </table:table-cell>
          <table:table-cell office:value-type="float" office:value="750">
            <text:p>75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.J1059]*1.35" office:value-type="float" office:value="726.3">
            <text:p>726.3</text:p>
          </table:table-cell>
          <table:table-cell table:formula="of:=[.F1059]-[.K1059]" office:value-type="float" office:value="23.6999999999999">
            <text:p>2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2">
            <text:p>2642</text:p>
          </table:table-cell>
          <table:table-cell office:value-type="string">
            <text:p>LSI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table:formula="of:=[.J1060]*1.35" office:value-type="float" office:value="758.7">
            <text:p>758.7</text:p>
          </table:table-cell>
          <table:table-cell table:formula="of:=[.F1060]-[.K1060]" office:value-type="float" office:value="36.3">
            <text:p>3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2">
            <text:p>2642</text:p>
          </table:table-cell>
          <table:table-cell office:value-type="string">
            <text:p>MTL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J1061]*1.35" office:value-type="float" office:value="506.25">
            <text:p>506.25</text:p>
          </table:table-cell>
          <table:table-cell table:formula="of:=[.F1061]-[.K1061]" office:value-type="float" office:value="288.75">
            <text:p>28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3">
            <text:p>2643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062]*1.35" office:value-type="float" office:value="596.7">
            <text:p>596.7</text:p>
          </table:table-cell>
          <table:table-cell table:formula="of:=[.F1062]-[.K1062]" office:value-type="float" office:value="153.3">
            <text:p>15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4">
            <text:p>2644</text:p>
          </table:table-cell>
          <table:table-cell office:value-type="string">
            <text:p>LMO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table:formula="of:=[.J1063]*1.35" office:value-type="float" office:value="726.3">
            <text:p>726.3</text:p>
          </table:table-cell>
          <table:table-cell table:formula="of:=[.F1063]-[.K1063]" office:value-type="float" office:value="23.6999999999999">
            <text:p>2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5">
            <text:p>2645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J1064]*1.35" office:value-type="float" office:value="607.5">
            <text:p>607.5</text:p>
          </table:table-cell>
          <table:table-cell table:formula="of:=[.F1064]-[.K1064]" office:value-type="float" office:value="157.5">
            <text:p>15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6">
            <text:p>2646</text:p>
          </table:table-cell>
          <table:table-cell office:value-type="string">
            <text:p>MTL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table:formula="of:=[.J1065]*1.35" office:value-type="float" office:value="506.25">
            <text:p>506.25</text:p>
          </table:table-cell>
          <table:table-cell table:formula="of:=[.F1065]-[.K1065]" office:value-type="float" office:value="2151.75">
            <text:p>215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7">
            <text:p>2647</text:p>
          </table:table-cell>
          <table:table-cell office:value-type="string">
            <text:p>AA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066]*1.35" office:value-type="float" office:value="596.7">
            <text:p>596.7</text:p>
          </table:table-cell>
          <table:table-cell table:formula="of:=[.F1066]-[.K1066]" office:value-type="float" office:value="153.3">
            <text:p>15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8">
            <text:p>2648</text:p>
          </table:table-cell>
          <table:table-cell office:value-type="string">
            <text:p>AAA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table:formula="of:=[.J1067]*1.35" office:value-type="float" office:value="599.4">
            <text:p>599.4</text:p>
          </table:table-cell>
          <table:table-cell table:formula="of:=[.F1067]-[.K1067]" office:value-type="float" office:value="150.6">
            <text:p>150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8">
            <text:p>2648</text:p>
          </table:table-cell>
          <table:table-cell office:value-type="string">
            <text:p>ATE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table:formula="of:=[.J1068]*1.35" office:value-type="float" office:value="634.5">
            <text:p>634.5</text:p>
          </table:table-cell>
          <table:table-cell table:formula="of:=[.F1068]-[.K1068]" office:value-type="float" office:value="165.5">
            <text:p>165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9">
            <text:p>2649</text:p>
          </table:table-cell>
          <table:table-cell office:value-type="string">
            <text:p>LAI</text:p>
          </table:table-cell>
          <table:table-cell office:value-type="float" office:value="855">
            <text:p>855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table:formula="of:=[.J1069]*1.35" office:value-type="float" office:value="731.7">
            <text:p>731.7</text:p>
          </table:table-cell>
          <table:table-cell table:formula="of:=[.F1069]-[.K1069]" office:value-type="float" office:value="123.3">
            <text:p>12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9">
            <text:p>2649</text:p>
          </table:table-cell>
          <table:table-cell office:value-type="string">
            <text:p>LSA</text:p>
          </table:table-cell>
          <table:table-cell office:value-type="float" office:value="960">
            <text:p>96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table:formula="of:=[.J1070]*1.35" office:value-type="float" office:value="761.4">
            <text:p>761.4</text:p>
          </table:table-cell>
          <table:table-cell table:formula="of:=[.F1070]-[.K1070]" office:value-type="float" office:value="198.6">
            <text:p>19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0">
            <text:p>2650</text:p>
          </table:table-cell>
          <table:table-cell office:value-type="string">
            <text:p>LMA</text:p>
          </table:table-cell>
          <table:table-cell office:value-type="float" office:value="900">
            <text:p>900</text:p>
          </table:table-cell>
          <table:table-cell office:value-type="float" office:value="12">
            <text:p>1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table:formula="of:=[.J1071]*1.35" office:value-type="float" office:value="720.9">
            <text:p>720.9</text:p>
          </table:table-cell>
          <table:table-cell table:formula="of:=[.F1071]-[.K1071]" office:value-type="float" office:value="179.1">
            <text:p>17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0">
            <text:p>265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J1072]*1.35" office:value-type="float" office:value="534.6">
            <text:p>534.6</text:p>
          </table:table-cell>
          <table:table-cell table:formula="of:=[.F1072]-[.K1072]" office:value-type="float" office:value="264.4">
            <text:p>26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1">
            <text:p>2651</text:p>
          </table:table-cell>
          <table:table-cell office:value-type="string">
            <text:p>AOM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table:formula="of:=[.J1073]*1.35" office:value-type="float" office:value="652.05">
            <text:p>652.05</text:p>
          </table:table-cell>
          <table:table-cell table:formula="of:=[.F1073]-[.K1073]" office:value-type="float" office:value="167.95">
            <text:p>16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2">
            <text:p>2652</text:p>
          </table:table-cell>
          <table:table-cell office:value-type="string">
            <text:p>LVV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.J1074]*1.35" office:value-type="float" office:value="689.85">
            <text:p>689.85</text:p>
          </table:table-cell>
          <table:table-cell table:formula="of:=[.F1074]-[.K1074]" office:value-type="float" office:value="130.15">
            <text:p>13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2">
            <text:p>2652</text:p>
          </table:table-cell>
          <table:table-cell office:value-type="string">
            <text:p>MOE</text:p>
          </table:table-cell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table:formula="of:=[.J1075]*1.35" office:value-type="float" office:value="513">
            <text:p>513</text:p>
          </table:table-cell>
          <table:table-cell table:formula="of:=[.F1075]-[.K1075]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3">
            <text:p>2653</text:p>
          </table:table-cell>
          <table:table-cell office:value-type="string">
            <text:p>IOT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.J1076]*1.35" office:value-type="float" office:value="387.45">
            <text:p>387.45</text:p>
          </table:table-cell>
          <table:table-cell table:formula="of:=[.F1076]-[.K1076]" office:value-type="float" office:value="107.55">
            <text:p>107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4">
            <text:p>2654</text:p>
          </table:table-cell>
          <table:table-cell office:value-type="string">
            <text:p>AOR</text:p>
          </table:table-cell>
          <table:table-cell office:value-type="float" office:value="830">
            <text:p>83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89">
            <text:p>489</text:p>
          </table:table-cell>
          <table:table-cell table:formula="of:=[.J1077]*1.35" office:value-type="float" office:value="660.15">
            <text:p>660.15</text:p>
          </table:table-cell>
          <table:table-cell table:formula="of:=[.F1077]-[.K1077]" office:value-type="float" office:value="169.85">
            <text:p>169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5">
            <text:p>2655</text:p>
          </table:table-cell>
          <table:table-cell office:value-type="string">
            <text:p>LES</text:p>
          </table:table-cell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table:formula="of:=[.J1078]*1.35" office:value-type="float" office:value="683.1">
            <text:p>683.1</text:p>
          </table:table-cell>
          <table:table-cell table:formula="of:=[.F1078]-[.K1078]" office:value-type="float" office:value="176.9">
            <text:p>17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6">
            <text:p>2656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table:formula="of:=[.J1079]*1.35" office:value-type="float" office:value="699.3">
            <text:p>699.3</text:p>
          </table:table-cell>
          <table:table-cell table:formula="of:=[.F1079]-[.K1079]" office:value-type="float" office:value="180.7">
            <text:p>18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7">
            <text:p>2657</text:p>
          </table:table-cell>
          <table:table-cell office:value-type="string">
            <text:p>LIE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table:formula="of:=[.J1080]*1.35" office:value-type="float" office:value="702">
            <text:p>702</text:p>
          </table:table-cell>
          <table:table-cell table:formula="of:=[.F1080]-[.K1080]" office:value-type="float" office:value="178">
            <text:p>17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8">
            <text:p>2658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.J1081]*1.35" office:value-type="float" office:value="951.75">
            <text:p>951.75</text:p>
          </table:table-cell>
          <table:table-cell table:formula="of:=[.F1081]-[.K1081]" office:value-type="float" office:value="243.25">
            <text:p>24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9">
            <text:p>2659</text:p>
          </table:table-cell>
          <table:table-cell office:value-type="string">
            <text:p>ETEL</text:p>
          </table:table-cell>
          <table:table-cell office:value-type="float" office:value="1195">
            <text:p>119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table:formula="of:=[.J1082]*1.35" office:value-type="float" office:value="951.75">
            <text:p>951.75</text:p>
          </table:table-cell>
          <table:table-cell table:formula="of:=[.F1082]-[.K1082]" office:value-type="float" office:value="243.25">
            <text:p>24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0">
            <text:p>266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table:formula="of:=[.J1083]*1.35" office:value-type="float" office:value="534.6">
            <text:p>534.6</text:p>
          </table:table-cell>
          <table:table-cell table:formula="of:=[.F1083]-[.K1083]" office:value-type="float" office:value="264.4">
            <text:p>26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1">
            <text:p>2661</text:p>
          </table:table-cell>
          <table:table-cell office:value-type="string">
            <text:p>ATS</text:p>
          </table:table-cell>
          <table:table-cell office:value-type="float" office:value="805">
            <text:p>80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6">
            <text:p>476</text:p>
          </table:table-cell>
          <table:table-cell table:formula="of:=[.J1084]*1.35" office:value-type="float" office:value="642.6">
            <text:p>642.6</text:p>
          </table:table-cell>
          <table:table-cell table:formula="of:=[.F1084]-[.K1084]" office:value-type="float" office:value="162.4">
            <text:p>16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1">
            <text:p>2661</text:p>
          </table:table-cell>
          <table:table-cell office:value-type="string">
            <text:p>AMT</text:p>
          </table:table-cell>
          <table:table-cell office:value-type="float" office:value="775">
            <text:p>775</text:p>
          </table:table-cell>
          <table:table-cell office:value-type="float" office:value="36">
            <text:p>36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table:formula="of:=[.J1085]*1.35" office:value-type="float" office:value="589.95">
            <text:p>589.95</text:p>
          </table:table-cell>
          <table:table-cell table:formula="of:=[.F1085]-[.K1085]" office:value-type="float" office:value="185.05">
            <text:p>18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1">
            <text:p>2661</text:p>
          </table:table-cell>
          <table:table-cell office:value-type="string">
            <text:p>LOI</text:p>
          </table:table-cell>
          <table:table-cell office:value-type="float" office:value="749">
            <text:p>749</text:p>
          </table:table-cell>
          <table:table-cell office:value-type="float" office:value="5">
            <text:p>5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office:value-type="float" office:value="582">
            <text:p>582</text:p>
          </table:table-cell>
          <table:table-cell table:formula="of:=[.J1086]*1.35" office:value-type="float" office:value="785.7">
            <text:p>785.7</text:p>
          </table:table-cell>
          <table:table-cell table:formula="of:=[.F1086]-[.K1086]" office:value-type="float" office:value="-36.7">
            <text:p>-3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2">
            <text:p>2662</text:p>
          </table:table-cell>
          <table:table-cell office:value-type="string">
            <text:p>LIO</text:p>
          </table:table-cell>
          <table:table-cell office:value-type="float" office:value="699">
            <text:p>699</text:p>
          </table:table-cell>
          <table:table-cell office:value-type="float" office:value="67">
            <text:p>67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.J1087]*1.35" office:value-type="float" office:value="712.8">
            <text:p>712.8</text:p>
          </table:table-cell>
          <table:table-cell table:formula="of:=[.F1087]-[.K1087]" office:value-type="float" office:value="-13.8000000000001">
            <text:p>-1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3">
            <text:p>2663</text:p>
          </table:table-cell>
          <table:table-cell office:value-type="string">
            <text:p>MMV</text:p>
          </table:table-cell>
          <table:table-cell office:value-type="float" office:value="545">
            <text:p>545</text:p>
          </table:table-cell>
          <table:table-cell office:value-type="float" office:value="16">
            <text:p>16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table:formula="of:=[.J1088]*1.35" office:value-type="float" office:value="446.85">
            <text:p>446.85</text:p>
          </table:table-cell>
          <table:table-cell table:formula="of:=[.F1088]-[.K1088]" office:value-type="float" office:value="98.15">
            <text:p>98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4">
            <text:p>2664</text:p>
          </table:table-cell>
          <table:table-cell office:value-type="string">
            <text:p>MVT</text:p>
          </table:table-cell>
          <table:table-cell office:value-type="float" office:value="595">
            <text:p>595</text:p>
          </table:table-cell>
          <table:table-cell office:value-type="float" office:value="10">
            <text:p>10</text:p>
          </table:table-cell>
          <table:table-cell office:value-type="string">
            <text:p>BS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1089]*1.35" office:value-type="float" office:value="427.95">
            <text:p>427.95</text:p>
          </table:table-cell>
          <table:table-cell table:formula="of:=[.F1089]-[.K1089]" office:value-type="float" office:value="167.05">
            <text:p>167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4">
            <text:p>2664</text:p>
          </table:table-cell>
          <table:table-cell office:value-type="string">
            <text:p>SIM</text:p>
          </table:table-cell>
          <table:table-cell office:value-type="float" office:value="799">
            <text:p>799</text:p>
          </table:table-cell>
          <table:table-cell office:value-type="float" office:value="2">
            <text:p>2</text:p>
          </table:table-cell>
          <table:table-cell office:value-type="string">
            <text:p>RK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J1090]*1.35" office:value-type="float" office:value="841.05">
            <text:p>841.05</text:p>
          </table:table-cell>
          <table:table-cell table:formula="of:=[.F1090]-[.K1090]" office:value-type="float" office:value="-42.0500000000001">
            <text:p>-4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5">
            <text:p>2665</text:p>
          </table:table-cell>
          <table:table-cell office:value-type="string">
            <text:p>LRM</text:p>
          </table:table-cell>
          <table:table-cell office:value-type="float" office:value="875">
            <text:p>8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1091]*1.35" office:value-type="float" office:value="800.55">
            <text:p>800.55</text:p>
          </table:table-cell>
          <table:table-cell table:formula="of:=[.F1091]-[.K1091]" office:value-type="float" office:value="74.4499999999999">
            <text:p>7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5">
            <text:p>2665</text:p>
          </table:table-cell>
          <table:table-cell office:value-type="string">
            <text:p>ETIR</text:p>
          </table:table-cell>
          <table:table-cell office:value-type="float" office:value="1240">
            <text:p>124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J1092]*1.35" office:value-type="float" office:value="984.15">
            <text:p>984.15</text:p>
          </table:table-cell>
          <table:table-cell table:formula="of:=[.F1092]-[.K1092]" office:value-type="float" office:value="255.85">
            <text:p>25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6">
            <text:p>2666</text:p>
          </table:table-cell>
          <table:table-cell office:value-type="string">
            <text:p>EOSA</text:p>
          </table:table-cell>
          <table:table-cell office:value-type="float" office:value="1470">
            <text:p>14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table:formula="of:=[.J1093]*1.35" office:value-type="float" office:value="1166.4">
            <text:p>1166.4</text:p>
          </table:table-cell>
          <table:table-cell table:formula="of:=[.F1093]-[.K1093]" office:value-type="float" office:value="303.6">
            <text:p>30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6">
            <text:p>2666</text:p>
          </table:table-cell>
          <table:table-cell office:value-type="string">
            <text:p>EORI</text:p>
          </table:table-cell>
          <table:table-cell office:value-type="float" office:value="1500">
            <text:p>150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J1094]*1.35" office:value-type="float" office:value="1204.2">
            <text:p>1204.2</text:p>
          </table:table-cell>
          <table:table-cell table:formula="of:=[.F1094]-[.K1094]" office:value-type="float" office:value="295.8">
            <text:p>29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7">
            <text:p>2667</text:p>
          </table:table-cell>
          <table:table-cell office:value-type="string">
            <text:p>EOTO</text:p>
          </table:table-cell>
          <table:table-cell office:value-type="float" office:value="1500">
            <text:p>15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table:formula="of:=[.J1095]*1.35" office:value-type="float" office:value="1185.3">
            <text:p>1185.3</text:p>
          </table:table-cell>
          <table:table-cell table:formula="of:=[.F1095]-[.K1095]" office:value-type="float" office:value="314.7">
            <text:p>31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7">
            <text:p>2667</text:p>
          </table:table-cell>
          <table:table-cell office:value-type="string">
            <text:p>ETAI</text:p>
          </table:table-cell>
          <table:table-cell office:value-type="float" office:value="1260">
            <text:p>126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table:formula="of:=[.J1096]*1.35" office:value-type="float" office:value="1001.7">
            <text:p>1001.7</text:p>
          </table:table-cell>
          <table:table-cell table:formula="of:=[.F1096]-[.K1096]" office:value-type="float" office:value="258.3">
            <text:p>25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7">
            <text:p>2667</text:p>
          </table:table-cell>
          <table:table-cell office:value-type="string">
            <text:p>ERMO</text:p>
          </table:table-cell>
          <table:table-cell office:value-type="float" office:value="1600">
            <text:p>16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table:formula="of:=[.J1097]*1.35" office:value-type="float" office:value="1266.3">
            <text:p>1266.3</text:p>
          </table:table-cell>
          <table:table-cell table:formula="of:=[.F1097]-[.K1097]" office:value-type="float" office:value="333.7">
            <text:p>33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8">
            <text:p>2668</text:p>
          </table:table-cell>
          <table:table-cell office:value-type="string">
            <text:p>EOLL</text:p>
          </table:table-cell>
          <table:table-cell office:value-type="float" office:value="1450">
            <text:p>1450</text:p>
          </table:table-cell>
          <table:table-cell office:value-type="float" office:value="7">
            <text:p>7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  <table:table-cell table:formula="of:=[.J1098]*1.35" office:value-type="float" office:value="1154.25">
            <text:p>1154.25</text:p>
          </table:table-cell>
          <table:table-cell table:formula="of:=[.F1098]-[.K1098]" office:value-type="float" office:value="295.75">
            <text:p>29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8">
            <text:p>2668</text:p>
          </table:table-cell>
          <table:table-cell office:value-type="string">
            <text:p>LAL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J1099]*1.35" office:value-type="float" office:value="735.75">
            <text:p>735.75</text:p>
          </table:table-cell>
          <table:table-cell table:formula="of:=[.F1099]-[.K1099]" office:value-type="float" office:value="154.25">
            <text:p>15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8">
            <text:p>2668</text:p>
          </table:table-cell>
          <table:table-cell office:value-type="string">
            <text:p>LAE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J1100]*1.35" office:value-type="float" office:value="729">
            <text:p>729</text:p>
          </table:table-cell>
          <table:table-cell table:formula="of:=[.F1100]-[.K1100]" office:value-type="float" office:value="191">
            <text:p>19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9">
            <text:p>2669</text:p>
          </table:table-cell>
          <table:table-cell office:value-type="string">
            <text:p>SR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table:formula="of:=[.J1101]*1.35" office:value-type="float" office:value="935.55">
            <text:p>935.55</text:p>
          </table:table-cell>
          <table:table-cell table:formula="of:=[.F1101]-[.K1101]" office:value-type="float" office:value="244.45">
            <text:p>24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69">
            <text:p>2669</text:p>
          </table:table-cell>
          <table:table-cell office:value-type="string">
            <text:p>SRI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table:formula="of:=[.J1102]*1.35" office:value-type="float" office:value="934.2">
            <text:p>934.2</text:p>
          </table:table-cell>
          <table:table-cell table:formula="of:=[.F1102]-[.K1102]" office:value-type="float" office:value="245.8">
            <text:p>24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0">
            <text:p>2670</text:p>
          </table:table-cell>
          <table:table-cell office:value-type="string">
            <text:p>TVS</text:p>
          </table:table-cell>
          <table:table-cell office:value-type="float" office:value="1220">
            <text:p>12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J1103]*1.35" office:value-type="float" office:value="966.6">
            <text:p>966.6</text:p>
          </table:table-cell>
          <table:table-cell table:formula="of:=[.F1103]-[.K1103]" office:value-type="float" office:value="253.4">
            <text:p>253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0">
            <text:p>2670</text:p>
          </table:table-cell>
          <table:table-cell office:value-type="string">
            <text:p>TAT</text:p>
          </table:table-cell>
          <table:table-cell office:value-type="float" office:value="1270">
            <text:p>12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J1104]*1.35" office:value-type="float" office:value="1008.45">
            <text:p>1008.45</text:p>
          </table:table-cell>
          <table:table-cell table:formula="of:=[.F1104]-[.K1104]" office:value-type="float" office:value="261.55">
            <text:p>26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1">
            <text:p>2671</text:p>
          </table:table-cell>
          <table:table-cell office:value-type="string">
            <text:p>SVL</text:p>
          </table:table-cell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table:formula="of:=[.J1105]*1.35" office:value-type="float" office:value="830.25">
            <text:p>830.25</text:p>
          </table:table-cell>
          <table:table-cell table:formula="of:=[.F1105]-[.K1105]" office:value-type="float" office:value="209.75">
            <text:p>20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1">
            <text:p>2671</text:p>
          </table:table-cell>
          <table:table-cell office:value-type="string">
            <text:p>SSE</text:p>
          </table:table-cell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J1106]*1.35" office:value-type="float" office:value="891">
            <text:p>891</text:p>
          </table:table-cell>
          <table:table-cell table:formula="of:=[.F1106]-[.K1106]" office:value-type="float" office:value="229">
            <text:p>22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2">
            <text:p>2672</text:p>
          </table:table-cell>
          <table:table-cell office:value-type="string">
            <text:p>SII</text:p>
          </table:table-cell>
          <table:table-cell office:value-type="float" office:value="960">
            <text:p>9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table:formula="of:=[.J1107]*1.35" office:value-type="float" office:value="839.7">
            <text:p>839.7</text:p>
          </table:table-cell>
          <table:table-cell table:formula="of:=[.F1107]-[.K1107]" office:value-type="float" office:value="120.3">
            <text:p>12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2">
            <text:p>2672</text:p>
          </table:table-cell>
          <table:table-cell office:value-type="string">
            <text:p>SSE</text:p>
          </table:table-cell>
          <table:table-cell office:value-type="float" office:value="1050">
            <text:p>10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J1108]*1.35" office:value-type="float" office:value="891">
            <text:p>891</text:p>
          </table:table-cell>
          <table:table-cell table:formula="of:=[.F1108]-[.K1108]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3">
            <text:p>2673</text:p>
          </table:table-cell>
          <table:table-cell office:value-type="string">
            <text:p>SEE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J1109]*1.35" office:value-type="float" office:value="810">
            <text:p>810</text:p>
          </table:table-cell>
          <table:table-cell table:formula="of:=[.F1109]-[.K1109]"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3">
            <text:p>2673</text:p>
          </table:table-cell>
          <table:table-cell office:value-type="string">
            <text:p>ALO</text:p>
          </table:table-cell>
          <table:table-cell office:value-type="float" office:value="780">
            <text:p>7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formula="of:=[.J1110]*1.35" office:value-type="float" office:value="618.3">
            <text:p>618.3</text:p>
          </table:table-cell>
          <table:table-cell table:formula="of:=[.F1110]-[.K1110]" office:value-type="float" office:value="161.7">
            <text:p>16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4">
            <text:p>2674</text:p>
          </table:table-cell>
          <table:table-cell office:value-type="string">
            <text:p>ARL</text:p>
          </table:table-cell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J1111]*1.35" office:value-type="float" office:value="668.25">
            <text:p>668.25</text:p>
          </table:table-cell>
          <table:table-cell table:formula="of:=[.F1111]-[.K1111]" office:value-type="float" office:value="171.75">
            <text:p>17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4">
            <text:p>2674</text:p>
          </table:table-cell>
          <table:table-cell office:value-type="string">
            <text:p>TAI</text:p>
          </table:table-cell>
          <table:table-cell office:value-type="float" office:value="1260">
            <text:p>126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table:formula="of:=[.J1112]*1.35" office:value-type="float" office:value="1001.7">
            <text:p>1001.7</text:p>
          </table:table-cell>
          <table:table-cell table:formula="of:=[.F1112]-[.K1112]" office:value-type="float" office:value="258.3">
            <text:p>25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5">
            <text:p>2675</text:p>
          </table:table-cell>
          <table:table-cell office:value-type="string">
            <text:p>OOS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table:formula="of:=[.J1113]*1.35" office:value-type="float" office:value="1196.1">
            <text:p>1196.1</text:p>
          </table:table-cell>
          <table:table-cell table:formula="of:=[.F1113]-[.K1113]" office:value-type="float" office:value="303.9">
            <text:p>30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5">
            <text:p>2675</text:p>
          </table:table-cell>
          <table:table-cell office:value-type="string">
            <text:p>TI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table:formula="of:=[.J1114]*1.35" office:value-type="float" office:value="972">
            <text:p>972</text:p>
          </table:table-cell>
          <table:table-cell table:formula="of:=[.F1114]-[.K1114]" office:value-type="float" office:value="178">
            <text:p>17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6">
            <text:p>2676</text:p>
          </table:table-cell>
          <table:table-cell office:value-type="string">
            <text:p>SET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J1115]*1.35" office:value-type="float" office:value="819.45">
            <text:p>819.45</text:p>
          </table:table-cell>
          <table:table-cell table:formula="of:=[.F1115]-[.K1115]" office:value-type="float" office:value="210.55">
            <text:p>21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7">
            <text:p>2677</text:p>
          </table:table-cell>
          <table:table-cell office:value-type="string">
            <text:p>LIL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  <table:table-cell table:formula="of:=[.J1116]*1.35" office:value-type="float" office:value="708.75">
            <text:p>708.75</text:p>
          </table:table-cell>
          <table:table-cell table:formula="of:=[.F1116]-[.K1116]" office:value-type="float" office:value="181.25">
            <text:p>18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7">
            <text:p>2677</text:p>
          </table:table-cell>
          <table:table-cell office:value-type="string">
            <text:p>SEE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table:formula="of:=[.J1117]*1.35" office:value-type="float" office:value="810">
            <text:p>810</text:p>
          </table:table-cell>
          <table:table-cell table:formula="of:=[.F1117]-[.K1117]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8">
            <text:p>2678</text:p>
          </table:table-cell>
          <table:table-cell office:value-type="string">
            <text:p>TML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table:formula="of:=[.J1118]*1.35" office:value-type="float" office:value="992.25">
            <text:p>992.25</text:p>
          </table:table-cell>
          <table:table-cell table:formula="of:=[.F1118]-[.K1118]" office:value-type="float" office:value="157.75">
            <text:p>15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79">
            <text:p>2679</text:p>
          </table:table-cell>
          <table:table-cell office:value-type="string">
            <text:p>SSE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table:formula="of:=[.J1119]*1.35" office:value-type="float" office:value="891">
            <text:p>891</text:p>
          </table:table-cell>
          <table:table-cell table:formula="of:=[.F1119]-[.K1119]" office:value-type="float" office:value="129">
            <text:p>12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0">
            <text:p>2680</text:p>
          </table:table-cell>
          <table:table-cell office:value-type="string">
            <text:p>LOM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  <table:table-cell table:formula="of:=[.J1120]*1.35" office:value-type="float" office:value="787.05">
            <text:p>787.05</text:p>
          </table:table-cell>
          <table:table-cell table:formula="of:=[.F1120]-[.K1120]" office:value-type="float" office:value="207.95">
            <text:p>20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1">
            <text:p>2681</text:p>
          </table:table-cell>
          <table:table-cell office:value-type="string">
            <text:p>LEA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table:formula="of:=[.J1121]*1.35" office:value-type="float" office:value="680.4">
            <text:p>680.4</text:p>
          </table:table-cell>
          <table:table-cell table:formula="of:=[.F1121]-[.K1121]" office:value-type="float" office:value="174.6">
            <text:p>1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2">
            <text:p>2682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J1122]*1.35" office:value-type="float" office:value="893.7">
            <text:p>893.7</text:p>
          </table:table-cell>
          <table:table-cell table:formula="of:=[.F1122]-[.K1122]" office:value-type="float" office:value="166.3">
            <text:p>16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3">
            <text:p>2683</text:p>
          </table:table-cell>
          <table:table-cell office:value-type="string">
            <text:p>SSI</text:p>
          </table:table-cell>
          <table:table-cell office:value-type="float" office:value="1060">
            <text:p>10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table:formula="of:=[.J1123]*1.35" office:value-type="float" office:value="893.7">
            <text:p>893.7</text:p>
          </table:table-cell>
          <table:table-cell table:formula="of:=[.F1123]-[.K1123]" office:value-type="float" office:value="166.3">
            <text:p>16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4">
            <text:p>2684</text:p>
          </table:table-cell>
          <table:table-cell office:value-type="string">
            <text:p>ALE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table:formula="of:=[.J1124]*1.35" office:value-type="float" office:value="607.5">
            <text:p>607.5</text:p>
          </table:table-cell>
          <table:table-cell table:formula="of:=[.F1124]-[.K1124]" office:value-type="float" office:value="92.5">
            <text:p>9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4">
            <text:p>2684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J1125]*1.35" office:value-type="float" office:value="637.2">
            <text:p>637.2</text:p>
          </table:table-cell>
          <table:table-cell table:formula="of:=[.F1125]-[.K1125]" office:value-type="float" office:value="112.8">
            <text:p>11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5">
            <text:p>2685</text:p>
          </table:table-cell>
          <table:table-cell office:value-type="string">
            <text:p>ATI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J1126]*1.35" office:value-type="float" office:value="637.2">
            <text:p>637.2</text:p>
          </table:table-cell>
          <table:table-cell table:formula="of:=[.F1126]-[.K1126]" office:value-type="float" office:value="112.8">
            <text:p>11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6">
            <text:p>2686</text:p>
          </table:table-cell>
          <table:table-cell office:value-type="string">
            <text:p>AOE</text:p>
          </table:table-cell>
          <table:table-cell office:value-type="float" office:value="820">
            <text:p>82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table:formula="of:=[.J1127]*1.35" office:value-type="float" office:value="648">
            <text:p>648</text:p>
          </table:table-cell>
          <table:table-cell table:formula="of:=[.F1127]-[.K1127]" office:value-type="float" office:value="172">
            <text:p>17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7">
            <text:p>2687</text:p>
          </table:table-cell>
          <table:table-cell office:value-type="string">
            <text:p>TVV</text:p>
          </table:table-cell>
          <table:table-cell office:value-type="float" office:value="1100">
            <text:p>11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1">
            <text:p>711</text:p>
          </table:table-cell>
          <table:table-cell table:formula="of:=[.J1128]*1.35" office:value-type="float" office:value="959.85">
            <text:p>959.85</text:p>
          </table:table-cell>
          <table:table-cell table:formula="of:=[.F1128]-[.K1128]" office:value-type="float" office:value="140.15">
            <text:p>14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8">
            <text:p>2688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table:formula="of:=[.J1129]*1.35" office:value-type="float" office:value="1266.3">
            <text:p>1266.3</text:p>
          </table:table-cell>
          <table:table-cell table:formula="of:=[.F1129]-[.K1129]" office:value-type="float" office:value="183.7">
            <text:p>18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89">
            <text:p>2689</text:p>
          </table:table-cell>
          <table:table-cell office:value-type="string">
            <text:p>RMO</text:p>
          </table:table-cell>
          <table:table-cell office:value-type="float" office:value="1450">
            <text:p>145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table:formula="of:=[.J1130]*1.35" office:value-type="float" office:value="1266.3">
            <text:p>1266.3</text:p>
          </table:table-cell>
          <table:table-cell table:formula="of:=[.F1130]-[.K1130]" office:value-type="float" office:value="183.7">
            <text:p>18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0">
            <text:p>2690</text:p>
          </table:table-cell>
          <table:table-cell office:value-type="string">
            <text:p>VEAI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table:formula="of:=[.J1131]*1.35" office:value-type="float" office:value="1406.7">
            <text:p>1406.7</text:p>
          </table:table-cell>
          <table:table-cell table:formula="of:=[.F1131]-[.K1131]" office:value-type="float" office:value="363.3">
            <text:p>363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1">
            <text:p>2691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30">
            <text:p>930</text:p>
          </table:table-cell>
          <table:table-cell table:formula="of:=[.J1132]*1.35" office:value-type="float" office:value="1255.5">
            <text:p>1255.5</text:p>
          </table:table-cell>
          <table:table-cell table:formula="of:=[.F1132]-[.K1132]" office:value-type="float" office:value="144.5">
            <text:p>14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2">
            <text:p>2692</text:p>
          </table:table-cell>
          <table:table-cell office:value-type="string">
            <text:p>ORI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J1133]*1.35" office:value-type="float" office:value="1204.2">
            <text:p>1204.2</text:p>
          </table:table-cell>
          <table:table-cell table:formula="of:=[.F1133]-[.K1133]" office:value-type="float" office:value="295.8">
            <text:p>29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3">
            <text:p>2693</text:p>
          </table:table-cell>
          <table:table-cell office:value-type="string">
            <text:p>VERM</text:p>
          </table:table-cell>
          <table:table-cell office:value-type="float" office:value="1858">
            <text:p>1858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93">
            <text:p>1093</text:p>
          </table:table-cell>
          <table:table-cell table:formula="of:=[.J1134]*1.35" office:value-type="float" office:value="1475.55">
            <text:p>1475.55</text:p>
          </table:table-cell>
          <table:table-cell table:formula="of:=[.F1134]-[.K1134]" office:value-type="float" office:value="382.45">
            <text:p>38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4">
            <text:p>2694</text:p>
          </table:table-cell>
          <table:table-cell office:value-type="string">
            <text:p>ROO</text:p>
          </table:table-cell>
          <table:table-cell office:value-type="float" office:value="1670">
            <text:p>1670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table:formula="of:=[.J1135]*1.35" office:value-type="float" office:value="1333.8">
            <text:p>1333.8</text:p>
          </table:table-cell>
          <table:table-cell table:formula="of:=[.F1135]-[.K1135]" office:value-type="float" office:value="336.2">
            <text:p>336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5">
            <text:p>2695</text:p>
          </table:table-cell>
          <table:table-cell office:value-type="string">
            <text:p>VEOS</text:p>
          </table:table-cell>
          <table:table-cell office:value-type="float" office:value="1630">
            <text:p>16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86">
            <text:p>1086</text:p>
          </table:table-cell>
          <table:table-cell table:formula="of:=[.J1136]*1.35" office:value-type="float" office:value="1466.1">
            <text:p>1466.1</text:p>
          </table:table-cell>
          <table:table-cell table:formula="of:=[.F1136]-[.K1136]" office:value-type="float" office:value="163.9">
            <text:p>16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6">
            <text:p>2696</text:p>
          </table:table-cell>
          <table:table-cell office:value-type="string">
            <text:p>VEIE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20">
            <text:p>1020</text:p>
          </table:table-cell>
          <table:table-cell table:formula="of:=[.J1137]*1.35" office:value-type="float" office:value="1377">
            <text:p>1377</text:p>
          </table:table-cell>
          <table:table-cell table:formula="of:=[.F1137]-[.K1137]" office:value-type="float" office:value="373">
            <text:p>37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699">
            <text:p>2699</text:p>
          </table:table-cell>
          <table:table-cell office:value-type="string">
            <text:p>VEAV</text:p>
          </table:table-cell>
          <table:table-cell office:value-type="float" office:value="1770">
            <text:p>177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41">
            <text:p>1041</text:p>
          </table:table-cell>
          <table:table-cell table:formula="of:=[.J1138]*1.35" office:value-type="float" office:value="1405.35">
            <text:p>1405.35</text:p>
          </table:table-cell>
          <table:table-cell table:formula="of:=[.F1138]-[.K1138]" office:value-type="float" office:value="364.65">
            <text:p>364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0">
            <text:p>2700</text:p>
          </table:table-cell>
          <table:table-cell office:value-type="string">
            <text:p>RTT</text:p>
          </table:table-cell>
          <table:table-cell office:value-type="float" office:value="1470">
            <text:p>14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77">
            <text:p>977</text:p>
          </table:table-cell>
          <table:table-cell table:formula="of:=[.J1139]*1.35" office:value-type="float" office:value="1318.95">
            <text:p>1318.95</text:p>
          </table:table-cell>
          <table:table-cell table:formula="of:=[.F1139]-[.K1139]" office:value-type="float" office:value="151.05">
            <text:p>15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1">
            <text:p>2701</text:p>
          </table:table-cell>
          <table:table-cell office:value-type="string">
            <text:p>VMMI</text:p>
          </table:table-cell>
          <table:table-cell office:value-type="float" office:value="2265">
            <text:p>226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332">
            <text:p>1332</text:p>
          </table:table-cell>
          <table:table-cell table:formula="of:=[.J1140]*1.35" office:value-type="float" office:value="1798.2">
            <text:p>1798.2</text:p>
          </table:table-cell>
          <table:table-cell table:formula="of:=[.F1140]-[.K1140]" office:value-type="float" office:value="466.8">
            <text:p>46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2">
            <text:p>2702</text:p>
          </table:table-cell>
          <table:table-cell office:value-type="string">
            <text:p>VVOA</text:p>
          </table:table-cell>
          <table:table-cell office:value-type="float" office:value="2021">
            <text:p>2021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table:formula="of:=[.J1141]*1.35" office:value-type="float" office:value="1598.4">
            <text:p>1598.4</text:p>
          </table:table-cell>
          <table:table-cell table:formula="of:=[.F1141]-[.K1141]" office:value-type="float" office:value="422.6">
            <text:p>422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3">
            <text:p>2703</text:p>
          </table:table-cell>
          <table:table-cell office:value-type="string">
            <text:p>OMO</text:p>
          </table:table-cell>
          <table:table-cell office:value-type="float" office:value="1430">
            <text:p>14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table:formula="of:=[.J1142]*1.35" office:value-type="float" office:value="1131.3">
            <text:p>1131.3</text:p>
          </table:table-cell>
          <table:table-cell table:formula="of:=[.F1142]-[.K1142]" office:value-type="float" office:value="298.7">
            <text:p>298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4">
            <text:p>2704</text:p>
          </table:table-cell>
          <table:table-cell office:value-type="string">
            <text:p>VEEV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table:formula="of:=[.J1143]*1.35" office:value-type="float" office:value="1351.35">
            <text:p>1351.35</text:p>
          </table:table-cell>
          <table:table-cell table:formula="of:=[.F1143]-[.K1143]" office:value-type="float" office:value="348.65">
            <text:p>34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5">
            <text:p>2705</text:p>
          </table:table-cell>
          <table:table-cell office:value-type="string">
            <text:p>OTO</text:p>
          </table:table-cell>
          <table:table-cell office:value-type="float" office:value="1490">
            <text:p>14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table:formula="of:=[.J1144]*1.35" office:value-type="float" office:value="1185.3">
            <text:p>1185.3</text:p>
          </table:table-cell>
          <table:table-cell table:formula="of:=[.F1144]-[.K1144]" office:value-type="float" office:value="304.7">
            <text:p>30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6">
            <text:p>2706</text:p>
          </table:table-cell>
          <table:table-cell office:value-type="string">
            <text:p>RAS</text:p>
          </table:table-cell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  <table:table-cell table:formula="of:=[.J1145]*1.35" office:value-type="float" office:value="1277.1">
            <text:p>1277.1</text:p>
          </table:table-cell>
          <table:table-cell table:formula="of:=[.F1145]-[.K1145]" office:value-type="float" office:value="152.9">
            <text:p>15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7">
            <text:p>2707</text:p>
          </table:table-cell>
          <table:table-cell office:value-type="string">
            <text:p>RTS</text:p>
          </table:table-cell>
          <table:table-cell office:value-type="float" office:value="1660">
            <text:p>16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table:formula="of:=[.J1146]*1.35" office:value-type="float" office:value="1317.6">
            <text:p>1317.6</text:p>
          </table:table-cell>
          <table:table-cell table:formula="of:=[.F1146]-[.K1146]" office:value-type="float" office:value="342.4">
            <text:p>34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8">
            <text:p>2708</text:p>
          </table:table-cell>
          <table:table-cell office:value-type="string">
            <text:p>OVS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J1147]*1.35" office:value-type="float" office:value="1101.6">
            <text:p>1101.6</text:p>
          </table:table-cell>
          <table:table-cell table:formula="of:=[.F1147]-[.K1147]" office:value-type="float" office:value="288.4">
            <text:p>28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09">
            <text:p>2709</text:p>
          </table:table-cell>
          <table:table-cell office:value-type="string">
            <text:p>LTE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table:formula="of:=[.J1148]*1.35" office:value-type="float" office:value="769.5">
            <text:p>769.5</text:p>
          </table:table-cell>
          <table:table-cell table:formula="of:=[.F1148]-[.K1148]" office:value-type="float" office:value="200.5">
            <text:p>20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0">
            <text:p>2710</text:p>
          </table:table-cell>
          <table:table-cell office:value-type="string">
            <text:p>SRM</text:p>
          </table:table-cell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table:formula="of:=[.J1149]*1.35" office:value-type="float" office:value="935.55">
            <text:p>935.55</text:p>
          </table:table-cell>
          <table:table-cell table:formula="of:=[.F1149]-[.K1149]" office:value-type="float" office:value="144.45">
            <text:p>14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1">
            <text:p>2711</text:p>
          </table:table-cell>
          <table:table-cell office:value-type="string">
            <text:p>LVO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J1150]*1.35" office:value-type="float" office:value="699.3">
            <text:p>699.3</text:p>
          </table:table-cell>
          <table:table-cell table:formula="of:=[.F1150]-[.K1150]" office:value-type="float" office:value="180.7">
            <text:p>18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2">
            <text:p>2712</text:p>
          </table:table-cell>
          <table:table-cell office:value-type="string">
            <text:p>ATI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  <table:table-cell table:formula="of:=[.J1151]*1.35" office:value-type="float" office:value="637.2">
            <text:p>637.2</text:p>
          </table:table-cell>
          <table:table-cell table:formula="of:=[.F1151]-[.K1151]" office:value-type="float" office:value="162.8">
            <text:p>162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3">
            <text:p>2713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table:formula="of:=[.J1152]*1.35" office:value-type="float" office:value="502.2">
            <text:p>502.2</text:p>
          </table:table-cell>
          <table:table-cell table:formula="of:=[.F1152]-[.K1152]" office:value-type="float" office:value="127.8">
            <text:p>12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4">
            <text:p>2714</text:p>
          </table:table-cell>
          <table:table-cell office:value-type="string">
            <text:p>SOE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table:formula="of:=[.J1153]*1.35" office:value-type="float" office:value="918">
            <text:p>918</text:p>
          </table:table-cell>
          <table:table-cell table:formula="of:=[.F1153]-[.K1153]" office:value-type="float" office:value="232">
            <text:p>23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5">
            <text:p>2715</text:p>
          </table:table-cell>
          <table:table-cell office:value-type="string">
            <text:p>ITE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J1154]*1.35" office:value-type="float" office:value="364.5">
            <text:p>364.5</text:p>
          </table:table-cell>
          <table:table-cell table:formula="of:=[.F1154]-[.K1154]" office:value-type="float" office:value="80.5">
            <text:p>8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6">
            <text:p>2716</text:p>
          </table:table-cell>
          <table:table-cell office:value-type="string">
            <text:p>MRE</text:p>
          </table:table-cell>
          <table:table-cell office:value-type="float" office:value="530">
            <text:p>53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table:formula="of:=[.J1155]*1.35" office:value-type="float" office:value="526.5">
            <text:p>526.5</text:p>
          </table:table-cell>
          <table:table-cell table:formula="of:=[.F1155]-[.K1155]" office:value-type="float" office:value="3.5">
            <text:p>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7">
            <text:p>2717</text:p>
          </table:table-cell>
          <table:table-cell office:value-type="string">
            <text:p>MLI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J1156]*1.35" office:value-type="float" office:value="475.2">
            <text:p>475.2</text:p>
          </table:table-cell>
          <table:table-cell table:formula="of:=[.F1156]-[.K1156]" office:value-type="float" office:value="89.8">
            <text:p>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8">
            <text:p>2718</text:p>
          </table:table-cell>
          <table:table-cell office:value-type="string">
            <text:p>LEI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J1157]*1.35" office:value-type="float" office:value="677.7">
            <text:p>677.7</text:p>
          </table:table-cell>
          <table:table-cell table:formula="of:=[.F1157]-[.K1157]" office:value-type="float" office:value="2.29999999999995">
            <text:p>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19">
            <text:p>2719</text:p>
          </table:table-cell>
          <table:table-cell office:value-type="string">
            <text:p>LOS</text:p>
          </table:table-cell>
          <table:table-cell office:value-type="float" office:value="825">
            <text:p>82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J1158]*1.35" office:value-type="float" office:value="791.1">
            <text:p>791.1</text:p>
          </table:table-cell>
          <table:table-cell table:formula="of:=[.F1158]-[.K1158]" office:value-type="float" office:value="33.9">
            <text:p>33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0">
            <text:p>2720</text:p>
          </table:table-cell>
          <table:table-cell office:value-type="string">
            <text:p>SVI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J1159]*1.35" office:value-type="float" office:value="826.2">
            <text:p>826.2</text:p>
          </table:table-cell>
          <table:table-cell table:formula="of:=[.F1159]-[.K1159]" office:value-type="float" office:value="-1.20000000000005">
            <text:p>-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1">
            <text:p>2721</text:p>
          </table:table-cell>
          <table:table-cell office:value-type="string">
            <text:p>LVT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table:formula="of:=[.J1160]*1.35" office:value-type="float" office:value="697.95">
            <text:p>697.95</text:p>
          </table:table-cell>
          <table:table-cell table:formula="of:=[.F1160]-[.K1160]" office:value-type="float" office:value="97.05">
            <text:p>97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2">
            <text:p>2722</text:p>
          </table:table-cell>
          <table:table-cell office:value-type="string">
            <text:p>LTT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table:formula="of:=[.J1161]*1.35" office:value-type="float" office:value="778.95">
            <text:p>778.95</text:p>
          </table:table-cell>
          <table:table-cell table:formula="of:=[.F1161]-[.K1161]" office:value-type="float" office:value="46.05">
            <text:p>4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3">
            <text:p>2723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J1162]*1.35" office:value-type="float" office:value="467.1">
            <text:p>467.1</text:p>
          </table:table-cell>
          <table:table-cell table:formula="of:=[.F1162]-[.K1162]" office:value-type="float" office:value="122.9">
            <text:p>12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4">
            <text:p>2724</text:p>
          </table:table-cell>
          <table:table-cell office:value-type="string">
            <text:p>ILO</text:p>
          </table:table-cell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.J1163]*1.35" office:value-type="float" office:value="348.3">
            <text:p>348.3</text:p>
          </table:table-cell>
          <table:table-cell table:formula="of:=[.F1163]-[.K1163]" office:value-type="float" office:value="91.7">
            <text:p>9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5">
            <text:p>2725</text:p>
          </table:table-cell>
          <table:table-cell office:value-type="string">
            <text:p>SLI</text:p>
          </table:table-cell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table:formula="of:=[.J1164]*1.35" office:value-type="float" office:value="880.2">
            <text:p>880.2</text:p>
          </table:table-cell>
          <table:table-cell table:formula="of:=[.F1164]-[.K1164]" office:value-type="float" office:value="-0.200000000000045">
            <text:p>-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6">
            <text:p>2726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J1165]*1.35" office:value-type="float" office:value="789.75">
            <text:p>789.75</text:p>
          </table:table-cell>
          <table:table-cell table:formula="of:=[.F1165]-[.K1165]" office:value-type="float" office:value="9.25">
            <text:p>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7">
            <text:p>2727</text:p>
          </table:table-cell>
          <table:table-cell office:value-type="string">
            <text:p>ISL</text:p>
          </table:table-cell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office:value-type="string">
            <text:p>VT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.J1166]*1.35" office:value-type="float" office:value="357.75">
            <text:p>357.75</text:p>
          </table:table-cell>
          <table:table-cell table:formula="of:=[.F1166]-[.K1166]" office:value-type="float" office:value="87.25">
            <text:p>87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8">
            <text:p>2728</text:p>
          </table:table-cell>
          <table:table-cell office:value-type="string">
            <text:p>OEM</text:p>
          </table:table-cell>
          <table:table-cell office:value-type="float" office:value="1285">
            <text:p>128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table:formula="of:=[.J1167]*1.35" office:value-type="float" office:value="1084.05">
            <text:p>1084.05</text:p>
          </table:table-cell>
          <table:table-cell table:formula="of:=[.F1167]-[.K1167]" office:value-type="float" office:value="200.95">
            <text:p>20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29">
            <text:p>2729</text:p>
          </table:table-cell>
          <table:table-cell office:value-type="string">
            <text:p>LLE</text:p>
          </table:table-cell>
          <table:table-cell office:value-type="float" office:value="880">
            <text:p>880</text:p>
          </table:table-cell>
          <table:table-cell office:value-type="float" office:value="4">
            <text:p>4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  <table:table-cell table:formula="of:=[.J1168]*1.35" office:value-type="float" office:value="742.5">
            <text:p>742.5</text:p>
          </table:table-cell>
          <table:table-cell table:formula="of:=[.F1168]-[.K1168]" office:value-type="float" office:value="137.5">
            <text:p>13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0">
            <text:p>2730</text:p>
          </table:table-cell>
          <table:table-cell office:value-type="string">
            <text:p>TLE</text:p>
          </table:table-cell>
          <table:table-cell office:value-type="float" office:value="1200">
            <text:p>1200</text:p>
          </table:table-cell>
          <table:table-cell office:value-type="float" office:value="2">
            <text:p>2</text:p>
          </table:table-cell>
          <table:table-cell office:value-type="string">
            <text:p>MG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formula="of:=[.J1169]*1.35" office:value-type="float" office:value="1012.5">
            <text:p>1012.5</text:p>
          </table:table-cell>
          <table:table-cell table:formula="of:=[.F1169]-[.K1169]" office:value-type="float" office:value="187.5">
            <text:p>18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1">
            <text:p>2731</text:p>
          </table:table-cell>
          <table:table-cell office:value-type="string">
            <text:p>LER</text:p>
          </table:table-cell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  <table:table-cell table:formula="of:=[.J1170]*1.35" office:value-type="float" office:value="687.15">
            <text:p>687.15</text:p>
          </table:table-cell>
          <table:table-cell table:formula="of:=[.F1170]-[.K1170]" office:value-type="float" office:value="127.85">
            <text:p>127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2">
            <text:p>2732</text:p>
          </table:table-cell>
          <table:table-cell office:value-type="string">
            <text:p>LRR</text:p>
          </table:table-cell>
          <table:table-cell office:value-type="float" office:value="955">
            <text:p>95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table:formula="of:=[.J1171]*1.35" office:value-type="float" office:value="808.65">
            <text:p>808.65</text:p>
          </table:table-cell>
          <table:table-cell table:formula="of:=[.F1171]-[.K1171]" office:value-type="float" office:value="146.35">
            <text:p>14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3">
            <text:p>2733</text:p>
          </table:table-cell>
          <table:table-cell office:value-type="string">
            <text:p>SIE</text:p>
          </table:table-cell>
          <table:table-cell office:value-type="float" office:value="1015">
            <text:p>10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J1172]*1.35" office:value-type="float" office:value="837">
            <text:p>837</text:p>
          </table:table-cell>
          <table:table-cell table:formula="of:=[.F1172]-[.K1172]" office:value-type="float" office:value="178">
            <text:p>17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4">
            <text:p>2734</text:p>
          </table:table-cell>
          <table:table-cell office:value-type="string">
            <text:p>TMV</text:p>
          </table:table-cell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table:formula="of:=[.J1173]*1.35" office:value-type="float" office:value="986.85">
            <text:p>986.85</text:p>
          </table:table-cell>
          <table:table-cell table:formula="of:=[.F1173]-[.K1173]" office:value-type="float" office:value="213.15">
            <text:p>213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5">
            <text:p>2735</text:p>
          </table:table-cell>
          <table:table-cell office:value-type="string">
            <text:p>OIL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table:formula="of:=[.J1174]*1.35" office:value-type="float" office:value="1113.75">
            <text:p>1113.75</text:p>
          </table:table-cell>
          <table:table-cell table:formula="of:=[.F1174]-[.K1174]" office:value-type="float" office:value="211.25">
            <text:p>21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6">
            <text:p>2736</text:p>
          </table:table-cell>
          <table:table-cell office:value-type="string">
            <text:p>VEET</text:p>
          </table:table-cell>
          <table:table-cell office:value-type="float" office:value="1550">
            <text:p>1550</text:p>
          </table:table-cell>
          <table:table-cell office:value-type="float" office:value="8">
            <text:p>8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table:formula="of:=[.J1175]*1.35" office:value-type="float" office:value="1359.45">
            <text:p>1359.45</text:p>
          </table:table-cell>
          <table:table-cell table:formula="of:=[.F1175]-[.K1175]" office:value-type="float" office:value="190.55">
            <text:p>19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7">
            <text:p>2737</text:p>
          </table:table-cell>
          <table:table-cell office:value-type="string">
            <text:p>TLO</text:p>
          </table:table-cell>
          <table:table-cell office:value-type="float" office:value="1215">
            <text:p>121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J1176]*1.35" office:value-type="float" office:value="1023.3">
            <text:p>1023.3</text:p>
          </table:table-cell>
          <table:table-cell table:formula="of:=[.F1176]-[.K1176]" office:value-type="float" office:value="191.7">
            <text:p>19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8">
            <text:p>2738</text:p>
          </table:table-cell>
          <table:table-cell office:value-type="string">
            <text:p>TVR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table:formula="of:=[.J1177]*1.35" office:value-type="float" office:value="970.65">
            <text:p>970.65</text:p>
          </table:table-cell>
          <table:table-cell table:formula="of:=[.F1177]-[.K1177]" office:value-type="float" office:value="-0.650000000000091">
            <text:p>-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39">
            <text:p>2739</text:p>
          </table:table-cell>
          <table:table-cell office:value-type="string">
            <text:p>OMI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  <table:table-cell table:formula="of:=[.J1178]*1.35" office:value-type="float" office:value="1123.2">
            <text:p>1123.2</text:p>
          </table:table-cell>
          <table:table-cell table:formula="of:=[.F1178]-[.K1178]" office:value-type="float" office:value="211.8">
            <text:p>21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0">
            <text:p>2740</text:p>
          </table:table-cell>
          <table:table-cell office:value-type="string">
            <text:p>LOL</text:p>
          </table:table-cell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J1179]*1.35" office:value-type="float" office:value="789.75">
            <text:p>789.75</text:p>
          </table:table-cell>
          <table:table-cell table:formula="of:=[.F1179]-[.K1179]" office:value-type="float" office:value="9.25">
            <text:p>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1">
            <text:p>2741</text:p>
          </table:table-cell>
          <table:table-cell office:value-type="string">
            <text:p>TEL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J1180]*1.35" office:value-type="float" office:value="951.75">
            <text:p>951.75</text:p>
          </table:table-cell>
          <table:table-cell table:formula="of:=[.F1180]-[.K1180]" office:value-type="float" office:value="-1.75000000000011">
            <text:p>-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2">
            <text:p>2742</text:p>
          </table:table-cell>
          <table:table-cell office:value-type="string">
            <text:p>TVR</text:p>
          </table:table-cell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9">
            <text:p>719</text:p>
          </table:table-cell>
          <table:table-cell table:formula="of:=[.J1181]*1.35" office:value-type="float" office:value="970.65">
            <text:p>970.65</text:p>
          </table:table-cell>
          <table:table-cell table:formula="of:=[.F1181]-[.K1181]" office:value-type="float" office:value="184.35">
            <text:p>18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3">
            <text:p>2743</text:p>
          </table:table-cell>
          <table:table-cell office:value-type="string">
            <text:p>TLO</text:p>
          </table:table-cell>
          <table:table-cell office:value-type="float" office:value="1025">
            <text:p>102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table:formula="of:=[.J1182]*1.35" office:value-type="float" office:value="1023.3">
            <text:p>1023.3</text:p>
          </table:table-cell>
          <table:table-cell table:formula="of:=[.F1182]-[.K1182]" office:value-type="float" office:value="1.69999999999993">
            <text:p>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4">
            <text:p>2744</text:p>
          </table:table-cell>
          <table:table-cell office:value-type="string">
            <text:p>OIT</text:p>
          </table:table-cell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table:formula="of:=[.J1183]*1.35" office:value-type="float" office:value="1116.45">
            <text:p>1116.45</text:p>
          </table:table-cell>
          <table:table-cell table:formula="of:=[.F1183]-[.K1183]" office:value-type="float" office:value="203.55">
            <text:p>20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5">
            <text:p>2745</text:p>
          </table:table-cell>
          <table:table-cell office:value-type="string">
            <text:p>TVI</text:p>
          </table:table-cell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2">
            <text:p>712</text:p>
          </table:table-cell>
          <table:table-cell table:formula="of:=[.J1184]*1.35" office:value-type="float" office:value="961.2">
            <text:p>961.2</text:p>
          </table:table-cell>
          <table:table-cell table:formula="of:=[.F1184]-[.K1184]" office:value-type="float" office:value="-1.20000000000005">
            <text:p>-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6">
            <text:p>2746</text:p>
          </table:table-cell>
          <table:table-cell office:value-type="string">
            <text:p>LST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table:formula="of:=[.J1185]*1.35" office:value-type="float" office:value="765.45">
            <text:p>765.45</text:p>
          </table:table-cell>
          <table:table-cell table:formula="of:=[.F1185]-[.K1185]" office:value-type="float" office:value="149.55">
            <text:p>14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7">
            <text:p>2747</text:p>
          </table:table-cell>
          <table:table-cell office:value-type="string">
            <text:p>TEL</text:p>
          </table:table-cell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table:formula="of:=[.J1186]*1.35" office:value-type="float" office:value="951.75">
            <text:p>951.75</text:p>
          </table:table-cell>
          <table:table-cell table:formula="of:=[.F1186]-[.K1186]" office:value-type="float" office:value="183.25">
            <text:p>18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49">
            <text:p>2749</text:p>
          </table:table-cell>
          <table:table-cell office:value-type="string">
            <text:p>LAS</text:p>
          </table:table-cell>
          <table:table-cell office:value-type="float" office:value="930">
            <text:p>93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  <table:table-cell table:formula="of:=[.J1187]*1.35" office:value-type="float" office:value="737.1">
            <text:p>737.1</text:p>
          </table:table-cell>
          <table:table-cell table:formula="of:=[.F1187]-[.K1187]" office:value-type="float" office:value="192.9">
            <text:p>19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0">
            <text:p>2750</text:p>
          </table:table-cell>
          <table:table-cell office:value-type="string">
            <text:p>MIT</text:p>
          </table:table-cell>
          <table:table-cell office:value-type="float" office:value="555">
            <text:p>555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table:formula="of:=[.J1188]*1.35" office:value-type="float" office:value="441.45">
            <text:p>441.45</text:p>
          </table:table-cell>
          <table:table-cell table:formula="of:=[.F1188]-[.K1188]" office:value-type="float" office:value="113.55">
            <text:p>11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1">
            <text:p>2751</text:p>
          </table:table-cell>
          <table:table-cell office:value-type="string">
            <text:p>MEO</text:p>
          </table:table-cell>
          <table:table-cell office:value-type="float" office:value="525">
            <text:p>525</text:p>
          </table:table-cell>
          <table:table-cell office:value-type="float" office:value="21">
            <text:p>2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.J1189]*1.35" office:value-type="float" office:value="415.8">
            <text:p>415.8</text:p>
          </table:table-cell>
          <table:table-cell table:formula="of:=[.F1189]-[.K1189]" office:value-type="float" office:value="109.2">
            <text:p>10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2">
            <text:p>2752</text:p>
          </table:table-cell>
          <table:table-cell office:value-type="string">
            <text:p>MIM</text:p>
          </table:table-cell>
          <table:table-cell office:value-type="float" office:value="545">
            <text:p>54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1190]*1.35" office:value-type="float" office:value="436.05">
            <text:p>436.05</text:p>
          </table:table-cell>
          <table:table-cell table:formula="of:=[.F1190]-[.K1190]" office:value-type="float" office:value="108.95">
            <text:p>10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3">
            <text:p>2753</text:p>
          </table:table-cell>
          <table:table-cell office:value-type="string">
            <text:p>ISL</text:p>
          </table:table-cell>
          <table:table-cell office:value-type="float" office:value="450">
            <text:p>450</text:p>
          </table:table-cell>
          <table:table-cell office:value-type="float" office:value="24">
            <text:p>2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table:formula="of:=[.J1191]*1.35" office:value-type="float" office:value="357.75">
            <text:p>357.75</text:p>
          </table:table-cell>
          <table:table-cell table:formula="of:=[.F1191]-[.K1191]" office:value-type="float" office:value="92.25">
            <text:p>9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4">
            <text:p>2754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.J1192]*1.35" office:value-type="float" office:value="338.85">
            <text:p>338.85</text:p>
          </table:table-cell>
          <table:table-cell table:formula="of:=[.F1192]-[.K1192]" office:value-type="float" office:value="1.14999999999998">
            <text:p>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5">
            <text:p>2755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193]*1.35" office:value-type="float" office:value="371.25">
            <text:p>371.25</text:p>
          </table:table-cell>
          <table:table-cell table:formula="of:=[.F1193]-[.K1193]" office:value-type="float" office:value="3.75">
            <text:p>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6">
            <text:p>2756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1">
            <text:p>1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194]*1.35" office:value-type="float" office:value="371.25">
            <text:p>371.25</text:p>
          </table:table-cell>
          <table:table-cell table:formula="of:=[.F1194]-[.K1194]" office:value-type="float" office:value="3.75">
            <text:p>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7">
            <text:p>2757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195]*1.35" office:value-type="float" office:value="371.25">
            <text:p>371.25</text:p>
          </table:table-cell>
          <table:table-cell table:formula="of:=[.F1195]-[.K1195]" office:value-type="float" office:value="3.75">
            <text:p>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8">
            <text:p>2758</text:p>
          </table:table-cell>
          <table:table-cell office:value-type="string">
            <text:p>IRM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  <table:table-cell table:formula="of:=[.J1196]*1.35" office:value-type="float" office:value="395.55">
            <text:p>395.55</text:p>
          </table:table-cell>
          <table:table-cell table:formula="of:=[.F1196]-[.K1196]" office:value-type="float" office:value="-0.550000000000011">
            <text:p>-0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59">
            <text:p>2759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197]*1.35" office:value-type="float" office:value="421.2">
            <text:p>421.2</text:p>
          </table:table-cell>
          <table:table-cell table:formula="of:=[.F1197]-[.K1197]" office:value-type="float" office:value="73.8">
            <text:p>7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0">
            <text:p>2760</text:p>
          </table:table-cell>
          <table:table-cell office:value-type="string">
            <text:p>IMI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.J1198]*1.35" office:value-type="float" office:value="313.2">
            <text:p>313.2</text:p>
          </table:table-cell>
          <table:table-cell table:formula="of:=[.F1198]-[.K1198]" office:value-type="float" office:value="81.8">
            <text:p>8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1">
            <text:p>2761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1199]*1.35" office:value-type="float" office:value="419.85">
            <text:p>419.85</text:p>
          </table:table-cell>
          <table:table-cell table:formula="of:=[.F1199]-[.K1199]" office:value-type="float" office:value="5.14999999999998">
            <text:p>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2">
            <text:p>2762</text:p>
          </table:table-cell>
          <table:table-cell office:value-type="string">
            <text:p>IRR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.J1200]*1.35" office:value-type="float" office:value="403.65">
            <text:p>403.65</text:p>
          </table:table-cell>
          <table:table-cell table:formula="of:=[.F1200]-[.K1200]" office:value-type="float" office:value="6.34999999999997">
            <text:p>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2">
            <text:p>2762</text:p>
          </table:table-cell>
          <table:table-cell office:value-type="string">
            <text:p>MML</text:p>
          </table:table-cell>
          <table:table-cell office:value-type="float" office:value="460">
            <text:p>460</text:p>
          </table:table-cell>
          <table:table-cell office:value-type="float" office:value="9">
            <text:p>9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table:formula="of:=[.J1201]*1.35" office:value-type="float" office:value="452.25">
            <text:p>452.25</text:p>
          </table:table-cell>
          <table:table-cell table:formula="of:=[.F1201]-[.K1201]" office:value-type="float" office:value="7.74999999999994">
            <text:p>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3">
            <text:p>2763</text:p>
          </table:table-cell>
          <table:table-cell office:value-type="string">
            <text:p>MVV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1202]*1.35" office:value-type="float" office:value="419.85">
            <text:p>419.85</text:p>
          </table:table-cell>
          <table:table-cell table:formula="of:=[.F1202]-[.K1202]" office:value-type="float" office:value="5.14999999999998">
            <text:p>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4">
            <text:p>2764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.J1203]*1.35" office:value-type="float" office:value="391.5">
            <text:p>391.5</text:p>
          </table:table-cell>
          <table:table-cell table:formula="of:=[.F1203]-[.K1203]" office:value-type="float" office:value="103.5">
            <text:p>10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5">
            <text:p>2765</text:p>
          </table:table-cell>
          <table:table-cell office:value-type="string">
            <text:p>MIM</text:p>
          </table:table-cell>
          <table:table-cell office:value-type="float" office:value="545">
            <text:p>545</text:p>
          </table:table-cell>
          <table:table-cell office:value-type="float" office:value="8">
            <text:p>8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1204]*1.35" office:value-type="float" office:value="436.05">
            <text:p>436.05</text:p>
          </table:table-cell>
          <table:table-cell table:formula="of:=[.F1204]-[.K1204]" office:value-type="float" office:value="108.95">
            <text:p>10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6">
            <text:p>2766</text:p>
          </table:table-cell>
          <table:table-cell office:value-type="string">
            <text:p>MV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205]*1.35" office:value-type="float" office:value="421.2">
            <text:p>421.2</text:p>
          </table:table-cell>
          <table:table-cell table:formula="of:=[.F1205]-[.K1205]" office:value-type="float" office:value="78.8">
            <text:p>7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7">
            <text:p>2767</text:p>
          </table:table-cell>
          <table:table-cell office:value-type="string">
            <text:p>MIR</text:p>
          </table:table-cell>
          <table:table-cell office:value-type="float" office:value="499">
            <text:p>499</text:p>
          </table:table-cell>
          <table:table-cell office:value-type="float" office:value="2">
            <text:p>2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  <table:table-cell table:formula="of:=[.J1206]*1.35" office:value-type="float" office:value="444.15">
            <text:p>444.15</text:p>
          </table:table-cell>
          <table:table-cell table:formula="of:=[.F1206]-[.K1206]" office:value-type="float" office:value="54.85">
            <text:p>54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8">
            <text:p>2768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.J1207]*1.35" office:value-type="float" office:value="338.85">
            <text:p>338.85</text:p>
          </table:table-cell>
          <table:table-cell table:formula="of:=[.F1207]-[.K1207]" office:value-type="float" office:value="1.14999999999998">
            <text:p>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69">
            <text:p>2769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1208]*1.35" office:value-type="float" office:value="396.9">
            <text:p>396.9</text:p>
          </table:table-cell>
          <table:table-cell table:formula="of:=[.F1208]-[.K1208]" office:value-type="float" office:value="73.1">
            <text:p>7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0">
            <text:p>2770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209]*1.35" office:value-type="float" office:value="421.2">
            <text:p>421.2</text:p>
          </table:table-cell>
          <table:table-cell table:formula="of:=[.F1209]-[.K1209]" office:value-type="float" office:value="73.8">
            <text:p>7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1">
            <text:p>2771</text:p>
          </table:table-cell>
          <table:table-cell office:value-type="string">
            <text:p>MVL</text:p>
          </table:table-cell>
          <table:table-cell office:value-type="float" office:value="550">
            <text:p>550</text:p>
          </table:table-cell>
          <table:table-cell office:value-type="float" office:value="10">
            <text:p>10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table:formula="of:=[.J1210]*1.35" office:value-type="float" office:value="425.25">
            <text:p>425.25</text:p>
          </table:table-cell>
          <table:table-cell table:formula="of:=[.F1210]-[.K1210]" office:value-type="float" office:value="124.75">
            <text:p>12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2">
            <text:p>2772</text:p>
          </table:table-cell>
          <table:table-cell office:value-type="string">
            <text:p>MVA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1211]*1.35" office:value-type="float" office:value="423.9">
            <text:p>423.9</text:p>
          </table:table-cell>
          <table:table-cell table:formula="of:=[.F1211]-[.K1211]" office:value-type="float" office:value="111.1">
            <text:p>11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3">
            <text:p>2773</text:p>
          </table:table-cell>
          <table:table-cell office:value-type="string">
            <text:p>MIM</text:p>
          </table:table-cell>
          <table:table-cell office:value-type="float" office:value="565">
            <text:p>565</text:p>
          </table:table-cell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1212]*1.35" office:value-type="float" office:value="436.05">
            <text:p>436.05</text:p>
          </table:table-cell>
          <table:table-cell table:formula="of:=[.F1212]-[.K1212]" office:value-type="float" office:value="128.95">
            <text:p>12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4">
            <text:p>2774</text:p>
          </table:table-cell>
          <table:table-cell office:value-type="string">
            <text:p>ILV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formula="of:=[.J1213]*1.35" office:value-type="float" office:value="338.85">
            <text:p>338.85</text:p>
          </table:table-cell>
          <table:table-cell table:formula="of:=[.F1213]-[.K1213]" office:value-type="float" office:value="1.14999999999998">
            <text:p>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5">
            <text:p>2775</text:p>
          </table:table-cell>
          <table:table-cell office:value-type="string">
            <text:p>MVI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214]*1.35" office:value-type="float" office:value="421.2">
            <text:p>421.2</text:p>
          </table:table-cell>
          <table:table-cell table:formula="of:=[.F1214]-[.K1214]" office:value-type="float" office:value="73.8">
            <text:p>7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HIRT</text:p>
          </table:table-cell>
          <table:table-cell office:value-type="float" office:value="2777">
            <text:p>2777</text:p>
          </table:table-cell>
          <table:table-cell office:value-type="string">
            <text:p>IRA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1215]*1.35" office:value-type="float" office:value="396.9">
            <text:p>396.9</text:p>
          </table:table-cell>
          <table:table-cell table:formula="of:=[.F1215]-[.K1215]" office:value-type="float" office:value="73.1">
            <text:p>7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2778">
            <text:p>2778</text:p>
          </table:table-cell>
          <table:table-cell office:value-type="string">
            <text:p>OTE</text:p>
          </table:table-cell>
          <table:table-cell office:value-type="float" office:value="1395">
            <text:p>1395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f:=[.J1216]*1.35" office:value-type="float" office:value="1174.5">
            <text:p>1174.5</text:p>
          </table:table-cell>
          <table:table-cell table:formula="of:=[.F1216]-[.K1216]" office:value-type="float" office:value="220.5">
            <text:p>22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2779">
            <text:p>2779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1">
            <text:p>1</text:p>
          </table:table-cell>
          <table:table-cell office:value-type="string">
            <text:p>PF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table:formula="of:=[.J1217]*1.35" office:value-type="float" office:value="1522.8">
            <text:p>1522.8</text:p>
          </table:table-cell>
          <table:table-cell table:formula="of:=[.F1217]-[.K1217]" office:value-type="float" office:value="402.2">
            <text:p>40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ESTERN WEAR</text:p>
          </table:table-cell>
          <table:table-cell office:value-type="float" office:value="2780">
            <text:p>2780</text:p>
          </table:table-cell>
          <table:table-cell office:value-type="string">
            <text:p>RME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930">
            <text:p>930</text:p>
          </table:table-cell>
          <table:table-cell table:formula="of:=[.J1218]*1.35" office:value-type="float" office:value="1255.5">
            <text:p>1255.5</text:p>
          </table:table-cell>
          <table:table-cell table:formula="of:=[.F1218]-[.K1218]" office:value-type="float" office:value="144.5">
            <text:p>14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1">
            <text:p>2781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5">
            <text:p>5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.J1219]*1.35" office:value-type="float" office:value="314.55">
            <text:p>314.55</text:p>
          </table:table-cell>
          <table:table-cell table:formula="of:=[.F1219]-[.K1219]" office:value-type="float" office:value="80.45">
            <text:p>80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2">
            <text:p>2782</text:p>
          </table:table-cell>
          <table:table-cell office:value-type="string">
            <text:p>IOV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table:formula="of:=[.J1220]*1.35" office:value-type="float" office:value="379.35">
            <text:p>379.35</text:p>
          </table:table-cell>
          <table:table-cell table:formula="of:=[.F1220]-[.K1220]" office:value-type="float" office:value="100.65">
            <text:p>10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3">
            <text:p>2783</text:p>
          </table:table-cell>
          <table:table-cell office:value-type="string">
            <text:p>IGS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2-16</text:p>
          </table:table-cell>
          <table:table-cell table:formula="of:=[.J1221]*1.35" office:value-type="float" office:value="0">
            <text:p>#VALUE!</text:p>
          </table:table-cell>
          <table:table-cell table:formula="of:=[.F1221]-[.K1221]" office:value-type="float" office:value="0">
            <text:p>#VALUE!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4">
            <text:p>2784</text:p>
          </table:table-cell>
          <table:table-cell office:value-type="string">
            <text:p>VRE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222]*1.35" office:value-type="float" office:value="256.5">
            <text:p>256.5</text:p>
          </table:table-cell>
          <table:table-cell table:formula="of:=[.F1222]-[.K1222]" office:value-type="float" office:value="63.5">
            <text:p>6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5">
            <text:p>2785</text:p>
          </table:table-cell>
          <table:table-cell office:value-type="string">
            <text:p>IA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[.J1223]*1.35" office:value-type="float" office:value="332.1">
            <text:p>332.1</text:p>
          </table:table-cell>
          <table:table-cell table:formula="of:=[.F1223]-[.K1223]" office:value-type="float" office:value="92.9">
            <text:p>9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6">
            <text:p>2786</text:p>
          </table:table-cell>
          <table:table-cell office:value-type="string">
            <text:p>IST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  <table:table-cell table:formula="of:=[.J1224]*1.35" office:value-type="float" office:value="360.45">
            <text:p>360.45</text:p>
          </table:table-cell>
          <table:table-cell table:formula="of:=[.F1224]-[.K1224]" office:value-type="float" office:value="89.55">
            <text:p>89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7">
            <text:p>2787</text:p>
          </table:table-cell>
          <table:table-cell office:value-type="string">
            <text:p>ITM</text:p>
          </table:table-cell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  <table:table-cell table:formula="of:=[.J1225]*1.35" office:value-type="float" office:value="368.55">
            <text:p>368.55</text:p>
          </table:table-cell>
          <table:table-cell table:formula="of:=[.F1225]-[.K1225]" office:value-type="float" office:value="91.45">
            <text:p>91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8">
            <text:p>2788</text:p>
          </table:table-cell>
          <table:table-cell office:value-type="string">
            <text:p>M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.J1226]*1.35" office:value-type="float" office:value="440.1">
            <text:p>440.1</text:p>
          </table:table-cell>
          <table:table-cell table:formula="of:=[.F1226]-[.K1226]" office:value-type="float" office:value="109.9">
            <text:p>10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89">
            <text:p>2789</text:p>
          </table:table-cell>
          <table:table-cell office:value-type="string">
            <text:p>MIE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table:formula="of:=[.J1227]*1.35" office:value-type="float" office:value="432">
            <text:p>432</text:p>
          </table:table-cell>
          <table:table-cell table:formula="of:=[.F1227]-[.K1227]"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0">
            <text:p>2790</text:p>
          </table:table-cell>
          <table:table-cell office:value-type="string">
            <text:p>MSM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table:formula="of:=[.J1228]*1.35" office:value-type="float" office:value="490.05">
            <text:p>490.05</text:p>
          </table:table-cell>
          <table:table-cell table:formula="of:=[.F1228]-[.K1228]" office:value-type="float" office:value="129.95">
            <text:p>129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1">
            <text:p>2791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.J1229]*1.35" office:value-type="float" office:value="202.5">
            <text:p>202.5</text:p>
          </table:table-cell>
          <table:table-cell table:formula="of:=[.F1229]-[.K1229]" office:value-type="float" office:value="57.5">
            <text:p>5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2">
            <text:p>2792</text:p>
          </table:table-cell>
          <table:table-cell office:value-type="string">
            <text:p>IOI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.J1230]*1.35" office:value-type="float" office:value="380.7">
            <text:p>380.7</text:p>
          </table:table-cell>
          <table:table-cell table:formula="of:=[.F1230]-[.K1230]" office:value-type="float" office:value="69.3">
            <text:p>69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3">
            <text:p>2793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1231]*1.35" office:value-type="float" office:value="405">
            <text:p>405</text:p>
          </table:table-cell>
          <table:table-cell table:formula="of:=[.F1231]-[.K1231]"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4">
            <text:p>2794</text:p>
          </table:table-cell>
          <table:table-cell office:value-type="string">
            <text:p>IVA</text:p>
          </table:table-cell>
          <table:table-cell office:value-type="float" office:value="360">
            <text:p>36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[.J1232]*1.35" office:value-type="float" office:value="288.9">
            <text:p>288.9</text:p>
          </table:table-cell>
          <table:table-cell table:formula="of:=[.F1232]-[.K1232]" office:value-type="float" office:value="71.1">
            <text:p>7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5">
            <text:p>2795</text:p>
          </table:table-cell>
          <table:table-cell office:value-type="string">
            <text:p>IEA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33]*1.35" office:value-type="float" office:value="275.4">
            <text:p>275.4</text:p>
          </table:table-cell>
          <table:table-cell table:formula="of:=[.F1233]-[.K1233]" office:value-type="float" office:value="54.6">
            <text:p>5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6">
            <text:p>2796</text:p>
          </table:table-cell>
          <table:table-cell office:value-type="string">
            <text:p>MVA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1234]*1.35" office:value-type="float" office:value="423.9">
            <text:p>423.9</text:p>
          </table:table-cell>
          <table:table-cell table:formula="of:=[.F1234]-[.K1234]" office:value-type="float" office:value="1.09999999999997">
            <text:p>1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7">
            <text:p>2797</text:p>
          </table:table-cell>
          <table:table-cell office:value-type="string">
            <text:p>IAO</text:p>
          </table:table-cell>
          <table:table-cell office:value-type="float" office:value="350">
            <text:p>350</text:p>
          </table:table-cell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[.J1235]*1.35" office:value-type="float" office:value="334.8">
            <text:p>334.8</text:p>
          </table:table-cell>
          <table:table-cell table:formula="of:=[.F1235]-[.K1235]" office:value-type="float" office:value="15.2">
            <text:p>1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8">
            <text:p>2798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18">
            <text:p>18</text:p>
          </table:table-cell>
          <table:table-cell office:value-type="string">
            <text:p>SE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.J1236]*1.35" office:value-type="float" office:value="372.6">
            <text:p>372.6</text:p>
          </table:table-cell>
          <table:table-cell table:formula="of:=[.F1236]-[.K1236]" office:value-type="float" office:value="97.4">
            <text:p>9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799">
            <text:p>2799</text:p>
          </table:table-cell>
          <table:table-cell office:value-type="string">
            <text:p>ILR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237]*1.35" office:value-type="float" office:value="349.65">
            <text:p>349.65</text:p>
          </table:table-cell>
          <table:table-cell table:formula="of:=[.F1237]-[.K1237]" office:value-type="float" office:value="0.349999999999966">
            <text:p>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0">
            <text:p>2800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1238]*1.35" office:value-type="float" office:value="330.75">
            <text:p>330.75</text:p>
          </table:table-cell>
          <table:table-cell table:formula="of:=[.F1238]-[.K1238]" office:value-type="float" office:value="-0.75">
            <text:p>-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1">
            <text:p>2801</text:p>
          </table:table-cell>
          <table:table-cell office:value-type="string">
            <text:p>VOI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[.J1239]*1.35" office:value-type="float" office:value="245.7">
            <text:p>245.7</text:p>
          </table:table-cell>
          <table:table-cell table:formula="of:=[.F1239]-[.K1239]" office:value-type="float" office:value="-0.700000000000017">
            <text:p>-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3">
            <text:p>2803</text:p>
          </table:table-cell>
          <table:table-cell office:value-type="string">
            <text:p>VLM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.J1240]*1.35" office:value-type="float" office:value="206.55">
            <text:p>206.55</text:p>
          </table:table-cell>
          <table:table-cell table:formula="of:=[.F1240]-[.K1240]" office:value-type="float" office:value="13.45">
            <text:p>1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4">
            <text:p>2804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.J1241]*1.35" office:value-type="float" office:value="241.65">
            <text:p>241.65</text:p>
          </table:table-cell>
          <table:table-cell table:formula="of:=[.F1241]-[.K1241]" office:value-type="float" office:value="8.34999999999999">
            <text:p>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5">
            <text:p>2805</text:p>
          </table:table-cell>
          <table:table-cell office:value-type="string">
            <text:p>VAS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[.J1242]*1.35" office:value-type="float" office:value="197.1">
            <text:p>197.1</text:p>
          </table:table-cell>
          <table:table-cell table:formula="of:=[.F1242]-[.K1242]" office:value-type="float" office:value="-7.10000000000002">
            <text:p>-7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6">
            <text:p>2806</text:p>
          </table:table-cell>
          <table:table-cell office:value-type="string">
            <text:p>VTT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formula="of:=[.J1243]*1.35" office:value-type="float" office:value="238.95">
            <text:p>238.95</text:p>
          </table:table-cell>
          <table:table-cell table:formula="of:=[.F1243]-[.K1243]" office:value-type="float" office:value="1.04999999999998">
            <text:p>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7">
            <text:p>2807</text:p>
          </table:table-cell>
          <table:table-cell office:value-type="string">
            <text:p>VTA</text:p>
          </table:table-cell>
          <table:table-cell office:value-type="float" office:value="280">
            <text:p>280</text:p>
          </table:table-cell>
          <table:table-cell office:value-type="float" office:value="11">
            <text:p>1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.J1244]*1.35" office:value-type="float" office:value="234.9">
            <text:p>234.9</text:p>
          </table:table-cell>
          <table:table-cell table:formula="of:=[.F1244]-[.K1244]" office:value-type="float" office:value="45.1">
            <text:p>4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8">
            <text:p>2808</text:p>
          </table:table-cell>
          <table:table-cell office:value-type="string">
            <text:p>IEA</text:p>
          </table:table-cell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45]*1.35" office:value-type="float" office:value="275.4">
            <text:p>275.4</text:p>
          </table:table-cell>
          <table:table-cell table:formula="of:=[.F1245]-[.K1245]" office:value-type="float" office:value="64.6">
            <text:p>6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8">
            <text:p>2808</text:p>
          </table:table-cell>
          <table:table-cell office:value-type="string">
            <text:p>VRE</text:p>
          </table:table-cell>
          <table:table-cell office:value-type="float" office:value="280">
            <text:p>280</text:p>
          </table:table-cell>
          <table:table-cell office:value-type="float" office:value="21">
            <text:p>2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246]*1.35" office:value-type="float" office:value="256.5">
            <text:p>256.5</text:p>
          </table:table-cell>
          <table:table-cell table:formula="of:=[.F1246]-[.K1246]" office:value-type="float" office:value="23.5">
            <text:p>2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9">
            <text:p>2809</text:p>
          </table:table-cell>
          <table:table-cell office:value-type="string">
            <text:p>MIS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.J1247]*1.35" office:value-type="float" office:value="440.1">
            <text:p>440.1</text:p>
          </table:table-cell>
          <table:table-cell table:formula="of:=[.F1247]-[.K1247]" office:value-type="float" office:value="109.9">
            <text:p>10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09">
            <text:p>2809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45">
            <text:p>4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.J1248]*1.35" office:value-type="float" office:value="303.75">
            <text:p>303.75</text:p>
          </table:table-cell>
          <table:table-cell table:formula="of:=[.F1248]-[.K1248]" office:value-type="float" office:value="6.25">
            <text:p>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0">
            <text:p>2810</text:p>
          </table:table-cell>
          <table:table-cell office:value-type="string">
            <text:p>VTR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.J1249]*1.35" office:value-type="float" office:value="241.65">
            <text:p>241.65</text:p>
          </table:table-cell>
          <table:table-cell table:formula="of:=[.F1249]-[.K1249]" office:value-type="float" office:value="3.34999999999999">
            <text:p>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1">
            <text:p>2811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J1250]*1.35" office:value-type="float" office:value="344.25">
            <text:p>344.25</text:p>
          </table:table-cell>
          <table:table-cell table:formula="of:=[.F1250]-[.K1250]" office:value-type="float" office:value="5.75">
            <text:p>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1">
            <text:p>2811</text:p>
          </table:table-cell>
          <table:table-cell office:value-type="string">
            <text:p>ISI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1251]*1.35" office:value-type="float" office:value="353.7">
            <text:p>353.7</text:p>
          </table:table-cell>
          <table:table-cell table:formula="of:=[.F1251]-[.K1251]" office:value-type="float" office:value="6.29999999999995">
            <text:p>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2">
            <text:p>2812</text:p>
          </table:table-cell>
          <table:table-cell office:value-type="string">
            <text:p>VLM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.J1252]*1.35" office:value-type="float" office:value="206.55">
            <text:p>206.55</text:p>
          </table:table-cell>
          <table:table-cell table:formula="of:=[.F1252]-[.K1252]" office:value-type="float" office:value="3.44999999999999">
            <text:p>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3">
            <text:p>2813</text:p>
          </table:table-cell>
          <table:table-cell office:value-type="string">
            <text:p>VRL</text:p>
          </table:table-cell>
          <table:table-cell office:value-type="float" office:value="265">
            <text:p>26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.J1253]*1.35" office:value-type="float" office:value="263.25">
            <text:p>263.25</text:p>
          </table:table-cell>
          <table:table-cell table:formula="of:=[.F1253]-[.K1253]" office:value-type="float" office:value="1.75">
            <text:p>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5">
            <text:p>2815</text:p>
          </table:table-cell>
          <table:table-cell office:value-type="string">
            <text:p>VOO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.J1254]*1.35" office:value-type="float" office:value="253.8">
            <text:p>253.8</text:p>
          </table:table-cell>
          <table:table-cell table:formula="of:=[.F1254]-[.K1254]" office:value-type="float" office:value="-3.80000000000001">
            <text:p>-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6">
            <text:p>2816</text:p>
          </table:table-cell>
          <table:table-cell office:value-type="string">
            <text:p>IVO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[.J1255]*1.35" office:value-type="float" office:value="294.3">
            <text:p>294.3</text:p>
          </table:table-cell>
          <table:table-cell table:formula="of:=[.F1255]-[.K1255]" office:value-type="float" office:value="5.69999999999999">
            <text:p>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17">
            <text:p>2817</text:p>
          </table:table-cell>
          <table:table-cell office:value-type="string">
            <text:p>MA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  <table:table-cell table:formula="of:=[.J1256]*1.35" office:value-type="float" office:value="465.75">
            <text:p>465.75</text:p>
          </table:table-cell>
          <table:table-cell table:formula="of:=[.F1256]-[.K1256]" office:value-type="float" office:value="-0.750000000000057">
            <text:p>-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0">
            <text:p>2820</text:p>
          </table:table-cell>
          <table:table-cell office:value-type="string">
            <text:p>IER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.J1257]*1.35" office:value-type="float" office:value="282.15">
            <text:p>282.15</text:p>
          </table:table-cell>
          <table:table-cell table:formula="of:=[.F1257]-[.K1257]" office:value-type="float" office:value="2.84999999999997">
            <text:p>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1">
            <text:p>2821</text:p>
          </table:table-cell>
          <table:table-cell office:value-type="string">
            <text:p>IEI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258]*1.35" office:value-type="float" office:value="272.7">
            <text:p>272.7</text:p>
          </table:table-cell>
          <table:table-cell table:formula="of:=[.F1258]-[.K1258]" office:value-type="float" office:value="2.29999999999995">
            <text:p>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2">
            <text:p>2822</text:p>
          </table:table-cell>
          <table:table-cell office:value-type="string">
            <text:p>ILL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[.J1259]*1.35" office:value-type="float" office:value="344.25">
            <text:p>344.25</text:p>
          </table:table-cell>
          <table:table-cell table:formula="of:=[.F1259]-[.K1259]" office:value-type="float" office:value="5.75">
            <text:p>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3">
            <text:p>2823</text:p>
          </table:table-cell>
          <table:table-cell office:value-type="string">
            <text:p>MII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1260]*1.35" office:value-type="float" office:value="434.7">
            <text:p>434.7</text:p>
          </table:table-cell>
          <table:table-cell table:formula="of:=[.F1260]-[.K1260]" office:value-type="float" office:value="0.299999999999955">
            <text:p>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4">
            <text:p>2824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.J1261]*1.35" office:value-type="float" office:value="415.8">
            <text:p>415.8</text:p>
          </table:table-cell>
          <table:table-cell table:formula="of:=[.F1261]-[.K1261]" office:value-type="float" office:value="-0.800000000000011">
            <text:p>-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5">
            <text:p>2825</text:p>
          </table:table-cell>
          <table:table-cell office:value-type="string">
            <text:p>IIS</text:p>
          </table:table-cell>
          <table:table-cell office:value-type="float" office:value="325">
            <text:p>325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1262]*1.35" office:value-type="float" office:value="305.1">
            <text:p>305.1</text:p>
          </table:table-cell>
          <table:table-cell table:formula="of:=[.F1262]-[.K1262]" office:value-type="float" office:value="19.9">
            <text:p>1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5">
            <text:p>2825</text:p>
          </table:table-cell>
          <table:table-cell office:value-type="string">
            <text:p>MLI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1263]*1.35" office:value-type="float" office:value="475.2">
            <text:p>475.2</text:p>
          </table:table-cell>
          <table:table-cell table:formula="of:=[.F1263]-[.K1263]" office:value-type="float" office:value="-0.200000000000045">
            <text:p>-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6">
            <text:p>2826</text:p>
          </table:table-cell>
          <table:table-cell office:value-type="string">
            <text:p>IIL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.J1264]*1.35" office:value-type="float" office:value="303.75">
            <text:p>303.75</text:p>
          </table:table-cell>
          <table:table-cell table:formula="of:=[.F1264]-[.K1264]" office:value-type="float" office:value="6.25">
            <text:p>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7">
            <text:p>2827</text:p>
          </table:table-cell>
          <table:table-cell office:value-type="string">
            <text:p>IOL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table:formula="of:=[.J1265]*1.35" office:value-type="float" office:value="384.75">
            <text:p>384.75</text:p>
          </table:table-cell>
          <table:table-cell table:formula="of:=[.F1265]-[.K1265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7">
            <text:p>2827</text:p>
          </table:table-cell>
          <table:table-cell office:value-type="string">
            <text:p>MII</text:p>
          </table:table-cell>
          <table:table-cell office:value-type="float" office:value="425">
            <text:p>425</text:p>
          </table:table-cell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1266]*1.35" office:value-type="float" office:value="434.7">
            <text:p>434.7</text:p>
          </table:table-cell>
          <table:table-cell table:formula="of:=[.F1266]-[.K1266]" office:value-type="float" office:value="-9.70000000000005">
            <text:p>-9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8">
            <text:p>2828</text:p>
          </table:table-cell>
          <table:table-cell office:value-type="string">
            <text:p>MEO</text:p>
          </table:table-cell>
          <table:table-cell office:value-type="float" office:value="415">
            <text:p>415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  <table:table-cell table:formula="of:=[.J1267]*1.35" office:value-type="float" office:value="415.8">
            <text:p>415.8</text:p>
          </table:table-cell>
          <table:table-cell table:formula="of:=[.F1267]-[.K1267]" office:value-type="float" office:value="-0.800000000000011">
            <text:p>-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8">
            <text:p>2828</text:p>
          </table:table-cell>
          <table:table-cell office:value-type="string">
            <text:p>IRI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table:formula="of:=[.J1268]*1.35" office:value-type="float" office:value="394.2">
            <text:p>394.2</text:p>
          </table:table-cell>
          <table:table-cell table:formula="of:=[.F1268]-[.K1268]" office:value-type="float" office:value="5.79999999999995">
            <text:p>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9">
            <text:p>2829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69]*1.35" office:value-type="float" office:value="275.4">
            <text:p>275.4</text:p>
          </table:table-cell>
          <table:table-cell table:formula="of:=[.F1269]-[.K1269]" office:value-type="float" office:value="74.6">
            <text:p>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29">
            <text:p>2829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70]*1.35" office:value-type="float" office:value="275.4">
            <text:p>275.4</text:p>
          </table:table-cell>
          <table:table-cell table:formula="of:=[.F1270]-[.K1270]" office:value-type="float" office:value="74.6">
            <text:p>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30">
            <text:p>2830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.J1271]*1.35" office:value-type="float" office:value="247.05">
            <text:p>247.05</text:p>
          </table:table-cell>
          <table:table-cell table:formula="of:=[.F1271]-[.K1271]" office:value-type="float" office:value="2.94999999999999">
            <text:p>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30">
            <text:p>2830</text:p>
          </table:table-cell>
          <table:table-cell office:value-type="string">
            <text:p>VOM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.J1272]*1.35" office:value-type="float" office:value="247.05">
            <text:p>247.05</text:p>
          </table:table-cell>
          <table:table-cell table:formula="of:=[.F1272]-[.K1272]" office:value-type="float" office:value="2.94999999999999">
            <text:p>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30">
            <text:p>2830</text:p>
          </table:table-cell>
          <table:table-cell office:value-type="string">
            <text:p>VTI</text:p>
          </table:table-cell>
          <table:table-cell office:value-type="float" office:value="280">
            <text:p>280</text:p>
          </table:table-cell>
          <table:table-cell office:value-type="float" office:value="20">
            <text:p>2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[.J1273]*1.35" office:value-type="float" office:value="232.2">
            <text:p>232.2</text:p>
          </table:table-cell>
          <table:table-cell table:formula="of:=[.F1273]-[.K1273]" office:value-type="float" office:value="47.8">
            <text:p>4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31">
            <text:p>2831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74]*1.35" office:value-type="float" office:value="275.4">
            <text:p>275.4</text:p>
          </table:table-cell>
          <table:table-cell table:formula="of:=[.F1274]-[.K1274]" office:value-type="float" office:value="74.6">
            <text:p>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31">
            <text:p>2831</text:p>
          </table:table-cell>
          <table:table-cell office:value-type="string">
            <text:p>IEA</text:p>
          </table:table-cell>
          <table:table-cell office:value-type="float" office:value="350">
            <text:p>350</text:p>
          </table:table-cell>
          <table:table-cell office:value-type="float" office:value="12">
            <text:p>1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275]*1.35" office:value-type="float" office:value="275.4">
            <text:p>275.4</text:p>
          </table:table-cell>
          <table:table-cell table:formula="of:=[.F1275]-[.K1275]" office:value-type="float" office:value="74.6">
            <text:p>74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2">
            <text:p>2832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table:formula="of:=[.J1276]*1.35" office:value-type="float" office:value="1930.5">
            <text:p>1930.5</text:p>
          </table:table-cell>
          <table:table-cell table:formula="of:=[.F1276]-[.K1276]" office:value-type="float" office:value="504.5">
            <text:p>50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2">
            <text:p>2832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table:formula="of:=[.J1277]*1.35" office:value-type="float" office:value="1930.5">
            <text:p>1930.5</text:p>
          </table:table-cell>
          <table:table-cell table:formula="of:=[.F1277]-[.K1277]" office:value-type="float" office:value="504.5">
            <text:p>50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3">
            <text:p>2833</text:p>
          </table:table-cell>
          <table:table-cell office:value-type="string">
            <text:p>VITR</text:p>
          </table:table-cell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79">
            <text:p>1279</text:p>
          </table:table-cell>
          <table:table-cell table:formula="of:=[.J1278]*1.35" office:value-type="float" office:value="1726.65">
            <text:p>1726.65</text:p>
          </table:table-cell>
          <table:table-cell table:formula="of:=[.F1278]-[.K1278]" office:value-type="float" office:value="473.35">
            <text:p>473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4">
            <text:p>2834</text:p>
          </table:table-cell>
          <table:table-cell office:value-type="string">
            <text:p>VVEM</text:p>
          </table:table-cell>
          <table:table-cell office:value-type="float" office:value="1875">
            <text:p>187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03">
            <text:p>1103</text:p>
          </table:table-cell>
          <table:table-cell table:formula="of:=[.J1279]*1.35" office:value-type="float" office:value="1489.05">
            <text:p>1489.05</text:p>
          </table:table-cell>
          <table:table-cell table:formula="of:=[.F1279]-[.K1279]" office:value-type="float" office:value="385.95">
            <text:p>385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5">
            <text:p>2835</text:p>
          </table:table-cell>
          <table:table-cell office:value-type="string">
            <text:p>VSEE</text:p>
          </table:table-cell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600">
            <text:p>1600</text:p>
          </table:table-cell>
          <table:table-cell table:formula="of:=[.J1280]*1.35" office:value-type="float" office:value="2160">
            <text:p>2160</text:p>
          </table:table-cell>
          <table:table-cell table:formula="of:=[.F1280]-[.K1280]"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6">
            <text:p>2836</text:p>
          </table:table-cell>
          <table:table-cell office:value-type="string">
            <text:p>VVLE</text:p>
          </table:table-cell>
          <table:table-cell office:value-type="float" office:value="1895">
            <text:p>18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table:formula="of:=[.J1281]*1.35" office:value-type="float" office:value="1552.5">
            <text:p>1552.5</text:p>
          </table:table-cell>
          <table:table-cell table:formula="of:=[.F1281]-[.K1281]" office:value-type="float" office:value="342.5">
            <text:p>34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7">
            <text:p>2837</text:p>
          </table:table-cell>
          <table:table-cell office:value-type="string">
            <text:p>VIOR</text:p>
          </table:table-cell>
          <table:table-cell office:value-type="float" office:value="2175">
            <text:p>217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table:formula="of:=[.J1282]*1.35" office:value-type="float" office:value="1740.15">
            <text:p>1740.15</text:p>
          </table:table-cell>
          <table:table-cell table:formula="of:=[.F1282]-[.K1282]" office:value-type="float" office:value="434.85">
            <text:p>434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8">
            <text:p>2838</text:p>
          </table:table-cell>
          <table:table-cell office:value-type="string">
            <text:p>VAME</text:p>
          </table:table-cell>
          <table:table-cell office:value-type="float" office:value="2435">
            <text:p>2435</text:p>
          </table:table-cell>
          <table:table-cell office:value-type="float" office:value="3">
            <text:p>3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430">
            <text:p>1430</text:p>
          </table:table-cell>
          <table:table-cell table:formula="of:=[.J1283]*1.35" office:value-type="float" office:value="1930.5">
            <text:p>1930.5</text:p>
          </table:table-cell>
          <table:table-cell table:formula="of:=[.F1283]-[.K1283]" office:value-type="float" office:value="504.5">
            <text:p>50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39">
            <text:p>2839</text:p>
          </table:table-cell>
          <table:table-cell office:value-type="string">
            <text:p>OTR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formula="of:=[.J1284]*1.35" office:value-type="float" office:value="1186.65">
            <text:p>1186.65</text:p>
          </table:table-cell>
          <table:table-cell table:formula="of:=[.F1284]-[.K1284]" office:value-type="float" office:value="308.35">
            <text:p>30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40">
            <text:p>2840</text:p>
          </table:table-cell>
          <table:table-cell office:value-type="string">
            <text:p>VVAO</text:p>
          </table:table-cell>
          <table:table-cell office:value-type="float" office:value="1955">
            <text:p>195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48">
            <text:p>1148</text:p>
          </table:table-cell>
          <table:table-cell table:formula="of:=[.J1285]*1.35" office:value-type="float" office:value="1549.8">
            <text:p>1549.8</text:p>
          </table:table-cell>
          <table:table-cell table:formula="of:=[.F1285]-[.K1285]" office:value-type="float" office:value="405.2">
            <text:p>40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40">
            <text:p>2840</text:p>
          </table:table-cell>
          <table:table-cell office:value-type="string">
            <text:p>VVLE</text:p>
          </table:table-cell>
          <table:table-cell office:value-type="float" office:value="1895">
            <text:p>18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50">
            <text:p>1150</text:p>
          </table:table-cell>
          <table:table-cell table:formula="of:=[.J1286]*1.35" office:value-type="float" office:value="1552.5">
            <text:p>1552.5</text:p>
          </table:table-cell>
          <table:table-cell table:formula="of:=[.F1286]-[.K1286]" office:value-type="float" office:value="342.5">
            <text:p>34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841">
            <text:p>2841</text:p>
          </table:table-cell>
          <table:table-cell office:value-type="string">
            <text:p>VILS</text:p>
          </table:table-cell>
          <table:table-cell office:value-type="float" office:value="2130">
            <text:p>21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56">
            <text:p>1256</text:p>
          </table:table-cell>
          <table:table-cell table:formula="of:=[.J1287]*1.35" office:value-type="float" office:value="1695.6">
            <text:p>1695.6</text:p>
          </table:table-cell>
          <table:table-cell table:formula="of:=[.F1287]-[.K1287]" office:value-type="float" office:value="434.4">
            <text:p>43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42">
            <text:p>2842</text:p>
          </table:table-cell>
          <table:table-cell office:value-type="string">
            <text:p>ISI</text:p>
          </table:table-cell>
          <table:table-cell office:value-type="float" office:value="425">
            <text:p>425</text:p>
          </table:table-cell>
          <table:table-cell office:value-type="float" office:value="24">
            <text:p>24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1288]*1.35" office:value-type="float" office:value="353.7">
            <text:p>353.7</text:p>
          </table:table-cell>
          <table:table-cell table:formula="of:=[.F1288]-[.K1288]" office:value-type="float" office:value="71.3">
            <text:p>71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43">
            <text:p>2843</text:p>
          </table:table-cell>
          <table:table-cell office:value-type="string">
            <text:p>IRR</text:p>
          </table:table-cell>
          <table:table-cell office:value-type="float" office:value="530">
            <text:p>530</text:p>
          </table:table-cell>
          <table:table-cell office:value-type="float" office:value="13">
            <text:p>1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table:formula="of:=[.J1289]*1.35" office:value-type="float" office:value="403.65">
            <text:p>403.65</text:p>
          </table:table-cell>
          <table:table-cell table:formula="of:=[.F1289]-[.K1289]" office:value-type="float" office:value="126.35">
            <text:p>12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-Shirt</text:p>
          </table:table-cell>
          <table:table-cell office:value-type="float" office:value="2844">
            <text:p>2844</text:p>
          </table:table-cell>
          <table:table-cell office:value-type="string">
            <text:p>MVI</text:p>
          </table:table-cell>
          <table:table-cell office:value-type="float" office:value="530">
            <text:p>530</text:p>
          </table:table-cell>
          <table:table-cell office:value-type="float" office:value="18">
            <text:p>18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290]*1.35" office:value-type="float" office:value="421.2">
            <text:p>421.2</text:p>
          </table:table-cell>
          <table:table-cell table:formula="of:=[.F1290]-[.K1290]" office:value-type="float" office:value="108.8">
            <text:p>10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5">
            <text:p>2845</text:p>
          </table:table-cell>
          <table:table-cell office:value-type="string">
            <text:p>AVI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formula="of:=[.J1291]*1.35" office:value-type="float" office:value="556.2">
            <text:p>556.2</text:p>
          </table:table-cell>
          <table:table-cell table:formula="of:=[.F1291]-[.K1291]" office:value-type="float" office:value="-6.20000000000005">
            <text:p>-6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6">
            <text:p>2846</text:p>
          </table:table-cell>
          <table:table-cell office:value-type="string">
            <text:p>MOO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table:formula="of:=[.J1292]*1.35" office:value-type="float" office:value="523.8">
            <text:p>523.8</text:p>
          </table:table-cell>
          <table:table-cell table:formula="of:=[.F1292]-[.K1292]" office:value-type="float" office:value="1.19999999999993">
            <text:p>1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7">
            <text:p>2847</text:p>
          </table:table-cell>
          <table:table-cell office:value-type="string">
            <text:p>ML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[.J1293]*1.35" office:value-type="float" office:value="483.3">
            <text:p>483.3</text:p>
          </table:table-cell>
          <table:table-cell table:formula="of:=[.F1293]-[.K1293]" office:value-type="float" office:value="96.7">
            <text:p>9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8">
            <text:p>2848</text:p>
          </table:table-cell>
          <table:table-cell office:value-type="string">
            <text:p>AVM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.J1294]*1.35" office:value-type="float" office:value="557.55">
            <text:p>557.55</text:p>
          </table:table-cell>
          <table:table-cell table:formula="of:=[.F1294]-[.K1294]" office:value-type="float" office:value="432.45">
            <text:p>43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9">
            <text:p>2849</text:p>
          </table:table-cell>
          <table:table-cell office:value-type="string">
            <text:p>MTT</text:p>
          </table:table-cell>
          <table:table-cell office:value-type="float" office:value="645">
            <text:p>6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table:formula="of:=[.J1295]*1.35" office:value-type="float" office:value="508.95">
            <text:p>508.95</text:p>
          </table:table-cell>
          <table:table-cell table:formula="of:=[.F1295]-[.K1295]" office:value-type="float" office:value="136.05">
            <text:p>13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0">
            <text:p>2850</text:p>
          </table:table-cell>
          <table:table-cell office:value-type="string">
            <text:p>LAL</text:p>
          </table:table-cell>
          <table:table-cell office:value-type="float" office:value="925">
            <text:p>92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[.J1296]*1.35" office:value-type="float" office:value="735.75">
            <text:p>735.75</text:p>
          </table:table-cell>
          <table:table-cell table:formula="of:=[.F1296]-[.K1296]" office:value-type="float" office:value="189.25">
            <text:p>18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1">
            <text:p>2851</text:p>
          </table:table-cell>
          <table:table-cell office:value-type="string">
            <text:p>AME</text:p>
          </table:table-cell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formula="of:=[.J1297]*1.35" office:value-type="float" office:value="580.5">
            <text:p>580.5</text:p>
          </table:table-cell>
          <table:table-cell table:formula="of:=[.F1297]-[.K1297]" office:value-type="float" office:value="-0.5">
            <text:p>-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2">
            <text:p>2852</text:p>
          </table:table-cell>
          <table:table-cell office:value-type="string">
            <text:p>MIS</text:p>
          </table:table-cell>
          <table:table-cell office:value-type="float" office:value="580">
            <text:p>58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.J1298]*1.35" office:value-type="float" office:value="440.1">
            <text:p>440.1</text:p>
          </table:table-cell>
          <table:table-cell table:formula="of:=[.F1298]-[.K1298]" office:value-type="float" office:value="139.9">
            <text:p>13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4">
            <text:p>2854</text:p>
          </table:table-cell>
          <table:table-cell office:value-type="string">
            <text:p>SRL</text:p>
          </table:table-cell>
          <table:table-cell office:value-type="float" office:value="1120">
            <text:p>112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table:formula="of:=[.J1299]*1.35" office:value-type="float" office:value="938.25">
            <text:p>938.25</text:p>
          </table:table-cell>
          <table:table-cell table:formula="of:=[.F1299]-[.K1299]" office:value-type="float" office:value="181.75">
            <text:p>181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4">
            <text:p>2854</text:p>
          </table:table-cell>
          <table:table-cell office:value-type="string">
            <text:p>LLT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table:formula="of:=[.J1300]*1.35" office:value-type="float" office:value="751.95">
            <text:p>751.95</text:p>
          </table:table-cell>
          <table:table-cell table:formula="of:=[.F1300]-[.K1300]" office:value-type="float" office:value="138.05">
            <text:p>138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6">
            <text:p>2856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[.J1301]*1.35" office:value-type="float" office:value="463.05">
            <text:p>463.05</text:p>
          </table:table-cell>
          <table:table-cell table:formula="of:=[.F1301]-[.K1301]" office:value-type="float" office:value="121.95">
            <text:p>12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7">
            <text:p>2857</text:p>
          </table:table-cell>
          <table:table-cell office:value-type="string">
            <text:p>LOT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.J1302]*1.35" office:value-type="float" office:value="792.45">
            <text:p>792.45</text:p>
          </table:table-cell>
          <table:table-cell table:formula="of:=[.F1302]-[.K1302]" office:value-type="float" office:value="-297.45">
            <text:p>-29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8">
            <text:p>2858</text:p>
          </table:table-cell>
          <table:table-cell office:value-type="string">
            <text:p>MTR</text:p>
          </table:table-cell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table:formula="of:=[.J1303]*1.35" office:value-type="float" office:value="511.65">
            <text:p>511.65</text:p>
          </table:table-cell>
          <table:table-cell table:formula="of:=[.F1303]-[.K1303]" office:value-type="float" office:value="128.35">
            <text:p>12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0">
            <text:p>2860</text:p>
          </table:table-cell>
          <table:table-cell office:value-type="string">
            <text:p>ARE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table:formula="of:=[.J1304]*1.35" office:value-type="float" office:value="661.5">
            <text:p>661.5</text:p>
          </table:table-cell>
          <table:table-cell table:formula="of:=[.F1304]-[.K1304]" office:value-type="float" office:value="38.5">
            <text:p>3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0">
            <text:p>2860</text:p>
          </table:table-cell>
          <table:table-cell office:value-type="string">
            <text:p>MTR</text:p>
          </table:table-cell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table:formula="of:=[.J1305]*1.35" office:value-type="float" office:value="511.65">
            <text:p>511.65</text:p>
          </table:table-cell>
          <table:table-cell table:formula="of:=[.F1305]-[.K1305]" office:value-type="float" office:value="108.35">
            <text:p>10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1">
            <text:p>2861</text:p>
          </table:table-cell>
          <table:table-cell office:value-type="string">
            <text:p>ALL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table:formula="of:=[.J1306]*1.35" office:value-type="float" office:value="614.25">
            <text:p>614.25</text:p>
          </table:table-cell>
          <table:table-cell table:formula="of:=[.F1306]-[.K1306]" office:value-type="float" office:value="85.75">
            <text:p>85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2">
            <text:p>2862</text:p>
          </table:table-cell>
          <table:table-cell office:value-type="string">
            <text:p>LAR</text:p>
          </table:table-cell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[.J1307]*1.35" office:value-type="float" office:value="741.15">
            <text:p>741.15</text:p>
          </table:table-cell>
          <table:table-cell table:formula="of:=[.F1307]-[.K1307]" office:value-type="float" office:value="8.84999999999991">
            <text:p>8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5">
            <text:p>2865</text:p>
          </table:table-cell>
          <table:table-cell office:value-type="string">
            <text:p>ATO</text:p>
          </table:table-cell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table:formula="of:=[.J1308]*1.35" office:value-type="float" office:value="645.3">
            <text:p>645.3</text:p>
          </table:table-cell>
          <table:table-cell table:formula="of:=[.F1308]-[.K1308]" office:value-type="float" office:value="134.7">
            <text:p>13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6">
            <text:p>2866</text:p>
          </table:table-cell>
          <table:table-cell office:value-type="string">
            <text:p>ATO</text:p>
          </table:table-cell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table:formula="of:=[.J1309]*1.35" office:value-type="float" office:value="645.3">
            <text:p>645.3</text:p>
          </table:table-cell>
          <table:table-cell table:formula="of:=[.F1309]-[.K1309]" office:value-type="float" office:value="94.6999999999999">
            <text:p>9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7">
            <text:p>2867</text:p>
          </table:table-cell>
          <table:table-cell office:value-type="string">
            <text:p>LAE</text:p>
          </table:table-cell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table:formula="of:=[.J1310]*1.35" office:value-type="float" office:value="729">
            <text:p>729</text:p>
          </table:table-cell>
          <table:table-cell table:formula="of:=[.F1310]-[.K1310]"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8">
            <text:p>2868</text:p>
          </table:table-cell>
          <table:table-cell office:value-type="string">
            <text:p>MLI</text:p>
          </table:table-cell>
          <table:table-cell office:value-type="float" office:value="595">
            <text:p>5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1311]*1.35" office:value-type="float" office:value="475.2">
            <text:p>475.2</text:p>
          </table:table-cell>
          <table:table-cell table:formula="of:=[.F1311]-[.K1311]" office:value-type="float" office:value="119.8">
            <text:p>1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69">
            <text:p>2869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.J1312]*1.35" office:value-type="float" office:value="488.7">
            <text:p>488.7</text:p>
          </table:table-cell>
          <table:table-cell table:formula="of:=[.F1312]-[.K1312]" office:value-type="float" office:value="126.3">
            <text:p>12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0">
            <text:p>2870</text:p>
          </table:table-cell>
          <table:table-cell office:value-type="string">
            <text:p>MLR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.J1313]*1.35" office:value-type="float" office:value="484.65">
            <text:p>484.65</text:p>
          </table:table-cell>
          <table:table-cell table:formula="of:=[.F1313]-[.K1313]" office:value-type="float" office:value="130.35">
            <text:p>13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1">
            <text:p>2871</text:p>
          </table:table-cell>
          <table:table-cell office:value-type="string">
            <text:p>MAM</text:p>
          </table:table-cell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table:formula="of:=[.J1314]*1.35" office:value-type="float" office:value="463.05">
            <text:p>463.05</text:p>
          </table:table-cell>
          <table:table-cell table:formula="of:=[.F1314]-[.K1314]" office:value-type="float" office:value="121.95">
            <text:p>12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2">
            <text:p>2872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.J1315]*1.35" office:value-type="float" office:value="467.1">
            <text:p>467.1</text:p>
          </table:table-cell>
          <table:table-cell table:formula="of:=[.F1315]-[.K1315]" office:value-type="float" office:value="122.9">
            <text:p>12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2">
            <text:p>2872</text:p>
          </table:table-cell>
          <table:table-cell office:value-type="string">
            <text:p>MIS</text:p>
          </table:table-cell>
          <table:table-cell office:value-type="float" office:value="580">
            <text:p>580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  <table:table-cell table:formula="of:=[.J1316]*1.35" office:value-type="float" office:value="440.1">
            <text:p>440.1</text:p>
          </table:table-cell>
          <table:table-cell table:formula="of:=[.F1316]-[.K1316]" office:value-type="float" office:value="139.9">
            <text:p>13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3">
            <text:p>2873</text:p>
          </table:table-cell>
          <table:table-cell office:value-type="string">
            <text:p>MAE</text:p>
          </table:table-cell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table:formula="of:=[.J1317]*1.35" office:value-type="float" office:value="459">
            <text:p>459</text:p>
          </table:table-cell>
          <table:table-cell table:formula="of:=[.F1317]-[.K1317]"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3">
            <text:p>2873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.J1318]*1.35" office:value-type="float" office:value="367.2">
            <text:p>367.2</text:p>
          </table:table-cell>
          <table:table-cell table:formula="of:=[.F1318]-[.K1318]" office:value-type="float" office:value="97.8">
            <text:p>9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4">
            <text:p>2874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20">
            <text:p>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319]*1.35" office:value-type="float" office:value="371.25">
            <text:p>371.25</text:p>
          </table:table-cell>
          <table:table-cell table:formula="of:=[.F1319]-[.K1319]" office:value-type="float" office:value="93.75">
            <text:p>9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4">
            <text:p>2874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1320]*1.35" office:value-type="float" office:value="422.55">
            <text:p>422.55</text:p>
          </table:table-cell>
          <table:table-cell table:formula="of:=[.F1320]-[.K1320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5">
            <text:p>2875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1321]*1.35" office:value-type="float" office:value="422.55">
            <text:p>422.55</text:p>
          </table:table-cell>
          <table:table-cell table:formula="of:=[.F1321]-[.K1321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5">
            <text:p>2875</text:p>
          </table:table-cell>
          <table:table-cell office:value-type="string">
            <text:p>MLE</text:p>
          </table:table-cell>
          <table:table-cell office:value-type="float" office:value="595">
            <text:p>59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formula="of:=[.J1322]*1.35" office:value-type="float" office:value="472.5">
            <text:p>472.5</text:p>
          </table:table-cell>
          <table:table-cell table:formula="of:=[.F1322]-[.K1322]" office:value-type="float" office:value="122.5">
            <text:p>12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6">
            <text:p>287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1323]*1.35" office:value-type="float" office:value="422.55">
            <text:p>422.55</text:p>
          </table:table-cell>
          <table:table-cell table:formula="of:=[.F1323]-[.K1323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6">
            <text:p>2876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1324]*1.35" office:value-type="float" office:value="422.55">
            <text:p>422.55</text:p>
          </table:table-cell>
          <table:table-cell table:formula="of:=[.F1324]-[.K1324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7">
            <text:p>2877</text:p>
          </table:table-cell>
          <table:table-cell office:value-type="string">
            <text:p>ITL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325]*1.35" office:value-type="float" office:value="371.25">
            <text:p>371.25</text:p>
          </table:table-cell>
          <table:table-cell table:formula="of:=[.F1325]-[.K1325]" office:value-type="float" office:value="93.75">
            <text:p>9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7">
            <text:p>2877</text:p>
          </table:table-cell>
          <table:table-cell office:value-type="string">
            <text:p>MEE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1326]*1.35" office:value-type="float" office:value="405">
            <text:p>405</text:p>
          </table:table-cell>
          <table:table-cell table:formula="of:=[.F1326]-[.K1326]"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8">
            <text:p>2878</text:p>
          </table:table-cell>
          <table:table-cell office:value-type="string">
            <text:p>ALV</text:p>
          </table:table-cell>
          <table:table-cell office:value-type="float" office:value="765">
            <text:p>76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table:formula="of:=[.J1327]*1.35" office:value-type="float" office:value="608.85">
            <text:p>608.85</text:p>
          </table:table-cell>
          <table:table-cell table:formula="of:=[.F1327]-[.K1327]" office:value-type="float" office:value="156.15">
            <text:p>156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8">
            <text:p>2878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1328]*1.35" office:value-type="float" office:value="353.7">
            <text:p>353.7</text:p>
          </table:table-cell>
          <table:table-cell table:formula="of:=[.F1328]-[.K1328]" office:value-type="float" office:value="91.3">
            <text:p>91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9">
            <text:p>2879</text:p>
          </table:table-cell>
          <table:table-cell office:value-type="string">
            <text:p>ILR</text:p>
          </table:table-cell>
          <table:table-cell office:value-type="float" office:value="445">
            <text:p>44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329]*1.35" office:value-type="float" office:value="349.65">
            <text:p>349.65</text:p>
          </table:table-cell>
          <table:table-cell table:formula="of:=[.F1329]-[.K1329]" office:value-type="float" office:value="95.35">
            <text:p>95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79">
            <text:p>2879</text:p>
          </table:table-cell>
          <table:table-cell office:value-type="string">
            <text:p>IAL</text:p>
          </table:table-cell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1330]*1.35" office:value-type="float" office:value="330.75">
            <text:p>330.75</text:p>
          </table:table-cell>
          <table:table-cell table:formula="of:=[.F1330]-[.K1330]" office:value-type="float" office:value="94.25">
            <text:p>9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0">
            <text:p>2880</text:p>
          </table:table-cell>
          <table:table-cell office:value-type="string">
            <text:p>IAL</text:p>
          </table:table-cell>
          <table:table-cell office:value-type="float" office:value="415">
            <text:p>415</text:p>
          </table:table-cell>
          <table:table-cell office:value-type="float" office:value="19">
            <text:p>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1331]*1.35" office:value-type="float" office:value="330.75">
            <text:p>330.75</text:p>
          </table:table-cell>
          <table:table-cell table:formula="of:=[.F1331]-[.K1331]" office:value-type="float" office:value="84.25">
            <text:p>84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0">
            <text:p>2880</text:p>
          </table:table-cell>
          <table:table-cell office:value-type="string">
            <text:p>IMS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.J1332]*1.35" office:value-type="float" office:value="318.6">
            <text:p>318.6</text:p>
          </table:table-cell>
          <table:table-cell table:formula="of:=[.F1332]-[.K1332]" office:value-type="float" office:value="86.4">
            <text:p>86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1">
            <text:p>2881</text:p>
          </table:table-cell>
          <table:table-cell office:value-type="string">
            <text:p>ITI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table:formula="of:=[.J1333]*1.35" office:value-type="float" office:value="367.2">
            <text:p>367.2</text:p>
          </table:table-cell>
          <table:table-cell table:formula="of:=[.F1333]-[.K1333]" office:value-type="float" office:value="97.8">
            <text:p>9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2">
            <text:p>2882</text:p>
          </table:table-cell>
          <table:table-cell office:value-type="string">
            <text:p>MM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table:formula="of:=[.J1334]*1.35" office:value-type="float" office:value="454.95">
            <text:p>454.95</text:p>
          </table:table-cell>
          <table:table-cell table:formula="of:=[.F1334]-[.K1334]" office:value-type="float" office:value="120.05">
            <text:p>120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2">
            <text:p>2882</text:p>
          </table:table-cell>
          <table:table-cell office:value-type="string">
            <text:p>ITA</text:p>
          </table:table-cell>
          <table:table-cell office:value-type="float" office:value="465">
            <text:p>465</text:p>
          </table:table-cell>
          <table:table-cell office:value-type="float" office:value="15">
            <text:p>1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table:formula="of:=[.J1335]*1.35" office:value-type="float" office:value="369.9">
            <text:p>369.9</text:p>
          </table:table-cell>
          <table:table-cell table:formula="of:=[.F1335]-[.K1335]" office:value-type="float" office:value="95.1">
            <text:p>9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3">
            <text:p>2883</text:p>
          </table:table-cell>
          <table:table-cell office:value-type="string">
            <text:p>MVM</text:p>
          </table:table-cell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table:formula="of:=[.J1336]*1.35" office:value-type="float" office:value="422.55">
            <text:p>422.55</text:p>
          </table:table-cell>
          <table:table-cell table:formula="of:=[.F1336]-[.K1336]" office:value-type="float" office:value="112.45">
            <text:p>11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3">
            <text:p>2883</text:p>
          </table:table-cell>
          <table:table-cell office:value-type="string">
            <text:p>ATT</text:p>
          </table:table-cell>
          <table:table-cell office:value-type="float" office:value="760">
            <text:p>76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table:formula="of:=[.J1337]*1.35" office:value-type="float" office:value="643.95">
            <text:p>643.95</text:p>
          </table:table-cell>
          <table:table-cell table:formula="of:=[.F1337]-[.K1337]" office:value-type="float" office:value="116.05">
            <text:p>11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4">
            <text:p>2884</text:p>
          </table:table-cell>
          <table:table-cell office:value-type="string">
            <text:p>ISS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table:formula="of:=[.J1338]*1.35" office:value-type="float" office:value="359.1">
            <text:p>359.1</text:p>
          </table:table-cell>
          <table:table-cell table:formula="of:=[.F1338]-[.K1338]" office:value-type="float" office:value="65.9">
            <text:p>65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4">
            <text:p>2884</text:p>
          </table:table-cell>
          <table:table-cell office:value-type="string">
            <text:p>AII</text:p>
          </table:table-cell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table:formula="of:=[.J1339]*1.35" office:value-type="float" office:value="569.7">
            <text:p>569.7</text:p>
          </table:table-cell>
          <table:table-cell table:formula="of:=[.F1339]-[.K1339]" office:value-type="float" office:value="105.3">
            <text:p>105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5">
            <text:p>2885</text:p>
          </table:table-cell>
          <table:table-cell office:value-type="string">
            <text:p>IAR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[.J1340]*1.35" office:value-type="float" office:value="336.15">
            <text:p>336.15</text:p>
          </table:table-cell>
          <table:table-cell table:formula="of:=[.F1340]-[.K1340]" office:value-type="float" office:value="-1.15000000000003">
            <text:p>-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5">
            <text:p>2885</text:p>
          </table:table-cell>
          <table:table-cell office:value-type="string">
            <text:p>MII</text:p>
          </table:table-cell>
          <table:table-cell office:value-type="float" office:value="525">
            <text:p>525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  <table:table-cell table:formula="of:=[.J1341]*1.35" office:value-type="float" office:value="434.7">
            <text:p>434.7</text:p>
          </table:table-cell>
          <table:table-cell table:formula="of:=[.F1341]-[.K1341]" office:value-type="float" office:value="90.3">
            <text:p>9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6">
            <text:p>2886</text:p>
          </table:table-cell>
          <table:table-cell office:value-type="string">
            <text:p>MLT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table:formula="of:=[.J1342]*1.35" office:value-type="float" office:value="481.95">
            <text:p>481.95</text:p>
          </table:table-cell>
          <table:table-cell table:formula="of:=[.F1342]-[.K1342]" office:value-type="float" office:value="93.05">
            <text:p>9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6">
            <text:p>2886</text:p>
          </table:table-cell>
          <table:table-cell office:value-type="string">
            <text:p>AVI</text:p>
          </table:table-cell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formula="of:=[.J1343]*1.35" office:value-type="float" office:value="556.2">
            <text:p>556.2</text:p>
          </table:table-cell>
          <table:table-cell table:formula="of:=[.F1343]-[.K1343]" office:value-type="float" office:value="93.8">
            <text:p>9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7">
            <text:p>2887</text:p>
          </table:table-cell>
          <table:table-cell office:value-type="string">
            <text:p>MSR</text:p>
          </table:table-cell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69">
            <text:p>369</text:p>
          </table:table-cell>
          <table:table-cell table:formula="of:=[.J1344]*1.35" office:value-type="float" office:value="498.15">
            <text:p>498.15</text:p>
          </table:table-cell>
          <table:table-cell table:formula="of:=[.F1344]-[.K1344]" office:value-type="float" office:value="100.85">
            <text:p>10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7">
            <text:p>2887</text:p>
          </table:table-cell>
          <table:table-cell office:value-type="string">
            <text:p>MEI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1345]*1.35" office:value-type="float" office:value="407.7">
            <text:p>407.7</text:p>
          </table:table-cell>
          <table:table-cell table:formula="of:=[.F1345]-[.K1345]" office:value-type="float" office:value="77.3">
            <text:p>7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8">
            <text:p>2888</text:p>
          </table:table-cell>
          <table:table-cell office:value-type="string">
            <text:p>IAL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1346]*1.35" office:value-type="float" office:value="330.75">
            <text:p>330.75</text:p>
          </table:table-cell>
          <table:table-cell table:formula="of:=[.F1346]-[.K1346]" office:value-type="float" office:value="68.25">
            <text:p>6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89">
            <text:p>2889</text:p>
          </table:table-cell>
          <table:table-cell office:value-type="string">
            <text:p>MAO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1347]*1.35" office:value-type="float" office:value="469.8">
            <text:p>469.8</text:p>
          </table:table-cell>
          <table:table-cell table:formula="of:=[.F1347]-[.K1347]" office:value-type="float" office:value="110.2">
            <text:p>11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0">
            <text:p>2890</text:p>
          </table:table-cell>
          <table:table-cell office:value-type="string">
            <text:p>VMO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.J1348]*1.35" office:value-type="float" office:value="186.3">
            <text:p>186.3</text:p>
          </table:table-cell>
          <table:table-cell table:formula="of:=[.F1348]-[.K1348]" office:value-type="float" office:value="63.7">
            <text:p>63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1">
            <text:p>2891</text:p>
          </table:table-cell>
          <table:table-cell office:value-type="string">
            <text:p>VOV</text:p>
          </table:table-cell>
          <table:table-cell office:value-type="float" office:value="315">
            <text:p>31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.J1349]*1.35" office:value-type="float" office:value="244.35">
            <text:p>244.35</text:p>
          </table:table-cell>
          <table:table-cell table:formula="of:=[.F1349]-[.K1349]" office:value-type="float" office:value="70.65">
            <text:p>70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2">
            <text:p>2892</text:p>
          </table:table-cell>
          <table:table-cell office:value-type="string">
            <text:p>VTA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.J1350]*1.35" office:value-type="float" office:value="234.9">
            <text:p>234.9</text:p>
          </table:table-cell>
          <table:table-cell table:formula="of:=[.F1350]-[.K1350]" office:value-type="float" office:value="65.1">
            <text:p>6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3">
            <text:p>2893</text:p>
          </table:table-cell>
          <table:table-cell office:value-type="string">
            <text:p>ISI</text:p>
          </table:table-cell>
          <table:table-cell office:value-type="float" office:value="445">
            <text:p>445</text:p>
          </table:table-cell>
          <table:table-cell office:value-type="float" office:value="24">
            <text:p>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table:formula="of:=[.J1351]*1.35" office:value-type="float" office:value="353.7">
            <text:p>353.7</text:p>
          </table:table-cell>
          <table:table-cell table:formula="of:=[.F1351]-[.K1351]" office:value-type="float" office:value="91.3">
            <text:p>91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4">
            <text:p>2894</text:p>
          </table:table-cell>
          <table:table-cell office:value-type="string">
            <text:p>IAE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1352]*1.35" office:value-type="float" office:value="324">
            <text:p>324</text:p>
          </table:table-cell>
          <table:table-cell table:formula="of:=[.F1352]-[.K1352]"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5">
            <text:p>2895</text:p>
          </table:table-cell>
          <table:table-cell office:value-type="string">
            <text:p>IIA</text:p>
          </table:table-cell>
          <table:table-cell office:value-type="float" office:value="375">
            <text:p>375</text:p>
          </table:table-cell>
          <table:table-cell office:value-type="float" office:value="22">
            <text:p>2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[.J1353]*1.35" office:value-type="float" office:value="302.4">
            <text:p>302.4</text:p>
          </table:table-cell>
          <table:table-cell table:formula="of:=[.F1353]-[.K1353]" office:value-type="float" office:value="72.6">
            <text:p>72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6">
            <text:p>2896</text:p>
          </table:table-cell>
          <table:table-cell office:value-type="string">
            <text:p>IVS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1354]*1.35" office:value-type="float" office:value="291.6">
            <text:p>291.6</text:p>
          </table:table-cell>
          <table:table-cell table:formula="of:=[.F1354]-[.K1354]" office:value-type="float" office:value="58.4">
            <text:p>5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7">
            <text:p>2897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.J1355]*1.35" office:value-type="float" office:value="299.7">
            <text:p>299.7</text:p>
          </table:table-cell>
          <table:table-cell table:formula="of:=[.F1355]-[.K1355]" office:value-type="float" office:value="50.3">
            <text:p>5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8">
            <text:p>2898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.J1356]*1.35" office:value-type="float" office:value="299.7">
            <text:p>299.7</text:p>
          </table:table-cell>
          <table:table-cell table:formula="of:=[.F1356]-[.K1356]" office:value-type="float" office:value="50.3">
            <text:p>5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899">
            <text:p>2899</text:p>
          </table:table-cell>
          <table:table-cell office:value-type="string">
            <text:p>III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PR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.J1357]*1.35" office:value-type="float" office:value="299.7">
            <text:p>299.7</text:p>
          </table:table-cell>
          <table:table-cell table:formula="of:=[.F1357]-[.K1357]" office:value-type="float" office:value="50.3">
            <text:p>50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0">
            <text:p>2900</text:p>
          </table:table-cell>
          <table:table-cell office:value-type="string">
            <text:p>IAE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1358]*1.35" office:value-type="float" office:value="324">
            <text:p>324</text:p>
          </table:table-cell>
          <table:table-cell table:formula="of:=[.F1358]-[.K1358]"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1">
            <text:p>2901</text:p>
          </table:table-cell>
          <table:table-cell office:value-type="string">
            <text:p>IIO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1359]*1.35" office:value-type="float" office:value="307.8">
            <text:p>307.8</text:p>
          </table:table-cell>
          <table:table-cell table:formula="of:=[.F1359]-[.K1359]" office:value-type="float" office:value="62.2">
            <text:p>6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1">
            <text:p>2901</text:p>
          </table:table-cell>
          <table:table-cell office:value-type="string">
            <text:p>IAR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table:formula="of:=[.J1360]*1.35" office:value-type="float" office:value="336.15">
            <text:p>336.15</text:p>
          </table:table-cell>
          <table:table-cell table:formula="of:=[.F1360]-[.K1360]" office:value-type="float" office:value="62.85">
            <text:p>6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2">
            <text:p>2902</text:p>
          </table:table-cell>
          <table:table-cell office:value-type="string">
            <text:p>MLO</text:p>
          </table:table-cell>
          <table:table-cell office:value-type="float" office:value="570">
            <text:p>570</text:p>
          </table:table-cell>
          <table:table-cell office:value-type="float" office:value="2">
            <text:p>2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table:formula="of:=[.J1361]*1.35" office:value-type="float" office:value="483.3">
            <text:p>483.3</text:p>
          </table:table-cell>
          <table:table-cell table:formula="of:=[.F1361]-[.K1361]" office:value-type="float" office:value="86.7">
            <text:p>86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2">
            <text:p>2902</text:p>
          </table:table-cell>
          <table:table-cell office:value-type="string">
            <text:p>ILT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GJ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table:formula="of:=[.J1362]*1.35" office:value-type="float" office:value="346.95">
            <text:p>346.95</text:p>
          </table:table-cell>
          <table:table-cell table:formula="of:=[.F1362]-[.K1362]" office:value-type="float" office:value="63.05">
            <text:p>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3">
            <text:p>2903</text:p>
          </table:table-cell>
          <table:table-cell office:value-type="string">
            <text:p>ILR</text:p>
          </table:table-cell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table:formula="of:=[.J1363]*1.35" office:value-type="float" office:value="349.65">
            <text:p>349.65</text:p>
          </table:table-cell>
          <table:table-cell table:formula="of:=[.F1363]-[.K1363]" office:value-type="float" office:value="-9.65000000000003">
            <text:p>-9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3">
            <text:p>2903</text:p>
          </table:table-cell>
          <table:table-cell office:value-type="string">
            <text:p>VTE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string">
            <text:p>BL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.J1364]*1.35" office:value-type="float" office:value="229.5">
            <text:p>229.5</text:p>
          </table:table-cell>
          <table:table-cell table:formula="of:=[.F1364]-[.K1364]" office:value-type="float" office:value="120.5">
            <text:p>12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4">
            <text:p>2904</text:p>
          </table:table-cell>
          <table:table-cell office:value-type="string">
            <text:p>IIE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.J1365]*1.35" office:value-type="float" office:value="297">
            <text:p>297</text:p>
          </table:table-cell>
          <table:table-cell table:formula="of:=[.F1365]-[.K1365]"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ggings</text:p>
          </table:table-cell>
          <table:table-cell office:value-type="float" office:value="2904">
            <text:p>2904</text:p>
          </table:table-cell>
          <table:table-cell office:value-type="string">
            <text:p>VTO</text:p>
          </table:table-cell>
          <table:table-cell office:value-type="float" office:value="315">
            <text:p>315</text:p>
          </table:table-cell>
          <table:table-cell office:value-type="float" office:value="17">
            <text:p>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[.J1366]*1.35" office:value-type="float" office:value="240.3">
            <text:p>240.3</text:p>
          </table:table-cell>
          <table:table-cell table:formula="of:=[.F1366]-[.K1366]" office:value-type="float" office:value="74.7">
            <text:p>7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5">
            <text:p>2905</text:p>
          </table:table-cell>
          <table:table-cell office:value-type="string">
            <text:p>MSI</text:p>
          </table:table-cell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table:formula="of:=[.J1367]*1.35" office:value-type="float" office:value="488.7">
            <text:p>488.7</text:p>
          </table:table-cell>
          <table:table-cell table:formula="of:=[.F1367]-[.K1367]" office:value-type="float" office:value="126.3">
            <text:p>126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5">
            <text:p>2905</text:p>
          </table:table-cell>
          <table:table-cell office:value-type="string">
            <text:p>MRI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office:value-type="float" office:value="392">
            <text:p>392</text:p>
          </table:table-cell>
          <table:table-cell table:formula="of:=[.J1368]*1.35" office:value-type="float" office:value="529.2">
            <text:p>529.2</text:p>
          </table:table-cell>
          <table:table-cell table:formula="of:=[.F1368]-[.K1368]" office:value-type="float" office:value="135.8">
            <text:p>13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6">
            <text:p>2906</text:p>
          </table:table-cell>
          <table:table-cell office:value-type="string">
            <text:p>ALE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table:formula="of:=[.J1369]*1.35" office:value-type="float" office:value="607.5">
            <text:p>607.5</text:p>
          </table:table-cell>
          <table:table-cell table:formula="of:=[.F1369]-[.K1369]" office:value-type="float" office:value="157.5">
            <text:p>15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6">
            <text:p>2906</text:p>
          </table:table-cell>
          <table:table-cell office:value-type="string">
            <text:p>MOS</text:p>
          </table:table-cell>
          <table:table-cell office:value-type="float" office:value="650">
            <text:p>650</text:p>
          </table:table-cell>
          <table:table-cell office:value-type="float" office:value="6">
            <text:p>6</text:p>
          </table:table-cell>
          <table:table-cell office:value-type="string">
            <text:p>VF</text:p>
          </table:table-cell>
          <table:table-cell office:value-type="float" office:value="0">
            <text:p>0</text:p>
          </table:table-cell>
          <table:table-cell office:value-type="float" office:value="386">
            <text:p>386</text:p>
          </table:table-cell>
          <table:table-cell table:formula="of:=[.J1370]*1.35" office:value-type="float" office:value="521.1">
            <text:p>521.1</text:p>
          </table:table-cell>
          <table:table-cell table:formula="of:=[.F1370]-[.K1370]" office:value-type="float" office:value="128.9">
            <text:p>128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7">
            <text:p>2907</text:p>
          </table:table-cell>
          <table:table-cell office:value-type="string">
            <text:p>AVL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[.J1371]*1.35" office:value-type="float" office:value="560.25">
            <text:p>560.25</text:p>
          </table:table-cell>
          <table:table-cell table:formula="of:=[.F1371]-[.K1371]" office:value-type="float" office:value="89.75">
            <text:p>8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7">
            <text:p>2907</text:p>
          </table:table-cell>
          <table:table-cell office:value-type="string">
            <text:p>MLS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f:=[.J1372]*1.35" office:value-type="float" office:value="480.6">
            <text:p>480.6</text:p>
          </table:table-cell>
          <table:table-cell table:formula="of:=[.F1372]-[.K1372]" office:value-type="float" office:value="114.4">
            <text:p>11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Coat</text:p>
          </table:table-cell>
          <table:table-cell office:value-type="float" office:value="2908">
            <text:p>2908</text:p>
          </table:table-cell>
          <table:table-cell office:value-type="string">
            <text:p>MES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.J1373]*1.35" office:value-type="float" office:value="413.1">
            <text:p>413.1</text:p>
          </table:table-cell>
          <table:table-cell table:formula="of:=[.F1373]-[.K1373]" office:value-type="float" office:value="71.9">
            <text:p>7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OAT</text:p>
          </table:table-cell>
          <table:table-cell office:value-type="float" office:value="2909">
            <text:p>2909</text:p>
          </table:table-cell>
          <table:table-cell office:value-type="string">
            <text:p>IMV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.J1374]*1.35" office:value-type="float" office:value="311.85">
            <text:p>311.85</text:p>
          </table:table-cell>
          <table:table-cell table:formula="of:=[.F1374]-[.K1374]" office:value-type="float" office:value="83.15">
            <text:p>83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09">
            <text:p>2909</text:p>
          </table:table-cell>
          <table:table-cell office:value-type="string">
            <text:p>MIM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1375]*1.35" office:value-type="float" office:value="436.05">
            <text:p>436.05</text:p>
          </table:table-cell>
          <table:table-cell table:formula="of:=[.F1375]-[.K1375]" office:value-type="float" office:value="13.95">
            <text:p>13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0">
            <text:p>2910</text:p>
          </table:table-cell>
          <table:table-cell office:value-type="string">
            <text:p>MLR</text:p>
          </table:table-cell>
          <table:table-cell office:value-type="float" office:value="485">
            <text:p>48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formula="of:=[.J1376]*1.35" office:value-type="float" office:value="484.65">
            <text:p>484.65</text:p>
          </table:table-cell>
          <table:table-cell table:formula="of:=[.F1376]-[.K1376]" office:value-type="float" office:value="0.349999999999966">
            <text:p>0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1">
            <text:p>2911</text:p>
          </table:table-cell>
          <table:table-cell office:value-type="string">
            <text:p>MEL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.J1377]*1.35" office:value-type="float" office:value="411.75">
            <text:p>411.75</text:p>
          </table:table-cell>
          <table:table-cell table:formula="of:=[.F1377]-[.K1377]" office:value-type="float" office:value="78.25">
            <text:p>78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1">
            <text:p>2911</text:p>
          </table:table-cell>
          <table:table-cell office:value-type="string">
            <text:p>MVV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table:formula="of:=[.J1378]*1.35" office:value-type="float" office:value="419.85">
            <text:p>419.85</text:p>
          </table:table-cell>
          <table:table-cell table:formula="of:=[.F1378]-[.K1378]" office:value-type="float" office:value="80.15">
            <text:p>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2">
            <text:p>2912</text:p>
          </table:table-cell>
          <table:table-cell office:value-type="string">
            <text:p>AAT</text:p>
          </table:table-cell>
          <table:table-cell office:value-type="float" office:value="515">
            <text:p>515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.J1379]*1.35" office:value-type="float" office:value="603.45">
            <text:p>603.45</text:p>
          </table:table-cell>
          <table:table-cell table:formula="of:=[.F1379]-[.K1379]" office:value-type="float" office:value="-88.45">
            <text:p>-8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2">
            <text:p>2912</text:p>
          </table:table-cell>
          <table:table-cell office:value-type="string">
            <text:p>ATV</text:p>
          </table:table-cell>
          <table:table-cell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.J1380]*1.35" office:value-type="float" office:value="635.85">
            <text:p>635.85</text:p>
          </table:table-cell>
          <table:table-cell table:formula="of:=[.F1380]-[.K1380]" office:value-type="float" office:value="-125.85">
            <text:p>-12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2">
            <text:p>2912</text:p>
          </table:table-cell>
          <table:table-cell office:value-type="string">
            <text:p>AVM</text:p>
          </table:table-cell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[.J1381]*1.35" office:value-type="float" office:value="557.55">
            <text:p>557.55</text:p>
          </table:table-cell>
          <table:table-cell table:formula="of:=[.F1381]-[.K1381]" office:value-type="float" office:value="102.45">
            <text:p>10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3">
            <text:p>2913</text:p>
          </table:table-cell>
          <table:table-cell office:value-type="string">
            <text:p>AEV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01">
            <text:p>401</text:p>
          </table:table-cell>
          <table:table-cell table:formula="of:=[.J1382]*1.35" office:value-type="float" office:value="541.35">
            <text:p>541.35</text:p>
          </table:table-cell>
          <table:table-cell table:formula="of:=[.F1382]-[.K1382]" office:value-type="float" office:value="8.64999999999998">
            <text:p>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4">
            <text:p>2914</text:p>
          </table:table-cell>
          <table:table-cell office:value-type="string">
            <text:p>AVE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table:formula="of:=[.J1383]*1.35" office:value-type="float" office:value="553.5">
            <text:p>553.5</text:p>
          </table:table-cell>
          <table:table-cell table:formula="of:=[.F1383]-[.K1383]" office:value-type="float" office:value="96.5">
            <text:p>96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6">
            <text:p>2916</text:p>
          </table:table-cell>
          <table:table-cell office:value-type="string">
            <text:p>LVL</text:p>
          </table:table-cell>
          <table:table-cell office:value-type="float" office:value="830">
            <text:p>83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.J1384]*1.35" office:value-type="float" office:value="695.25">
            <text:p>695.25</text:p>
          </table:table-cell>
          <table:table-cell table:formula="of:=[.F1384]-[.K1384]" office:value-type="float" office:value="134.75">
            <text:p>134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8">
            <text:p>2918</text:p>
          </table:table-cell>
          <table:table-cell office:value-type="string">
            <text:p>AIL</text:p>
          </table:table-cell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25">
            <text:p>425</text:p>
          </table:table-cell>
          <table:table-cell table:formula="of:=[.J1385]*1.35" office:value-type="float" office:value="573.75">
            <text:p>573.75</text:p>
          </table:table-cell>
          <table:table-cell table:formula="of:=[.F1385]-[.K1385]" office:value-type="float" office:value="106.25">
            <text:p>106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9">
            <text:p>2919</text:p>
          </table:table-cell>
          <table:table-cell office:value-type="string">
            <text:p>ISM</text:p>
          </table:table-cell>
          <table:table-cell office:value-type="float" office:value="360">
            <text:p>360</text:p>
          </table:table-cell>
          <table:table-cell office:value-type="float" office:value="7">
            <text:p>7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  <table:table-cell table:formula="of:=[.J1386]*1.35" office:value-type="float" office:value="355.05">
            <text:p>355.05</text:p>
          </table:table-cell>
          <table:table-cell table:formula="of:=[.F1386]-[.K1386]" office:value-type="float" office:value="4.94999999999999">
            <text:p>4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9">
            <text:p>2919</text:p>
          </table:table-cell>
          <table:table-cell office:value-type="string">
            <text:p>IMM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.J1387]*1.35" office:value-type="float" office:value="314.55">
            <text:p>314.55</text:p>
          </table:table-cell>
          <table:table-cell table:formula="of:=[.F1387]-[.K1387]" office:value-type="float" office:value="10.45">
            <text:p>10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0">
            <text:p>2920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388]*1.35" office:value-type="float" office:value="371.25">
            <text:p>371.25</text:p>
          </table:table-cell>
          <table:table-cell table:formula="of:=[.F1388]-[.K1388]" office:value-type="float" office:value="3.75">
            <text:p>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1">
            <text:p>2921</text:p>
          </table:table-cell>
          <table:table-cell office:value-type="string">
            <text:p>MEL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formula="of:=[.J1389]*1.35" office:value-type="float" office:value="411.75">
            <text:p>411.75</text:p>
          </table:table-cell>
          <table:table-cell table:formula="of:=[.F1389]-[.K1389]" office:value-type="float" office:value="13.25">
            <text:p>13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2">
            <text:p>2922</text:p>
          </table:table-cell>
          <table:table-cell office:value-type="string">
            <text:p>IOT</text:p>
          </table:table-cell>
          <table:table-cell office:value-type="float" office:value="399">
            <text:p>399</text:p>
          </table:table-cell>
          <table:table-cell office:value-type="float" office:value="5">
            <text:p>5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table:formula="of:=[.J1390]*1.35" office:value-type="float" office:value="387.45">
            <text:p>387.45</text:p>
          </table:table-cell>
          <table:table-cell table:formula="of:=[.F1390]-[.K1390]" office:value-type="float" office:value="11.55">
            <text:p>11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3">
            <text:p>2923</text:p>
          </table:table-cell>
          <table:table-cell office:value-type="string">
            <text:p>MIM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  <table:table-cell table:formula="of:=[.J1391]*1.35" office:value-type="float" office:value="436.05">
            <text:p>436.05</text:p>
          </table:table-cell>
          <table:table-cell table:formula="of:=[.F1391]-[.K1391]" office:value-type="float" office:value="13.95">
            <text:p>13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4">
            <text:p>2924</text:p>
          </table:table-cell>
          <table:table-cell office:value-type="string">
            <text:p>AAI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392]*1.35" office:value-type="float" office:value="596.7">
            <text:p>596.7</text:p>
          </table:table-cell>
          <table:table-cell table:formula="of:=[.F1392]-[.K1392]" office:value-type="float" office:value="-211.7">
            <text:p>-21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4">
            <text:p>2924</text:p>
          </table:table-cell>
          <table:table-cell office:value-type="string">
            <text:p>IAL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table:formula="of:=[.J1393]*1.35" office:value-type="float" office:value="330.75">
            <text:p>330.75</text:p>
          </table:table-cell>
          <table:table-cell table:formula="of:=[.F1393]-[.K1393]" office:value-type="float" office:value="-0.75">
            <text:p>-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5">
            <text:p>2925</text:p>
          </table:table-cell>
          <table:table-cell office:value-type="string">
            <text:p>IIL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.J1394]*1.35" office:value-type="float" office:value="303.75">
            <text:p>303.75</text:p>
          </table:table-cell>
          <table:table-cell table:formula="of:=[.F1394]-[.K1394]" office:value-type="float" office:value="71.25">
            <text:p>7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6">
            <text:p>2926</text:p>
          </table:table-cell>
          <table:table-cell office:value-type="string">
            <text:p>ITL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formula="of:=[.J1395]*1.35" office:value-type="float" office:value="371.25">
            <text:p>371.25</text:p>
          </table:table-cell>
          <table:table-cell table:formula="of:=[.F1395]-[.K1395]" office:value-type="float" office:value="3.75">
            <text:p>3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7">
            <text:p>2927</text:p>
          </table:table-cell>
          <table:table-cell office:value-type="string">
            <text:p>AAI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396]*1.35" office:value-type="float" office:value="596.7">
            <text:p>596.7</text:p>
          </table:table-cell>
          <table:table-cell table:formula="of:=[.F1396]-[.K1396]" office:value-type="float" office:value="-231.7">
            <text:p>-23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8">
            <text:p>2928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1397]*1.35" office:value-type="float" office:value="469.8">
            <text:p>469.8</text:p>
          </table:table-cell>
          <table:table-cell table:formula="of:=[.F1397]-[.K1397]" office:value-type="float" office:value="120.2">
            <text:p>12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9">
            <text:p>2929</text:p>
          </table:table-cell>
          <table:table-cell office:value-type="string">
            <text:p>AEE</text:p>
          </table:table-cell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formula="of:=[.J1398]*1.35" office:value-type="float" office:value="540">
            <text:p>540</text:p>
          </table:table-cell>
          <table:table-cell table:formula="of:=[.F1398]-[.K1398]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0">
            <text:p>2930</text:p>
          </table:table-cell>
          <table:table-cell office:value-type="string">
            <text:p>MER</text:p>
          </table:table-cell>
          <table:table-cell office:value-type="float" office:value="520">
            <text:p>52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  <table:table-cell table:formula="of:=[.J1399]*1.35" office:value-type="float" office:value="417.15">
            <text:p>417.15</text:p>
          </table:table-cell>
          <table:table-cell table:formula="of:=[.F1399]-[.K1399]" office:value-type="float" office:value="102.85">
            <text:p>102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1">
            <text:p>2931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00]*1.35" office:value-type="float" office:value="356.4">
            <text:p>356.4</text:p>
          </table:table-cell>
          <table:table-cell table:formula="of:=[.F1400]-[.K1400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2">
            <text:p>2932</text:p>
          </table:table-cell>
          <table:table-cell office:value-type="string">
            <text:p>IAE</text:p>
          </table:table-cell>
          <table:table-cell office:value-type="float" office:value="410">
            <text:p>410</text:p>
          </table:table-cell>
          <table:table-cell office:value-type="float" office:value="4">
            <text:p>4</text:p>
          </table:table-cell>
          <table:table-cell office:value-type="string">
            <text:p>VB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1401]*1.35" office:value-type="float" office:value="324">
            <text:p>324</text:p>
          </table:table-cell>
          <table:table-cell table:formula="of:=[.F1401]-[.K1401]"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3">
            <text:p>2933</text:p>
          </table:table-cell>
          <table:table-cell office:value-type="string">
            <text:p>VRR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[.J1402]*1.35" office:value-type="float" office:value="268.65">
            <text:p>268.65</text:p>
          </table:table-cell>
          <table:table-cell table:formula="of:=[.F1402]-[.K1402]" office:value-type="float" office:value="31.35">
            <text:p>31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4">
            <text:p>2934</text:p>
          </table:table-cell>
          <table:table-cell office:value-type="string">
            <text:p>IL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03]*1.35" office:value-type="float" office:value="340.2">
            <text:p>340.2</text:p>
          </table:table-cell>
          <table:table-cell table:formula="of:=[.F1403]-[.K1403]" office:value-type="float" office:value="239.8">
            <text:p>23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5">
            <text:p>2935</text:p>
          </table:table-cell>
          <table:table-cell office:value-type="string">
            <text:p>ILE</text:p>
          </table:table-cell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[.J1404]*1.35" office:value-type="float" office:value="337.5">
            <text:p>337.5</text:p>
          </table:table-cell>
          <table:table-cell table:formula="of:=[.F1404]-[.K1404]" office:value-type="float" office:value="142.5">
            <text:p>14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6">
            <text:p>2936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05]*1.35" office:value-type="float" office:value="340.2">
            <text:p>340.2</text:p>
          </table:table-cell>
          <table:table-cell table:formula="of:=[.F1405]-[.K1405]" office:value-type="float" office:value="154.8">
            <text:p>15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7">
            <text:p>2937</text:p>
          </table:table-cell>
          <table:table-cell office:value-type="string">
            <text:p>ILI</text:p>
          </table:table-cell>
          <table:table-cell office:value-type="float" office:value="495">
            <text:p>49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06]*1.35" office:value-type="float" office:value="340.2">
            <text:p>340.2</text:p>
          </table:table-cell>
          <table:table-cell table:formula="of:=[.F1406]-[.K1406]" office:value-type="float" office:value="154.8">
            <text:p>15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8">
            <text:p>2938</text:p>
          </table:table-cell>
          <table:table-cell office:value-type="string">
            <text:p>MVT</text:p>
          </table:table-cell>
          <table:table-cell office:value-type="float" office:value="510">
            <text:p>510</text:p>
          </table:table-cell>
          <table:table-cell office:value-type="float" office:value="22">
            <text:p>2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formula="of:=[.J1407]*1.35" office:value-type="float" office:value="427.95">
            <text:p>427.95</text:p>
          </table:table-cell>
          <table:table-cell table:formula="of:=[.F1407]-[.K1407]" office:value-type="float" office:value="82.05">
            <text:p>82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9">
            <text:p>2939</text:p>
          </table:table-cell>
          <table:table-cell office:value-type="string">
            <text:p>VTR</text:p>
          </table:table-cell>
          <table:table-cell office:value-type="float" office:value="250">
            <text:p>250</text:p>
          </table:table-cell>
          <table:table-cell office:value-type="float" office:value="9">
            <text:p>9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.J1408]*1.35" office:value-type="float" office:value="241.65">
            <text:p>241.65</text:p>
          </table:table-cell>
          <table:table-cell table:formula="of:=[.F1408]-[.K1408]" office:value-type="float" office:value="8.34999999999999">
            <text:p>8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40">
            <text:p>2940</text:p>
          </table:table-cell>
          <table:table-cell office:value-type="string">
            <text:p>AVR</text:p>
          </table:table-cell>
          <table:table-cell office:value-type="float" office:value="670">
            <text:p>670</text:p>
          </table:table-cell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table:formula="of:=[.J1409]*1.35" office:value-type="float" office:value="565.65">
            <text:p>565.65</text:p>
          </table:table-cell>
          <table:table-cell table:formula="of:=[.F1409]-[.K1409]" office:value-type="float" office:value="104.35">
            <text:p>104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1">
            <text:p>2941</text:p>
          </table:table-cell>
          <table:table-cell office:value-type="string">
            <text:p>OSO</text:p>
          </table:table-cell>
          <table:table-cell office:value-type="float" office:value="1390">
            <text:p>13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table:formula="of:=[.J1410]*1.35" office:value-type="float" office:value="1171.8">
            <text:p>1171.8</text:p>
          </table:table-cell>
          <table:table-cell table:formula="of:=[.F1410]-[.K1410]" office:value-type="float" office:value="218.2">
            <text:p>21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2">
            <text:p>2942</text:p>
          </table:table-cell>
          <table:table-cell office:value-type="string">
            <text:p>VMVM</text:p>
          </table:table-cell>
          <table:table-cell office:value-type="float" office:value="2100">
            <text:p>210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table:formula="of:=[.J1411]*1.35" office:value-type="float" office:value="1772.55">
            <text:p>1772.55</text:p>
          </table:table-cell>
          <table:table-cell table:formula="of:=[.F1411]-[.K1411]" office:value-type="float" office:value="327.45">
            <text:p>32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3">
            <text:p>2943</text:p>
          </table:table-cell>
          <table:table-cell office:value-type="string">
            <text:p>VLML</text:p>
          </table:table-cell>
          <table:table-cell office:value-type="float" office:value="2450">
            <text:p>2450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table:formula="of:=[.J1412]*1.35" office:value-type="float" office:value="2072.25">
            <text:p>2072.25</text:p>
          </table:table-cell>
          <table:table-cell table:formula="of:=[.F1412]-[.K1412]" office:value-type="float" office:value="377.75">
            <text:p>37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4">
            <text:p>2944</text:p>
          </table:table-cell>
          <table:table-cell office:value-type="string">
            <text:p>VMRV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table:formula="of:=[.J1413]*1.35" office:value-type="float" office:value="1877.85">
            <text:p>1877.85</text:p>
          </table:table-cell>
          <table:table-cell table:formula="of:=[.F1413]-[.K1413]" office:value-type="float" office:value="452.15">
            <text:p>452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5">
            <text:p>2945</text:p>
          </table:table-cell>
          <table:table-cell office:value-type="string">
            <text:p>VOES</text:p>
          </table:table-cell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806">
            <text:p>1806</text:p>
          </table:table-cell>
          <table:table-cell table:formula="of:=[.J1414]*1.35" office:value-type="float" office:value="2438.1">
            <text:p>2438.1</text:p>
          </table:table-cell>
          <table:table-cell table:formula="of:=[.F1414]-[.K1414]" office:value-type="float" office:value="441.9">
            <text:p>441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46">
            <text:p>2946</text:p>
          </table:table-cell>
          <table:table-cell office:value-type="string">
            <text:p>TMT</text:p>
          </table:table-cell>
          <table:table-cell office:value-type="float" office:value="1180">
            <text:p>11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737">
            <text:p>737</text:p>
          </table:table-cell>
          <table:table-cell table:formula="of:=[.J1415]*1.35" office:value-type="float" office:value="994.95">
            <text:p>994.95</text:p>
          </table:table-cell>
          <table:table-cell table:formula="of:=[.F1415]-[.K1415]" office:value-type="float" office:value="185.05">
            <text:p>185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87">
            <text:p>2987</text:p>
          </table:table-cell>
          <table:table-cell office:value-type="string">
            <text:p>VESO</text:p>
          </table:table-cell>
          <table:table-cell office:value-type="float" office:value="1710">
            <text:p>171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068">
            <text:p>1068</text:p>
          </table:table-cell>
          <table:table-cell table:formula="of:=[.J1416]*1.35" office:value-type="float" office:value="1441.8">
            <text:p>1441.8</text:p>
          </table:table-cell>
          <table:table-cell table:formula="of:=[.F1416]-[.K1416]" office:value-type="float" office:value="268.2">
            <text:p>26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87">
            <text:p>2987</text:p>
          </table:table-cell>
          <table:table-cell office:value-type="string">
            <text:p>VVVO</text:p>
          </table:table-cell>
          <table:table-cell office:value-type="float" office:value="1790">
            <text:p>179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118">
            <text:p>1118</text:p>
          </table:table-cell>
          <table:table-cell table:formula="of:=[.J1417]*1.35" office:value-type="float" office:value="1509.3">
            <text:p>1509.3</text:p>
          </table:table-cell>
          <table:table-cell table:formula="of:=[.F1417]-[.K1417]" office:value-type="float" office:value="280.7">
            <text:p>28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88">
            <text:p>2988</text:p>
          </table:table-cell>
          <table:table-cell office:value-type="string">
            <text:p>VLML</text:p>
          </table:table-cell>
          <table:table-cell office:value-type="float" office:value="2080">
            <text:p>208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535">
            <text:p>1535</text:p>
          </table:table-cell>
          <table:table-cell table:formula="of:=[.J1418]*1.35" office:value-type="float" office:value="2072.25">
            <text:p>2072.25</text:p>
          </table:table-cell>
          <table:table-cell table:formula="of:=[.F1418]-[.K1418]" office:value-type="float" office:value="7.75">
            <text:p>7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88">
            <text:p>2988</text:p>
          </table:table-cell>
          <table:table-cell office:value-type="string">
            <text:p>VSRV</text:p>
          </table:table-cell>
          <table:table-cell office:value-type="float" office:value="2715">
            <text:p>271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91">
            <text:p>1691</text:p>
          </table:table-cell>
          <table:table-cell table:formula="of:=[.J1419]*1.35" office:value-type="float" office:value="2282.85">
            <text:p>2282.85</text:p>
          </table:table-cell>
          <table:table-cell table:formula="of:=[.F1419]-[.K1419]" office:value-type="float" office:value="432.15">
            <text:p>432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89">
            <text:p>2989</text:p>
          </table:table-cell>
          <table:table-cell office:value-type="string">
            <text:p>IETL</text:p>
          </table:table-cell>
          <table:table-cell office:value-type="float" office:value="3320">
            <text:p>332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2075">
            <text:p>2075</text:p>
          </table:table-cell>
          <table:table-cell table:formula="of:=[.J1420]*1.35" office:value-type="float" office:value="2801.25">
            <text:p>2801.25</text:p>
          </table:table-cell>
          <table:table-cell table:formula="of:=[.F1420]-[.K1420]" office:value-type="float" office:value="518.75">
            <text:p>518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0">
            <text:p>2990</text:p>
          </table:table-cell>
          <table:table-cell office:value-type="string">
            <text:p>VOVV</text:p>
          </table:table-cell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811">
            <text:p>1811</text:p>
          </table:table-cell>
          <table:table-cell table:formula="of:=[.J1421]*1.35" office:value-type="float" office:value="2444.85">
            <text:p>2444.85</text:p>
          </table:table-cell>
          <table:table-cell table:formula="of:=[.F1421]-[.K1421]" office:value-type="float" office:value="5.14999999999964">
            <text:p>5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2">
            <text:p>2992</text:p>
          </table:table-cell>
          <table:table-cell office:value-type="string">
            <text:p>VRTA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table:formula="of:=[.J1422]*1.35" office:value-type="float" office:value="2664.9">
            <text:p>2664.9</text:p>
          </table:table-cell>
          <table:table-cell table:formula="of:=[.F1422]-[.K1422]" office:value-type="float" office:value="335.1">
            <text:p>335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3">
            <text:p>2993</text:p>
          </table:table-cell>
          <table:table-cell office:value-type="string">
            <text:p>VVIL</text:p>
          </table:table-cell>
          <table:table-cell office:value-type="float" office:value="1910">
            <text:p>191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formula="of:=[.J1423]*1.35" office:value-type="float" office:value="1518.75">
            <text:p>1518.75</text:p>
          </table:table-cell>
          <table:table-cell table:formula="of:=[.F1423]-[.K1423]" office:value-type="float" office:value="391.25">
            <text:p>391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4">
            <text:p>2994</text:p>
          </table:table-cell>
          <table:table-cell office:value-type="string">
            <text:p>VSRT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table:formula="of:=[.J1424]*1.35" office:value-type="float" office:value="2290.95">
            <text:p>2290.95</text:p>
          </table:table-cell>
          <table:table-cell table:formula="of:=[.F1424]-[.K1424]" office:value-type="float" office:value="904.05">
            <text:p>904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5">
            <text:p>2995</text:p>
          </table:table-cell>
          <table:table-cell office:value-type="string">
            <text:p>VEEM</text:p>
          </table:table-cell>
          <table:table-cell office:value-type="float" office:value="1700">
            <text:p>170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03">
            <text:p>1003</text:p>
          </table:table-cell>
          <table:table-cell table:formula="of:=[.J1425]*1.35" office:value-type="float" office:value="1354.05">
            <text:p>1354.05</text:p>
          </table:table-cell>
          <table:table-cell table:formula="of:=[.F1425]-[.K1425]" office:value-type="float" office:value="345.95">
            <text:p>345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6">
            <text:p>2996</text:p>
          </table:table-cell>
          <table:table-cell office:value-type="string">
            <text:p>VRIO</text:p>
          </table:table-cell>
          <table:table-cell office:value-type="float" office:value="3275">
            <text:p>327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928">
            <text:p>1928</text:p>
          </table:table-cell>
          <table:table-cell table:formula="of:=[.J1426]*1.35" office:value-type="float" office:value="2602.8">
            <text:p>2602.8</text:p>
          </table:table-cell>
          <table:table-cell table:formula="of:=[.F1426]-[.K1426]" office:value-type="float" office:value="672.2">
            <text:p>6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7">
            <text:p>2997</text:p>
          </table:table-cell>
          <table:table-cell office:value-type="string">
            <text:p>VVAE</text:p>
          </table:table-cell>
          <table:table-cell office:value-type="float" office:value="1940">
            <text:p>194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40">
            <text:p>1140</text:p>
          </table:table-cell>
          <table:table-cell table:formula="of:=[.J1427]*1.35" office:value-type="float" office:value="1539">
            <text:p>1539</text:p>
          </table:table-cell>
          <table:table-cell table:formula="of:=[.F1427]-[.K1427]" office:value-type="float" office:value="401">
            <text:p>40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8">
            <text:p>2998</text:p>
          </table:table-cell>
          <table:table-cell office:value-type="string">
            <text:p>VVSL</text:p>
          </table:table-cell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65">
            <text:p>1165</text:p>
          </table:table-cell>
          <table:table-cell table:formula="of:=[.J1428]*1.35" office:value-type="float" office:value="1572.75">
            <text:p>1572.75</text:p>
          </table:table-cell>
          <table:table-cell table:formula="of:=[.F1428]-[.K1428]" office:value-type="float" office:value="407.25">
            <text:p>407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9">
            <text:p>2999</text:p>
          </table:table-cell>
          <table:table-cell office:value-type="string">
            <text:p>VVIO</text:p>
          </table:table-cell>
          <table:table-cell office:value-type="float" office:value="1925">
            <text:p>192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28">
            <text:p>1128</text:p>
          </table:table-cell>
          <table:table-cell table:formula="of:=[.J1429]*1.35" office:value-type="float" office:value="1522.8">
            <text:p>1522.8</text:p>
          </table:table-cell>
          <table:table-cell table:formula="of:=[.F1429]-[.K1429]" office:value-type="float" office:value="402.2">
            <text:p>40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3000">
            <text:p>3000</text:p>
          </table:table-cell>
          <table:table-cell office:value-type="string">
            <text:p>VVMA</text:p>
          </table:table-cell>
          <table:table-cell office:value-type="float" office:value="1920">
            <text:p>19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table:formula="of:=[.J1430]*1.35" office:value-type="float" office:value="1530.9">
            <text:p>1530.9</text:p>
          </table:table-cell>
          <table:table-cell table:formula="of:=[.F1430]-[.K1430]" office:value-type="float" office:value="389.1">
            <text:p>389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3001">
            <text:p>3001</text:p>
          </table:table-cell>
          <table:table-cell office:value-type="string">
            <text:p>VVVL</text:p>
          </table:table-cell>
          <table:table-cell office:value-type="float" office:value="1895">
            <text:p>189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15">
            <text:p>1115</text:p>
          </table:table-cell>
          <table:table-cell table:formula="of:=[.J1431]*1.35" office:value-type="float" office:value="1505.25">
            <text:p>1505.25</text:p>
          </table:table-cell>
          <table:table-cell table:formula="of:=[.F1431]-[.K1431]" office:value-type="float" office:value="389.75">
            <text:p>389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2">
            <text:p>3002</text:p>
          </table:table-cell>
          <table:table-cell office:value-type="string">
            <text:p>VIOM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formula="of:=[.J1432]*1.35" office:value-type="float" office:value="1732.05">
            <text:p>1732.05</text:p>
          </table:table-cell>
          <table:table-cell table:formula="of:=[.F1432]-[.K1432]" office:value-type="float" office:value="117.95">
            <text:p>11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3">
            <text:p>3003</text:p>
          </table:table-cell>
          <table:table-cell office:value-type="string">
            <text:p>VTAR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749">
            <text:p>1749</text:p>
          </table:table-cell>
          <table:table-cell table:formula="of:=[.J1433]*1.35" office:value-type="float" office:value="2361.15">
            <text:p>2361.15</text:p>
          </table:table-cell>
          <table:table-cell table:formula="of:=[.F1433]-[.K1433]" office:value-type="float" office:value="438.85">
            <text:p>438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5">
            <text:p>3005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6">
            <text:p>6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table:formula="of:=[.J1434]*1.35" office:value-type="float" office:value="1367.55">
            <text:p>1367.55</text:p>
          </table:table-cell>
          <table:table-cell table:formula="of:=[.F1434]-[.K1434]" office:value-type="float" office:value="252.45">
            <text:p>25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6">
            <text:p>3006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table:formula="of:=[.J1435]*1.35" office:value-type="float" office:value="1884.6">
            <text:p>1884.6</text:p>
          </table:table-cell>
          <table:table-cell table:formula="of:=[.F1435]-[.K1435]" office:value-type="float" office:value="0.399999999999864">
            <text:p>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7">
            <text:p>3007</text:p>
          </table:table-cell>
          <table:table-cell office:value-type="string">
            <text:p>VAAL</text:p>
          </table:table-cell>
          <table:table-cell office:value-type="float" office:value="2310">
            <text:p>231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45">
            <text:p>1445</text:p>
          </table:table-cell>
          <table:table-cell table:formula="of:=[.J1436]*1.35" office:value-type="float" office:value="1950.75">
            <text:p>1950.75</text:p>
          </table:table-cell>
          <table:table-cell table:formula="of:=[.F1436]-[.K1436]" office:value-type="float" office:value="359.25">
            <text:p>359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8">
            <text:p>3008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table:formula="of:=[.J1437]*1.35" office:value-type="float" office:value="1771.2">
            <text:p>1771.2</text:p>
          </table:table-cell>
          <table:table-cell table:formula="of:=[.F1437]-[.K1437]" office:value-type="float" office:value="3.79999999999995">
            <text:p>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09">
            <text:p>3009</text:p>
          </table:table-cell>
          <table:table-cell office:value-type="string">
            <text:p>VALT</text:p>
          </table:table-cell>
          <table:table-cell office:value-type="float" office:value="2330">
            <text:p>2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457">
            <text:p>1457</text:p>
          </table:table-cell>
          <table:table-cell table:formula="of:=[.J1438]*1.35" office:value-type="float" office:value="1966.95">
            <text:p>1966.95</text:p>
          </table:table-cell>
          <table:table-cell table:formula="of:=[.F1438]-[.K1438]" office:value-type="float" office:value="363.05">
            <text:p>363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0">
            <text:p>3010</text:p>
          </table:table-cell>
          <table:table-cell office:value-type="string">
            <text:p>VEVM</text:p>
          </table:table-cell>
          <table:table-cell office:value-type="float" office:value="1620">
            <text:p>1620</text:p>
          </table:table-cell>
          <table:table-cell office:value-type="float" office:value="4">
            <text:p>4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table:formula="of:=[.J1439]*1.35" office:value-type="float" office:value="1367.55">
            <text:p>1367.55</text:p>
          </table:table-cell>
          <table:table-cell table:formula="of:=[.F1439]-[.K1439]" office:value-type="float" office:value="252.45">
            <text:p>252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1">
            <text:p>3011</text:p>
          </table:table-cell>
          <table:table-cell office:value-type="string">
            <text:p>VIOM</text:p>
          </table:table-cell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formula="of:=[.J1440]*1.35" office:value-type="float" office:value="1732.05">
            <text:p>1732.05</text:p>
          </table:table-cell>
          <table:table-cell table:formula="of:=[.F1440]-[.K1440]" office:value-type="float" office:value="262.95">
            <text:p>26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4">
            <text:p>3014</text:p>
          </table:table-cell>
          <table:table-cell office:value-type="string">
            <text:p>VIOM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formula="of:=[.J1441]*1.35" office:value-type="float" office:value="1732.05">
            <text:p>1732.05</text:p>
          </table:table-cell>
          <table:table-cell table:formula="of:=[.F1441]-[.K1441]" office:value-type="float" office:value="117.95">
            <text:p>11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5">
            <text:p>3015</text:p>
          </table:table-cell>
          <table:table-cell office:value-type="string">
            <text:p>VMVI</text:p>
          </table:table-cell>
          <table:table-cell office:value-type="float" office:value="1775">
            <text:p>177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table:formula="of:=[.J1442]*1.35" office:value-type="float" office:value="1771.2">
            <text:p>1771.2</text:p>
          </table:table-cell>
          <table:table-cell table:formula="of:=[.F1442]-[.K1442]" office:value-type="float" office:value="3.79999999999995">
            <text:p>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6">
            <text:p>3016</text:p>
          </table:table-cell>
          <table:table-cell office:value-type="string">
            <text:p>VVRM</text:p>
          </table:table-cell>
          <table:table-cell office:value-type="float" office:value="1920">
            <text:p>192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93">
            <text:p>1193</text:p>
          </table:table-cell>
          <table:table-cell table:formula="of:=[.J1443]*1.35" office:value-type="float" office:value="1610.55">
            <text:p>1610.55</text:p>
          </table:table-cell>
          <table:table-cell table:formula="of:=[.F1443]-[.K1443]" office:value-type="float" office:value="309.45">
            <text:p>309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7">
            <text:p>3017</text:p>
          </table:table-cell>
          <table:table-cell office:value-type="string">
            <text:p>VMRS</text:p>
          </table:table-cell>
          <table:table-cell office:value-type="float" office:value="1885">
            <text:p>188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table:formula="of:=[.J1444]*1.35" office:value-type="float" office:value="1884.6">
            <text:p>1884.6</text:p>
          </table:table-cell>
          <table:table-cell table:formula="of:=[.F1444]-[.K1444]" office:value-type="float" office:value="0.399999999999864">
            <text:p>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T SHIRT</text:p>
          </table:table-cell>
          <table:table-cell office:value-type="float" office:value="3018">
            <text:p>3018</text:p>
          </table:table-cell>
          <table:table-cell office:value-type="string">
            <text:p>ERL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formula="of:=[.J1445]*1.35" office:value-type="float" office:value="128.25">
            <text:p>128.25</text:p>
          </table:table-cell>
          <table:table-cell table:formula="of:=[.F1445]-[.K1445]" office:value-type="float" office:value="56.75">
            <text:p>5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19">
            <text:p>3019</text:p>
          </table:table-cell>
          <table:table-cell office:value-type="string">
            <text:p>VVOI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table:formula="of:=[.J1446]*1.35" office:value-type="float" office:value="1595.7">
            <text:p>1595.7</text:p>
          </table:table-cell>
          <table:table-cell table:formula="of:=[.F1446]-[.K1446]" office:value-type="float" office:value="414.3">
            <text:p>414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3020">
            <text:p>3020</text:p>
          </table:table-cell>
          <table:table-cell office:value-type="string">
            <text:p>ETEM</text:p>
          </table:table-cell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formula="of:=[.J1447]*1.35" office:value-type="float" office:value="949.05">
            <text:p>949.05</text:p>
          </table:table-cell>
          <table:table-cell table:formula="of:=[.F1447]-[.K1447]" office:value-type="float" office:value="250.95">
            <text:p>250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1">
            <text:p>3021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448]*1.35" office:value-type="float" office:value="272.7">
            <text:p>272.7</text:p>
          </table:table-cell>
          <table:table-cell table:formula="of:=[.F1448]-[.K1448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2">
            <text:p>3022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.J1449]*1.35" office:value-type="float" office:value="306.45">
            <text:p>306.45</text:p>
          </table:table-cell>
          <table:table-cell table:formula="of:=[.F1449]-[.K1449]" office:value-type="float" office:value="78.55">
            <text:p>78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3">
            <text:p>3023</text:p>
          </table:table-cell>
          <table:table-cell office:value-type="string">
            <text:p>IIS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1450]*1.35" office:value-type="float" office:value="305.1">
            <text:p>305.1</text:p>
          </table:table-cell>
          <table:table-cell table:formula="of:=[.F1450]-[.K1450]" office:value-type="float" office:value="79.9">
            <text:p>79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4">
            <text:p>3024</text:p>
          </table:table-cell>
          <table:table-cell office:value-type="string">
            <text:p>LAR</text:p>
          </table:table-cell>
          <table:table-cell office:value-type="float" office:value="935">
            <text:p>93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table:formula="of:=[.J1451]*1.35" office:value-type="float" office:value="741.15">
            <text:p>741.15</text:p>
          </table:table-cell>
          <table:table-cell table:formula="of:=[.F1451]-[.K1451]" office:value-type="float" office:value="193.85">
            <text:p>19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5">
            <text:p>3025</text:p>
          </table:table-cell>
          <table:table-cell office:value-type="string">
            <text:p>IIO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1452]*1.35" office:value-type="float" office:value="307.8">
            <text:p>307.8</text:p>
          </table:table-cell>
          <table:table-cell table:formula="of:=[.F1452]-[.K1452]" office:value-type="float" office:value="72.2">
            <text:p>7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6">
            <text:p>3026</text:p>
          </table:table-cell>
          <table:table-cell office:value-type="string">
            <text:p>ISE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table:formula="of:=[.J1453]*1.35" office:value-type="float" office:value="351">
            <text:p>351</text:p>
          </table:table-cell>
          <table:table-cell table:formula="of:=[.F1453]-[.K1453]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7">
            <text:p>3027</text:p>
          </table:table-cell>
          <table:table-cell office:value-type="string">
            <text:p>AMR</text:p>
          </table:table-cell>
          <table:table-cell office:value-type="float" office:value="765">
            <text:p>76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table:formula="of:=[.J1454]*1.35" office:value-type="float" office:value="592.65">
            <text:p>592.65</text:p>
          </table:table-cell>
          <table:table-cell table:formula="of:=[.F1454]-[.K1454]" office:value-type="float" office:value="172.35">
            <text:p>172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8">
            <text:p>3028</text:p>
          </table:table-cell>
          <table:table-cell office:value-type="string">
            <text:p>LO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85">
            <text:p>585</text:p>
          </table:table-cell>
          <table:table-cell table:formula="of:=[.J1455]*1.35" office:value-type="float" office:value="789.75">
            <text:p>789.75</text:p>
          </table:table-cell>
          <table:table-cell table:formula="of:=[.F1455]-[.K1455]" office:value-type="float" office:value="210.25">
            <text:p>210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29">
            <text:p>3029</text:p>
          </table:table-cell>
          <table:table-cell office:value-type="string">
            <text:p>MEI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1456]*1.35" office:value-type="float" office:value="407.7">
            <text:p>407.7</text:p>
          </table:table-cell>
          <table:table-cell table:formula="of:=[.F1456]-[.K1456]" office:value-type="float" office:value="112.3">
            <text:p>11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1">
            <text:p>3031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string">
            <text:p>MG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1457]*1.35" office:value-type="float" office:value="469.8">
            <text:p>469.8</text:p>
          </table:table-cell>
          <table:table-cell table:formula="of:=[.F1457]-[.K1457]" office:value-type="float" office:value="125.2">
            <text:p>1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2">
            <text:p>3032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1458]*1.35" office:value-type="float" office:value="577.8">
            <text:p>577.8</text:p>
          </table:table-cell>
          <table:table-cell table:formula="of:=[.F1458]-[.K1458]" office:value-type="float" office:value="147.2">
            <text:p>14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3">
            <text:p>3033</text:p>
          </table:table-cell>
          <table:table-cell office:value-type="string">
            <text:p>VRI</text:p>
          </table:table-cell>
          <table:table-cell office:value-type="float" office:value="330">
            <text:p>33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[.J1459]*1.35" office:value-type="float" office:value="259.2">
            <text:p>259.2</text:p>
          </table:table-cell>
          <table:table-cell table:formula="of:=[.F1459]-[.K1459]" office:value-type="float" office:value="70.8">
            <text:p>70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4">
            <text:p>3034</text:p>
          </table:table-cell>
          <table:table-cell office:value-type="string">
            <text:p>IAE</text:p>
          </table:table-cell>
          <table:table-cell office:value-type="float" office:value="405">
            <text:p>4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.J1460]*1.35" office:value-type="float" office:value="324">
            <text:p>324</text:p>
          </table:table-cell>
          <table:table-cell table:formula="of:=[.F1460]-[.K1460]" office:value-type="float" office:value="81">
            <text:p>8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5">
            <text:p>3035</text:p>
          </table:table-cell>
          <table:table-cell office:value-type="string">
            <text:p>AAI</text:p>
          </table:table-cell>
          <table:table-cell office:value-type="float" office:value="745">
            <text:p>74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461]*1.35" office:value-type="float" office:value="596.7">
            <text:p>596.7</text:p>
          </table:table-cell>
          <table:table-cell table:formula="of:=[.F1461]-[.K1461]" office:value-type="float" office:value="148.3">
            <text:p>148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6">
            <text:p>3036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.J1462]*1.35" office:value-type="float" office:value="391.5">
            <text:p>391.5</text:p>
          </table:table-cell>
          <table:table-cell table:formula="of:=[.F1462]-[.K1462]" office:value-type="float" office:value="103.5">
            <text:p>10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038">
            <text:p>3038</text:p>
          </table:table-cell>
          <table:table-cell office:value-type="string">
            <text:p>ITS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table:formula="of:=[.J1463]*1.35" office:value-type="float" office:value="372.6">
            <text:p>372.6</text:p>
          </table:table-cell>
          <table:table-cell table:formula="of:=[.F1463]-[.K1463]" office:value-type="float" office:value="97.4">
            <text:p>9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0">
            <text:p>3120</text:p>
          </table:table-cell>
          <table:table-cell office:value-type="string">
            <text:p>ILI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64]*1.35" office:value-type="float" office:value="340.2">
            <text:p>340.2</text:p>
          </table:table-cell>
          <table:table-cell table:formula="of:=[.F1464]-[.K1464]" office:value-type="float" office:value="94.8">
            <text:p>9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1">
            <text:p>3121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65]*1.35" office:value-type="float" office:value="340.2">
            <text:p>340.2</text:p>
          </table:table-cell>
          <table:table-cell table:formula="of:=[.F1465]-[.K1465]" office:value-type="float" office:value="89.8">
            <text:p>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2">
            <text:p>3122</text:p>
          </table:table-cell>
          <table:table-cell office:value-type="string">
            <text:p>IEA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.J1466]*1.35" office:value-type="float" office:value="275.4">
            <text:p>275.4</text:p>
          </table:table-cell>
          <table:table-cell table:formula="of:=[.F1466]-[.K1466]" office:value-type="float" office:value="119.6">
            <text:p>119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3">
            <text:p>3123</text:p>
          </table:table-cell>
          <table:table-cell office:value-type="string">
            <text:p>IIO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1467]*1.35" office:value-type="float" office:value="307.8">
            <text:p>307.8</text:p>
          </table:table-cell>
          <table:table-cell table:formula="of:=[.F1467]-[.K1467]" office:value-type="float" office:value="82.2">
            <text:p>8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4">
            <text:p>3124</text:p>
          </table:table-cell>
          <table:table-cell office:value-type="string">
            <text:p>ITT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.J1468]*1.35" office:value-type="float" office:value="373.95">
            <text:p>373.95</text:p>
          </table:table-cell>
          <table:table-cell table:formula="of:=[.F1468]-[.K1468]" office:value-type="float" office:value="101.05">
            <text:p>101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5">
            <text:p>3125</text:p>
          </table:table-cell>
          <table:table-cell office:value-type="string">
            <text:p>IES</text:p>
          </table:table-cell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[.J1469]*1.35" office:value-type="float" office:value="278.1">
            <text:p>278.1</text:p>
          </table:table-cell>
          <table:table-cell table:formula="of:=[.F1469]-[.K1469]" office:value-type="float" office:value="156.9">
            <text:p>15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6">
            <text:p>3126</text:p>
          </table:table-cell>
          <table:table-cell office:value-type="string">
            <text:p>IIT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.J1470]*1.35" office:value-type="float" office:value="306.45">
            <text:p>306.45</text:p>
          </table:table-cell>
          <table:table-cell table:formula="of:=[.F1470]-[.K1470]" office:value-type="float" office:value="78.55">
            <text:p>78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7">
            <text:p>3127</text:p>
          </table:table-cell>
          <table:table-cell office:value-type="string">
            <text:p>IEO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.J1471]*1.35" office:value-type="float" office:value="280.8">
            <text:p>280.8</text:p>
          </table:table-cell>
          <table:table-cell table:formula="of:=[.F1471]-[.K1471]" office:value-type="float" office:value="49.2">
            <text:p>4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8">
            <text:p>3128</text:p>
          </table:table-cell>
          <table:table-cell office:value-type="string">
            <text:p>IET</text:p>
          </table:table-cell>
          <table:table-cell office:value-type="float" office:value="335">
            <text:p>335</text:p>
          </table:table-cell>
          <table:table-cell office:value-type="float" office:value="9">
            <text:p>9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.J1472]*1.35" office:value-type="float" office:value="279.45">
            <text:p>279.45</text:p>
          </table:table-cell>
          <table:table-cell table:formula="of:=[.F1472]-[.K1472]" office:value-type="float" office:value="55.55">
            <text:p>5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29">
            <text:p>3129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73]*1.35" office:value-type="float" office:value="356.4">
            <text:p>356.4</text:p>
          </table:table-cell>
          <table:table-cell table:formula="of:=[.F1473]-[.K1473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0">
            <text:p>3130</text:p>
          </table:table-cell>
          <table:table-cell office:value-type="string">
            <text:p>ISA</text:p>
          </table:table-cell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74]*1.35" office:value-type="float" office:value="356.4">
            <text:p>356.4</text:p>
          </table:table-cell>
          <table:table-cell table:formula="of:=[.F1474]-[.K1474]" office:value-type="float" office:value="138.6">
            <text:p>13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1">
            <text:p>3131</text:p>
          </table:table-cell>
          <table:table-cell office:value-type="string">
            <text:p>ISA</text:p>
          </table:table-cell>
          <table:table-cell office:value-type="float" office:value="435">
            <text:p>43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75]*1.35" office:value-type="float" office:value="356.4">
            <text:p>356.4</text:p>
          </table:table-cell>
          <table:table-cell table:formula="of:=[.F1475]-[.K1475]" office:value-type="float" office:value="78.6">
            <text:p>7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2">
            <text:p>3132</text:p>
          </table:table-cell>
          <table:table-cell office:value-type="string">
            <text:p>IEV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table:formula="of:=[.J1476]*1.35" office:value-type="float" office:value="271.35">
            <text:p>271.35</text:p>
          </table:table-cell>
          <table:table-cell table:formula="of:=[.F1476]-[.K1476]" office:value-type="float" office:value="68.65">
            <text:p>68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3">
            <text:p>3133</text:p>
          </table:table-cell>
          <table:table-cell office:value-type="string">
            <text:p>MVS</text:p>
          </table:table-cell>
          <table:table-cell office:value-type="float" office:value="535">
            <text:p>53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.J1477]*1.35" office:value-type="float" office:value="426.6">
            <text:p>426.6</text:p>
          </table:table-cell>
          <table:table-cell table:formula="of:=[.F1477]-[.K1477]" office:value-type="float" office:value="108.4">
            <text:p>10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4">
            <text:p>3134</text:p>
          </table:table-cell>
          <table:table-cell office:value-type="string">
            <text:p>VTS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.J1478]*1.35" office:value-type="float" office:value="237.6">
            <text:p>237.6</text:p>
          </table:table-cell>
          <table:table-cell table:formula="of:=[.F1478]-[.K1478]" office:value-type="float" office:value="62.4">
            <text:p>6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35">
            <text:p>3135</text:p>
          </table:table-cell>
          <table:table-cell office:value-type="string">
            <text:p>VSA</text:p>
          </table:table-cell>
          <table:table-cell office:value-type="float" office:value="285">
            <text:p>285</text:p>
          </table:table-cell>
          <table:table-cell office:value-type="float" office:value="16">
            <text:p>1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.J1479]*1.35" office:value-type="float" office:value="221.4">
            <text:p>221.4</text:p>
          </table:table-cell>
          <table:table-cell table:formula="of:=[.F1479]-[.K1479]" office:value-type="float" office:value="63.6">
            <text:p>6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44">
            <text:p>3144</text:p>
          </table:table-cell>
          <table:table-cell office:value-type="string">
            <text:p>MTI</text:p>
          </table:table-cell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table:formula="of:=[.J1480]*1.35" office:value-type="float" office:value="502.2">
            <text:p>502.2</text:p>
          </table:table-cell>
          <table:table-cell table:formula="of:=[.F1480]-[.K1480]" office:value-type="float" office:value="127.8">
            <text:p>12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45">
            <text:p>3145</text:p>
          </table:table-cell>
          <table:table-cell office:value-type="string">
            <text:p>MES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.J1481]*1.35" office:value-type="float" office:value="413.1">
            <text:p>413.1</text:p>
          </table:table-cell>
          <table:table-cell table:formula="of:=[.F1481]-[.K1481]" office:value-type="float" office:value="106.9">
            <text:p>10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1">
            <text:p>3151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1482]*1.35" office:value-type="float" office:value="442.8">
            <text:p>442.8</text:p>
          </table:table-cell>
          <table:table-cell table:formula="of:=[.F1482]-[.K1482]" office:value-type="float" office:value="112.2">
            <text:p>11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2">
            <text:p>3152</text:p>
          </table:table-cell>
          <table:table-cell office:value-type="string">
            <text:p>MME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table:formula="of:=[.J1483]*1.35" office:value-type="float" office:value="445.5">
            <text:p>445.5</text:p>
          </table:table-cell>
          <table:table-cell table:formula="of:=[.F1483]-[.K1483]" office:value-type="float" office:value="114.5">
            <text:p>11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3">
            <text:p>3153</text:p>
          </table:table-cell>
          <table:table-cell office:value-type="string">
            <text:p>ISA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84]*1.35" office:value-type="float" office:value="356.4">
            <text:p>356.4</text:p>
          </table:table-cell>
          <table:table-cell table:formula="of:=[.F1484]-[.K1484]" office:value-type="float" office:value="93.6">
            <text:p>93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4">
            <text:p>3154</text:p>
          </table:table-cell>
          <table:table-cell office:value-type="string">
            <text:p>MAO</text:p>
          </table:table-cell>
          <table:table-cell office:value-type="float" office:value="590">
            <text:p>59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1485]*1.35" office:value-type="float" office:value="469.8">
            <text:p>469.8</text:p>
          </table:table-cell>
          <table:table-cell table:formula="of:=[.F1485]-[.K1485]" office:value-type="float" office:value="120.2">
            <text:p>120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5">
            <text:p>3155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1486]*1.35" office:value-type="float" office:value="423.9">
            <text:p>423.9</text:p>
          </table:table-cell>
          <table:table-cell table:formula="of:=[.F1486]-[.K1486]" office:value-type="float" office:value="116.1">
            <text:p>11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6">
            <text:p>3156</text:p>
          </table:table-cell>
          <table:table-cell office:value-type="string">
            <text:p>AOS</text:p>
          </table:table-cell>
          <table:table-cell office:value-type="float" office:value="825">
            <text:p>825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table:formula="of:=[.J1487]*1.35" office:value-type="float" office:value="656.1">
            <text:p>656.1</text:p>
          </table:table-cell>
          <table:table-cell table:formula="of:=[.F1487]-[.K1487]" office:value-type="float" office:value="168.9">
            <text:p>168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7">
            <text:p>3157</text:p>
          </table:table-cell>
          <table:table-cell office:value-type="string">
            <text:p>MVS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table:formula="of:=[.J1488]*1.35" office:value-type="float" office:value="426.6">
            <text:p>426.6</text:p>
          </table:table-cell>
          <table:table-cell table:formula="of:=[.F1488]-[.K1488]" office:value-type="float" office:value="128.4">
            <text:p>12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8">
            <text:p>3158</text:p>
          </table:table-cell>
          <table:table-cell office:value-type="string">
            <text:p>MIO</text:p>
          </table:table-cell>
          <table:table-cell office:value-type="float" office:value="555">
            <text:p>555</text:p>
          </table:table-cell>
          <table:table-cell office:value-type="float" office:value="2">
            <text:p>2</text:p>
          </table:table-cell>
          <table:table-cell office:value-type="string">
            <text:p>VS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1489]*1.35" office:value-type="float" office:value="442.8">
            <text:p>442.8</text:p>
          </table:table-cell>
          <table:table-cell table:formula="of:=[.F1489]-[.K1489]" office:value-type="float" office:value="112.2">
            <text:p>11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59">
            <text:p>3159</text:p>
          </table:table-cell>
          <table:table-cell office:value-type="string">
            <text:p>MVA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  <table:table-cell table:formula="of:=[.J1490]*1.35" office:value-type="float" office:value="423.9">
            <text:p>423.9</text:p>
          </table:table-cell>
          <table:table-cell table:formula="of:=[.F1490]-[.K1490]" office:value-type="float" office:value="116.1">
            <text:p>116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0">
            <text:p>3160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491]*1.35" office:value-type="float" office:value="256.5">
            <text:p>256.5</text:p>
          </table:table-cell>
          <table:table-cell table:formula="of:=[.F1491]-[.K1491]" office:value-type="float" office:value="68.5">
            <text:p>6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1">
            <text:p>3161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492]*1.35" office:value-type="float" office:value="256.5">
            <text:p>256.5</text:p>
          </table:table-cell>
          <table:table-cell table:formula="of:=[.F1492]-[.K1492]" office:value-type="float" office:value="68.5">
            <text:p>6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2">
            <text:p>3162</text:p>
          </table:table-cell>
          <table:table-cell office:value-type="string">
            <text:p>MVI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table:formula="of:=[.J1493]*1.35" office:value-type="float" office:value="421.2">
            <text:p>421.2</text:p>
          </table:table-cell>
          <table:table-cell table:formula="of:=[.F1493]-[.K1493]" office:value-type="float" office:value="103.8">
            <text:p>103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4">
            <text:p>3164</text:p>
          </table:table-cell>
          <table:table-cell office:value-type="string">
            <text:p>IS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table:formula="of:=[.J1494]*1.35" office:value-type="float" office:value="356.4">
            <text:p>356.4</text:p>
          </table:table-cell>
          <table:table-cell table:formula="of:=[.F1494]-[.K1494]" office:value-type="float" office:value="208.6">
            <text:p>208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7">
            <text:p>3167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495]*1.35" office:value-type="float" office:value="272.7">
            <text:p>272.7</text:p>
          </table:table-cell>
          <table:table-cell table:formula="of:=[.F1495]-[.K1495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7">
            <text:p>3167</text:p>
          </table:table-cell>
          <table:table-cell office:value-type="string">
            <text:p>ILI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[.J1496]*1.35" office:value-type="float" office:value="340.2">
            <text:p>340.2</text:p>
          </table:table-cell>
          <table:table-cell table:formula="of:=[.F1496]-[.K1496]" office:value-type="float" office:value="89.8">
            <text:p>8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8">
            <text:p>3168</text:p>
          </table:table-cell>
          <table:table-cell office:value-type="string">
            <text:p>MLI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  <table:table-cell table:formula="of:=[.J1497]*1.35" office:value-type="float" office:value="475.2">
            <text:p>475.2</text:p>
          </table:table-cell>
          <table:table-cell table:formula="of:=[.F1497]-[.K1497]" office:value-type="float" office:value="124.8">
            <text:p>124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9">
            <text:p>3169</text:p>
          </table:table-cell>
          <table:table-cell office:value-type="string">
            <text:p>IOM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table:formula="of:=[.J1498]*1.35" office:value-type="float" office:value="382.05">
            <text:p>382.05</text:p>
          </table:table-cell>
          <table:table-cell table:formula="of:=[.F1498]-[.K1498]" office:value-type="float" office:value="97.95">
            <text:p>97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0">
            <text:p>3170</text:p>
          </table:table-cell>
          <table:table-cell office:value-type="string">
            <text:p>MEI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1499]*1.35" office:value-type="float" office:value="407.7">
            <text:p>407.7</text:p>
          </table:table-cell>
          <table:table-cell table:formula="of:=[.F1499]-[.K1499]" office:value-type="float" office:value="127.3">
            <text:p>127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1">
            <text:p>3171</text:p>
          </table:table-cell>
          <table:table-cell office:value-type="string">
            <text:p>ITT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table:formula="of:=[.J1500]*1.35" office:value-type="float" office:value="373.95">
            <text:p>373.95</text:p>
          </table:table-cell>
          <table:table-cell table:formula="of:=[.F1500]-[.K1500]" office:value-type="float" office:value="96.05">
            <text:p>96.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2">
            <text:p>3172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501]*1.35" office:value-type="float" office:value="256.5">
            <text:p>256.5</text:p>
          </table:table-cell>
          <table:table-cell table:formula="of:=[.F1501]-[.K1501]" office:value-type="float" office:value="68.5">
            <text:p>6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3">
            <text:p>3173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502]*1.35" office:value-type="float" office:value="272.7">
            <text:p>272.7</text:p>
          </table:table-cell>
          <table:table-cell table:formula="of:=[.F1502]-[.K1502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4">
            <text:p>3174</text:p>
          </table:table-cell>
          <table:table-cell office:value-type="string">
            <text:p>MIO</text:p>
          </table:table-cell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1503]*1.35" office:value-type="float" office:value="442.8">
            <text:p>442.8</text:p>
          </table:table-cell>
          <table:table-cell table:formula="of:=[.F1503]-[.K1503]" office:value-type="float" office:value="122.2">
            <text:p>12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5">
            <text:p>3175</text:p>
          </table:table-cell>
          <table:table-cell office:value-type="string">
            <text:p>IRE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table:formula="of:=[.J1504]*1.35" office:value-type="float" office:value="391.5">
            <text:p>391.5</text:p>
          </table:table-cell>
          <table:table-cell table:formula="of:=[.F1504]-[.K1504]" office:value-type="float" office:value="103.5">
            <text:p>103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7">
            <text:p>3177</text:p>
          </table:table-cell>
          <table:table-cell office:value-type="string">
            <text:p>IIO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1505]*1.35" office:value-type="float" office:value="307.8">
            <text:p>307.8</text:p>
          </table:table-cell>
          <table:table-cell table:formula="of:=[.F1505]-[.K1505]" office:value-type="float" office:value="87.2">
            <text:p>8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8">
            <text:p>3178</text:p>
          </table:table-cell>
          <table:table-cell office:value-type="string">
            <text:p>VRE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.J1506]*1.35" office:value-type="float" office:value="256.5">
            <text:p>256.5</text:p>
          </table:table-cell>
          <table:table-cell table:formula="of:=[.F1506]-[.K1506]" office:value-type="float" office:value="68.5">
            <text:p>68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79">
            <text:p>3179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507]*1.35" office:value-type="float" office:value="272.7">
            <text:p>272.7</text:p>
          </table:table-cell>
          <table:table-cell table:formula="of:=[.F1507]-[.K1507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0">
            <text:p>3180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.J1508]*1.35" office:value-type="float" office:value="314.55">
            <text:p>314.55</text:p>
          </table:table-cell>
          <table:table-cell table:formula="of:=[.F1508]-[.K1508]" office:value-type="float" office:value="80.45">
            <text:p>80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1">
            <text:p>3181</text:p>
          </table:table-cell>
          <table:table-cell office:value-type="string">
            <text:p>IIO</text:p>
          </table:table-cell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.J1509]*1.35" office:value-type="float" office:value="307.8">
            <text:p>307.8</text:p>
          </table:table-cell>
          <table:table-cell table:formula="of:=[.F1509]-[.K1509]" office:value-type="float" office:value="87.2">
            <text:p>8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2">
            <text:p>3182</text:p>
          </table:table-cell>
          <table:table-cell office:value-type="string">
            <text:p>VRS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string">
            <text:p>S V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[.J1510]*1.35" office:value-type="float" office:value="264.6">
            <text:p>264.6</text:p>
          </table:table-cell>
          <table:table-cell table:formula="of:=[.F1510]-[.K1510]" office:value-type="float" office:value="80.4">
            <text:p>8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3">
            <text:p>3183</text:p>
          </table:table-cell>
          <table:table-cell office:value-type="string">
            <text:p>IEI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.J1511]*1.35" office:value-type="float" office:value="272.7">
            <text:p>272.7</text:p>
          </table:table-cell>
          <table:table-cell table:formula="of:=[.F1511]-[.K1511]" office:value-type="float" office:value="72.3">
            <text:p>7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4">
            <text:p>3184</text:p>
          </table:table-cell>
          <table:table-cell office:value-type="string">
            <text:p>IOI</text:p>
          </table:table-cell>
          <table:table-cell office:value-type="float" office:value="480">
            <text:p>480</text:p>
          </table:table-cell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table:formula="of:=[.J1512]*1.35" office:value-type="float" office:value="380.7">
            <text:p>380.7</text:p>
          </table:table-cell>
          <table:table-cell table:formula="of:=[.F1512]-[.K1512]" office:value-type="float" office:value="99.3">
            <text:p>99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5">
            <text:p>3185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1513]*1.35" office:value-type="float" office:value="396.9">
            <text:p>396.9</text:p>
          </table:table-cell>
          <table:table-cell table:formula="of:=[.F1513]-[.K1513]" office:value-type="float" office:value="103.1">
            <text:p>10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6">
            <text:p>3186</text:p>
          </table:table-cell>
          <table:table-cell office:value-type="string">
            <text:p>IRA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f:=[.J1514]*1.35" office:value-type="float" office:value="396.9">
            <text:p>396.9</text:p>
          </table:table-cell>
          <table:table-cell table:formula="of:=[.F1514]-[.K1514]" office:value-type="float" office:value="103.1">
            <text:p>10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7">
            <text:p>3187</text:p>
          </table:table-cell>
          <table:table-cell office:value-type="string">
            <text:p>MES</text:p>
          </table:table-cell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table:formula="of:=[.J1515]*1.35" office:value-type="float" office:value="413.1">
            <text:p>413.1</text:p>
          </table:table-cell>
          <table:table-cell table:formula="of:=[.F1515]-[.K1515]" office:value-type="float" office:value="106.9">
            <text:p>106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8">
            <text:p>3188</text:p>
          </table:table-cell>
          <table:table-cell office:value-type="string">
            <text:p>IIS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.J1516]*1.35" office:value-type="float" office:value="305.1">
            <text:p>305.1</text:p>
          </table:table-cell>
          <table:table-cell table:formula="of:=[.F1516]-[.K1516]" office:value-type="float" office:value="84.9">
            <text:p>84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89">
            <text:p>3189</text:p>
          </table:table-cell>
          <table:table-cell office:value-type="string">
            <text:p>RVM</text:p>
          </table:table-cell>
          <table:table-cell office:value-type="float" office:value="1550">
            <text:p>155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table:formula="of:=[.J1517]*1.35" office:value-type="float" office:value="1232.55">
            <text:p>1232.55</text:p>
          </table:table-cell>
          <table:table-cell table:formula="of:=[.F1517]-[.K1517]" office:value-type="float" office:value="317.45">
            <text:p>31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0">
            <text:p>3190</text:p>
          </table:table-cell>
          <table:table-cell office:value-type="string">
            <text:p>SSV</text:p>
          </table:table-cell>
          <table:table-cell office:value-type="float" office:value="1095">
            <text:p>109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661">
            <text:p>661</text:p>
          </table:table-cell>
          <table:table-cell table:formula="of:=[.J1518]*1.35" office:value-type="float" office:value="892.35">
            <text:p>892.35</text:p>
          </table:table-cell>
          <table:table-cell table:formula="of:=[.F1518]-[.K1518]" office:value-type="float" office:value="202.65">
            <text:p>20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1">
            <text:p>3191</text:p>
          </table:table-cell>
          <table:table-cell office:value-type="string">
            <text:p>LSS</text:p>
          </table:table-cell>
          <table:table-cell office:value-type="float" office:value="965">
            <text:p>965</text:p>
          </table:table-cell>
          <table:table-cell office:value-type="float" office:value="6">
            <text:p>6</text:p>
          </table:table-cell>
          <table:table-cell office:value-type="string">
            <text:p>BA</text:p>
          </table:table-cell>
          <table:table-cell office:value-type="float" office:value="0">
            <text:p>0</text:p>
          </table:table-cell>
          <table:table-cell office:value-type="float" office:value="566">
            <text:p>566</text:p>
          </table:table-cell>
          <table:table-cell table:formula="of:=[.J1519]*1.35" office:value-type="float" office:value="764.1">
            <text:p>764.1</text:p>
          </table:table-cell>
          <table:table-cell table:formula="of:=[.F1519]-[.K1519]" office:value-type="float" office:value="200.9">
            <text:p>200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2">
            <text:p>3192</text:p>
          </table:table-cell>
          <table:table-cell office:value-type="string">
            <text:p>LTS</text:p>
          </table:table-cell>
          <table:table-cell office:value-type="float" office:value="980">
            <text:p>98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J1520]*1.35" office:value-type="float" office:value="777.6">
            <text:p>777.6</text:p>
          </table:table-cell>
          <table:table-cell table:formula="of:=[.F1520]-[.K1520]" office:value-type="float" office:value="202.4">
            <text:p>202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3">
            <text:p>3193</text:p>
          </table:table-cell>
          <table:table-cell office:value-type="string">
            <text:p>ERI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[.J1521]*1.35" office:value-type="float" office:value="124.2">
            <text:p>124.2</text:p>
          </table:table-cell>
          <table:table-cell table:formula="of:=[.F1521]-[.K1521]" office:value-type="float" office:value="115.8">
            <text:p>115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4">
            <text:p>3194</text:p>
          </table:table-cell>
          <table:table-cell office:value-type="string">
            <text:p>VEO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string">
            <text:p>SH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.J1522]*1.35" office:value-type="float" office:value="145.8">
            <text:p>145.8</text:p>
          </table:table-cell>
          <table:table-cell table:formula="of:=[.F1522]-[.K1522]" office:value-type="float" office:value="49.2">
            <text:p>49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5">
            <text:p>3195</text:p>
          </table:table-cell>
          <table:table-cell office:value-type="string">
            <text:p>VLS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[.J1523]*1.35" office:value-type="float" office:value="210.6">
            <text:p>210.6</text:p>
          </table:table-cell>
          <table:table-cell table:formula="of:=[.F1523]-[.K1523]" office:value-type="float" office:value="54.4">
            <text:p>54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6">
            <text:p>3196</text:p>
          </table:table-cell>
          <table:table-cell office:value-type="string">
            <text:p>VLE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.J1524]*1.35" office:value-type="float" office:value="202.5">
            <text:p>202.5</text:p>
          </table:table-cell>
          <table:table-cell table:formula="of:=[.F1524]-[.K1524]" office:value-type="float" office:value="52.5">
            <text:p>52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8">
            <text:p>3198</text:p>
          </table:table-cell>
          <table:table-cell office:value-type="string">
            <text:p>VMI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.J1525]*1.35" office:value-type="float" office:value="178.2">
            <text:p>178.2</text:p>
          </table:table-cell>
          <table:table-cell table:formula="of:=[.F1525]-[.K1525]" office:value-type="float" office:value="51.8">
            <text:p>5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99">
            <text:p>3199</text:p>
          </table:table-cell>
          <table:table-cell office:value-type="string">
            <text:p>VMI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.J1526]*1.35" office:value-type="float" office:value="178.2">
            <text:p>178.2</text:p>
          </table:table-cell>
          <table:table-cell table:formula="of:=[.F1526]-[.K1526]" office:value-type="float" office:value="86.8">
            <text:p>86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200">
            <text:p>3200</text:p>
          </table:table-cell>
          <table:table-cell office:value-type="string">
            <text:p>VLE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.J1527]*1.35" office:value-type="float" office:value="202.5">
            <text:p>202.5</text:p>
          </table:table-cell>
          <table:table-cell table:formula="of:=[.F1527]-[.K1527]" office:value-type="float" office:value="57.5">
            <text:p>5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1">
            <text:p>3201</text:p>
          </table:table-cell>
          <table:table-cell office:value-type="string">
            <text:p>VETE</text:p>
          </table:table-cell>
          <table:table-cell office:value-type="float" office:value="1815">
            <text:p>181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table:formula="of:=[.J1528]*1.35" office:value-type="float" office:value="1444.5">
            <text:p>1444.5</text:p>
          </table:table-cell>
          <table:table-cell table:formula="of:=[.F1528]-[.K1528]" office:value-type="float" office:value="370.5">
            <text:p>370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2">
            <text:p>3202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.J1529]*1.35" office:value-type="float" office:value="977.4">
            <text:p>977.4</text:p>
          </table:table-cell>
          <table:table-cell table:formula="of:=[.F1529]-[.K1529]" office:value-type="float" office:value="257.6">
            <text:p>2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3">
            <text:p>3203</text:p>
          </table:table-cell>
          <table:table-cell office:value-type="string">
            <text:p>OEE</text:p>
          </table:table-cell>
          <table:table-cell office:value-type="float" office:value="1365">
            <text:p>136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table:formula="of:=[.J1530]*1.35" office:value-type="float" office:value="1080">
            <text:p>1080</text:p>
          </table:table-cell>
          <table:table-cell table:formula="of:=[.F1530]-[.K1530]" office:value-type="float" office:value="285">
            <text:p>2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4">
            <text:p>3204</text:p>
          </table:table-cell>
          <table:table-cell office:value-type="string">
            <text:p>RIT</text:p>
          </table:table-cell>
          <table:table-cell office:value-type="float" office:value="1575">
            <text:p>1575</text:p>
          </table:table-cell>
          <table:table-cell office:value-type="float" office:value="4">
            <text:p>4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table:formula="of:=[.J1531]*1.35" office:value-type="float" office:value="1251.45">
            <text:p>1251.45</text:p>
          </table:table-cell>
          <table:table-cell table:formula="of:=[.F1531]-[.K1531]" office:value-type="float" office:value="323.55">
            <text:p>323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6">
            <text:p>3206</text:p>
          </table:table-cell>
          <table:table-cell office:value-type="string">
            <text:p>TAR</text:p>
          </table:table-cell>
          <table:table-cell office:value-type="float" office:value="1275">
            <text:p>12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table:formula="of:=[.J1532]*1.35" office:value-type="float" office:value="1011.15">
            <text:p>1011.15</text:p>
          </table:table-cell>
          <table:table-cell table:formula="of:=[.F1532]-[.K1532]" office:value-type="float" office:value="263.85">
            <text:p>263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7">
            <text:p>3207</text:p>
          </table:table-cell>
          <table:table-cell office:value-type="string">
            <text:p>OVI</text:p>
          </table:table-cell>
          <table:table-cell office:value-type="float" office:value="1375">
            <text:p>137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812">
            <text:p>812</text:p>
          </table:table-cell>
          <table:table-cell table:formula="of:=[.J1533]*1.35" office:value-type="float" office:value="1096.2">
            <text:p>1096.2</text:p>
          </table:table-cell>
          <table:table-cell table:formula="of:=[.F1533]-[.K1533]" office:value-type="float" office:value="278.8">
            <text:p>278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8">
            <text:p>3208</text:p>
          </table:table-cell>
          <table:table-cell office:value-type="string">
            <text:p>ETLI</text:p>
          </table:table-cell>
          <table:table-cell office:value-type="float" office:value="1235">
            <text:p>123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752">
            <text:p>752</text:p>
          </table:table-cell>
          <table:table-cell table:formula="of:=[.J1534]*1.35" office:value-type="float" office:value="1015.2">
            <text:p>1015.2</text:p>
          </table:table-cell>
          <table:table-cell table:formula="of:=[.F1534]-[.K1534]" office:value-type="float" office:value="219.8">
            <text:p>219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09">
            <text:p>3209</text:p>
          </table:table-cell>
          <table:table-cell office:value-type="string">
            <text:p>ESEE</text:p>
          </table:table-cell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formula="of:=[.J1535]*1.35" office:value-type="float" office:value="810">
            <text:p>810</text:p>
          </table:table-cell>
          <table:table-cell table:formula="of:=[.F1535]-[.K1535]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0">
            <text:p>3210</text:p>
          </table:table-cell>
          <table:table-cell office:value-type="string">
            <text:p>SME</text:p>
          </table:table-cell>
          <table:table-cell office:value-type="float" office:value="1075">
            <text:p>107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table:formula="of:=[.J1536]*1.35" office:value-type="float" office:value="850.5">
            <text:p>850.5</text:p>
          </table:table-cell>
          <table:table-cell table:formula="of:=[.F1536]-[.K1536]" office:value-type="float" office:value="224.5">
            <text:p>224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1">
            <text:p>3211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1537]*1.35" office:value-type="float" office:value="800.55">
            <text:p>800.55</text:p>
          </table:table-cell>
          <table:table-cell table:formula="of:=[.F1537]-[.K1537]" office:value-type="float" office:value="194.45">
            <text:p>19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2">
            <text:p>3212</text:p>
          </table:table-cell>
          <table:table-cell office:value-type="string">
            <text:p>ETRA</text:p>
          </table:table-cell>
          <table:table-cell office:value-type="float" office:value="1275">
            <text:p>127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794">
            <text:p>794</text:p>
          </table:table-cell>
          <table:table-cell table:formula="of:=[.J1538]*1.35" office:value-type="float" office:value="1071.9">
            <text:p>1071.9</text:p>
          </table:table-cell>
          <table:table-cell table:formula="of:=[.F1538]-[.K1538]" office:value-type="float" office:value="203.1">
            <text:p>203.1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3">
            <text:p>3213</text:p>
          </table:table-cell>
          <table:table-cell office:value-type="string">
            <text:p>TIA</text:p>
          </table:table-cell>
          <table:table-cell office:value-type="float" office:value="1235">
            <text:p>123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table:formula="of:=[.J1539]*1.35" office:value-type="float" office:value="977.4">
            <text:p>977.4</text:p>
          </table:table-cell>
          <table:table-cell table:formula="of:=[.F1539]-[.K1539]" office:value-type="float" office:value="257.6">
            <text:p>25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4">
            <text:p>3214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table:formula="of:=[.J1540]*1.35" office:value-type="float" office:value="5494.5">
            <text:p>5494.5</text:p>
          </table:table-cell>
          <table:table-cell table:formula="of:=[.F1540]-[.K1540]" office:value-type="float" office:value="-3689.5">
            <text:p>-368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5">
            <text:p>3215</text:p>
          </table:table-cell>
          <table:table-cell office:value-type="string">
            <text:p>ESVO</text:p>
          </table:table-cell>
          <table:table-cell office:value-type="float" office:value="1055">
            <text:p>105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.J1541]*1.35" office:value-type="float" office:value="834.3">
            <text:p>834.3</text:p>
          </table:table-cell>
          <table:table-cell table:formula="of:=[.F1541]-[.K1541]" office:value-type="float" office:value="220.7">
            <text:p>22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6">
            <text:p>3216</text:p>
          </table:table-cell>
          <table:table-cell office:value-type="string">
            <text:p>ESOE</text:p>
          </table:table-cell>
          <table:table-cell office:value-type="float" office:value="1185">
            <text:p>118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table:formula="of:=[.J1542]*1.35" office:value-type="float" office:value="918">
            <text:p>918</text:p>
          </table:table-cell>
          <table:table-cell table:formula="of:=[.F1542]-[.K1542]" office:value-type="float" office:value="267">
            <text:p>26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7">
            <text:p>3217</text:p>
          </table:table-cell>
          <table:table-cell office:value-type="string">
            <text:p>ESLL</text:p>
          </table:table-cell>
          <table:table-cell office:value-type="float" office:value="1115">
            <text:p>1115</text:p>
          </table:table-cell>
          <table:table-cell office:value-type="float" office:value="3">
            <text:p>3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table:formula="of:=[.J1543]*1.35" office:value-type="float" office:value="884.25">
            <text:p>884.25</text:p>
          </table:table-cell>
          <table:table-cell table:formula="of:=[.F1543]-[.K1543]" office:value-type="float" office:value="230.75">
            <text:p>23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8">
            <text:p>3218</text:p>
          </table:table-cell>
          <table:table-cell office:value-type="string">
            <text:p>VVVS</text:p>
          </table:table-cell>
          <table:table-cell office:value-type="float" office:value="1895">
            <text:p>1895</text:p>
          </table:table-cell>
          <table:table-cell office:value-type="float" office:value="4">
            <text:p>4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1116">
            <text:p>1116</text:p>
          </table:table-cell>
          <table:table-cell table:formula="of:=[.J1544]*1.35" office:value-type="float" office:value="1506.6">
            <text:p>1506.6</text:p>
          </table:table-cell>
          <table:table-cell table:formula="of:=[.F1544]-[.K1544]" office:value-type="float" office:value="388.4">
            <text:p>38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9">
            <text:p>3219</text:p>
          </table:table-cell>
          <table:table-cell office:value-type="string">
            <text:p>ESVO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table:formula="of:=[.J1545]*1.35" office:value-type="float" office:value="834.3">
            <text:p>834.3</text:p>
          </table:table-cell>
          <table:table-cell table:formula="of:=[.F1545]-[.K1545]" office:value-type="float" office:value="210.7">
            <text:p>210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20">
            <text:p>3220</text:p>
          </table:table-cell>
          <table:table-cell office:value-type="string">
            <text:p>ESLM</text:p>
          </table:table-cell>
          <table:table-cell office:value-type="float" office:value="1115">
            <text:p>111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653">
            <text:p>653</text:p>
          </table:table-cell>
          <table:table-cell table:formula="of:=[.J1546]*1.35" office:value-type="float" office:value="881.55">
            <text:p>881.55</text:p>
          </table:table-cell>
          <table:table-cell table:formula="of:=[.F1546]-[.K1546]" office:value-type="float" office:value="233.45">
            <text:p>233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21">
            <text:p>3221</text:p>
          </table:table-cell>
          <table:table-cell office:value-type="string">
            <text:p>LRM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593">
            <text:p>593</text:p>
          </table:table-cell>
          <table:table-cell table:formula="of:=[.J1547]*1.35" office:value-type="float" office:value="800.55">
            <text:p>800.55</text:p>
          </table:table-cell>
          <table:table-cell table:formula="of:=[.F1547]-[.K1547]" office:value-type="float" office:value="194.45">
            <text:p>194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222">
            <text:p>3222</text:p>
          </table:table-cell>
          <table:table-cell office:value-type="string">
            <text:p>IMM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.J1548]*1.35" office:value-type="float" office:value="314.55">
            <text:p>314.55</text:p>
          </table:table-cell>
          <table:table-cell table:formula="of:=[.F1548]-[.K1548]" office:value-type="float" office:value="80.45">
            <text:p>80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223">
            <text:p>3223</text:p>
          </table:table-cell>
          <table:table-cell office:value-type="string">
            <text:p>VLV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[.J1549]*1.35" office:value-type="float" office:value="203.85">
            <text:p>203.85</text:p>
          </table:table-cell>
          <table:table-cell table:formula="of:=[.F1549]-[.K1549]" office:value-type="float" office:value="61.15">
            <text:p>61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224">
            <text:p>3224</text:p>
          </table:table-cell>
          <table:table-cell office:value-type="string">
            <text:p>VTS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.J1550]*1.35" office:value-type="float" office:value="237.6">
            <text:p>237.6</text:p>
          </table:table-cell>
          <table:table-cell table:formula="of:=[.F1550]-[.K1550]" office:value-type="float" office:value="67.4">
            <text:p>67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225">
            <text:p>3225</text:p>
          </table:table-cell>
          <table:table-cell office:value-type="string">
            <text:p>AIO</text:p>
          </table:table-cell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1551]*1.35" office:value-type="float" office:value="577.8">
            <text:p>577.8</text:p>
          </table:table-cell>
          <table:table-cell table:formula="of:=[.F1551]-[.K1551]" office:value-type="float" office:value="147.2">
            <text:p>14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26">
            <text:p>3226</text:p>
          </table:table-cell>
          <table:table-cell office:value-type="string">
            <text:p>MIO</text:p>
          </table:table-cell>
          <table:table-cell office:value-type="float" office:value="545">
            <text:p>545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f:=[.J1552]*1.35" office:value-type="float" office:value="442.8">
            <text:p>442.8</text:p>
          </table:table-cell>
          <table:table-cell table:formula="of:=[.F1552]-[.K1552]" office:value-type="float" office:value="102.2">
            <text:p>10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27">
            <text:p>3227</text:p>
          </table:table-cell>
          <table:table-cell office:value-type="string">
            <text:p>IIR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.J1553]*1.35" office:value-type="float" office:value="309.15">
            <text:p>309.15</text:p>
          </table:table-cell>
          <table:table-cell table:formula="of:=[.F1553]-[.K1553]" office:value-type="float" office:value="80.85">
            <text:p>80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28">
            <text:p>3228</text:p>
          </table:table-cell>
          <table:table-cell office:value-type="string">
            <text:p>MRL</text:p>
          </table:table-cell>
          <table:table-cell office:value-type="float" office:value="670">
            <text:p>6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95">
            <text:p>395</text:p>
          </table:table-cell>
          <table:table-cell table:formula="of:=[.J1554]*1.35" office:value-type="float" office:value="533.25">
            <text:p>533.25</text:p>
          </table:table-cell>
          <table:table-cell table:formula="of:=[.F1554]-[.K1554]" office:value-type="float" office:value="136.75">
            <text:p>136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29">
            <text:p>3229</text:p>
          </table:table-cell>
          <table:table-cell office:value-type="string">
            <text:p>IOM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table:formula="of:=[.J1555]*1.35" office:value-type="float" office:value="382.05">
            <text:p>382.05</text:p>
          </table:table-cell>
          <table:table-cell table:formula="of:=[.F1555]-[.K1555]" office:value-type="float" office:value="102.95">
            <text:p>102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0">
            <text:p>3230</text:p>
          </table:table-cell>
          <table:table-cell office:value-type="string">
            <text:p>LOV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.J1556]*1.35" office:value-type="float" office:value="784.35">
            <text:p>784.35</text:p>
          </table:table-cell>
          <table:table-cell table:formula="of:=[.F1556]-[.K1556]" office:value-type="float" office:value="-299.35">
            <text:p>-299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1">
            <text:p>3231</text:p>
          </table:table-cell>
          <table:table-cell office:value-type="string">
            <text:p>LTM</text:p>
          </table:table-cell>
          <table:table-cell office:value-type="float" office:value="970">
            <text:p>97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73">
            <text:p>573</text:p>
          </table:table-cell>
          <table:table-cell table:formula="of:=[.J1557]*1.35" office:value-type="float" office:value="773.55">
            <text:p>773.55</text:p>
          </table:table-cell>
          <table:table-cell table:formula="of:=[.F1557]-[.K1557]" office:value-type="float" office:value="196.45">
            <text:p>196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2">
            <text:p>3232</text:p>
          </table:table-cell>
          <table:table-cell office:value-type="string">
            <text:p>LAM</text:p>
          </table:table-cell>
          <table:table-cell office:value-type="float" office:value="920">
            <text:p>92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.J1558]*1.35" office:value-type="float" office:value="733.05">
            <text:p>733.05</text:p>
          </table:table-cell>
          <table:table-cell table:formula="of:=[.F1558]-[.K1558]" office:value-type="float" office:value="186.95">
            <text:p>18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3">
            <text:p>3233</text:p>
          </table:table-cell>
          <table:table-cell office:value-type="string">
            <text:p>MLL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f:=[.J1559]*1.35" office:value-type="float" office:value="479.25">
            <text:p>479.25</text:p>
          </table:table-cell>
          <table:table-cell table:formula="of:=[.F1559]-[.K1559]" office:value-type="float" office:value="120.75">
            <text:p>120.7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4">
            <text:p>3234</text:p>
          </table:table-cell>
          <table:table-cell office:value-type="string">
            <text:p>ILO</text:p>
          </table:table-cell>
          <table:table-cell office:value-type="float" office:value="440">
            <text:p>440</text:p>
          </table:table-cell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table:formula="of:=[.J1560]*1.35" office:value-type="float" office:value="348.3">
            <text:p>348.3</text:p>
          </table:table-cell>
          <table:table-cell table:formula="of:=[.F1560]-[.K1560]" office:value-type="float" office:value="91.7">
            <text:p>9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5">
            <text:p>3235</text:p>
          </table:table-cell>
          <table:table-cell office:value-type="string">
            <text:p>MAS</text:p>
          </table:table-cell>
          <table:table-cell office:value-type="float" office:value="590">
            <text:p>59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  <table:table-cell table:formula="of:=[.J1561]*1.35" office:value-type="float" office:value="467.1">
            <text:p>467.1</text:p>
          </table:table-cell>
          <table:table-cell table:formula="of:=[.F1561]-[.K1561]" office:value-type="float" office:value="122.9">
            <text:p>122.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6">
            <text:p>3236</text:p>
          </table:table-cell>
          <table:table-cell office:value-type="string">
            <text:p>LIO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table:formula="of:=[.J1562]*1.35" office:value-type="float" office:value="712.8">
            <text:p>712.8</text:p>
          </table:table-cell>
          <table:table-cell table:formula="of:=[.F1562]-[.K1562]" office:value-type="float" office:value="187.2">
            <text:p>187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7">
            <text:p>3237</text:p>
          </table:table-cell>
          <table:table-cell office:value-type="string">
            <text:p>LAM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.J1563]*1.35" office:value-type="float" office:value="733.05">
            <text:p>733.05</text:p>
          </table:table-cell>
          <table:table-cell table:formula="of:=[.F1563]-[.K1563]" office:value-type="float" office:value="166.95">
            <text:p>16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8">
            <text:p>3238</text:p>
          </table:table-cell>
          <table:table-cell office:value-type="string">
            <text:p>LTI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table:formula="of:=[.J1564]*1.35" office:value-type="float" office:value="772.2">
            <text:p>772.2</text:p>
          </table:table-cell>
          <table:table-cell table:formula="of:=[.F1564]-[.K1564]" office:value-type="float" office:value="197.8">
            <text:p>197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9">
            <text:p>3239</text:p>
          </table:table-cell>
          <table:table-cell office:value-type="string">
            <text:p>LVM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13">
            <text:p>513</text:p>
          </table:table-cell>
          <table:table-cell table:formula="of:=[.J1565]*1.35" office:value-type="float" office:value="692.55">
            <text:p>692.55</text:p>
          </table:table-cell>
          <table:table-cell table:formula="of:=[.F1565]-[.K1565]" office:value-type="float" office:value="177.45">
            <text:p>17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0">
            <text:p>3240</text:p>
          </table:table-cell>
          <table:table-cell office:value-type="string">
            <text:p>AIO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[.J1566]*1.35" office:value-type="float" office:value="577.8">
            <text:p>577.8</text:p>
          </table:table-cell>
          <table:table-cell table:formula="of:=[.F1566]-[.K1566]" office:value-type="float" office:value="142.2">
            <text:p>142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1">
            <text:p>3241</text:p>
          </table:table-cell>
          <table:table-cell office:value-type="string">
            <text:p>ASO</text:p>
          </table:table-cell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table:formula="of:=[.J1567]*1.35" office:value-type="float" office:value="631.8">
            <text:p>631.8</text:p>
          </table:table-cell>
          <table:table-cell table:formula="of:=[.F1567]-[.K1567]" office:value-type="float" office:value="158.2">
            <text:p>158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2">
            <text:p>3242</text:p>
          </table:table-cell>
          <table:table-cell office:value-type="string">
            <text:p>ARS</text:p>
          </table:table-cell>
          <table:table-cell office:value-type="float" office:value="840">
            <text:p>84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[.J1568]*1.35" office:value-type="float" office:value="669.6">
            <text:p>669.6</text:p>
          </table:table-cell>
          <table:table-cell table:formula="of:=[.F1568]-[.K1568]" office:value-type="float" office:value="170.4">
            <text:p>170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3">
            <text:p>3243</text:p>
          </table:table-cell>
          <table:table-cell office:value-type="string">
            <text:p>LSV</text:p>
          </table:table-cell>
          <table:table-cell office:value-type="float" office:value="950">
            <text:p>95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61">
            <text:p>561</text:p>
          </table:table-cell>
          <table:table-cell table:formula="of:=[.J1569]*1.35" office:value-type="float" office:value="757.35">
            <text:p>757.35</text:p>
          </table:table-cell>
          <table:table-cell table:formula="of:=[.F1569]-[.K1569]" office:value-type="float" office:value="192.65">
            <text:p>192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4">
            <text:p>3244</text:p>
          </table:table-cell>
          <table:table-cell office:value-type="string">
            <text:p>LVS</text:p>
          </table:table-cell>
          <table:table-cell office:value-type="float" office:value="880">
            <text:p>88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table:formula="of:=[.J1570]*1.35" office:value-type="float" office:value="696.6">
            <text:p>696.6</text:p>
          </table:table-cell>
          <table:table-cell table:formula="of:=[.F1570]-[.K1570]" office:value-type="float" office:value="183.4">
            <text:p>183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5">
            <text:p>3245</text:p>
          </table:table-cell>
          <table:table-cell office:value-type="string">
            <text:p>LVV</text:p>
          </table:table-cell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11">
            <text:p>511</text:p>
          </table:table-cell>
          <table:table-cell table:formula="of:=[.J1571]*1.35" office:value-type="float" office:value="689.85">
            <text:p>689.85</text:p>
          </table:table-cell>
          <table:table-cell table:formula="of:=[.F1571]-[.K1571]" office:value-type="float" office:value="180.15">
            <text:p>180.1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6">
            <text:p>3246</text:p>
          </table:table-cell>
          <table:table-cell office:value-type="string">
            <text:p>ARS</text:p>
          </table:table-cell>
          <table:table-cell office:value-type="float" office:value="725">
            <text:p>725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496">
            <text:p>496</text:p>
          </table:table-cell>
          <table:table-cell table:formula="of:=[.J1572]*1.35" office:value-type="float" office:value="669.6">
            <text:p>669.6</text:p>
          </table:table-cell>
          <table:table-cell table:formula="of:=[.F1572]-[.K1572]" office:value-type="float" office:value="55.4">
            <text:p>55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7">
            <text:p>3247</text:p>
          </table:table-cell>
          <table:table-cell office:value-type="string">
            <text:p>SIM</text:p>
          </table:table-cell>
          <table:table-cell office:value-type="float" office:value="850">
            <text:p>850</text:p>
          </table:table-cell>
          <table:table-cell office:value-type="float" office:value="2">
            <text:p>2</text:p>
          </table:table-cell>
          <table:table-cell office:value-type="string">
            <text:p>M </text:p>
          </table:table-cell>
          <table:table-cell office:value-type="float" office:value="0">
            <text:p>0</text:p>
          </table:table-cell>
          <table:table-cell office:value-type="float" office:value="623">
            <text:p>623</text:p>
          </table:table-cell>
          <table:table-cell table:formula="of:=[.J1573]*1.35" office:value-type="float" office:value="841.05">
            <text:p>841.05</text:p>
          </table:table-cell>
          <table:table-cell table:formula="of:=[.F1573]-[.K1573]" office:value-type="float" office:value="8.94999999999993">
            <text:p>8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8">
            <text:p>3248</text:p>
          </table:table-cell>
          <table:table-cell office:value-type="string">
            <text:p>LAM</text:p>
          </table:table-cell>
          <table:table-cell office:value-type="float" office:value="865">
            <text:p>8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.J1574]*1.35" office:value-type="float" office:value="733.05">
            <text:p>733.05</text:p>
          </table:table-cell>
          <table:table-cell table:formula="of:=[.F1574]-[.K1574]" office:value-type="float" office:value="131.95">
            <text:p>131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49">
            <text:p>3249</text:p>
          </table:table-cell>
          <table:table-cell office:value-type="string">
            <text:p>TVL</text:p>
          </table:table-cell>
          <table:table-cell office:value-type="float" office:value="965">
            <text:p>96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715">
            <text:p>715</text:p>
          </table:table-cell>
          <table:table-cell table:formula="of:=[.J1575]*1.35" office:value-type="float" office:value="965.25">
            <text:p>965.25</text:p>
          </table:table-cell>
          <table:table-cell table:formula="of:=[.F1575]-[.K1575]" office:value-type="float" office:value="-0.250000000000114">
            <text:p>-0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50">
            <text:p>3250</text:p>
          </table:table-cell>
          <table:table-cell office:value-type="string">
            <text:p>LVO</text:p>
          </table:table-cell>
          <table:table-cell office:value-type="float" office:value="825">
            <text:p>825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518">
            <text:p>518</text:p>
          </table:table-cell>
          <table:table-cell table:formula="of:=[.J1576]*1.35" office:value-type="float" office:value="699.3">
            <text:p>699.3</text:p>
          </table:table-cell>
          <table:table-cell table:formula="of:=[.F1576]-[.K1576]" office:value-type="float" office:value="125.7">
            <text:p>125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51">
            <text:p>3251</text:p>
          </table:table-cell>
          <table:table-cell office:value-type="string">
            <text:p>LAM</text:p>
          </table:table-cell>
          <table:table-cell office:value-type="float" office:value="920">
            <text:p>920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43">
            <text:p>543</text:p>
          </table:table-cell>
          <table:table-cell table:formula="of:=[.J1577]*1.35" office:value-type="float" office:value="733.05">
            <text:p>733.05</text:p>
          </table:table-cell>
          <table:table-cell table:formula="of:=[.F1577]-[.K1577]" office:value-type="float" office:value="186.95">
            <text:p>186.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2">
            <text:p>3252</text:p>
          </table:table-cell>
          <table:table-cell office:value-type="string">
            <text:p>VOE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.J1578]*1.35" office:value-type="float" office:value="243">
            <text:p>243</text:p>
          </table:table-cell>
          <table:table-cell table:formula="of:=[.F1578]-[.K1578]"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3">
            <text:p>3253</text:p>
          </table:table-cell>
          <table:table-cell office:value-type="string">
            <text:p>MAO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table:formula="of:=[.J1579]*1.35" office:value-type="float" office:value="469.8">
            <text:p>469.8</text:p>
          </table:table-cell>
          <table:table-cell table:formula="of:=[.F1579]-[.K1579]" office:value-type="float" office:value="125.2">
            <text:p>125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4">
            <text:p>3254</text:p>
          </table:table-cell>
          <table:table-cell office:value-type="string">
            <text:p>VMI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.J1580]*1.35" office:value-type="float" office:value="178.2">
            <text:p>178.2</text:p>
          </table:table-cell>
          <table:table-cell table:formula="of:=[.F1580]-[.K1580]" office:value-type="float" office:value="101.8">
            <text:p>101.8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5">
            <text:p>3255</text:p>
          </table:table-cell>
          <table:table-cell office:value-type="string">
            <text:p>IVS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.J1581]*1.35" office:value-type="float" office:value="291.6">
            <text:p>291.6</text:p>
          </table:table-cell>
          <table:table-cell table:formula="of:=[.F1581]-[.K1581]" office:value-type="float" office:value="68.4">
            <text:p>68.4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6">
            <text:p>3256</text:p>
          </table:table-cell>
          <table:table-cell office:value-type="string">
            <text:p>VAA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.J1582]*1.35" office:value-type="float" office:value="194.4">
            <text:p>194.4</text:p>
          </table:table-cell>
          <table:table-cell table:formula="of:=[.F1582]-[.K1582]" office:value-type="float" office:value="55.6">
            <text:p>55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7">
            <text:p>3257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1583]*1.35" office:value-type="float" office:value="405">
            <text:p>405</text:p>
          </table:table-cell>
          <table:table-cell table:formula="of:=[.F1583]-[.K1583]"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8">
            <text:p>3258</text:p>
          </table:table-cell>
          <table:table-cell office:value-type="string">
            <text:p>MEE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formula="of:=[.J1584]*1.35" office:value-type="float" office:value="405">
            <text:p>405</text:p>
          </table:table-cell>
          <table:table-cell table:formula="of:=[.F1584]-[.K1584]"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59">
            <text:p>3259</text:p>
          </table:table-cell>
          <table:table-cell office:value-type="string">
            <text:p>MEI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  <table:table-cell table:formula="of:=[.J1585]*1.35" office:value-type="float" office:value="407.7">
            <text:p>407.7</text:p>
          </table:table-cell>
          <table:table-cell table:formula="of:=[.F1585]-[.K1585]" office:value-type="float" office:value="92.3">
            <text:p>9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60">
            <text:p>3260</text:p>
          </table:table-cell>
          <table:table-cell office:value-type="string">
            <text:p>MTO</text:p>
          </table:table-cell>
          <table:table-cell office:value-type="float" office:value="645">
            <text:p>645</text:p>
          </table:table-cell>
          <table:table-cell office:value-type="float" office:value="5">
            <text:p>5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table:formula="of:=[.J1586]*1.35" office:value-type="float" office:value="510.3">
            <text:p>510.3</text:p>
          </table:table-cell>
          <table:table-cell table:formula="of:=[.F1586]-[.K1586]" office:value-type="float" office:value="134.7">
            <text:p>134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61">
            <text:p>3261</text:p>
          </table:table-cell>
          <table:table-cell office:value-type="string">
            <text:p>VET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[.J1587]*1.35" office:value-type="float" office:value="144.45">
            <text:p>144.45</text:p>
          </table:table-cell>
          <table:table-cell table:formula="of:=[.F1587]-[.K1587]" office:value-type="float" office:value="105.55">
            <text:p>105.5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62">
            <text:p>3262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.J1588]*1.35" office:value-type="float" office:value="137.7">
            <text:p>137.7</text:p>
          </table:table-cell>
          <table:table-cell table:formula="of:=[.F1588]-[.K1588]" office:value-type="float" office:value="112.3">
            <text:p>11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3263">
            <text:p>3263</text:p>
          </table:table-cell>
          <table:table-cell office:value-type="string">
            <text:p>VEI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.J1589]*1.35" office:value-type="float" office:value="137.7">
            <text:p>137.7</text:p>
          </table:table-cell>
          <table:table-cell table:formula="of:=[.F1589]-[.K1589]" office:value-type="float" office:value="112.3">
            <text:p>112.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16987">
            <text:p>16987</text:p>
          </table:table-cell>
          <table:table-cell office:value-type="string">
            <text:p>IEO</text:p>
          </table:table-cell>
          <table:table-cell office:value-type="float" office:value="355">
            <text:p>355</text:p>
          </table:table-cell>
          <table:table-cell office:value-type="float" office:value="10">
            <text:p>10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.J1590]*1.35" office:value-type="float" office:value="280.8">
            <text:p>280.8</text:p>
          </table:table-cell>
          <table:table-cell table:formula="of:=[.F1590]-[.K1590]" office:value-type="float" office:value="74.2">
            <text:p>74.2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VEIL</text:p>
          </table:table-cell>
          <table:table-cell office:value-type="float" office:value="123456">
            <text:p>123456</text:p>
          </table:table-cell>
          <table:table-cell office:value-type="string">
            <text:p>IVL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.J1591]*1.35" office:value-type="float" office:value="290.25">
            <text:p>290.25</text:p>
          </table:table-cell>
          <table:table-cell table:formula="of:=[.F1591]-[.K1591]" office:value-type="float" office:value="74.75">
            <text:p>74.75</text:p>
          </table:table-cell>
        </table:table-row>
      </table:table>
      <table:table table:name="Greater_than_70%" table:style-name="ta1" table:print="false">
        <table:table-column table:style-name="co12" table:number-columns-repeated="10" table:default-cell-style-name="ce1"/>
        <table:table-column table:style-name="co13" table:default-cell-style-name="ce1"/>
        <table:table-column table:style-name="co14" table:default-cell-style-name="ce1"/>
        <table:table-column table:style-name="co12" table:number-columns-repeated="101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barCode</text:p>
          </table:table-cell>
          <table:table-cell office:value-type="string">
            <text:p>landingPriceCoded</text:p>
          </table:table-cell>
          <table:table-cell office:value-type="string">
            <text:p>sellingPrice</text:p>
          </table:table-cell>
          <table:table-cell office:value-type="string">
            <text:p>quantity</text:p>
          </table:table-cell>
          <table:table-cell office:value-type="string">
            <text:p>partyName</text:p>
          </table:table-cell>
          <table:table-cell office:value-type="string">
            <text:p>withBox</text:p>
          </table:table-cell>
          <table:table-cell office:value-type="string">
            <text:p>landingPrice</text:p>
          </table:table-cell>
          <table:table-cell office:value-type="string">
            <text:p>Selling Price Exp</text:p>
          </table:table-cell>
          <table:table-cell office:value-type="string">
            <text:p>Selling Price Diff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276">
            <text:p>1276</text:p>
          </table:table-cell>
          <table:table-cell office:value-type="string">
            <text:p>MEM</text:p>
          </table:table-cell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515.1">
            <text:p>515.1</text:p>
          </table:table-cell>
          <table:table-cell office:value-type="float" office:value="174.9">
            <text:p>174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Dress Piece</text:p>
          </table:table-cell>
          <table:table-cell office:value-type="float" office:value="1376">
            <text:p>1376</text:p>
          </table:table-cell>
          <table:table-cell office:value-type="string">
            <text:p>ESME</text:p>
          </table:table-cell>
          <table:table-cell office:value-type="float" office:value="1175">
            <text:p>1175</text:p>
          </table:table-cell>
          <table:table-cell office:value-type="float" office:value="3">
            <text:p>3</text:p>
          </table:table-cell>
          <table:table-cell office:value-type="string">
            <text:p>MK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1071">
            <text:p>1071</text:p>
          </table:table-cell>
          <table:table-cell office:value-type="float" office:value="104">
            <text:p>10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485">
            <text:p>1485</text:p>
          </table:table-cell>
          <table:table-cell office:value-type="string">
            <text:p>ESAI</text:p>
          </table:table-cell>
          <table:table-cell office:value-type="float" office:value="1295">
            <text:p>1295</text:p>
          </table:table-cell>
          <table:table-cell office:value-type="float" office:value="65">
            <text:p>65</text:p>
          </table:table-cell>
          <table:table-cell office:value-type="string">
            <text:p>MF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office:value-type="float" office:value="1091.4">
            <text:p>1091.4</text:p>
          </table:table-cell>
          <table:table-cell office:value-type="float" office:value="203.6">
            <text:p>203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1673">
            <text:p>1673</text:p>
          </table:table-cell>
          <table:table-cell office:value-type="string">
            <text:p>]OO</text:p>
          </table:table-cell>
          <table:table-cell office:value-type="float" office:value="495">
            <text:p>495</text:p>
          </table:table-cell>
          <table:table-cell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-188">
            <text:p>-188</text:p>
          </table:table-cell>
          <table:table-cell office:value-type="float" office:value="-319.6">
            <text:p>-319.6</text:p>
          </table:table-cell>
          <table:table-cell office:value-type="float" office:value="814.6">
            <text:p>814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Pant</text:p>
          </table:table-cell>
          <table:table-cell office:value-type="float" office:value="1683">
            <text:p>1683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639.2">
            <text:p>639.2</text:p>
          </table:table-cell>
          <table:table-cell office:value-type="float" office:value="155.8">
            <text:p>155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1779">
            <text:p>1779</text:p>
          </table:table-cell>
          <table:table-cell office:value-type="string">
            <text:p>TVE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1207">
            <text:p>1207</text:p>
          </table:table-cell>
          <table:table-cell office:value-type="float" office:value="128">
            <text:p>12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54">
            <text:p>1854</text:p>
          </table:table-cell>
          <table:table-cell office:value-type="string">
            <text:p>VITM</text:p>
          </table:table-cell>
          <table:table-cell office:value-type="float" office:value="2680">
            <text:p>268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2164.1">
            <text:p>2164.1</text:p>
          </table:table-cell>
          <table:table-cell office:value-type="float" office:value="515.9">
            <text:p>515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161">
            <text:p>2161</text:p>
          </table:table-cell>
          <table:table-cell office:value-type="string">
            <text:p>SMM</text:p>
          </table:table-cell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string">
            <text:p>HC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1076.1">
            <text:p>1076.1</text:p>
          </table:table-cell>
          <table:table-cell office:value-type="float" office:value="103.9">
            <text:p>103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0">
            <text:p>2280</text:p>
          </table:table-cell>
          <table:table-cell office:value-type="string">
            <text:p>AVE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0">
            <text:p>410</text:p>
          </table:table-cell>
          <table:table-cell office:value-type="float" office:value="697">
            <text:p>697</text:p>
          </table:table-cell>
          <table:table-cell office:value-type="float" office:value="123">
            <text:p>12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2529">
            <text:p>2529</text:p>
          </table:table-cell>
          <table:table-cell office:value-type="string">
            <text:p>TRV</text:p>
          </table:table-cell>
          <table:table-cell office:value-type="float" office:value="1495">
            <text:p>1495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344.7">
            <text:p>1344.7</text:p>
          </table:table-cell>
          <table:table-cell office:value-type="float" office:value="150.3">
            <text:p>150.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tiala dress</text:p>
          </table:table-cell>
          <table:table-cell office:value-type="float" office:value="2536">
            <text:p>2536</text:p>
          </table:table-cell>
          <table:table-cell office:value-type="string">
            <text:p>TEM</text:p>
          </table:table-cell>
          <table:table-cell office:value-type="float" office:value="1495">
            <text:p>1495</text:p>
          </table:table-cell>
          <table:table-cell office:value-type="float" office:value="8">
            <text:p>8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office:value-type="float" office:value="1195.1">
            <text:p>1195.1</text:p>
          </table:table-cell>
          <table:table-cell office:value-type="float" office:value="299.9">
            <text:p>299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541">
            <text:p>2541</text:p>
          </table:table-cell>
          <table:table-cell office:value-type="string">
            <text:p>TLS</text:p>
          </table:table-cell>
          <table:table-cell office:value-type="float" office:value="1450">
            <text:p>1450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1285.2">
            <text:p>1285.2</text:p>
          </table:table-cell>
          <table:table-cell office:value-type="float" office:value="164.8">
            <text:p>164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27">
            <text:p>2627</text:p>
          </table:table-cell>
          <table:table-cell office:value-type="string">
            <text:p>MTS</text:p>
          </table:table-cell>
          <table:table-cell office:value-type="float" office:value="795">
            <text:p>79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float" office:value="639.2">
            <text:p>639.2</text:p>
          </table:table-cell>
          <table:table-cell office:value-type="float" office:value="155.8">
            <text:p>155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2">
            <text:p>2642</text:p>
          </table:table-cell>
          <table:table-cell office:value-type="string">
            <text:p>MTL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637.5">
            <text:p>637.5</text:p>
          </table:table-cell>
          <table:table-cell office:value-type="float" office:value="157.5">
            <text:p>157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46">
            <text:p>2646</text:p>
          </table:table-cell>
          <table:table-cell office:value-type="string">
            <text:p>MTL</text:p>
          </table:table-cell>
          <table:table-cell office:value-type="float" office:value="2658">
            <text:p>2658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75">
            <text:p>375</text:p>
          </table:table-cell>
          <table:table-cell office:value-type="float" office:value="637.5">
            <text:p>637.5</text:p>
          </table:table-cell>
          <table:table-cell office:value-type="float" office:value="2020.5">
            <text:p>2020.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50">
            <text:p>265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673.2">
            <text:p>673.2</text:p>
          </table:table-cell>
          <table:table-cell office:value-type="float" office:value="125.8">
            <text:p>125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660">
            <text:p>2660</text:p>
          </table:table-cell>
          <table:table-cell office:value-type="string">
            <text:p>MRS</text:p>
          </table:table-cell>
          <table:table-cell office:value-type="float" office:value="799">
            <text:p>799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673.2">
            <text:p>673.2</text:p>
          </table:table-cell>
          <table:table-cell office:value-type="float" office:value="125.8">
            <text:p>125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48">
            <text:p>2848</text:p>
          </table:table-cell>
          <table:table-cell office:value-type="string">
            <text:p>AVM</text:p>
          </table:table-cell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702.1">
            <text:p>702.1</text:p>
          </table:table-cell>
          <table:table-cell office:value-type="float" office:value="287.9">
            <text:p>287.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34">
            <text:p>2934</text:p>
          </table:table-cell>
          <table:table-cell office:value-type="string">
            <text:p>ILI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428.4">
            <text:p>428.4</text:p>
          </table:table-cell>
          <table:table-cell office:value-type="float" office:value="151.6">
            <text:p>15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<text:s/>Crop TOP</text:p>
          </table:table-cell>
          <table:table-cell office:value-type="float" office:value="2994">
            <text:p>2994</text:p>
          </table:table-cell>
          <table:table-cell office:value-type="string">
            <text:p>VSRT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697">
            <text:p>1697</text:p>
          </table:table-cell>
          <table:table-cell office:value-type="float" office:value="2884.9">
            <text:p>2884.9</text:p>
          </table:table-cell>
          <table:table-cell office:value-type="float" office:value="310.1">
            <text:p>310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WOLLEN</text:p>
          </table:table-cell>
          <table:table-cell office:value-type="float" office:value="3164">
            <text:p>3164</text:p>
          </table:table-cell>
          <table:table-cell office:value-type="string">
            <text:p>ISA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448.8">
            <text:p>448.8</text:p>
          </table:table-cell>
          <table:table-cell office:value-type="float" office:value="116.2">
            <text:p>116.2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ference after 35%" table:style-name="ta1" table:print="false">
        <table:table-column table:style-name="co12" table:number-columns-repeated="1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barCode</text:p>
          </table:table-cell>
          <table:table-cell office:value-type="string">
            <text:p>landingPriceCoded</text:p>
          </table:table-cell>
          <table:table-cell office:value-type="string">
            <text:p>sellingPrice</text:p>
          </table:table-cell>
          <table:table-cell office:value-type="string">
            <text:p>quantity</text:p>
          </table:table-cell>
          <table:table-cell office:value-type="string">
            <text:p>partyName</text:p>
          </table:table-cell>
          <table:table-cell office:value-type="string">
            <text:p>withBox</text:p>
          </table:table-cell>
          <table:table-cell office:value-type="string">
            <text:p>landingPrice</text:p>
          </table:table-cell>
          <table:table-cell office:value-type="string">
            <text:p>Selling Price Exp</text:p>
          </table:table-cell>
          <table:table-cell office:value-type="string">
            <text:p>Selling Price Diff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Saree</text:p>
          </table:table-cell>
          <table:table-cell office:value-type="float" office:value="1155">
            <text:p>1155</text:p>
          </table:table-cell>
          <table:table-cell office:value-type="string">
            <text:p>TOE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AC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table:formula="of:=[.J2]*1.35" office:value-type="float" office:value="1053">
            <text:p>1053</text:p>
          </table:table-cell>
          <table:table-cell table:formula="of:=[.F2]-[.K2]" office:value-type="float" office:value="-253">
            <text:p>-25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0">
            <text:p>1730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table:formula="of:=[.J3]*1.35" office:value-type="float" office:value="5494.5">
            <text:p>5494.5</text:p>
          </table:table-cell>
          <table:table-cell table:formula="of:=[.F3]-[.K3]" office:value-type="float" office:value="-3689.5">
            <text:p>-368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1738">
            <text:p>1738</text:p>
          </table:table-cell>
          <table:table-cell office:value-type="string">
            <text:p>MSAE</text:p>
          </table:table-cell>
          <table:table-cell office:value-type="float" office:value="575">
            <text:p>575</text:p>
          </table:table-cell>
          <table:table-cell office:value-type="float" office:value="3">
            <text:p>3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3640">
            <text:p>3640</text:p>
          </table:table-cell>
          <table:table-cell table:formula="of:=[.J4]*1.35" office:value-type="float" office:value="4914">
            <text:p>4914</text:p>
          </table:table-cell>
          <table:table-cell table:formula="of:=[.F4]-[.K4]" office:value-type="float" office:value="-4339">
            <text:p>-4339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1890">
            <text:p>1890</text:p>
          </table:table-cell>
          <table:table-cell office:value-type="string">
            <text:p>VOTR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table:formula="of:=[.J5]*1.35" office:value-type="float" office:value="2536.65">
            <text:p>2536.65</text:p>
          </table:table-cell>
          <table:table-cell table:formula="of:=[.F5]-[.K5]" office:value-type="float" office:value="-1036.65">
            <text:p>-1036.6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1951">
            <text:p>1951</text:p>
          </table:table-cell>
          <table:table-cell office:value-type="string">
            <text:p>AOE</text:p>
          </table:table-cell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table:formula="of:=[.J6]*1.35" office:value-type="float" office:value="648">
            <text:p>648</text:p>
          </table:table-cell>
          <table:table-cell table:formula="of:=[.F6]-[.K6]" office:value-type="float" office:value="-173">
            <text:p>-17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OP</text:p>
          </table:table-cell>
          <table:table-cell office:value-type="float" office:value="2045">
            <text:p>2045</text:p>
          </table:table-cell>
          <table:table-cell office:value-type="string">
            <text:p>LOE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table:formula="of:=[.J7]*1.35" office:value-type="float" office:value="783">
            <text:p>783</text:p>
          </table:table-cell>
          <table:table-cell table:formula="of:=[.F7]-[.K7]" office:value-type="float" office:value="-333">
            <text:p>-333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Chudiar</text:p>
          </table:table-cell>
          <table:table-cell office:value-type="float" office:value="2132">
            <text:p>2132</text:p>
          </table:table-cell>
          <table:table-cell office:value-type="string">
            <text:p>VSEV</text:p>
          </table:table-cell>
          <table:table-cell office:value-type="float" office:value="1995">
            <text:p>1995</text:p>
          </table:table-cell>
          <table:table-cell office:value-type="float" office:value="2">
            <text:p>2</text:p>
          </table:table-cell>
          <table:table-cell office:value-type="string">
            <text:p>GC</text:p>
          </table:table-cell>
          <table:table-cell office:value-type="float" office:value="0">
            <text:p>0</text:p>
          </table:table-cell>
          <table:table-cell office:value-type="float" office:value="1601">
            <text:p>1601</text:p>
          </table:table-cell>
          <table:table-cell table:formula="of:=[.J8]*1.35" office:value-type="float" office:value="2161.35">
            <text:p>2161.35</text:p>
          </table:table-cell>
          <table:table-cell table:formula="of:=[.F8]-[.K8]" office:value-type="float" office:value="-166.35">
            <text:p>-166.3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PANT</text:p>
          </table:table-cell>
          <table:table-cell office:value-type="float" office:value="2281">
            <text:p>2281</text:p>
          </table:table-cell>
          <table:table-cell office:value-type="string">
            <text:p>LVL</text:p>
          </table:table-cell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table:formula="of:=[.J9]*1.35" office:value-type="float" office:value="695.25">
            <text:p>695.25</text:p>
          </table:table-cell>
          <table:table-cell table:formula="of:=[.F9]-[.K9]" office:value-type="float" office:value="-612.25">
            <text:p>-612.2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0">
            <text:p>2430</text:p>
          </table:table-cell>
          <table:table-cell office:value-type="string">
            <text:p>AAT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447">
            <text:p>447</text:p>
          </table:table-cell>
          <table:table-cell table:formula="of:=[.J10]*1.35" office:value-type="float" office:value="603.45">
            <text:p>603.45</text:p>
          </table:table-cell>
          <table:table-cell table:formula="of:=[.F10]-[.K10]" office:value-type="float" office:value="-238.45">
            <text:p>-238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4">
            <text:p>2434</text:p>
          </table:table-cell>
          <table:table-cell office:value-type="string">
            <text:p>VILE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office:value-type="float" office:value="1250">
            <text:p>1250</text:p>
          </table:table-cell>
          <table:table-cell table:formula="of:=[.J11]*1.35" office:value-type="float" office:value="1687.5">
            <text:p>1687.5</text:p>
          </table:table-cell>
          <table:table-cell table:formula="of:=[.F11]-[.K11]" office:value-type="float" office:value="-1487.5">
            <text:p>-1487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T SHIRT</text:p>
          </table:table-cell>
          <table:table-cell office:value-type="float" office:value="2438">
            <text:p>2438</text:p>
          </table:table-cell>
          <table:table-cell office:value-type="string">
            <text:p>VLTE</text:p>
          </table:table-cell>
          <table:table-cell office:value-type="float" office:value="250">
            <text:p>250</text:p>
          </table:table-cell>
          <table:table-cell office:value-type="float" office:value="15">
            <text:p>15</text:p>
          </table:table-cell>
          <table:table-cell office:value-type="string">
            <text:p>VL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table:formula="of:=[.J12]*1.35" office:value-type="float" office:value="2119.5">
            <text:p>2119.5</text:p>
          </table:table-cell>
          <table:table-cell table:formula="of:=[.F12]-[.K12]" office:value-type="float" office:value="-1869.5">
            <text:p>-186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MSP</text:p>
          </table:table-cell>
          <table:table-cell office:value-type="float" office:value="2607">
            <text:p>2607</text:p>
          </table:table-cell>
          <table:table-cell office:value-type="string">
            <text:p>LTS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table:formula="of:=[.J13]*1.35" office:value-type="float" office:value="777.6">
            <text:p>777.6</text:p>
          </table:table-cell>
          <table:table-cell table:formula="of:=[.F13]-[.K13]" office:value-type="float" office:value="-537.6">
            <text:p>-537.6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</text:p>
          </table:table-cell>
          <table:table-cell office:value-type="float" office:value="2857">
            <text:p>2857</text:p>
          </table:table-cell>
          <table:table-cell office:value-type="string">
            <text:p>LOT</text:p>
          </table:table-cell>
          <table:table-cell office:value-type="float" office:value="495">
            <text:p>495</text:p>
          </table:table-cell>
          <table:table-cell office:value-type="float" office:value="11">
            <text:p>1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float" office:value="587">
            <text:p>587</text:p>
          </table:table-cell>
          <table:table-cell table:formula="of:=[.J14]*1.35" office:value-type="float" office:value="792.45">
            <text:p>792.45</text:p>
          </table:table-cell>
          <table:table-cell table:formula="of:=[.F14]-[.K14]" office:value-type="float" office:value="-297.45">
            <text:p>-297.4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12">
            <text:p>2912</text:p>
          </table:table-cell>
          <table:table-cell office:value-type="string">
            <text:p>ATV</text:p>
          </table:table-cell>
          <table:table-cell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table:formula="of:=[.J15]*1.35" office:value-type="float" office:value="635.85">
            <text:p>635.85</text:p>
          </table:table-cell>
          <table:table-cell table:formula="of:=[.F15]-[.K15]" office:value-type="float" office:value="-125.85">
            <text:p>-125.8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4">
            <text:p>2924</text:p>
          </table:table-cell>
          <table:table-cell office:value-type="string">
            <text:p>AAI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6]*1.35" office:value-type="float" office:value="596.7">
            <text:p>596.7</text:p>
          </table:table-cell>
          <table:table-cell table:formula="of:=[.F16]-[.K16]" office:value-type="float" office:value="-211.7">
            <text:p>-21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JEANS TOP</text:p>
          </table:table-cell>
          <table:table-cell office:value-type="float" office:value="2927">
            <text:p>2927</text:p>
          </table:table-cell>
          <table:table-cell office:value-type="string">
            <text:p>AAI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string">
            <text:p>GT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formula="of:=[.J17]*1.35" office:value-type="float" office:value="596.7">
            <text:p>596.7</text:p>
          </table:table-cell>
          <table:table-cell table:formula="of:=[.F17]-[.K17]" office:value-type="float" office:value="-231.7">
            <text:p>-231.7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FROCK</text:p>
          </table:table-cell>
          <table:table-cell office:value-type="float" office:value="3214">
            <text:p>3214</text:p>
          </table:table-cell>
          <table:table-cell office:value-type="string">
            <text:p>AETE</text:p>
          </table:table-cell>
          <table:table-cell office:value-type="float" office:value="1805">
            <text:p>1805</text:p>
          </table:table-cell>
          <table:table-cell office:value-type="float" office:value="2">
            <text:p>2</text:p>
          </table:table-cell>
          <table:table-cell office:value-type="string">
            <text:p>HT</text:p>
          </table:table-cell>
          <table:table-cell office:value-type="float" office:value="0">
            <text:p>0</text:p>
          </table:table-cell>
          <table:table-cell office:value-type="float" office:value="4070">
            <text:p>4070</text:p>
          </table:table-cell>
          <table:table-cell table:formula="of:=[.J18]*1.35" office:value-type="float" office:value="5494.5">
            <text:p>5494.5</text:p>
          </table:table-cell>
          <table:table-cell table:formula="of:=[.F18]-[.K18]" office:value-type="float" office:value="-3689.5">
            <text:p>-3689.5</text:p>
          </table:table-cell>
        </table:table-row>
        <table:table-row table:style-name="ro1">
          <table:table-cell/>
          <table:table-cell office:value-type="string">
            <text:p>6-Mar-21</text:p>
          </table:table-cell>
          <table:table-cell office:value-type="string">
            <text:p>KIDS WEAR</text:p>
          </table:table-cell>
          <table:table-cell office:value-type="float" office:value="3230">
            <text:p>3230</text:p>
          </table:table-cell>
          <table:table-cell office:value-type="string">
            <text:p>LOV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office:value-type="string">
            <text:p>MH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table:formula="of:=[.J19]*1.35" office:value-type="float" office:value="784.35">
            <text:p>784.35</text:p>
          </table:table-cell>
          <table:table-cell table:formula="of:=[.F19]-[.K19]" office:value-type="float" office:value="-299.35">
            <text:p>-299.35</text:p>
          </table:table-cell>
        </table:table-row>
      </table:table>
      <table:database-ranges>
        <table:database-range table:name="__Anonymous_Sheet_DB__1" table:target-range-address="Full_Entry.A1:Full_Entry.L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00"/>
    </style:style>
    <style:style style:name="Untitled2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7">03/07/2021</text:date>, <text:time>23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7T23:49:34.02</dc:date>
    <meta:generator>OpenOffice/4.1.5$Win32 OpenOffice.org_project/415m1$Build-9789</meta:generator>
    <meta:editing-duration>PT26M21S</meta:editing-duration>
    <meta:editing-cycles>7</meta:editing-cycles>
    <meta:document-statistic meta:table-count="3" meta:cell-count="17954" meta:object-count="0"/>
  </office:meta>
</office:document-meta>
</file>